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a1" style:family="table">
      <style:table-properties style:width="17cm" table:align="left"/>
    </style:style>
    <style:style style:name="Tabla1.A" style:family="table-column">
      <style:table-column-properties style:column-width="3.799cm"/>
    </style:style>
    <style:style style:name="Tabla1.B" style:family="table-column">
      <style:table-column-properties style:column-width="8.22cm"/>
    </style:style>
    <style:style style:name="Tabla1.C" style:family="table-column">
      <style:table-column-properties style:column-width="4.981cm"/>
    </style:style>
    <style:style style:name="Tabla1.A1" style:family="table-cell">
      <style:table-cell-properties style:vertical-align="middle" fo:padding-left="0cm" fo:padding-right="0cm" fo:padding-top="0cm" fo:padding-bottom="0.265cm" fo:border-left="none" fo:border-right="none" fo:border-top="none" fo:border-bottom="0.05pt solid #000000"/>
    </style:style>
    <style:style style:name="Tabla2" style:family="table">
      <style:table-properties style:width="17cm" table:align="left"/>
    </style:style>
    <style:style style:name="Tabla2.A" style:family="table-column">
      <style:table-column-properties style:column-width="4.359cm"/>
    </style:style>
    <style:style style:name="Tabla2.B" style:family="table-column">
      <style:table-column-properties style:column-width="8.091cm"/>
    </style:style>
    <style:style style:name="Tabla2.C" style:family="table-column">
      <style:table-column-properties style:column-width="4.551cm"/>
    </style:style>
    <style:style style:name="Tabla2.A1" style:family="table-cell">
      <style:table-cell-properties style:vertical-align="middle" fo:padding-left="0cm" fo:padding-right="0cm" fo:padding-top="0cm" fo:padding-bottom="0.265cm" fo:border-left="none" fo:border-right="none" fo:border-top="none" fo:border-bottom="0.05pt solid #000000"/>
    </style:style>
    <style:style style:name="Tabla3" style:family="table">
      <style:table-properties style:width="15.498cm" table:align="left"/>
    </style:style>
    <style:style style:name="Tabla3.A" style:family="table-column">
      <style:table-column-properties style:column-width="4.175cm"/>
    </style:style>
    <style:style style:name="Tabla3.B" style:family="table-column">
      <style:table-column-properties style:column-width="11.322cm"/>
    </style:style>
    <style:style style:name="Tabla3.A1" style:family="table-cell">
      <style:table-cell-properties style:vertical-align="middle" fo:padding-left="0cm" fo:padding-right="0cm" fo:padding-top="0cm" fo:padding-bottom="0.265cm" fo:border-left="none" fo:border-right="none" fo:border-top="none" fo:border-bottom="0.05pt solid #000000"/>
    </style:style>
    <style:style style:name="Tabla4" style:family="table">
      <style:table-properties style:width="17cm" table:align="left"/>
    </style:style>
    <style:style style:name="Tabla4.A" style:family="table-column">
      <style:table-column-properties style:column-width="6.384cm"/>
    </style:style>
    <style:style style:name="Tabla4.B" style:family="table-column">
      <style:table-column-properties style:column-width="10.617cm"/>
    </style:style>
    <style:style style:name="Tabla4.A1" style:family="table-cell">
      <style:table-cell-properties style:vertical-align="middle" fo:padding-left="0cm" fo:padding-right="0cm" fo:padding-top="0cm" fo:padding-bottom="0.265cm" fo:border-left="none" fo:border-right="none" fo:border-top="none" fo:border-bottom="0.05pt solid #000000"/>
    </style:style>
    <style:style style:name="Tabla5" style:family="table">
      <style:table-properties style:width="17cm" table:align="left"/>
    </style:style>
    <style:style style:name="Tabla5.A" style:family="table-column">
      <style:table-column-properties style:column-width="4.382cm"/>
    </style:style>
    <style:style style:name="Tabla5.B" style:family="table-column">
      <style:table-column-properties style:column-width="12.619cm"/>
    </style:style>
    <style:style style:name="Tabla5.A1" style:family="table-cell">
      <style:table-cell-properties style:vertical-align="middle" fo:padding-left="0cm" fo:padding-right="0cm" fo:padding-top="0cm" fo:padding-bottom="0.265cm" fo:border-left="none" fo:border-right="none" fo:border-top="none" fo:border-bottom="0.05pt solid #000000"/>
    </style:style>
    <style:style style:name="Tabla6" style:family="table">
      <style:table-properties style:width="17cm" table:align="left"/>
    </style:style>
    <style:style style:name="Tabla6.A" style:family="table-column">
      <style:table-column-properties style:column-width="1.767cm"/>
    </style:style>
    <style:style style:name="Tabla6.B" style:family="table-column">
      <style:table-column-properties style:column-width="2.542cm"/>
    </style:style>
    <style:style style:name="Tabla6.C" style:family="table-column">
      <style:table-column-properties style:column-width="3.45cm"/>
    </style:style>
    <style:style style:name="Tabla6.D" style:family="table-column">
      <style:table-column-properties style:column-width="3.72cm"/>
    </style:style>
    <style:style style:name="Tabla6.E" style:family="table-column">
      <style:table-column-properties style:column-width="5.521cm"/>
    </style:style>
    <style:style style:name="Tabla6.A1" style:family="table-cell">
      <style:table-cell-properties style:vertical-align="middle" fo:padding-left="0cm" fo:padding-right="0cm" fo:padding-top="0cm" fo:padding-bottom="0.265cm" fo:border-left="none" fo:border-right="none" fo:border-top="none" fo:border-bottom="0.05pt solid #000000"/>
    </style:style>
    <style:style style:name="Tabla7" style:family="table">
      <style:table-properties style:width="15.185cm" table:align="left"/>
    </style:style>
    <style:style style:name="Tabla7.A" style:family="table-column">
      <style:table-column-properties style:column-width="2.163cm"/>
    </style:style>
    <style:style style:name="Tabla7.B" style:family="table-column">
      <style:table-column-properties style:column-width="11.035cm"/>
    </style:style>
    <style:style style:name="Tabla7.C" style:family="table-column">
      <style:table-column-properties style:column-width="1.988cm"/>
    </style:style>
    <style:style style:name="Tabla7.A1" style:family="table-cell">
      <style:table-cell-properties style:vertical-align="middle" fo:padding-left="0cm" fo:padding-right="0cm" fo:padding-top="0cm" fo:padding-bottom="0.265cm" fo:border-left="none" fo:border-right="none" fo:border-top="none" fo:border-bottom="0.05pt solid #000000"/>
    </style:style>
    <style:style style:name="Tabla8" style:family="table">
      <style:table-properties style:width="17cm" table:align="left"/>
    </style:style>
    <style:style style:name="Tabla8.A" style:family="table-column">
      <style:table-column-properties style:column-width="3.171cm"/>
    </style:style>
    <style:style style:name="Tabla8.B" style:family="table-column">
      <style:table-column-properties style:column-width="1.771cm"/>
    </style:style>
    <style:style style:name="Tabla8.C" style:family="table-column">
      <style:table-column-properties style:column-width="5.838cm"/>
    </style:style>
    <style:style style:name="Tabla8.D" style:family="table-column">
      <style:table-column-properties style:column-width="6.219cm"/>
    </style:style>
    <style:style style:name="Tabla8.A1" style:family="table-cell">
      <style:table-cell-properties style:vertical-align="middle" fo:padding-left="0cm" fo:padding-right="0cm" fo:padding-top="0cm" fo:padding-bottom="0.265cm" fo:border-left="none" fo:border-right="none" fo:border-top="none" fo:border-bottom="0.05pt solid #000000"/>
    </style:style>
    <style:style style:name="Tabla9" style:family="table">
      <style:table-properties style:width="17cm" table:align="left"/>
    </style:style>
    <style:style style:name="Tabla9.A" style:family="table-column">
      <style:table-column-properties style:column-width="3.743cm"/>
    </style:style>
    <style:style style:name="Tabla9.B" style:family="table-column">
      <style:table-column-properties style:column-width="2.36cm"/>
    </style:style>
    <style:style style:name="Tabla9.C" style:family="table-column">
      <style:table-column-properties style:column-width="10.897cm"/>
    </style:style>
    <style:style style:name="Tabla9.A1" style:family="table-cell">
      <style:table-cell-properties style:vertical-align="middle" fo:padding-left="0cm" fo:padding-right="0cm" fo:padding-top="0cm" fo:padding-bottom="0.265cm" fo:border-left="none" fo:border-right="none" fo:border-top="none" fo:border-bottom="0.05pt solid #000000"/>
    </style:style>
    <style:style style:name="Tabla10" style:family="table">
      <style:table-properties style:width="17cm" table:align="left"/>
    </style:style>
    <style:style style:name="Tabla10.A" style:family="table-column">
      <style:table-column-properties style:column-width="3.792cm"/>
    </style:style>
    <style:style style:name="Tabla10.B" style:family="table-column">
      <style:table-column-properties style:column-width="4.868cm"/>
    </style:style>
    <style:style style:name="Tabla10.C" style:family="table-column">
      <style:table-column-properties style:column-width="2.478cm"/>
    </style:style>
    <style:style style:name="Tabla10.D" style:family="table-column">
      <style:table-column-properties style:column-width="5.861cm"/>
    </style:style>
    <style:style style:name="Tabla10.A1" style:family="table-cell">
      <style:table-cell-properties style:vertical-align="middle" fo:padding-left="0cm" fo:padding-right="0cm" fo:padding-top="0cm" fo:padding-bottom="0.265cm" fo:border-left="none" fo:border-right="none" fo:border-top="none" fo:border-bottom="0.05pt solid #000000"/>
    </style:style>
    <style:style style:name="Tabla11" style:family="table">
      <style:table-properties style:width="17cm" table:align="left"/>
    </style:style>
    <style:style style:name="Tabla11.A" style:family="table-column">
      <style:table-column-properties style:column-width="2.817cm"/>
    </style:style>
    <style:style style:name="Tabla11.B" style:family="table-column">
      <style:table-column-properties style:column-width="3.574cm"/>
    </style:style>
    <style:style style:name="Tabla11.C" style:family="table-column">
      <style:table-column-properties style:column-width="3.186cm"/>
    </style:style>
    <style:style style:name="Tabla11.D" style:family="table-column">
      <style:table-column-properties style:column-width="2.36cm"/>
    </style:style>
    <style:style style:name="Tabla11.E" style:family="table-column">
      <style:table-column-properties style:column-width="5.064cm"/>
    </style:style>
    <style:style style:name="Tabla11.A1" style:family="table-cell">
      <style:table-cell-properties style:vertical-align="middle" fo:padding-left="0cm" fo:padding-right="0cm" fo:padding-top="0cm" fo:padding-bottom="0.265cm" fo:border-left="none" fo:border-right="none" fo:border-top="none" fo:border-bottom="0.05pt solid #000000"/>
    </style:style>
    <style:style style:name="Tabla12" style:family="table">
      <style:table-properties style:width="16.295cm" table:align="left"/>
    </style:style>
    <style:style style:name="Tabla12.A" style:family="table-column">
      <style:table-column-properties style:column-width="3.628cm"/>
    </style:style>
    <style:style style:name="Tabla12.B" style:family="table-column">
      <style:table-column-properties style:column-width="6.172cm"/>
    </style:style>
    <style:style style:name="Tabla12.C" style:family="table-column">
      <style:table-column-properties style:column-width="6.495cm"/>
    </style:style>
    <style:style style:name="Tabla12.A1" style:family="table-cell">
      <style:table-cell-properties style:vertical-align="middle" fo:padding-left="0cm" fo:padding-right="0cm" fo:padding-top="0cm" fo:padding-bottom="0.265cm" fo:border-left="none" fo:border-right="none" fo:border-top="none" fo:border-bottom="0.05pt solid #000000"/>
    </style:style>
    <style:style style:name="Tabla13" style:family="table">
      <style:table-properties style:width="17cm" table:align="left"/>
    </style:style>
    <style:style style:name="Tabla13.A" style:family="table-column">
      <style:table-column-properties style:column-width="3.736cm"/>
    </style:style>
    <style:style style:name="Tabla13.B" style:family="table-column">
      <style:table-column-properties style:column-width="1.866cm"/>
    </style:style>
    <style:style style:name="Tabla13.C" style:family="table-column">
      <style:table-column-properties style:column-width="3.362cm"/>
    </style:style>
    <style:style style:name="Tabla13.D" style:family="table-column">
      <style:table-column-properties style:column-width="4.069cm"/>
    </style:style>
    <style:style style:name="Tabla13.E" style:family="table-column">
      <style:table-column-properties style:column-width="3.967cm"/>
    </style:style>
    <style:style style:name="Tabla13.A1" style:family="table-cell">
      <style:table-cell-properties style:vertical-align="middle" fo:padding-left="0cm" fo:padding-right="0cm" fo:padding-top="0cm" fo:padding-bottom="0.265cm" fo:border-left="none" fo:border-right="none" fo:border-top="none" fo:border-bottom="0.05pt solid #000000"/>
    </style:style>
    <style:style style:name="Tabla14" style:family="table">
      <style:table-properties style:width="17cm" table:align="left"/>
    </style:style>
    <style:style style:name="Tabla14.A" style:family="table-column">
      <style:table-column-properties style:column-width="3.117cm"/>
    </style:style>
    <style:style style:name="Tabla14.B" style:family="table-column">
      <style:table-column-properties style:column-width="7.07cm"/>
    </style:style>
    <style:style style:name="Tabla14.C" style:family="table-column">
      <style:table-column-properties style:column-width="6.814cm"/>
    </style:style>
    <style:style style:name="Tabla14.A1" style:family="table-cell">
      <style:table-cell-properties style:vertical-align="middle" fo:padding-left="0cm" fo:padding-right="0cm" fo:padding-top="0cm" fo:padding-bottom="0.265cm" fo:border-left="none" fo:border-right="none" fo:border-top="none" fo:border-bottom="0.05pt solid #000000"/>
    </style:style>
    <style:style style:name="Tabla15" style:family="table">
      <style:table-properties style:width="13.457cm" table:align="left"/>
    </style:style>
    <style:style style:name="Tabla15.A" style:family="table-column">
      <style:table-column-properties style:column-width="2.051cm"/>
    </style:style>
    <style:style style:name="Tabla15.B" style:family="table-column">
      <style:table-column-properties style:column-width="11.405cm"/>
    </style:style>
    <style:style style:name="Tabla15.A1" style:family="table-cell">
      <style:table-cell-properties style:vertical-align="middle" fo:padding-left="0cm" fo:padding-right="0cm" fo:padding-top="0cm" fo:padding-bottom="0.265cm" fo:border-left="none" fo:border-right="none" fo:border-top="none" fo:border-bottom="0.05pt solid #000000"/>
    </style:style>
    <style:style style:name="Tabla16" style:family="table">
      <style:table-properties style:width="17cm" table:align="left"/>
    </style:style>
    <style:style style:name="Tabla16.A" style:family="table-column">
      <style:table-column-properties style:column-width="3.177cm"/>
    </style:style>
    <style:style style:name="Tabla16.B" style:family="table-column">
      <style:table-column-properties style:column-width="13.824cm"/>
    </style:style>
    <style:style style:name="Tabla16.A1" style:family="table-cell">
      <style:table-cell-properties style:vertical-align="middle" fo:padding-left="0cm" fo:padding-right="0cm" fo:padding-top="0cm" fo:padding-bottom="0.265cm" fo:border-left="none" fo:border-right="none" fo:border-top="none" fo:border-bottom="0.05pt solid #000000"/>
    </style:style>
    <style:style style:name="Tabla17" style:family="table">
      <style:table-properties style:width="12.423cm" table:align="left"/>
    </style:style>
    <style:style style:name="Tabla17.A" style:family="table-column">
      <style:table-column-properties style:column-width="5.738cm"/>
    </style:style>
    <style:style style:name="Tabla17.B" style:family="table-column">
      <style:table-column-properties style:column-width="6.685cm"/>
    </style:style>
    <style:style style:name="Tabla17.A1" style:family="table-cell">
      <style:table-cell-properties style:vertical-align="middle" fo:padding-left="0cm" fo:padding-right="0cm" fo:padding-top="0cm" fo:padding-bottom="0.265cm" fo:border-left="none" fo:border-right="none" fo:border-top="none" fo:border-bottom="0.05pt solid #000000"/>
    </style:style>
    <style:style style:name="Tabla18" style:family="table">
      <style:table-properties style:width="14.972cm" table:align="left"/>
    </style:style>
    <style:style style:name="Tabla18.A" style:family="table-column">
      <style:table-column-properties style:column-width="4.092cm"/>
    </style:style>
    <style:style style:name="Tabla18.B" style:family="table-column">
      <style:table-column-properties style:column-width="10.88cm"/>
    </style:style>
    <style:style style:name="Tabla18.A1" style:family="table-cell">
      <style:table-cell-properties style:vertical-align="middle" fo:padding-left="0cm" fo:padding-right="0cm" fo:padding-top="0cm" fo:padding-bottom="0.265cm" fo:border-left="none" fo:border-right="none" fo:border-top="none" fo:border-bottom="0.05pt solid #000000"/>
    </style:style>
    <style:style style:name="Tabla19" style:family="table">
      <style:table-properties style:width="17cm" table:align="left"/>
    </style:style>
    <style:style style:name="Tabla19.A" style:family="table-column">
      <style:table-column-properties style:column-width="2.312cm"/>
    </style:style>
    <style:style style:name="Tabla19.B" style:family="table-column">
      <style:table-column-properties style:column-width="5.77cm"/>
    </style:style>
    <style:style style:name="Tabla19.C" style:family="table-column">
      <style:table-column-properties style:column-width="3.99cm"/>
    </style:style>
    <style:style style:name="Tabla19.D" style:family="table-column">
      <style:table-column-properties style:column-width="4.928cm"/>
    </style:style>
    <style:style style:name="Tabla19.A1" style:family="table-cell">
      <style:table-cell-properties style:vertical-align="middle" fo:padding-left="0cm" fo:padding-right="0cm" fo:padding-top="0cm" fo:padding-bottom="0.265cm" fo:border-left="none" fo:border-right="none" fo:border-top="none" fo:border-bottom="0.05pt solid #000000"/>
    </style:style>
    <style:style style:name="Tabla20" style:family="table">
      <style:table-properties style:width="17cm" table:align="left"/>
    </style:style>
    <style:style style:name="Tabla20.A" style:family="table-column">
      <style:table-column-properties style:column-width="2.82cm"/>
    </style:style>
    <style:style style:name="Tabla20.B" style:family="table-column">
      <style:table-column-properties style:column-width="5.793cm"/>
    </style:style>
    <style:style style:name="Tabla20.C" style:family="table-column">
      <style:table-column-properties style:column-width="8.387cm"/>
    </style:style>
    <style:style style:name="Tabla20.A1" style:family="table-cell">
      <style:table-cell-properties style:vertical-align="middle" fo:padding-left="0cm" fo:padding-right="0cm" fo:padding-top="0cm" fo:padding-bottom="0.265cm" fo:border-left="none" fo:border-right="none" fo:border-top="none" fo:border-bottom="0.05pt solid #000000"/>
    </style:style>
    <style:style style:name="Tabla21" style:family="table">
      <style:table-properties style:width="17cm" table:align="left"/>
    </style:style>
    <style:style style:name="Tabla21.A" style:family="table-column">
      <style:table-column-properties style:column-width="3.641cm"/>
    </style:style>
    <style:style style:name="Tabla21.B" style:family="table-column">
      <style:table-column-properties style:column-width="13.36cm"/>
    </style:style>
    <style:style style:name="Tabla21.A1" style:family="table-cell">
      <style:table-cell-properties style:vertical-align="middle" fo:padding-left="0cm" fo:padding-right="0cm" fo:padding-top="0cm" fo:padding-bottom="0.265cm" fo:border-left="none" fo:border-right="none" fo:border-top="none" fo:border-bottom="0.05pt solid #000000"/>
    </style:style>
    <style:style style:name="Tabla22" style:family="table">
      <style:table-properties style:width="14.695cm" table:align="left"/>
    </style:style>
    <style:style style:name="Tabla22.A" style:family="table-column">
      <style:table-column-properties style:column-width="7.86cm"/>
    </style:style>
    <style:style style:name="Tabla22.B" style:family="table-column">
      <style:table-column-properties style:column-width="6.835cm"/>
    </style:style>
    <style:style style:name="Tabla22.A1" style:family="table-cell">
      <style:table-cell-properties style:vertical-align="middle" fo:padding-left="0cm" fo:padding-right="0cm" fo:padding-top="0cm" fo:padding-bottom="0.265cm" fo:border-left="none" fo:border-right="none" fo:border-top="none" fo:border-bottom="0.05pt solid #000000"/>
    </style:style>
    <style:style style:name="Tabla23" style:family="table">
      <style:table-properties style:width="17cm" table:align="left"/>
    </style:style>
    <style:style style:name="Tabla23.A" style:family="table-column">
      <style:table-column-properties style:column-width="2.824cm"/>
    </style:style>
    <style:style style:name="Tabla23.B" style:family="table-column">
      <style:table-column-properties style:column-width="3.085cm"/>
    </style:style>
    <style:style style:name="Tabla23.C" style:family="table-column">
      <style:table-column-properties style:column-width="11.091cm"/>
    </style:style>
    <style:style style:name="Tabla23.A1" style:family="table-cell">
      <style:table-cell-properties style:vertical-align="middle" fo:padding-left="0cm" fo:padding-right="0cm" fo:padding-top="0cm" fo:padding-bottom="0.265cm" fo:border-left="none" fo:border-right="none" fo:border-top="none" fo:border-bottom="0.05pt solid #000000"/>
    </style:style>
    <style:style style:name="Tabla24" style:family="table">
      <style:table-properties style:width="6.719cm" table:align="left"/>
    </style:style>
    <style:style style:name="Tabla24.A" style:family="table-column">
      <style:table-column-properties style:column-width="3.457cm"/>
    </style:style>
    <style:style style:name="Tabla24.B" style:family="table-column">
      <style:table-column-properties style:column-width="3.261cm"/>
    </style:style>
    <style:style style:name="Tabla24.A1" style:family="table-cell">
      <style:table-cell-properties style:vertical-align="middle" fo:padding-left="0cm" fo:padding-right="0cm" fo:padding-top="0cm" fo:padding-bottom="0.265cm" fo:border-left="none" fo:border-right="none" fo:border-top="none" fo:border-bottom="0.05pt solid #000000"/>
    </style:style>
    <style:style style:name="Tabla25" style:family="table">
      <style:table-properties style:width="14.19cm" table:align="left"/>
    </style:style>
    <style:style style:name="Tabla25.A" style:family="table-column">
      <style:table-column-properties style:column-width="3.457cm"/>
    </style:style>
    <style:style style:name="Tabla25.B" style:family="table-column">
      <style:table-column-properties style:column-width="10.733cm"/>
    </style:style>
    <style:style style:name="Tabla25.A1" style:family="table-cell">
      <style:table-cell-properties style:vertical-align="middle" fo:padding-left="0cm" fo:padding-right="0cm" fo:padding-top="0cm" fo:padding-bottom="0.265cm" fo:border-left="none" fo:border-right="none" fo:border-top="none" fo:border-bottom="0.05pt solid #000000"/>
    </style:style>
    <style:style style:name="Tabla26" style:family="table">
      <style:table-properties style:width="17cm" table:align="left"/>
    </style:style>
    <style:style style:name="Tabla26.A" style:family="table-column">
      <style:table-column-properties style:column-width="2.731cm"/>
    </style:style>
    <style:style style:name="Tabla26.B" style:family="table-column">
      <style:table-column-properties style:column-width="14.27cm"/>
    </style:style>
    <style:style style:name="Tabla26.A1" style:family="table-cell">
      <style:table-cell-properties style:vertical-align="middle" fo:padding-left="0cm" fo:padding-right="0cm" fo:padding-top="0cm" fo:padding-bottom="0.265cm" fo:border-left="none" fo:border-right="none" fo:border-top="none" fo:border-bottom="0.05pt solid #000000"/>
    </style:style>
    <style:style style:name="Tabla27" style:family="table">
      <style:table-properties style:width="17cm" table:align="left"/>
    </style:style>
    <style:style style:name="Tabla27.A" style:family="table-column">
      <style:table-column-properties style:column-width="2.21cm"/>
    </style:style>
    <style:style style:name="Tabla27.B" style:family="table-column">
      <style:table-column-properties style:column-width="9.977cm"/>
    </style:style>
    <style:style style:name="Tabla27.C" style:family="table-column">
      <style:table-column-properties style:column-width="4.814cm"/>
    </style:style>
    <style:style style:name="Tabla27.A1" style:family="table-cell">
      <style:table-cell-properties style:vertical-align="middle" fo:padding-left="0cm" fo:padding-right="0cm" fo:padding-top="0cm" fo:padding-bottom="0.265cm" fo:border-left="none" fo:border-right="none" fo:border-top="none" fo:border-bottom="0.05pt solid #000000"/>
    </style:style>
    <style:style style:name="Tabla28" style:family="table">
      <style:table-properties style:width="17cm" table:align="left"/>
    </style:style>
    <style:style style:name="Tabla28.A" style:family="table-column">
      <style:table-column-properties style:column-width="3.551cm"/>
    </style:style>
    <style:style style:name="Tabla28.B" style:family="table-column">
      <style:table-column-properties style:column-width="13.45cm"/>
    </style:style>
    <style:style style:name="Tabla28.A1" style:family="table-cell">
      <style:table-cell-properties style:vertical-align="middle" fo:padding-left="0cm" fo:padding-right="0cm" fo:padding-top="0cm" fo:padding-bottom="0.265cm" fo:border-left="none" fo:border-right="none" fo:border-top="none" fo:border-bottom="0.05pt solid #000000"/>
    </style:style>
    <style:style style:name="Tabla29" style:family="table">
      <style:table-properties style:width="17cm" table:align="left"/>
    </style:style>
    <style:style style:name="Tabla29.A" style:family="table-column">
      <style:table-column-properties style:column-width="2.122cm"/>
    </style:style>
    <style:style style:name="Tabla29.B" style:family="table-column">
      <style:table-column-properties style:column-width="11.735cm"/>
    </style:style>
    <style:style style:name="Tabla29.C" style:family="table-column">
      <style:table-column-properties style:column-width="3.143cm"/>
    </style:style>
    <style:style style:name="Tabla29.A1" style:family="table-cell">
      <style:table-cell-properties style:vertical-align="middle" fo:padding-left="0cm" fo:padding-right="0cm" fo:padding-top="0cm" fo:padding-bottom="0.265cm" fo:border-left="none" fo:border-right="none" fo:border-top="none" fo:border-bottom="0.05pt solid #000000"/>
    </style:style>
    <style:style style:name="Tabla30" style:family="table">
      <style:table-properties style:width="15.935cm" table:align="left"/>
    </style:style>
    <style:style style:name="Tabla30.A" style:family="table-column">
      <style:table-column-properties style:column-width="2.11cm"/>
    </style:style>
    <style:style style:name="Tabla30.B" style:family="table-column">
      <style:table-column-properties style:column-width="13.825cm"/>
    </style:style>
    <style:style style:name="Tabla30.A1" style:family="table-cell">
      <style:table-cell-properties style:vertical-align="middle" fo:padding-left="0cm" fo:padding-right="0cm" fo:padding-top="0cm" fo:padding-bottom="0.265cm" fo:border-left="none" fo:border-right="none" fo:border-top="none" fo:border-bottom="0.05pt solid #000000"/>
    </style:style>
    <style:style style:name="Tabla31" style:family="table">
      <style:table-properties style:width="9.559cm" table:align="left"/>
    </style:style>
    <style:style style:name="Tabla31.A" style:family="table-column">
      <style:table-column-properties style:column-width="4.11cm"/>
    </style:style>
    <style:style style:name="Tabla31.B" style:family="table-column">
      <style:table-column-properties style:column-width="5.449cm"/>
    </style:style>
    <style:style style:name="Tabla31.A1" style:family="table-cell">
      <style:table-cell-properties style:vertical-align="middle" fo:padding-left="0cm" fo:padding-right="0cm" fo:padding-top="0cm" fo:padding-bottom="0.265cm" fo:border-left="none" fo:border-right="none" fo:border-top="none" fo:border-bottom="0.05pt solid #000000"/>
    </style:style>
    <style:style style:name="Tabla32" style:family="table">
      <style:table-properties style:width="17cm" table:align="left"/>
    </style:style>
    <style:style style:name="Tabla32.A" style:family="table-column">
      <style:table-column-properties style:column-width="8.587cm"/>
    </style:style>
    <style:style style:name="Tabla32.B" style:family="table-column">
      <style:table-column-properties style:column-width="8.414cm"/>
    </style:style>
    <style:style style:name="Tabla32.A1" style:family="table-cell">
      <style:table-cell-properties style:vertical-align="middle" fo:padding-left="0cm" fo:padding-right="0cm" fo:padding-top="0cm" fo:padding-bottom="0.265cm" fo:border-left="none" fo:border-right="none" fo:border-top="none" fo:border-bottom="0.05pt solid #000000"/>
    </style:style>
    <style:style style:name="P1" style:family="paragraph" style:list-style-name="L14"/>
    <style:style style:name="P2" style:family="paragraph" style:list-style-name="L20"/>
    <style:style style:name="P3" style:family="paragraph" style:list-style-name="L34"/>
    <style:style style:name="P4" style:family="paragraph" style:list-style-name="L39"/>
    <style:style style:name="P5" style:family="paragraph" style:list-style-name="L42"/>
    <style:style style:name="P6" style:family="paragraph" style:list-style-name="L75"/>
    <style:style style:name="P7" style:family="paragraph" style:list-style-name="L92"/>
    <style:style style:name="P8" style:family="paragraph" style:list-style-name="L94"/>
    <style:style style:name="P9" style:family="paragraph" style:list-style-name="L96"/>
    <style:style style:name="P10" style:family="paragraph" style:list-style-name="L107"/>
    <style:style style:name="P11" style:family="paragraph" style:list-style-name="L108"/>
    <style:style style:name="P12" style:family="paragraph" style:list-style-name="L1"/>
    <style:style style:name="P13" style:family="paragraph" style:list-style-name="L2"/>
    <style:style style:name="P14" style:family="paragraph" style:list-style-name="L3"/>
    <style:style style:name="P15" style:family="paragraph" style:list-style-name="L4"/>
    <style:style style:name="P16" style:family="paragraph" style:list-style-name="L5"/>
    <style:style style:name="P17" style:family="paragraph" style:list-style-name="L6"/>
    <style:style style:name="P18" style:family="paragraph" style:list-style-name="L7"/>
    <style:style style:name="P19" style:family="paragraph" style:list-style-name="L8"/>
    <style:style style:name="P20" style:family="paragraph" style:list-style-name="L9"/>
    <style:style style:name="P21" style:family="paragraph" style:list-style-name="L10"/>
    <style:style style:name="P22" style:family="paragraph" style:list-style-name="L11"/>
    <style:style style:name="P23" style:family="paragraph" style:list-style-name="L12"/>
    <style:style style:name="P24" style:family="paragraph" style:list-style-name="L13"/>
    <style:style style:name="P25" style:family="paragraph" style:list-style-name="L14"/>
    <style:style style:name="P26" style:family="paragraph" style:list-style-name="L15"/>
    <style:style style:name="P27" style:family="paragraph" style:list-style-name="L16"/>
    <style:style style:name="P28" style:family="paragraph" style:list-style-name="L17"/>
    <style:style style:name="P29" style:family="paragraph" style:list-style-name="L18"/>
    <style:style style:name="P30" style:family="paragraph" style:list-style-name="L19"/>
    <style:style style:name="P31" style:family="paragraph" style:list-style-name="L20"/>
    <style:style style:name="P32" style:family="paragraph" style:list-style-name="L21"/>
    <style:style style:name="P33" style:family="paragraph" style:list-style-name="L22"/>
    <style:style style:name="P34" style:family="paragraph" style:list-style-name="L23"/>
    <style:style style:name="P35" style:family="paragraph" style:list-style-name="L24"/>
    <style:style style:name="P36" style:family="paragraph" style:list-style-name="L25"/>
    <style:style style:name="P37" style:family="paragraph" style:list-style-name="L26"/>
    <style:style style:name="P38" style:family="paragraph" style:list-style-name="L27"/>
    <style:style style:name="P39" style:family="paragraph" style:list-style-name="L28"/>
    <style:style style:name="P40" style:family="paragraph" style:list-style-name="L29"/>
    <style:style style:name="P41" style:family="paragraph" style:list-style-name="L30"/>
    <style:style style:name="P42" style:family="paragraph" style:list-style-name="L31"/>
    <style:style style:name="P43" style:family="paragraph" style:list-style-name="L32"/>
    <style:style style:name="P44" style:family="paragraph" style:list-style-name="L33"/>
    <style:style style:name="P45" style:family="paragraph" style:list-style-name="L34"/>
    <style:style style:name="P46" style:family="paragraph" style:list-style-name="L35"/>
    <style:style style:name="P47" style:family="paragraph" style:list-style-name="L36"/>
    <style:style style:name="P48" style:family="paragraph" style:list-style-name="L37"/>
    <style:style style:name="P49" style:family="paragraph" style:list-style-name="L38"/>
    <style:style style:name="P50" style:family="paragraph" style:list-style-name="L39"/>
    <style:style style:name="P51" style:family="paragraph" style:list-style-name="L40"/>
    <style:style style:name="P52" style:family="paragraph" style:list-style-name="L41"/>
    <style:style style:name="P53" style:family="paragraph" style:list-style-name="L42"/>
    <style:style style:name="P54" style:family="paragraph" style:list-style-name="L43"/>
    <style:style style:name="P55" style:family="paragraph" style:list-style-name="L44"/>
    <style:style style:name="P56" style:family="paragraph" style:list-style-name="L45"/>
    <style:style style:name="P57" style:family="paragraph" style:list-style-name="L46"/>
    <style:style style:name="P58" style:family="paragraph" style:list-style-name="L47"/>
    <style:style style:name="P59" style:family="paragraph" style:list-style-name="L48"/>
    <style:style style:name="P60" style:family="paragraph" style:list-style-name="L49"/>
    <style:style style:name="P61" style:family="paragraph" style:list-style-name="L50"/>
    <style:style style:name="P62" style:family="paragraph" style:list-style-name="L51"/>
    <style:style style:name="P63" style:family="paragraph" style:list-style-name="L52"/>
    <style:style style:name="P64" style:family="paragraph" style:list-style-name="L53"/>
    <style:style style:name="P65" style:family="paragraph" style:list-style-name="L54"/>
    <style:style style:name="P66" style:family="paragraph" style:list-style-name="L55"/>
    <style:style style:name="P67" style:family="paragraph" style:list-style-name="L56"/>
    <style:style style:name="P68" style:family="paragraph" style:list-style-name="L57"/>
    <style:style style:name="P69" style:family="paragraph" style:list-style-name="L58"/>
    <style:style style:name="P70" style:family="paragraph" style:list-style-name="L59"/>
    <style:style style:name="P71" style:family="paragraph" style:list-style-name="L60"/>
    <style:style style:name="P72" style:family="paragraph" style:list-style-name="L61"/>
    <style:style style:name="P73" style:family="paragraph" style:list-style-name="L62"/>
    <style:style style:name="P74" style:family="paragraph" style:list-style-name="L63"/>
    <style:style style:name="P75" style:family="paragraph" style:list-style-name="L64"/>
    <style:style style:name="P76" style:family="paragraph" style:list-style-name="L65"/>
    <style:style style:name="P77" style:family="paragraph" style:list-style-name="L66"/>
    <style:style style:name="P78" style:family="paragraph" style:list-style-name="L67"/>
    <style:style style:name="P79" style:family="paragraph" style:list-style-name="L68"/>
    <style:style style:name="P80" style:family="paragraph" style:list-style-name="L69"/>
    <style:style style:name="P81" style:family="paragraph" style:list-style-name="L70"/>
    <style:style style:name="P82" style:family="paragraph" style:list-style-name="L71"/>
    <style:style style:name="P83" style:family="paragraph" style:list-style-name="L72"/>
    <style:style style:name="P84" style:family="paragraph" style:list-style-name="L73"/>
    <style:style style:name="P85" style:family="paragraph" style:list-style-name="L74"/>
    <style:style style:name="P86" style:family="paragraph" style:list-style-name="L75"/>
    <style:style style:name="P87" style:family="paragraph" style:list-style-name="L76"/>
    <style:style style:name="P88" style:family="paragraph" style:list-style-name="L77"/>
    <style:style style:name="P89" style:family="paragraph" style:list-style-name="L78"/>
    <style:style style:name="P90" style:family="paragraph" style:list-style-name="L79"/>
    <style:style style:name="P91" style:family="paragraph" style:list-style-name="L80"/>
    <style:style style:name="P92" style:family="paragraph" style:list-style-name="L81"/>
    <style:style style:name="P93" style:family="paragraph" style:list-style-name="L82"/>
    <style:style style:name="P94" style:family="paragraph" style:list-style-name="L83"/>
    <style:style style:name="P95" style:family="paragraph" style:list-style-name="L84"/>
    <style:style style:name="P96" style:family="paragraph" style:list-style-name="L85"/>
    <style:style style:name="P97" style:family="paragraph" style:list-style-name="L86"/>
    <style:style style:name="P98" style:family="paragraph" style:list-style-name="L87"/>
    <style:style style:name="P99" style:family="paragraph" style:list-style-name="L88"/>
    <style:style style:name="P100" style:family="paragraph" style:list-style-name="L89"/>
    <style:style style:name="P101" style:family="paragraph" style:list-style-name="L90"/>
    <style:style style:name="P102" style:family="paragraph" style:list-style-name="L91"/>
    <style:style style:name="P103" style:family="paragraph" style:list-style-name="L92"/>
    <style:style style:name="P104" style:family="paragraph" style:list-style-name="L93"/>
    <style:style style:name="P105" style:family="paragraph" style:list-style-name="L94"/>
    <style:style style:name="P106" style:family="paragraph" style:list-style-name="L95"/>
    <style:style style:name="P107" style:family="paragraph" style:list-style-name="L96"/>
    <style:style style:name="P108" style:family="paragraph" style:list-style-name="L97"/>
    <style:style style:name="P109" style:family="paragraph" style:list-style-name="L98"/>
    <style:style style:name="P110" style:family="paragraph" style:list-style-name="L99"/>
    <style:style style:name="P111" style:family="paragraph" style:list-style-name="L100"/>
    <style:style style:name="P112" style:family="paragraph" style:list-style-name="L101"/>
    <style:style style:name="P113" style:family="paragraph" style:list-style-name="L102"/>
    <style:style style:name="P114" style:family="paragraph" style:list-style-name="L103"/>
    <style:style style:name="P115" style:family="paragraph" style:list-style-name="L104"/>
    <style:style style:name="P116" style:family="paragraph" style:list-style-name="L105"/>
    <style:style style:name="P117" style:family="paragraph" style:list-style-name="L106"/>
    <style:style style:name="P118" style:family="paragraph" style:list-style-name="L107"/>
    <style:style style:name="P119" style:family="paragraph" style:list-style-name="L108"/>
    <style:style style:name="P120" style:family="paragraph" style:list-style-name="L109"/>
    <style:style style:name="P121" style:family="paragraph" style:list-style-name="L110"/>
    <style:style style:name="T1" style:family="text">
      <style:text-properties style:font-name="quote-cjk-patch" fo:font-size="16.5pt" fo:font-style="normal" fo:font-weight="bold"/>
    </style:style>
    <style:style style:name="T2" style:family="text">
      <style:text-properties style:font-name="quote-cjk-patch" fo:font-size="15pt" fo:font-style="normal" fo:font-weight="bold"/>
    </style:style>
    <style:style style:name="T3" style:family="text">
      <style:text-properties fo:font-variant="normal" fo:text-transform="none"/>
    </style:style>
    <style:style style:name="T4" style:family="text">
      <style:text-properties fo:font-variant="normal" fo:text-transform="none" fo:color="#800080" loext:opacity="100%" style:font-name="quote-cjk-patch" fo:font-size="10.5pt" fo:letter-spacing="normal" fo:font-style="normal" fo:font-weight="bold" loext:padding="0cm" loext:border="none"/>
    </style:style>
    <style:style style:name="T5" style:family="text">
      <style:text-properties fo:font-variant="normal" fo:text-transform="none" fo:color="#800080" loext:opacity="100%" style:font-name="quote-cjk-patch" fo:font-size="10.5pt" fo:letter-spacing="normal" fo:font-style="normal" fo:font-weight="bold" fo:background-color="#ffff00" loext:char-shading-value="0" loext:padding="0cm" loext:border="none"/>
    </style:style>
    <style:style style:name="T6" style:family="text">
      <style:text-properties fo:font-variant="normal" fo:text-transform="none" fo:color="#800080" loext:opacity="100%" style:font-name="quote-cjk-patch" fo:font-size="10.5pt" fo:letter-spacing="normal" fo:font-style="normal" fo:font-weight="normal" loext:padding="0cm" loext:border="none"/>
    </style:style>
    <style:style style:name="T7" style:family="text">
      <style:text-properties fo:font-variant="normal" fo:text-transform="none" fo:color="#800080" loext:opacity="100%" style:font-name="quote-cjk-patch" fo:font-size="10.5pt" fo:letter-spacing="normal" fo:font-style="normal" fo:font-weight="normal" fo:background-color="#ffff00" loext:char-shading-value="0" loext:padding="0cm" loext:border="none"/>
    </style:style>
    <style:style style:name="T8" style:family="text">
      <style:text-properties fo:font-variant="normal" fo:text-transform="none" fo:color="#800080" loext:opacity="100%" style:font-name="quote-cjk-patch" fo:font-size="12pt" fo:letter-spacing="normal" fo:font-style="normal" fo:font-weight="bold" loext:padding="0cm" loext:border="none"/>
    </style:style>
    <style:style style:name="T9" style:family="text">
      <style:text-properties fo:font-variant="normal" fo:text-transform="none" fo:color="#800080" loext:opacity="100%" style:font-name="quote-cjk-patch" fo:font-size="16.5pt" fo:letter-spacing="normal" fo:font-style="normal" fo:font-weight="bold" loext:padding="0cm" loext:border="none"/>
    </style:style>
    <style:style style:name="T10" style:family="text">
      <style:text-properties fo:font-variant="normal" fo:text-transform="none" fo:color="#800080" loext:opacity="100%" style:font-name="quote-cjk-patch" fo:font-size="16.5pt" fo:letter-spacing="normal" fo:font-style="normal" fo:font-weight="bold" fo:background-color="#ffff00" loext:char-shading-value="0" loext:padding="0cm" loext:border="none"/>
    </style:style>
    <style:style style:name="T11" style:family="text">
      <style:text-properties fo:font-variant="normal" fo:text-transform="none" fo:color="#800080" loext:opacity="100%" style:font-name="quote-cjk-patch" fo:font-size="15pt" fo:letter-spacing="normal" fo:font-style="normal" fo:font-weight="bold" loext:padding="0cm" loext:border="none"/>
    </style:style>
    <style:style style:name="T12" style:family="text">
      <style:text-properties fo:font-variant="normal" fo:text-transform="none" fo:color="#800080" loext:opacity="100%" style:font-name="quote-cjk-patch" fo:font-size="15pt" fo:letter-spacing="normal" fo:font-style="normal" fo:font-weight="bold" fo:background-color="#ffff00" loext:char-shading-value="0" loext:padding="0cm" loext:border="none"/>
    </style:style>
    <style:style style:name="T13" style:family="text">
      <style:text-properties fo:font-variant="normal" fo:text-transform="none" fo:color="#800080" loext:opacity="100%" style:font-name="quote-cjk-patch" fo:font-size="18pt" fo:letter-spacing="normal" fo:font-style="normal" fo:font-weight="bold" loext:padding="0cm" loext:border="none"/>
    </style:style>
    <style:style style:name="T14" style:family="text">
      <style:text-properties fo:font-variant="normal" fo:text-transform="none" fo:color="#800080" loext:opacity="100%" style:font-name="Menlo" fo:font-size="10.5pt" fo:letter-spacing="normal" fo:font-style="normal" fo:font-weight="normal" fo:background-color="#2c2c2e" loext:char-shading-value="0" loext:padding="0cm" loext:border="none"/>
    </style:style>
    <style:style style:name="T15" style:family="text">
      <style:text-properties fo:font-variant="normal" fo:text-transform="none" fo:color="#800080" loext:opacity="100%" style:font-name="Menlo" fo:font-size="10.5pt" fo:letter-spacing="normal" fo:font-style="normal" fo:font-weight="normal" fo:background-color="#ffff00" loext:char-shading-value="0" loext:padding="0cm" loext:border="none"/>
    </style:style>
    <style:style style:name="T16" style:family="text">
      <style:text-properties fo:font-variant="normal" fo:text-transform="none" fo:color="#800080" loext:opacity="100%" style:font-name="Menlo" fo:font-size="16.5pt" fo:letter-spacing="normal" fo:font-style="normal" fo:font-weight="bold" fo:background-color="#ffff00" loext:char-shading-value="0" loext:padding="0cm" loext:border="none"/>
    </style:style>
    <style:style style:name="T17" style:family="text">
      <style:text-properties fo:font-variant="normal" fo:text-transform="none" fo:color="#800080" loext:opacity="100%" style:font-name="Menlo" fo:font-size="15pt" fo:letter-spacing="normal" fo:font-style="normal" fo:font-weight="bold" fo:background-color="#2c2c2e" loext:char-shading-value="0" loext:padding="0cm" loext:border="none"/>
    </style:style>
    <style:style style:name="T18" style:family="text">
      <style:text-properties fo:font-variant="normal" fo:text-transform="none" fo:color="#800080" loext:opacity="100%" style:font-name="Menlo" fo:font-size="15pt" fo:letter-spacing="normal" fo:font-style="normal" fo:font-weight="bold" fo:background-color="#ffff00" loext:char-shading-value="0" loext:padding="0cm" loext:border="none"/>
    </style:style>
    <style:style style:name="T19" style:family="text">
      <style:text-properties fo:font-variant="normal" fo:text-transform="none" fo:color="#800080" loext:opacity="100%" fo:letter-spacing="normal" loext:padding="0cm" loext:border="none"/>
    </style:style>
    <style:style style:name="T20" style:family="text">
      <style:text-properties fo:font-variant="normal" fo:text-transform="none" fo:color="#800080" loext:opacity="100%" fo:letter-spacing="normal" fo:background-color="#ffff00" loext:char-shading-value="0" loext:padding="0cm" loext:border="none"/>
    </style:style>
    <style:style style:name="T21" style:family="text">
      <style:text-properties fo:font-variant="normal" fo:text-transform="none" fo:color="#679efe" loext:opacity="100%" style:text-line-through-style="none" style:text-line-through-type="none" style:font-name="quote-cjk-patch" fo:font-size="10.5pt" fo:letter-spacing="normal" fo:font-style="normal" style:text-underline-style="none" fo:font-weight="normal" style:text-blinking="false" loext:padding="0.049cm" loext:border-left="2.24pt solid #000000" loext:border-right="2.24pt solid #000000" loext:border-top="1.5pt solid #000000" loext:border-bottom="1.5pt solid #000000"/>
    </style:style>
    <style:style style:name="T22" style:family="text">
      <style:text-properties fo:font-variant="normal" fo:text-transform="none" style:font-name="quote-cjk-patch" fo:font-size="11.25pt" fo:font-style="normal" fo:font-weight="bold"/>
    </style:style>
    <style:style style:name="T23" style:family="text">
      <style:text-properties fo:font-variant="normal" fo:text-transform="none" style:font-name="quote-cjk-patch" fo:font-size="11.25pt" fo:font-style="normal" fo:font-weight="normal"/>
    </style:style>
    <style:style style:name="T24" style:family="text">
      <style:text-properties fo:font-variant="normal" fo:text-transform="none" style:font-name="Menlo" fo:font-size="9.75pt" fo:font-style="normal" fo:font-weight="normal" fo:background-color="#2c2c2e" loext:char-shading-value="0" loext:padding="0cm" loext:border="none"/>
    </style:style>
    <style:style style:name="T25" style:family="text">
      <style:text-properties fo:color="#c699e3" loext:opacity="100%"/>
    </style:style>
    <style:style style:name="T26" style:family="text">
      <style:text-properties fo:color="#c699e3" loext:opacity="100%" style:font-name="Menlo" fo:font-size="9.75pt" fo:font-style="normal" fo:font-weight="normal"/>
    </style:style>
    <style:style style:name="T27" style:family="text">
      <style:text-properties fo:color="#e3eaf2" loext:opacity="100%"/>
    </style:style>
    <style:style style:name="T28" style:family="text">
      <style:text-properties fo:color="#e3eaf2" loext:opacity="100%" style:font-name="Menlo" fo:font-size="9.75pt" fo:font-style="normal" fo:font-weight="normal"/>
    </style:style>
    <style:style style:name="T29" style:family="text">
      <style:text-properties fo:color="#e9ae7e" loext:opacity="100%"/>
    </style:style>
    <style:style style:name="T30" style:family="text">
      <style:text-properties fo:color="#e9ae7e" loext:opacity="100%" style:font-name="Menlo" fo:font-size="9.75pt" fo:font-style="normal" fo:font-weight="normal"/>
    </style:style>
    <style:style style:name="T31" style:family="text">
      <style:text-properties fo:color="#91d076" loext:opacity="100%"/>
    </style:style>
    <style:style style:name="T32" style:family="text">
      <style:text-properties fo:color="#91d076" loext:opacity="100%" style:font-name="Menlo" fo:font-size="9.75pt" fo:font-style="normal" fo:font-weight="normal"/>
    </style:style>
    <style:style style:name="T33" style:family="text">
      <style:text-properties style:font-name="Menlo" fo:font-size="9.75pt" fo:font-style="normal" fo:font-weight="normal"/>
    </style:style>
    <style:style style:name="T34" style:family="text">
      <style:text-properties style:font-name="Menlo" fo:background-color="#ffff00" loext:char-shading-value="0"/>
    </style:style>
    <style:style style:name="T35" style:family="text">
      <style:text-properties fo:color="#6cb8e6" loext:opacity="100%"/>
    </style:style>
    <style:style style:name="T36" style:family="text">
      <style:text-properties fo:color="#6cb8e6" loext:opacity="100%" style:font-name="Menlo" fo:font-size="9.75pt" fo:font-style="normal" fo:font-weight="normal"/>
    </style:style>
    <style:style style:name="T37" style:family="text">
      <style:text-properties fo:color="#8da1b9" loext:opacity="100%"/>
    </style:style>
    <style:style style:name="T38" style:family="text">
      <style:text-properties fo:color="#8da1b9" loext:opacity="100%" style:font-name="Menlo" fo:font-size="9.75pt" fo:font-style="normal" fo:font-weight="normal"/>
    </style:style>
    <style:style style:name="T39" style:family="text">
      <style:text-properties fo:color="#e6d37a" loext:opacity="100%"/>
    </style:style>
    <style:style style:name="T40" style:family="text">
      <style:text-properties fo:color="#e6d37a" loext:opacity="100%" style:font-name="Menlo" fo:font-size="9.75pt" fo:font-style="normal" fo:font-weight="normal"/>
    </style:style>
    <style:style style:name="T41" style:family="text">
      <style:text-properties fo:color="#f4adf4" loext:opacity="100%"/>
    </style:style>
    <style:style style:name="T42" style:family="text">
      <style:text-properties fo:background-color="#ffff00" loext:char-shading-value="0"/>
    </style:style>
    <style:style style:name="T43" style:family="text"/>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37cm" svg:y="0.37cm" svg:width="0.741cm" draw:z-index="0">
        <draw:text-box fo:min-height="0.741cm">
          <text:p text:style-name="Text_20_body"/>
        </draw:text-box>
      </draw:frame>
      <draw:frame draw:style-name="fr1" draw:name="Marco2" text:anchor-type="page" text:anchor-page-number="1" svg:x="0.37cm" svg:y="0.37cm" svg:width="0.741cm" draw:z-index="1">
        <draw:text-box fo:min-height="0.741cm">
          <text:p text:style-name="Text_20_body"/>
        </draw:text-box>
      </draw:frame>
      <draw:frame draw:style-name="fr1" draw:name="Marco3" text:anchor-type="page" text:anchor-page-number="1" svg:x="0.37cm" svg:y="0.37cm" svg:width="0.741cm" draw:z-index="2">
        <draw:text-box fo:min-height="0.741cm">
          <text:p text:style-name="Text_20_body"/>
        </draw:text-box>
      </draw:frame>
      <draw:frame draw:style-name="fr1" draw:name="Marco4" text:anchor-type="page" text:anchor-page-number="1" svg:x="0.37cm" svg:y="0.37cm" svg:width="0.741cm" draw:z-index="3">
        <draw:text-box fo:min-height="0.741cm">
          <text:p text:style-name="Text_20_body"/>
        </draw:text-box>
      </draw:frame>
      <draw:frame draw:style-name="fr1" draw:name="Marco5" text:anchor-type="page" text:anchor-page-number="1" svg:x="0.37cm" svg:y="0.37cm" svg:width="0.741cm" draw:z-index="4">
        <draw:text-box fo:min-height="0.741cm">
          <text:p text:style-name="Text_20_body"/>
        </draw:text-box>
      </draw:frame>
      <draw:frame draw:style-name="fr1" draw:name="Marco6" text:anchor-type="page" text:anchor-page-number="1" svg:x="0.37cm" svg:y="0.37cm" svg:width="0.741cm" draw:z-index="5">
        <draw:text-box fo:min-height="0.741cm">
          <text:p text:style-name="Text_20_body"/>
        </draw:text-box>
      </draw:frame>
      <draw:frame draw:style-name="fr1" draw:name="Marco7" text:anchor-type="page" text:anchor-page-number="1" svg:x="0.37cm" svg:y="0.37cm" svg:width="0.741cm" draw:z-index="6">
        <draw:text-box fo:min-height="0.741cm">
          <text:p text:style-name="Text_20_body"/>
        </draw:text-box>
      </draw:frame>
      <draw:frame draw:style-name="fr1" draw:name="Marco8" text:anchor-type="page" text:anchor-page-number="1" svg:x="0.37cm" svg:y="0.37cm" svg:width="0.741cm" draw:z-index="7">
        <draw:text-box fo:min-height="0.741cm">
          <text:p text:style-name="Text_20_body"/>
        </draw:text-box>
      </draw:frame>
      <draw:frame draw:style-name="fr1" draw:name="Marco9" text:anchor-type="page" text:anchor-page-number="1" svg:x="0.37cm" svg:y="0.37cm" svg:width="0.741cm" draw:z-index="8">
        <draw:text-box fo:min-height="0.741cm">
          <text:p text:style-name="Text_20_body"/>
        </draw:text-box>
      </draw:frame>
      <draw:frame draw:style-name="fr1" draw:name="Marco10" text:anchor-type="page" text:anchor-page-number="1" svg:x="0.37cm" svg:y="0.37cm" svg:width="0.741cm" draw:z-index="9">
        <draw:text-box fo:min-height="0.741cm">
          <text:p text:style-name="Text_20_body"/>
        </draw:text-box>
      </draw:frame>
      <draw:frame draw:style-name="fr1" draw:name="Marco11" text:anchor-type="page" text:anchor-page-number="1" svg:x="0.37cm" svg:y="0.37cm" svg:width="0.741cm" draw:z-index="10">
        <draw:text-box fo:min-height="0.741cm">
          <text:p text:style-name="Text_20_body"/>
        </draw:text-box>
      </draw:frame>
      <draw:frame draw:style-name="fr1" draw:name="Marco12" text:anchor-type="page" text:anchor-page-number="1" svg:x="0.37cm" svg:y="0.37cm" svg:width="0.741cm" draw:z-index="11">
        <draw:text-box fo:min-height="0.741cm">
          <text:p text:style-name="Text_20_body"/>
        </draw:text-box>
      </draw:frame>
      <draw:frame draw:style-name="fr1" draw:name="Marco13" text:anchor-type="page" text:anchor-page-number="1" svg:x="0.37cm" svg:y="0.37cm" svg:width="0.741cm" draw:z-index="12">
        <draw:text-box fo:min-height="0.741cm">
          <text:p text:style-name="Text_20_body"/>
        </draw:text-box>
      </draw:frame>
      <draw:frame draw:style-name="fr1" draw:name="Marco14" text:anchor-type="page" text:anchor-page-number="1" svg:x="0.37cm" svg:y="0.37cm" svg:width="0.741cm" draw:z-index="13">
        <draw:text-box fo:min-height="0.741cm">
          <text:p text:style-name="Text_20_body"/>
        </draw:text-box>
      </draw:frame>
      <draw:frame draw:style-name="fr1" draw:name="Marco15" text:anchor-type="page" text:anchor-page-number="1" svg:x="0.37cm" svg:y="0.37cm" svg:width="0.741cm" draw:z-index="14">
        <draw:text-box fo:min-height="0.741cm">
          <text:p text:style-name="Text_20_body"/>
        </draw:text-box>
      </draw:frame>
      <draw:frame draw:style-name="fr1" draw:name="Marco16" text:anchor-type="page" text:anchor-page-number="1" svg:x="0.37cm" svg:y="0.37cm" svg:width="0.741cm" draw:z-index="15">
        <draw:text-box fo:min-height="0.741cm">
          <text:p text:style-name="Text_20_body"/>
        </draw:text-box>
      </draw:frame>
      <draw:frame draw:style-name="fr1" draw:name="Marco17" text:anchor-type="page" text:anchor-page-number="1" svg:x="0.37cm" svg:y="0.37cm" svg:width="0.741cm" draw:z-index="16">
        <draw:text-box fo:min-height="0.741cm">
          <text:p text:style-name="Text_20_body"/>
        </draw:text-box>
      </draw:frame>
      <draw:frame draw:style-name="fr1" draw:name="Marco18" text:anchor-type="page" text:anchor-page-number="1" svg:x="0.37cm" svg:y="0.37cm" svg:width="0.741cm" draw:z-index="17">
        <draw:text-box fo:min-height="0.741cm">
          <text:p text:style-name="Text_20_body"/>
        </draw:text-box>
      </draw:frame>
      <draw:frame draw:style-name="fr1" draw:name="Marco19" text:anchor-type="page" text:anchor-page-number="1" svg:x="0.37cm" svg:y="0.37cm" svg:width="0.741cm" draw:z-index="18">
        <draw:text-box fo:min-height="0.741cm">
          <text:p text:style-name="Text_20_body"/>
        </draw:text-box>
      </draw:frame>
      <draw:frame draw:style-name="fr1" draw:name="Marco20" text:anchor-type="page" text:anchor-page-number="1" svg:x="0.37cm" svg:y="0.37cm" svg:width="0.741cm" draw:z-index="19">
        <draw:text-box fo:min-height="0.741cm">
          <text:p text:style-name="Text_20_body"/>
        </draw:text-box>
      </draw:frame>
      <draw:frame draw:style-name="fr1" draw:name="Marco21" text:anchor-type="page" text:anchor-page-number="1" svg:x="0.37cm" svg:y="0.37cm" svg:width="0.741cm" draw:z-index="20">
        <draw:text-box fo:min-height="0.741cm">
          <text:p text:style-name="Text_20_body"/>
        </draw:text-box>
      </draw:frame>
      <draw:frame draw:style-name="fr1" draw:name="Marco22" text:anchor-type="page" text:anchor-page-number="1" svg:x="0.37cm" svg:y="0.37cm" svg:width="0.741cm" draw:z-index="21">
        <draw:text-box fo:min-height="0.741cm">
          <text:p text:style-name="Text_20_body"/>
        </draw:text-box>
      </draw:frame>
      <draw:frame draw:style-name="fr1" draw:name="Marco23" text:anchor-type="page" text:anchor-page-number="1" svg:x="0.37cm" svg:y="0.37cm" svg:width="0.741cm" draw:z-index="22">
        <draw:text-box fo:min-height="0.741cm">
          <text:p text:style-name="Text_20_body"/>
        </draw:text-box>
      </draw:frame>
      <draw:frame draw:style-name="fr1" draw:name="Marco24" text:anchor-type="page" text:anchor-page-number="1" svg:x="0.37cm" svg:y="0.37cm" svg:width="0.741cm" draw:z-index="23">
        <draw:text-box fo:min-height="0.741cm">
          <text:p text:style-name="Text_20_body"/>
        </draw:text-box>
      </draw:frame>
      <draw:frame draw:style-name="fr1" draw:name="Marco25" text:anchor-type="page" text:anchor-page-number="1" svg:x="0.37cm" svg:y="0.37cm" svg:width="0.741cm" draw:z-index="24">
        <draw:text-box fo:min-height="0.741cm">
          <text:p text:style-name="Text_20_body"/>
        </draw:text-box>
      </draw:frame>
      <draw:frame draw:style-name="fr1" draw:name="Marco26" text:anchor-type="page" text:anchor-page-number="1" svg:x="0.37cm" svg:y="0.37cm" svg:width="0.741cm" draw:z-index="25">
        <draw:text-box fo:min-height="0.741cm">
          <text:p text:style-name="Text_20_body"/>
        </draw:text-box>
      </draw:frame>
      <draw:frame draw:style-name="fr1" draw:name="Marco27" text:anchor-type="page" text:anchor-page-number="1" svg:x="0.37cm" svg:y="0.37cm" svg:width="0.741cm" draw:z-index="26">
        <draw:text-box fo:min-height="0.741cm">
          <text:p text:style-name="Text_20_body"/>
        </draw:text-box>
      </draw:frame>
      <draw:frame draw:style-name="fr1" draw:name="Marco28" text:anchor-type="page" text:anchor-page-number="1" svg:x="0.37cm" svg:y="0.37cm" svg:width="0.741cm" draw:z-index="27">
        <draw:text-box fo:min-height="0.741cm">
          <text:p text:style-name="Text_20_body"/>
        </draw:text-box>
      </draw:frame>
      <draw:frame draw:style-name="fr1" draw:name="Marco29" text:anchor-type="page" text:anchor-page-number="1" svg:x="0.37cm" svg:y="0.37cm" svg:width="0.741cm" draw:z-index="28">
        <draw:text-box fo:min-height="0.741cm">
          <text:p text:style-name="Text_20_body"/>
        </draw:text-box>
      </draw:frame>
      <draw:frame draw:style-name="fr1" draw:name="Marco30" text:anchor-type="page" text:anchor-page-number="1" svg:x="0.37cm" svg:y="0.37cm" svg:width="0.741cm" draw:z-index="29">
        <draw:text-box fo:min-height="0.741cm">
          <text:p text:style-name="Text_20_body"/>
        </draw:text-box>
      </draw:frame>
      <draw:frame draw:style-name="fr1" draw:name="Marco31" text:anchor-type="page" text:anchor-page-number="1" svg:x="0.37cm" svg:y="0.37cm" svg:width="0.741cm" draw:z-index="30">
        <draw:text-box fo:min-height="0.741cm">
          <text:p text:style-name="Text_20_body"/>
        </draw:text-box>
      </draw:frame>
      <draw:frame draw:style-name="fr1" draw:name="Marco32" text:anchor-type="page" text:anchor-page-number="1" svg:x="0.37cm" svg:y="0.37cm" svg:width="0.741cm" draw:z-index="31">
        <draw:text-box fo:min-height="0.741cm">
          <text:p text:style-name="Text_20_body"/>
        </draw:text-box>
      </draw:frame>
      <draw:frame draw:style-name="fr1" draw:name="Marco33" text:anchor-type="page" text:anchor-page-number="1" svg:x="0.37cm" svg:y="0.37cm" svg:width="0.741cm" draw:z-index="32">
        <draw:text-box fo:min-height="0.741cm">
          <text:p text:style-name="Text_20_body"/>
        </draw:text-box>
      </draw:frame>
      <draw:frame draw:style-name="fr1" draw:name="Marco34" text:anchor-type="page" text:anchor-page-number="1" svg:x="0.37cm" svg:y="0.37cm" svg:width="0.741cm" draw:z-index="33">
        <draw:text-box fo:min-height="0.741cm">
          <text:p text:style-name="Text_20_body"/>
        </draw:text-box>
      </draw:frame>
      <draw:frame draw:style-name="fr1" draw:name="Marco35" text:anchor-type="page" text:anchor-page-number="1" svg:x="0.37cm" svg:y="0.37cm" svg:width="0.741cm" draw:z-index="34">
        <draw:text-box fo:min-height="0.741cm">
          <text:p text:style-name="Text_20_body"/>
        </draw:text-box>
      </draw:frame>
      <draw:frame draw:style-name="fr1" draw:name="Marco36" text:anchor-type="page" text:anchor-page-number="1" svg:x="0.37cm" svg:y="0.37cm" svg:width="0.741cm" draw:z-index="35">
        <draw:text-box fo:min-height="0.741cm">
          <text:p text:style-name="Text_20_body"/>
        </draw:text-box>
      </draw:frame>
      <draw:frame draw:style-name="fr1" draw:name="Marco37" text:anchor-type="page" text:anchor-page-number="1" svg:x="0.37cm" svg:y="0.37cm" svg:width="0.741cm" draw:z-index="36">
        <draw:text-box fo:min-height="0.741cm">
          <text:p text:style-name="Text_20_body"/>
        </draw:text-box>
      </draw:frame>
      <draw:frame draw:style-name="fr1" draw:name="Marco38" text:anchor-type="page" text:anchor-page-number="1" svg:x="0.37cm" svg:y="0.37cm" svg:width="0.741cm" draw:z-index="37">
        <draw:text-box fo:min-height="0.741cm">
          <text:p text:style-name="Text_20_body"/>
        </draw:text-box>
      </draw:frame>
      <draw:frame draw:style-name="fr1" draw:name="Marco39" text:anchor-type="page" text:anchor-page-number="1" svg:x="0.37cm" svg:y="0.37cm" svg:width="0.741cm" draw:z-index="38">
        <draw:text-box fo:min-height="0.741cm">
          <text:p text:style-name="Text_20_body"/>
        </draw:text-box>
      </draw:frame>
      <draw:frame draw:style-name="fr1" draw:name="Marco40" text:anchor-type="page" text:anchor-page-number="1" svg:x="0.37cm" svg:y="0.37cm" svg:width="0.741cm" draw:z-index="39">
        <draw:text-box fo:min-height="0.741cm">
          <text:p text:style-name="Text_20_body"/>
        </draw:text-box>
      </draw:frame>
      <draw:frame draw:style-name="fr1" draw:name="Marco41" text:anchor-type="page" text:anchor-page-number="1" svg:x="0.37cm" svg:y="0.37cm" svg:width="0.741cm" draw:z-index="40">
        <draw:text-box fo:min-height="0.741cm">
          <text:p text:style-name="Text_20_body"/>
        </draw:text-box>
      </draw:frame>
      <draw:frame draw:style-name="fr1" draw:name="Marco42" text:anchor-type="page" text:anchor-page-number="1" svg:x="0.37cm" svg:y="0.37cm" svg:width="0.741cm" draw:z-index="41">
        <draw:text-box fo:min-height="0.741cm">
          <text:p text:style-name="Text_20_body"/>
        </draw:text-box>
      </draw:frame>
      <draw:frame draw:style-name="fr1" draw:name="Marco43" text:anchor-type="page" text:anchor-page-number="1" svg:x="0.37cm" svg:y="0.37cm" svg:width="0.741cm" draw:z-index="42">
        <draw:text-box fo:min-height="0.741cm">
          <text:p text:style-name="Text_20_body"/>
        </draw:text-box>
      </draw:frame>
      <draw:frame draw:style-name="fr1" draw:name="Marco44" text:anchor-type="page" text:anchor-page-number="1" svg:x="0.37cm" svg:y="0.37cm" svg:width="0.741cm" draw:z-index="43">
        <draw:text-box fo:min-height="0.741cm">
          <text:p text:style-name="Text_20_body"/>
        </draw:text-box>
      </draw:frame>
      <draw:frame draw:style-name="fr1" draw:name="Marco45" text:anchor-type="page" text:anchor-page-number="1" svg:x="0.37cm" svg:y="0.37cm" svg:width="0.741cm" draw:z-index="44">
        <draw:text-box fo:min-height="0.741cm">
          <text:p text:style-name="Text_20_body"/>
        </draw:text-box>
      </draw:frame>
      <draw:frame draw:style-name="fr1" draw:name="Marco46" text:anchor-type="page" text:anchor-page-number="1" svg:x="0.37cm" svg:y="0.37cm" svg:width="0.741cm" draw:z-index="45">
        <draw:text-box fo:min-height="0.741cm">
          <text:p text:style-name="Text_20_body"/>
        </draw:text-box>
      </draw:frame>
      <draw:frame draw:style-name="fr1" draw:name="Marco47" text:anchor-type="page" text:anchor-page-number="1" svg:x="0.37cm" svg:y="0.37cm" svg:width="0.741cm" draw:z-index="46">
        <draw:text-box fo:min-height="0.741cm">
          <text:p text:style-name="Text_20_body"/>
        </draw:text-box>
      </draw:frame>
      <draw:frame draw:style-name="fr1" draw:name="Marco48" text:anchor-type="page" text:anchor-page-number="1" svg:x="0.37cm" svg:y="0.37cm" svg:width="0.741cm" draw:z-index="47">
        <draw:text-box fo:min-height="0.741cm">
          <text:p text:style-name="Text_20_body"/>
        </draw:text-box>
      </draw:frame>
      <draw:frame draw:style-name="fr1" draw:name="Marco49" text:anchor-type="page" text:anchor-page-number="1" svg:x="0.37cm" svg:y="0.37cm" svg:width="0.741cm" draw:z-index="48">
        <draw:text-box fo:min-height="0.741cm">
          <text:p text:style-name="Text_20_body"/>
        </draw:text-box>
      </draw:frame>
      <draw:frame draw:style-name="fr1" draw:name="Marco50" text:anchor-type="page" text:anchor-page-number="1" svg:x="0.37cm" svg:y="0.37cm" svg:width="0.741cm" draw:z-index="49">
        <draw:text-box fo:min-height="0.741cm">
          <text:p text:style-name="Text_20_body"/>
        </draw:text-box>
      </draw:frame>
      <draw:frame draw:style-name="fr1" draw:name="Marco51" text:anchor-type="page" text:anchor-page-number="1" svg:x="0.37cm" svg:y="0.37cm" svg:width="0.741cm" draw:z-index="50">
        <draw:text-box fo:min-height="0.741cm">
          <text:p text:style-name="Text_20_body"/>
        </draw:text-box>
      </draw:frame>
      <draw:frame draw:style-name="fr1" draw:name="Marco52" text:anchor-type="page" text:anchor-page-number="1" svg:x="0.37cm" svg:y="0.37cm" svg:width="0.741cm" draw:z-index="51">
        <draw:text-box fo:min-height="0.741cm">
          <text:p text:style-name="Text_20_body"/>
        </draw:text-box>
      </draw:frame>
      <draw:frame draw:style-name="fr1" draw:name="Marco53" text:anchor-type="page" text:anchor-page-number="1" svg:x="0.37cm" svg:y="0.37cm" svg:width="0.741cm" draw:z-index="52">
        <draw:text-box fo:min-height="0.741cm">
          <text:p text:style-name="Text_20_body"/>
        </draw:text-box>
      </draw:frame>
      <draw:frame draw:style-name="fr1" draw:name="Marco54" text:anchor-type="page" text:anchor-page-number="1" svg:x="0.37cm" svg:y="0.37cm" svg:width="0.741cm" draw:z-index="53">
        <draw:text-box fo:min-height="0.741cm">
          <text:p text:style-name="Text_20_body"/>
        </draw:text-box>
      </draw:frame>
      <draw:frame draw:style-name="fr1" draw:name="Marco55" text:anchor-type="page" text:anchor-page-number="1" svg:x="0.37cm" svg:y="0.37cm" svg:width="0.741cm" draw:z-index="54">
        <draw:text-box fo:min-height="0.741cm">
          <text:p text:style-name="Text_20_body"/>
        </draw:text-box>
      </draw:frame>
      <draw:frame draw:style-name="fr1" draw:name="Marco56" text:anchor-type="page" text:anchor-page-number="1" svg:x="0.37cm" svg:y="0.37cm" svg:width="0.741cm" draw:z-index="55">
        <draw:text-box fo:min-height="0.741cm">
          <text:p text:style-name="Text_20_body"/>
        </draw:text-box>
      </draw:frame>
      <draw:frame draw:style-name="fr1" draw:name="Marco57" text:anchor-type="page" text:anchor-page-number="1" svg:x="0.37cm" svg:y="0.37cm" svg:width="0.741cm" draw:z-index="56">
        <draw:text-box fo:min-height="0.741cm">
          <text:p text:style-name="Text_20_body"/>
        </draw:text-box>
      </draw:frame>
      <draw:frame draw:style-name="fr1" draw:name="Marco58" text:anchor-type="page" text:anchor-page-number="1" svg:x="0.37cm" svg:y="0.37cm" svg:width="0.741cm" draw:z-index="57">
        <draw:text-box fo:min-height="0.741cm">
          <text:p text:style-name="Text_20_body"/>
        </draw:text-box>
      </draw:frame>
      <draw:frame draw:style-name="fr1" draw:name="Marco59" text:anchor-type="page" text:anchor-page-number="1" svg:x="0.37cm" svg:y="0.37cm" svg:width="0.741cm" draw:z-index="58">
        <draw:text-box fo:min-height="0.741cm">
          <text:p text:style-name="Text_20_body"/>
        </draw:text-box>
      </draw:frame>
      <draw:frame draw:style-name="fr1" draw:name="Marco60" text:anchor-type="page" text:anchor-page-number="1" svg:x="0.37cm" svg:y="0.37cm" svg:width="0.741cm" draw:z-index="59">
        <draw:text-box fo:min-height="0.741cm">
          <text:p text:style-name="Text_20_body"/>
        </draw:text-box>
      </draw:frame>
      <draw:frame draw:style-name="fr1" draw:name="Marco61" text:anchor-type="page" text:anchor-page-number="1" svg:x="0.37cm" svg:y="0.37cm" svg:width="0.741cm" draw:z-index="60">
        <draw:text-box fo:min-height="0.741cm">
          <text:p text:style-name="Text_20_body"/>
        </draw:text-box>
      </draw:frame>
      <draw:frame draw:style-name="fr1" draw:name="Marco62" text:anchor-type="page" text:anchor-page-number="1" svg:x="0.37cm" svg:y="0.37cm" svg:width="0.741cm" draw:z-index="61">
        <draw:text-box fo:min-height="0.741cm">
          <text:p text:style-name="Text_20_body"/>
        </draw:text-box>
      </draw:frame>
      <draw:frame draw:style-name="fr1" draw:name="Marco63" text:anchor-type="page" text:anchor-page-number="1" svg:x="0.37cm" svg:y="0.37cm" svg:width="0.741cm" draw:z-index="62">
        <draw:text-box fo:min-height="0.741cm">
          <text:p text:style-name="Text_20_body"/>
        </draw:text-box>
      </draw:frame>
      <draw:frame draw:style-name="fr1" draw:name="Marco64" text:anchor-type="page" text:anchor-page-number="1" svg:x="0.37cm" svg:y="0.37cm" svg:width="0.741cm" draw:z-index="63">
        <draw:text-box fo:min-height="0.741cm">
          <text:p text:style-name="Text_20_body"/>
        </draw:text-box>
      </draw:frame>
      <draw:frame draw:style-name="fr1" draw:name="Marco65" text:anchor-type="page" text:anchor-page-number="1" svg:x="0.37cm" svg:y="0.37cm" svg:width="0.741cm" draw:z-index="64">
        <draw:text-box fo:min-height="0.741cm">
          <text:p text:style-name="Text_20_body"/>
        </draw:text-box>
      </draw:frame>
      <draw:frame draw:style-name="fr1" draw:name="Marco66" text:anchor-type="page" text:anchor-page-number="1" svg:x="0.37cm" svg:y="0.37cm" svg:width="0.741cm" draw:z-index="65">
        <draw:text-box fo:min-height="0.741cm">
          <text:p text:style-name="Text_20_body"/>
        </draw:text-box>
      </draw:frame>
      <draw:frame draw:style-name="fr1" draw:name="Marco67" text:anchor-type="page" text:anchor-page-number="1" svg:x="0.37cm" svg:y="0.37cm" svg:width="0.741cm" draw:z-index="66">
        <draw:text-box fo:min-height="0.741cm">
          <text:p text:style-name="Text_20_body"/>
        </draw:text-box>
      </draw:frame>
      <draw:frame draw:style-name="fr1" draw:name="Marco68" text:anchor-type="page" text:anchor-page-number="1" svg:x="0.37cm" svg:y="0.37cm" svg:width="0.741cm" draw:z-index="67">
        <draw:text-box fo:min-height="0.741cm">
          <text:p text:style-name="Text_20_body"/>
        </draw:text-box>
      </draw:frame>
      <draw:frame draw:style-name="fr1" draw:name="Marco69" text:anchor-type="page" text:anchor-page-number="1" svg:x="0.37cm" svg:y="0.37cm" svg:width="0.741cm" draw:z-index="68">
        <draw:text-box fo:min-height="0.741cm">
          <text:p text:style-name="Text_20_body"/>
        </draw:text-box>
      </draw:frame>
      <draw:frame draw:style-name="fr1" draw:name="Marco70" text:anchor-type="page" text:anchor-page-number="1" svg:x="0.37cm" svg:y="0.37cm" svg:width="0.741cm" draw:z-index="69">
        <draw:text-box fo:min-height="0.741cm">
          <text:p text:style-name="Text_20_body"/>
        </draw:text-box>
      </draw:frame>
      <draw:frame draw:style-name="fr1" draw:name="Marco71" text:anchor-type="page" text:anchor-page-number="1" svg:x="0.37cm" svg:y="0.37cm" svg:width="0.741cm" draw:z-index="70">
        <draw:text-box fo:min-height="0.741cm">
          <text:p text:style-name="Text_20_body"/>
        </draw:text-box>
      </draw:frame>
      <draw:frame draw:style-name="fr1" draw:name="Marco72" text:anchor-type="page" text:anchor-page-number="1" svg:x="0.37cm" svg:y="0.37cm" svg:width="0.741cm" draw:z-index="71">
        <draw:text-box fo:min-height="0.741cm">
          <text:p text:style-name="Text_20_body"/>
        </draw:text-box>
      </draw:frame>
      <draw:frame draw:style-name="fr1" draw:name="Marco73" text:anchor-type="page" text:anchor-page-number="1" svg:x="0.37cm" svg:y="0.37cm" svg:width="0.741cm" draw:z-index="72">
        <draw:text-box fo:min-height="0.741cm">
          <text:p text:style-name="Text_20_body"/>
        </draw:text-box>
      </draw:frame>
      <draw:frame draw:style-name="fr1" draw:name="Marco74" text:anchor-type="page" text:anchor-page-number="1" svg:x="0.37cm" svg:y="0.37cm" svg:width="0.741cm" draw:z-index="73">
        <draw:text-box fo:min-height="0.741cm">
          <text:p text:style-name="Text_20_body"/>
        </draw:text-box>
      </draw:frame>
      <draw:frame draw:style-name="fr1" draw:name="Marco75" text:anchor-type="page" text:anchor-page-number="1" svg:x="0.37cm" svg:y="0.37cm" svg:width="0.741cm" draw:z-index="74">
        <draw:text-box fo:min-height="0.741cm">
          <text:p text:style-name="Text_20_body"/>
        </draw:text-box>
      </draw:frame>
      <draw:frame draw:style-name="fr1" draw:name="Marco76" text:anchor-type="page" text:anchor-page-number="1" svg:x="0.37cm" svg:y="0.37cm" svg:width="0.741cm" draw:z-index="75">
        <draw:text-box fo:min-height="0.741cm">
          <text:p text:style-name="Text_20_body"/>
        </draw:text-box>
      </draw:frame>
      <draw:frame draw:style-name="fr1" draw:name="Marco77" text:anchor-type="page" text:anchor-page-number="1" svg:x="0.37cm" svg:y="0.37cm" svg:width="0.741cm" draw:z-index="76">
        <draw:text-box fo:min-height="0.741cm">
          <text:p text:style-name="Text_20_body"/>
        </draw:text-box>
      </draw:frame>
      <draw:frame draw:style-name="fr1" draw:name="Marco78" text:anchor-type="page" text:anchor-page-number="1" svg:x="0.37cm" svg:y="0.37cm" svg:width="0.741cm" draw:z-index="77">
        <draw:text-box fo:min-height="0.741cm">
          <text:p text:style-name="Text_20_body"/>
        </draw:text-box>
      </draw:frame>
      <draw:frame draw:style-name="fr1" draw:name="Marco79" text:anchor-type="page" text:anchor-page-number="1" svg:x="0.37cm" svg:y="0.37cm" svg:width="0.741cm" draw:z-index="78">
        <draw:text-box fo:min-height="0.741cm">
          <text:p text:style-name="Text_20_body"/>
        </draw:text-box>
      </draw:frame>
      <draw:frame draw:style-name="fr1" draw:name="Marco80" text:anchor-type="page" text:anchor-page-number="1" svg:x="0.37cm" svg:y="0.37cm" svg:width="0.741cm" draw:z-index="79">
        <draw:text-box fo:min-height="0.741cm">
          <text:p text:style-name="Text_20_body"/>
        </draw:text-box>
      </draw:frame>
      <draw:frame draw:style-name="fr1" draw:name="Marco81" text:anchor-type="page" text:anchor-page-number="1" svg:x="0.37cm" svg:y="0.37cm" svg:width="0.741cm" draw:z-index="80">
        <draw:text-box fo:min-height="0.741cm">
          <text:p text:style-name="Text_20_body"/>
        </draw:text-box>
      </draw:frame>
      <draw:frame draw:style-name="fr1" draw:name="Marco82" text:anchor-type="page" text:anchor-page-number="1" svg:x="0.37cm" svg:y="0.37cm" svg:width="0.741cm" draw:z-index="81">
        <draw:text-box fo:min-height="0.741cm">
          <text:p text:style-name="Text_20_body"/>
        </draw:text-box>
      </draw:frame>
      <draw:frame draw:style-name="fr1" draw:name="Marco83" text:anchor-type="page" text:anchor-page-number="1" svg:x="0.37cm" svg:y="0.37cm" svg:width="0.741cm" draw:z-index="82">
        <draw:text-box fo:min-height="0.741cm">
          <text:p text:style-name="Text_20_body"/>
        </draw:text-box>
      </draw:frame>
      <draw:frame draw:style-name="fr1" draw:name="Marco84" text:anchor-type="page" text:anchor-page-number="1" svg:x="0.37cm" svg:y="0.37cm" svg:width="0.741cm" draw:z-index="83">
        <draw:text-box fo:min-height="0.741cm">
          <text:p text:style-name="Text_20_body"/>
        </draw:text-box>
      </draw:frame>
      <draw:frame draw:style-name="fr1" draw:name="Marco85" text:anchor-type="page" text:anchor-page-number="1" svg:x="0.37cm" svg:y="0.37cm" svg:width="0.741cm" draw:z-index="84">
        <draw:text-box fo:min-height="0.741cm">
          <text:p text:style-name="Text_20_body"/>
        </draw:text-box>
      </draw:frame>
      <draw:frame draw:style-name="fr1" draw:name="Marco86" text:anchor-type="page" text:anchor-page-number="1" svg:x="0.37cm" svg:y="0.37cm" svg:width="0.741cm" draw:z-index="85">
        <draw:text-box fo:min-height="0.741cm">
          <text:p text:style-name="Text_20_body"/>
        </draw:text-box>
      </draw:frame>
      <draw:frame draw:style-name="fr1" draw:name="Marco87" text:anchor-type="page" text:anchor-page-number="1" svg:x="0.37cm" svg:y="0.37cm" svg:width="0.741cm" draw:z-index="86">
        <draw:text-box fo:min-height="0.741cm">
          <text:p text:style-name="Text_20_body"/>
        </draw:text-box>
      </draw:frame>
      <draw:frame draw:style-name="fr1" draw:name="Marco88" text:anchor-type="page" text:anchor-page-number="1" svg:x="0.37cm" svg:y="0.37cm" svg:width="0.741cm" draw:z-index="87">
        <draw:text-box fo:min-height="0.741cm">
          <text:p text:style-name="Text_20_body"/>
        </draw:text-box>
      </draw:frame>
      <draw:frame draw:style-name="fr1" draw:name="Marco89" text:anchor-type="page" text:anchor-page-number="1" svg:x="0.37cm" svg:y="0.37cm" svg:width="0.741cm" draw:z-index="88">
        <draw:text-box fo:min-height="0.741cm">
          <text:p text:style-name="Text_20_body"/>
        </draw:text-box>
      </draw:frame>
      <draw:frame draw:style-name="fr1" draw:name="Marco90" text:anchor-type="page" text:anchor-page-number="1" svg:x="0.37cm" svg:y="0.37cm" svg:width="0.741cm" draw:z-index="89">
        <draw:text-box fo:min-height="0.741cm">
          <text:p text:style-name="Text_20_body"/>
        </draw:text-box>
      </draw:frame>
      <draw:frame draw:style-name="fr1" draw:name="Marco91" text:anchor-type="page" text:anchor-page-number="1" svg:x="0.37cm" svg:y="0.37cm" svg:width="0.741cm" draw:z-index="90">
        <draw:text-box fo:min-height="0.741cm">
          <text:p text:style-name="Text_20_body"/>
        </draw:text-box>
      </draw:frame>
      <draw:frame draw:style-name="fr1" draw:name="Marco92" text:anchor-type="page" text:anchor-page-number="1" svg:x="0.37cm" svg:y="0.37cm" svg:width="0.741cm" draw:z-index="91">
        <draw:text-box fo:min-height="0.741cm">
          <text:p text:style-name="Text_20_body"/>
        </draw:text-box>
      </draw:frame>
      <draw:frame draw:style-name="fr1" draw:name="Marco93" text:anchor-type="page" text:anchor-page-number="1" svg:x="0.37cm" svg:y="0.37cm" svg:width="0.741cm" draw:z-index="92">
        <draw:text-box fo:min-height="0.741cm">
          <text:p text:style-name="Text_20_body"/>
        </draw:text-box>
      </draw:frame>
      <draw:frame draw:style-name="fr1" draw:name="Marco94" text:anchor-type="page" text:anchor-page-number="1" svg:x="0.37cm" svg:y="0.37cm" svg:width="0.741cm" draw:z-index="93">
        <draw:text-box fo:min-height="0.741cm">
          <text:p text:style-name="Text_20_body"/>
        </draw:text-box>
      </draw:frame>
      <draw:frame draw:style-name="fr1" draw:name="Marco95" text:anchor-type="page" text:anchor-page-number="1" svg:x="0.37cm" svg:y="0.37cm" svg:width="0.741cm" draw:z-index="94">
        <draw:text-box fo:min-height="0.741cm">
          <text:p text:style-name="Text_20_body"/>
        </draw:text-box>
      </draw:frame>
      <draw:frame draw:style-name="fr1" draw:name="Marco96" text:anchor-type="page" text:anchor-page-number="1" svg:x="0.37cm" svg:y="0.37cm" svg:width="0.741cm" draw:z-index="95">
        <draw:text-box fo:min-height="0.741cm">
          <text:p text:style-name="Text_20_body"/>
        </draw:text-box>
      </draw:frame>
      <draw:frame draw:style-name="fr1" draw:name="Marco97" text:anchor-type="page" text:anchor-page-number="1" svg:x="0.37cm" svg:y="0.37cm" svg:width="0.741cm" draw:z-index="96">
        <draw:text-box fo:min-height="0.741cm">
          <text:p text:style-name="Text_20_body"/>
        </draw:text-box>
      </draw:frame>
      <draw:frame draw:style-name="fr1" draw:name="Marco98" text:anchor-type="page" text:anchor-page-number="1" svg:x="0.37cm" svg:y="0.37cm" svg:width="0.741cm" draw:z-index="97">
        <draw:text-box fo:min-height="0.741cm">
          <text:p text:style-name="Text_20_body"/>
        </draw:text-box>
      </draw:frame>
      <draw:frame draw:style-name="fr1" draw:name="Marco99" text:anchor-type="page" text:anchor-page-number="1" svg:x="0.37cm" svg:y="0.37cm" svg:width="0.741cm" draw:z-index="98">
        <draw:text-box fo:min-height="0.741cm">
          <text:p text:style-name="Text_20_body"/>
        </draw:text-box>
      </draw:frame>
      <draw:frame draw:style-name="fr1" draw:name="Marco100" text:anchor-type="page" text:anchor-page-number="1" svg:x="0.37cm" svg:y="0.37cm" svg:width="0.741cm" draw:z-index="99">
        <draw:text-box fo:min-height="0.741cm">
          <text:p text:style-name="Text_20_body"/>
        </draw:text-box>
      </draw:frame>
      <draw:frame draw:style-name="fr1" draw:name="Marco101" text:anchor-type="page" text:anchor-page-number="1" svg:x="0.37cm" svg:y="0.37cm" svg:width="0.741cm" draw:z-index="100">
        <draw:text-box fo:min-height="0.741cm">
          <text:p text:style-name="Text_20_body"/>
        </draw:text-box>
      </draw:frame>
      <draw:frame draw:style-name="fr1" draw:name="Marco102" text:anchor-type="page" text:anchor-page-number="1" svg:x="0.37cm" svg:y="0.37cm" svg:width="0.741cm" draw:z-index="101">
        <draw:text-box fo:min-height="0.741cm">
          <text:p text:style-name="Text_20_body"/>
        </draw:text-box>
      </draw:frame>
      <draw:frame draw:style-name="fr1" draw:name="Marco103" text:anchor-type="page" text:anchor-page-number="1" svg:x="0.37cm" svg:y="0.37cm" svg:width="0.741cm" draw:z-index="102">
        <draw:text-box fo:min-height="0.741cm">
          <text:p text:style-name="Text_20_body"/>
        </draw:text-box>
      </draw:frame>
      <draw:frame draw:style-name="fr1" draw:name="Marco104" text:anchor-type="page" text:anchor-page-number="1" svg:x="0.37cm" svg:y="0.37cm" svg:width="0.741cm" draw:z-index="103">
        <draw:text-box fo:min-height="0.741cm">
          <text:p text:style-name="Text_20_body"/>
        </draw:text-box>
      </draw:frame>
      <draw:frame draw:style-name="fr1" draw:name="Marco105" text:anchor-type="page" text:anchor-page-number="1" svg:x="0.37cm" svg:y="0.37cm" svg:width="0.741cm" draw:z-index="104">
        <draw:text-box fo:min-height="0.741cm">
          <text:p text:style-name="Text_20_body"/>
        </draw:text-box>
      </draw:frame>
      <draw:frame draw:style-name="fr1" draw:name="Marco106" text:anchor-type="page" text:anchor-page-number="1" svg:x="0.37cm" svg:y="0.37cm" svg:width="0.741cm" draw:z-index="105">
        <draw:text-box fo:min-height="0.741cm">
          <text:p text:style-name="Text_20_body"/>
        </draw:text-box>
      </draw:frame>
      <draw:frame draw:style-name="fr1" draw:name="Marco107" text:anchor-type="page" text:anchor-page-number="1" svg:x="0.37cm" svg:y="0.37cm" svg:width="0.741cm" draw:z-index="106">
        <draw:text-box fo:min-height="0.741cm">
          <text:p text:style-name="Text_20_body"/>
        </draw:text-box>
      </draw:frame>
      <draw:frame draw:style-name="fr1" draw:name="Marco108" text:anchor-type="page" text:anchor-page-number="1" svg:x="0.37cm" svg:y="0.37cm" svg:width="0.741cm" draw:z-index="107">
        <draw:text-box fo:min-height="0.741cm">
          <text:p text:style-name="Text_20_body"/>
        </draw:text-box>
      </draw:frame>
      <draw:frame draw:style-name="fr1" draw:name="Marco109" text:anchor-type="page" text:anchor-page-number="1" svg:x="0.37cm" svg:y="0.37cm" svg:width="0.741cm" draw:z-index="108">
        <draw:text-box fo:min-height="0.741cm">
          <text:p text:style-name="Text_20_body"/>
        </draw:text-box>
      </draw:frame>
      <draw:frame draw:style-name="fr1" draw:name="Marco110" text:anchor-type="page" text:anchor-page-number="1" svg:x="0.37cm" svg:y="0.37cm" svg:width="0.741cm" draw:z-index="109">
        <draw:text-box fo:min-height="0.741cm">
          <text:p text:style-name="Text_20_body"/>
        </draw:text-box>
      </draw:frame>
      <draw:frame draw:style-name="fr1" draw:name="Marco111" text:anchor-type="page" text:anchor-page-number="1" svg:x="0.344cm" svg:y="0.344cm" svg:width="0.741cm" draw:z-index="110">
        <draw:text-box fo:min-height="0.741cm">
          <text:p text:style-name="Text_20_body"/>
        </draw:text-box>
      </draw:frame>
      <draw:frame draw:style-name="fr1" draw:name="Marco112" text:anchor-type="page" text:anchor-page-number="1" svg:x="0.37cm" svg:y="0.37cm" svg:width="0.741cm" draw:z-index="111">
        <draw:text-box fo:min-height="0.741cm">
          <text:p text:style-name="Text_20_body"/>
        </draw:text-box>
      </draw:frame>
      <draw:frame draw:style-name="fr1" draw:name="Marco113" text:anchor-type="page" text:anchor-page-number="1" svg:x="0.37cm" svg:y="0.37cm" svg:width="0.741cm" draw:z-index="112">
        <draw:text-box fo:min-height="0.741cm">
          <text:p text:style-name="Text_20_body"/>
        </draw:text-box>
      </draw:frame>
      <draw:frame draw:style-name="fr1" draw:name="Marco114" text:anchor-type="page" text:anchor-page-number="1" svg:x="0.37cm" svg:y="0.37cm" svg:width="0.741cm" draw:z-index="113">
        <draw:text-box fo:min-height="0.741cm">
          <text:p text:style-name="Text_20_body"/>
        </draw:text-box>
      </draw:frame>
      <draw:frame draw:style-name="fr1" draw:name="Marco115" text:anchor-type="page" text:anchor-page-number="1" svg:x="0.37cm" svg:y="0.37cm" svg:width="0.741cm" draw:z-index="114">
        <draw:text-box fo:min-height="0.741cm">
          <text:p text:style-name="Text_20_body"/>
        </draw:text-box>
      </draw:frame>
      <draw:frame draw:style-name="fr1" draw:name="Marco116" text:anchor-type="page" text:anchor-page-number="1" svg:x="0.37cm" svg:y="0.37cm" svg:width="0.741cm" draw:z-index="115">
        <draw:text-box fo:min-height="0.741cm">
          <text:p text:style-name="Text_20_body"/>
        </draw:text-box>
      </draw:frame>
      <draw:frame draw:style-name="fr1" draw:name="Marco117" text:anchor-type="page" text:anchor-page-number="1" svg:x="0.37cm" svg:y="0.37cm" svg:width="0.741cm" draw:z-index="116">
        <draw:text-box fo:min-height="0.741cm">
          <text:p text:style-name="Text_20_body"/>
        </draw:text-box>
      </draw:frame>
      <draw:frame draw:style-name="fr1" draw:name="Marco118" text:anchor-type="page" text:anchor-page-number="1" svg:x="0.37cm" svg:y="0.37cm" svg:width="0.741cm" draw:z-index="117">
        <draw:text-box fo:min-height="0.741cm">
          <text:p text:style-name="Text_20_body"/>
        </draw:text-box>
      </draw:frame>
      <draw:frame draw:style-name="fr1" draw:name="Marco119" text:anchor-type="page" text:anchor-page-number="1" svg:x="0.37cm" svg:y="0.37cm" svg:width="0.741cm" draw:z-index="118">
        <draw:text-box fo:min-height="0.741cm">
          <text:p text:style-name="Text_20_body"/>
        </draw:text-box>
      </draw:frame>
      <draw:frame draw:style-name="fr1" draw:name="Marco120" text:anchor-type="page" text:anchor-page-number="1" svg:x="0.37cm" svg:y="0.37cm" svg:width="0.741cm" draw:z-index="119">
        <draw:text-box fo:min-height="0.741cm">
          <text:p text:style-name="Text_20_body"/>
        </draw:text-box>
      </draw:frame>
      <draw:frame draw:style-name="fr1" draw:name="Marco121" text:anchor-type="page" text:anchor-page-number="1" svg:x="0.37cm" svg:y="0.37cm" svg:width="0.741cm" draw:z-index="120">
        <draw:text-box fo:min-height="0.741cm">
          <text:p text:style-name="Text_20_body"/>
        </draw:text-box>
      </draw:frame>
      <draw:frame draw:style-name="fr1" draw:name="Marco122" text:anchor-type="page" text:anchor-page-number="1" svg:x="0.37cm" svg:y="0.37cm" svg:width="0.741cm" draw:z-index="121">
        <draw:text-box fo:min-height="0.741cm">
          <text:p text:style-name="Text_20_body"/>
        </draw:text-box>
      </draw:frame>
      <draw:frame draw:style-name="fr1" draw:name="Marco123" text:anchor-type="page" text:anchor-page-number="1" svg:x="0.37cm" svg:y="0.37cm" svg:width="0.741cm" draw:z-index="122">
        <draw:text-box fo:min-height="0.741cm">
          <text:p text:style-name="Text_20_body"/>
        </draw:text-box>
      </draw:frame>
      <text:h text:style-name="Heading_20_2" text:outline-level="2">Curso: PostgreSQL Profesional</text:h>
      <text:p text:style-name="Text_20_body"><text:span text:style-name="Strong_20_Emphasis">Duración sugerida:</text:span> 40 horas (teoría + práctica)<text:line-break/><text:span text:style-name="Strong_20_Emphasis">Nivel:</text:span> Intermedio a Avanzado<text:line-break/><text:span text:style-name="Strong_20_Emphasis">Requisitos:</text:span> Conocimientos básicos de SQL y bases de datos relacionales.</text:p>
      <text:p text:style-name="Horizontal_20_Line"/>
      <text:h text:style-name="Heading_20_3" text:outline-level="3">Módulo 1: Arquitectura de PostgreSQL (6 horas)</text:h>
      <text:p text:style-name="Text_20_body"><text:span text:style-name="Strong_20_Emphasis">1.1. Introducción a la arquitectura</text:span></text:p>
      <text:list xml:id="list3800840919" text:style-name="L1">
        <text:list-item>
          <text:p text:style-name="Text_20_body">Modelo cliente/servidor</text:p>
        </text:list-item>
        <text:list-item>
          <text:p text:style-name="Text_20_body">Procesos postmaster, background writer, WAL writer, autovacuum, stats collector</text:p>
        </text:list-item>
        <text:list-item>
          <text:p text:style-name="Text_20_body">Memoria compartida: shared buffers, wal buffers, work_mem, maintenance_work_mem</text:p>
        </text:list-item>
      </text:list>
      <text:p text:style-name="Text_20_body"><text:span text:style-name="Strong_20_Emphasis">1.2. Estructura de almacenamiento</text:span></text:p>
      <text:list xml:id="list1687482732" text:style-name="L2">
        <text:list-item>
          <text:p text:style-name="Text_20_body">Tablespaces físicos y lógicos</text:p>
        </text:list-item>
        <text:list-item>
          <text:p text:style-name="Text_20_body">Estructura de una base de datos: OID, pg_class, pg_attribute</text:p>
        </text:list-item>
        <text:list-item>
          <text:p text:style-name="Text_20_body">Segmentos, extensiones, bloques (8 KB por defecto)</text:p>
        </text:list-item>
        <text:list-item>
          <text:p text:style-name="Text_20_body">TOAST (The Oversized-Attribute Storage Technique)</text:p>
        </text:list-item>
      </text:list>
      <text:p text:style-name="Text_20_body"><text:span text:style-name="Strong_20_Emphasis">1.3. Índices internos</text:span></text:p>
      <text:list xml:id="list1472129777" text:style-name="L3">
        <text:list-item>
          <text:p text:style-name="Text_20_body">B-Tree, Hash, GIN, GiST, BRIN, SP-GiST</text:p>
        </text:list-item>
        <text:list-item>
          <text:p text:style-name="Text_20_body">Cuando usar cada tipo (ejemplos prácticos)</text:p>
        </text:list-item>
      </text:list>
      <text:p text:style-name="Text_20_body"><text:span text:style-name="Strong_20_Emphasis">1.4. MVCC (Multiversion Concurrency Control)</text:span></text:p>
      <text:list xml:id="list3890667817" text:style-name="L4">
        <text:list-item>
          <text:p text:style-name="Text_20_body">Cómo PostgreSQL maneja concurrencia sin bloqueos de lectura</text:p>
        </text:list-item>
        <text:list-item>
          <text:p text:style-name="Text_20_body">xmin, xmax, cid, ctid</text:p>
        </text:list-item>
        <text:list-item>
          <text:p text:style-name="Text_20_body">Visibilidad y limpieza de tuplas muertas (dead tuples)</text:p>
        </text:list-item>
      </text:list>
      <text:p text:style-name="Text_20_body"><text:span text:style-name="Strong_20_Emphasis">Ejercicio:</text:span> Identificar procesos del sistema, ver configuración de memoria y crear un tablespace.</text:p>
      <text:p text:style-name="Horizontal_20_Line"/>
      <text:h text:style-name="Heading_20_3" text:outline-level="3">Módulo 2: Mantenimiento y Administración (8 horas)</text:h>
      <text:p text:style-name="Text_20_body"><text:span text:style-name="Strong_20_Emphasis">2.1. Configuración del servidor (postgresql.conf, pg_hba.conf)</text:span></text:p>
      <text:list xml:id="list433244820" text:style-name="L5">
        <text:list-item>
          <text:p text:style-name="Text_20_body">Parámetros críticos: shared_buffers, effective_cache_size, max_connections</text:p>
        </text:list-item>
        <text:list-item>
          <text:p text:style-name="Text_20_body">Autovacuum: umbrales, escala, workers</text:p>
        </text:list-item>
        <text:list-item>
          <text:p text:style-name="Text_20_body">Logging: log_statement, log_min_duration_statement</text:p>
        </text:list-item>
      </text:list>
      <text:p text:style-name="Text_20_body"><text:span text:style-name="Strong_20_Emphasis">2.2. Vacuum y Analyze</text:span></text:p>
      <text:list xml:id="list1185295223" text:style-name="L6">
        <text:list-item>
          <text:p text:style-name="Text_20_body"><text:soft-page-break/>VACUUM, VACUUM FULL, VACUUM FREEZE</text:p>
        </text:list-item>
        <text:list-item>
          <text:p text:style-name="Text_20_body">ANALYZE y estadísticas del planner</text:p>
        </text:list-item>
        <text:list-item>
          <text:p text:style-name="Text_20_body">Monitoreo de tablas con pg_stat_user_tables</text:p>
        </text:list-item>
      </text:list>
      <text:p text:style-name="Text_20_body"><text:span text:style-name="Strong_20_Emphasis">2.3. Reindexación y bloat</text:span></text:p>
      <text:list xml:id="list2582852392" text:style-name="L7">
        <text:list-item>
          <text:p text:style-name="Text_20_body">REINDEX, REINDEX CONCURRENTLY</text:p>
        </text:list-item>
        <text:list-item>
          <text:p text:style-name="Text_20_body">Detectar bloat en índices y tablas</text:p>
        </text:list-item>
      </text:list>
      <text:p text:style-name="Text_20_body"><text:span text:style-name="Strong_20_Emphasis">2.4. Backup y recuperación</text:span></text:p>
      <text:list xml:id="list3188644798" text:style-name="L8">
        <text:list-item>
          <text:p text:style-name="Text_20_body">pg_dump / pg_dumpall (lógicos)</text:p>
        </text:list-item>
        <text:list-item>
          <text:p text:style-name="Text_20_body">PITR (Point-In-Time Recovery) con WAL archiving</text:p>
        </text:list-item>
        <text:list-item>
          <text:p text:style-name="Text_20_body">pg_basebackup y replicación física</text:p>
        </text:list-item>
      </text:list>
      <text:p text:style-name="Text_20_body"><text:span text:style-name="Strong_20_Emphasis">2.5. Monitoreo y tuning</text:span></text:p>
      <text:list xml:id="list1193343924" text:style-name="L9">
        <text:list-item>
          <text:p text:style-name="Text_20_body">pg_stat_activity, pg_locks, pg_stat_bgwriter</text:p>
        </text:list-item>
        <text:list-item>
          <text:p text:style-name="Text_20_body">Extensiones: pg_stat_statements, auto_explain</text:p>
        </text:list-item>
        <text:list-item>
          <text:p text:style-name="Text_20_body">Identificar consultas lentas y cuellos de botella</text:p>
        </text:list-item>
      </text:list>
      <text:p text:style-name="Text_20_body"><text:span text:style-name="Strong_20_Emphasis">Proyecto práctico:</text:span> Configurar autovacuum óptimo, detectar dead tuples, hacer backup full + incremental.</text:p>
      <text:p text:style-name="Horizontal_20_Line"/>
      <text:h text:style-name="Heading_20_3" text:outline-level="3">Módulo 3: Consultas Básicas y Fundamentos SQL (6 horas)</text:h>
      <text:p text:style-name="Text_20_body"><text:span text:style-name="Strong_20_Emphasis">3.1. Repaso de SELECT, INSERT, UPDATE, DELETE</text:span></text:p>
      <text:list xml:id="list184425015" text:style-name="L10">
        <text:list-item>
          <text:p text:style-name="Text_20_body">WHERE, ORDER BY, LIMIT, OFFSET</text:p>
        </text:list-item>
        <text:list-item>
          <text:p text:style-name="Text_20_body">JOIN: INNER, LEFT, RIGHT, FULL, CROSS, NATURAL</text:p>
        </text:list-item>
        <text:list-item>
          <text:p text:style-name="Text_20_body">Subconsultas escalares, de fila, de tabla, correlacionadas</text:p>
        </text:list-item>
      </text:list>
      <text:p text:style-name="Text_20_body"><text:span text:style-name="Strong_20_Emphasis">3.2. Filtros avanzados</text:span></text:p>
      <text:list xml:id="list2589605785" text:style-name="L11">
        <text:list-item>
          <text:p text:style-name="Text_20_body">ANY, ALL, EXISTS, IN, BETWEEN, LIKE, ILIKE</text:p>
        </text:list-item>
        <text:list-item>
          <text:p text:style-name="Text_20_body">Operadores de rango y JSON (-&gt;, -&gt;&gt;, @&gt;)</text:p>
        </text:list-item>
      </text:list>
      <text:p text:style-name="Text_20_body"><text:span text:style-name="Strong_20_Emphasis">3.3. Restricciones de integridad</text:span></text:p>
      <text:list xml:id="list4208560509" text:style-name="L12">
        <text:list-item>
          <text:p text:style-name="Text_20_body">PRIMARY KEY, FOREIGN KEY, UNIQUE, CHECK, EXCLUDE</text:p>
        </text:list-item>
        <text:list-item>
          <text:p text:style-name="Text_20_body">ON DELETE CASCADE, SET NULL, etc.</text:p>
        </text:list-item>
      </text:list>
      <text:p text:style-name="Text_20_body"><text:span text:style-name="Strong_20_Emphasis">Ejercicios:</text:span> Crear esquema de ventas, clientes, productos. Realizar JOINs complejos y subconsultas.</text:p>
      <text:p text:style-name="Horizontal_20_Line"/>
      <text:h text:style-name="Heading_20_3" text:outline-level="3"><text:soft-page-break/>Módulo 4: Funciones de Agregación (4 horas)</text:h>
      <text:p text:style-name="Text_20_body"><text:span text:style-name="Strong_20_Emphasis">4.1. Agregaciones estándar</text:span></text:p>
      <text:list xml:id="list347166101" text:style-name="L13">
        <text:list-item>
          <text:p text:style-name="Text_20_body">COUNT, SUM, AVG, MIN, MAX, STRING_AGG, ARRAY_AGG</text:p>
        </text:list-item>
        <text:list-item>
          <text:p text:style-name="Text_20_body">GROUP BY con múltiples columnas y expresiones</text:p>
        </text:list-item>
      </text:list>
      <text:p text:style-name="Text_20_body"><text:span text:style-name="Strong_20_Emphasis">4.2. Filtrado sobre agregaciones</text:span></text:p>
      <text:list xml:id="list3833063363" text:style-name="L14">
        <text:list-item>
          <text:p text:style-name="Text_20_body">HAVING vs WHERE</text:p>
        </text:list-item>
        <text:list-item>
          <text:p text:style-name="Text_20_body">Agregaciones con condiciones (FILTER clause)</text:p>
          <text:p text:style-name="Text_20_body">sql</text:p>
          <text:p text:style-name="Preformatted_20_Text">SUM(venta) FILTER (WHERE fecha &gt;= '2024-01-01')</text:p>
        </text:list-item>
      </text:list>
      <text:p text:style-name="Text_20_body"><text:span text:style-name="Strong_20_Emphasis">4.3. GROUPING SETS, ROLLUP, CUBE</text:span></text:p>
      <text:list xml:id="list1481557199" text:style-name="L15">
        <text:list-item>
          <text:p text:style-name="Text_20_body">Subtotales y totales múltiples</text:p>
        </text:list-item>
        <text:list-item>
          <text:p text:style-name="Text_20_body">GROUPING() para identificar filas de subtotal</text:p>
        </text:list-item>
      </text:list>
      <text:p text:style-name="Text_20_body"><text:span text:style-name="Strong_20_Emphasis">Ejemplo práctico:</text:span><text:line-break/>Calcular ventas totales, por mes, por categoría, y subtotales jerárquicos.</text:p>
      <text:p text:style-name="Horizontal_20_Line"/>
      <text:h text:style-name="Heading_20_3" text:outline-level="3">Módulo 5: Funciones de Ventana (Window Functions) (6 horas)</text:h>
      <text:p text:style-name="Text_20_body"><text:span text:style-name="Strong_20_Emphasis">5.1. Conceptos básicos</text:span></text:p>
      <text:list xml:id="list1635076189" text:style-name="L16">
        <text:list-item>
          <text:p text:style-name="Text_20_body">PARTITION BY, ORDER BY dentro de OVER()</text:p>
        </text:list-item>
        <text:list-item>
          <text:p text:style-name="Text_20_body">ROW_NUMBER(), RANK(), DENSE_RANK()</text:p>
        </text:list-item>
        <text:list-item>
          <text:p text:style-name="Text_20_body">LAG(), LEAD(), FIRST_VALUE(), LAST_VALUE()</text:p>
        </text:list-item>
      </text:list>
      <text:p text:style-name="Text_20_body"><text:span text:style-name="Strong_20_Emphasis">5.2. Marcos (frames)</text:span></text:p>
      <text:list xml:id="list2836797258" text:style-name="L17">
        <text:list-item>
          <text:p text:style-name="Text_20_body">ROWS vs RANGE vs GROUPS</text:p>
        </text:list-item>
        <text:list-item>
          <text:p text:style-name="Text_20_body">BETWEEN UNBOUNDED PRECEDING AND CURRENT ROW</text:p>
        </text:list-item>
        <text:list-item>
          <text:p text:style-name="Text_20_body">Ejemplos: promedio móvil, acumulados, delta entre filas</text:p>
        </text:list-item>
      </text:list>
      <text:p text:style-name="Text_20_body"><text:span text:style-name="Strong_20_Emphasis">5.3. Agregaciones como ventana</text:span></text:p>
      <text:list xml:id="list2531541184" text:style-name="L18">
        <text:list-item>
          <text:p text:style-name="Text_20_body">SUM(...) OVER(PARTITION BY ...)</text:p>
        </text:list-item>
        <text:list-item>
          <text:p text:style-name="Text_20_body">Comparación con GROUP BY tradicional</text:p>
        </text:list-item>
      </text:list>
      <text:p text:style-name="Text_20_body"><text:span text:style-name="Strong_20_Emphasis">5.4. Casos de uso reales</text:span></text:p>
      <text:list xml:id="list3839341388" text:style-name="L19">
        <text:list-item>
          <text:p text:style-name="Text_20_body">Ranking de ventas por región</text:p>
        </text:list-item>
        <text:list-item>
          <text:p text:style-name="Text_20_body">Diferencia de días entre compras de un cliente</text:p>
        </text:list-item>
        <text:list-item>
          <text:p text:style-name="Text_20_body">Porcentaje del total por categoría</text:p>
        </text:list-item>
        <text:list-item>
          <text:p text:style-name="Text_20_body"><text:soft-page-break/>Detectar duplicados con ROW_NUMBER()</text:p>
        </text:list-item>
      </text:list>
      <text:p text:style-name="Text_20_body"><text:span text:style-name="Strong_20_Emphasis">Ejercicio intensivo:</text:span><text:line-break/>Sobre tabla de transacciones financieras, calcular saldo acumulado, ranking mensual, comparación mes anterior.</text:p>
      <text:p text:style-name="Horizontal_20_Line"/>
      <text:h text:style-name="Heading_20_3" text:outline-level="3">Módulo 6: Consultas Avanzadas y Optimización (6 horas)</text:h>
      <text:p text:style-name="Text_20_body"><text:span text:style-name="Strong_20_Emphasis">6.1. CTE (Common Table Expressions)</text:span></text:p>
      <text:list xml:id="list1187532356" text:style-name="L20">
        <text:list-item>
          <text:p text:style-name="Text_20_body">WITH ... AS (simple y múltiple)</text:p>
        </text:list-item>
        <text:list-item>
          <text:p text:style-name="Text_20_body">CTE recursivas (grafos, árboles, series numéricas)</text:p>
          <text:p text:style-name="Text_20_body">sql</text:p>
          <text:p text:style-name="Preformatted_20_Text">WITH RECURSIVE empleados_arbol AS (...)</text:p>
        </text:list-item>
      </text:list>
      <text:p text:style-name="Text_20_body"><text:span text:style-name="Strong_20_Emphasis">6.2. Consultas sobre JSON y JSONB</text:span></text:p>
      <text:list xml:id="list2659265092" text:style-name="L21">
        <text:list-item>
          <text:p text:style-name="Text_20_body">jsonb_path_query, jsonb_set, jsonb_agg</text:p>
        </text:list-item>
        <text:list-item>
          <text:p text:style-name="Text_20_body">Índices GIN sobre JSONB</text:p>
        </text:list-item>
      </text:list>
      <text:p text:style-name="Text_20_body"><text:span text:style-name="Strong_20_Emphasis">6.3. Full Text Search</text:span></text:p>
      <text:list xml:id="list2382776127" text:style-name="L22">
        <text:list-item>
          <text:p text:style-name="Text_20_body">to_tsvector, to_tsquery, @@</text:p>
        </text:list-item>
        <text:list-item>
          <text:p text:style-name="Text_20_body">Índices GIN para búsqueda textual</text:p>
        </text:list-item>
      </text:list>
      <text:p text:style-name="Text_20_body"><text:span text:style-name="Strong_20_Emphasis">6.4. Optimización de consultas</text:span></text:p>
      <text:list xml:id="list1137239694" text:style-name="L23">
        <text:list-item>
          <text:p text:style-name="Text_20_body">EXPLAIN, EXPLAIN ANALYZE, BUFFERS</text:p>
        </text:list-item>
        <text:list-item>
          <text:p text:style-name="Text_20_body">Interpretar node types: Seq Scan, Index Scan, Bitmap Heap Scan, Nested Loop, Hash Join, Merge Join</text:p>
        </text:list-item>
        <text:list-item>
          <text:p text:style-name="Text_20_body">Cómo forzar o evitar tipos de join (enable_* params)</text:p>
        </text:list-item>
      </text:list>
      <text:p text:style-name="Text_20_body"><text:span text:style-name="Strong_20_Emphasis">Proyecto final integrador:</text:span><text:line-break/>Sobre una base de datos de 1M de registros (ej. ventas, logística):</text:p>
      <text:list xml:id="list1271685031" text:style-name="L24">
        <text:list-item>
          <text:p text:style-name="Text_20_body">Diseñar arquitectura de índices</text:p>
        </text:list-item>
        <text:list-item>
          <text:p text:style-name="Text_20_body">Escribir consultas con agregación y ventanas</text:p>
        </text:list-item>
        <text:list-item>
          <text:p text:style-name="Text_20_body">Optimizar una consulta lenta usando EXPLAIN</text:p>
        </text:list-item>
        <text:list-item>
          <text:p text:style-name="Text_20_body">Programar mantenimiento (vacuum, reindex)</text:p>
        </text:list-item>
        <text:list-item>
          <text:p text:style-name="Text_20_body">Generar reportes con CTE recursiva (ej. jerarquía de productos)</text:p>
        </text:list-item>
      </text:list>
      <text:p text:style-name="Horizontal_20_Line"/>
      <text:h text:style-name="Heading_20_2" text:outline-level="2">Material complementario</text:h>
      <text:list xml:id="list4186175340" text:style-name="L25">
        <text:list-item>
          <text:p text:style-name="Text_20_body"><text:span text:style-name="Strong_20_Emphasis">Dataset de práctica:</text:span> DVD Rental (base de ejemplo oficial de PostgreSQL)</text:p>
        </text:list-item>
        <text:list-item>
          <text:p text:style-name="Text_20_body"><text:soft-page-break/><text:span text:style-name="Strong_20_Emphasis">Herramientas:</text:span> psql, DBeaver, pgAdmin, DataGrip</text:p>
        </text:list-item>
        <text:list-item>
          <text:p text:style-name="Text_20_body"><text:span text:style-name="Strong_20_Emphasis">Extensiones a explorar:</text:span> pg_stat_statements, PostGIS (geoespacial), pg_cron</text:p>
        </text:list-item>
        <text:list-item>
          <text:p text:style-name="Text_20_body"><text:span text:style-name="Strong_20_Emphasis">Lectura recomendada:</text:span></text:p>
          <text:list>
            <text:list-item>
              <text:p text:style-name="Text_20_body"><text:span text:style-name="Emphasis">PostgreSQL 16 Administration Cookbook</text:span> (Giannini, Riggs)</text:p>
            </text:list-item>
            <text:list-item>
              <text:p text:style-name="Text_20_body">Documentación oficial: <text:a xlink:type="simple" xlink:href="https://www.postgresql.org/docs/current/" office:target-frame-name="_blank" xlink:show="new" text:style-name="Internet_20_link" text:visited-style-name="Visited_20_Internet_20_Link">https://www.postgresql.org/docs/current/</text:a></text:p>
            </text:list-item>
          </text:list>
        </text:list-item>
      </text:list>
      <text:p text:style-name="Horizontal_20_Line"/>
      <text:p text:style-name="Text_20_body">¿Quieres que desarrolle alguna lección con ejercicios y soluciones específicas (por ejemplo, solo el módulo de funciones de ventana o el de arquitectura)?</text:p>
      <text:p text:style-name="Text_20_body">desarrollame del modulo 1 el apartado 1.1 y 1.2</text:p>
      <text:p text:style-name="Text_20_body">A continuación tienes el desarrollo completo de los apartados <text:span text:style-name="Strong_20_Emphasis">1.1 Introducción a la arquitectura</text:span> y <text:span text:style-name="Strong_20_Emphasis">1.2 Estructura de almacenamiento</text:span> del Módulo 1, con explicaciones detalladas, diagramas conceptuales, ejemplos prácticos y ejercicios.</text:p>
      <text:p text:style-name="Horizontal_20_Line"/>
      <text:h text:style-name="Heading_20_1" text:outline-level="1">Módulo 1: Arquitectura de PostgreSQL</text:h>
      <text:h text:style-name="Heading_20_2" text:outline-level="2">1.1 Introducción a la arquitectura</text:h>
      <text:h text:style-name="Heading_20_3" text:outline-level="3">Modelo cliente/servidor</text:h>
      <text:p text:style-name="Text_20_body">PostgreSQL opera bajo el modelo <text:span text:style-name="Strong_20_Emphasis">cliente/servidor</text:span> basado en procesos (no en hilos). Cada conexión de cliente recibe su propio proceso del sistema operativo.</text:p>
      <text:p text:style-name="Text_20_body">text</text:p>
      <text:p text:style-name="Preformatted_20_Text">[Cliente 1] → [postmaster] → [postgres (backend process 1)] → [Shared Memory]</text:p>
      <text:p text:style-name="Preformatted_20_Text">[Cliente 2] → [postmaster] → [postgres (backend process 2)] → [Shared Memory]</text:p>
      <text:p text:style-name="Preformatted_20_Text">[Cliente 3] → [postmaster] → [postgres (backend process 3)] → [Shared Memory]</text:p>
      <text:p text:style-name="Text_20_body"><text:span text:style-name="Strong_20_Emphasis">Características clave:</text:span></text:p>
      <text:list xml:id="list482489894" text:style-name="L26">
        <text:list-item>
          <text:p text:style-name="Text_20_body">Aislamiento entre conexiones (fallo de un proceso no afecta a otros)</text:p>
        </text:list-item>
        <text:list-item>
          <text:p text:style-name="Text_20_body">Ventajas sobre hilos: más robusto, mejor uso de múltiples CPUs</text:p>
        </text:list-item>
        <text:list-item>
          <text:p text:style-name="Text_20_body">Desventaja: mayor consumo de recursos por conexión</text:p>
        </text:list-item>
      </text:list>
      <text:p text:style-name="Text_20_body"><text:span text:style-name="Strong_20_Emphasis">Ciclo de una consulta:</text:span></text:p>
      <text:list xml:id="list2284438919" text:style-name="L27">
        <text:list-item>
          <text:p text:style-name="Text_20_body">Cliente envía consulta por red (TCP/IP o socket Unix)</text:p>
        </text:list-item>
        <text:list-item>
          <text:p text:style-name="Text_20_body">Proceso backend recibe, analiza sintácticamente y semánticamente</text:p>
        </text:list-item>
        <text:list-item>
          <text:p text:style-name="Text_20_body">Optimizador genera plan de ejecución</text:p>
        </text:list-item>
        <text:list-item>
          <text:p text:style-name="Text_20_body">Ejecuta accediendo a disco o caché (shared buffers)</text:p>
        </text:list-item>
        <text:list-item>
          <text:p text:style-name="Text_20_body">Retorna resultado al cliente</text:p>
        </text:list-item>
      </text:list>
      <text:p text:style-name="Horizontal_20_Line"><text:soft-page-break/></text:p>
      <text:h text:style-name="Heading_20_3" text:outline-level="3">Procesos fundamentales</text:h>
      <text:p text:style-name="Text_20_body">Cuando ejecutas <text:span text:style-name="Source_20_Text">pg_ctl start</text:span> o <text:span text:style-name="Source_20_Text">systemctl start postgresql</text:span>, se inicia el proceso <text:span text:style-name="Strong_20_Emphasis">postmaster</text:span> (proceso padre), que luego lanza los siguientes procesos:</text:p>
      <text:h text:style-name="Heading_20_4" text:outline-level="4">1. <text:span text:style-name="Strong_20_Emphasis">Postmaster</text:span> (PID más bajo)</text:h>
      <text:list xml:id="list3352362730" text:style-name="L28">
        <text:list-item>
          <text:p text:style-name="Text_20_body">Escucha conexiones entrantes (puerto 5432 por defecto)</text:p>
        </text:list-item>
        <text:list-item>
          <text:p text:style-name="Text_20_body">Autentica usuarios (pg_hba.conf)</text:p>
        </text:list-item>
        <text:list-item>
          <text:p text:style-name="Text_20_body">Crea procesos backend para cada conexión aceptada</text:p>
        </text:list-item>
        <text:list-item>
          <text:p text:style-name="Text_20_body">Supervisa y reinicia procesos hijos si mueren</text:p>
        </text:list-item>
      </text:list>
      <text:h text:style-name="Heading_20_4" text:outline-level="4">2. <text:span text:style-name="Strong_20_Emphasis">Background Writer (bgwriter)</text:span></text:h>
      <text:list xml:id="list3333844700" text:style-name="L29">
        <text:list-item>
          <text:p text:style-name="Text_20_body">Escribe páginas sucias (modificadas) de shared buffers a disco</text:p>
        </text:list-item>
        <text:list-item>
          <text:p text:style-name="Text_20_body">Objetivo: reducir la carga durante checkpoints</text:p>
        </text:list-item>
        <text:list-item>
          <text:p text:style-name="Text_20_body">Configuración: <text:span text:style-name="Source_20_Text">bgwriter_delay</text:span>, <text:span text:style-name="Source_20_Text">bgwriter_lru_maxpages</text:span></text:p>
        </text:list-item>
      </text:list>
      <text:h text:style-name="Heading_20_4" text:outline-level="4">3. <text:span text:style-name="Strong_20_Emphasis">WAL Writer</text:span></text:h>
      <text:list xml:id="list1239883285" text:style-name="L30">
        <text:list-item>
          <text:p text:style-name="Text_20_body">Escribe registros WAL (Write-Ahead Log) desde el buffer WAL a disco</text:p>
        </text:list-item>
        <text:list-item>
          <text:p text:style-name="Text_20_body">Garantiza durabilidad (propiedad D de ACID)</text:p>
        </text:list-item>
        <text:list-item>
          <text:p text:style-name="Text_20_body">Frecuencia: cada <text:span text:style-name="Source_20_Text">wal_writer_delay</text:span> (default 200ms)</text:p>
        </text:list-item>
      </text:list>
      <text:h text:style-name="Heading_20_4" text:outline-level="4">4. <text:span text:style-name="Strong_20_Emphasis">Autovacuum Launcher + Workers</text:span></text:h>
      <text:list xml:id="list4142537720" text:style-name="L31">
        <text:list-item>
          <text:p text:style-name="Text_20_body">Detecta tablas con muchas tuplas muertas (dead tuples)</text:p>
        </text:list-item>
        <text:list-item>
          <text:p text:style-name="Text_20_body">Lanza workers que ejecutan VACUUM y ANALYZE automáticamente</text:p>
        </text:list-item>
        <text:list-item>
          <text:p text:style-name="Text_20_body">Parámetros: <text:span text:style-name="Source_20_Text">autovacuum_vacuum_threshold</text:span>, <text:span text:style-name="Source_20_Text">autovacuum_scale_factor</text:span></text:p>
        </text:list-item>
      </text:list>
      <text:h text:style-name="Heading_20_4" text:outline-level="4">5. <text:span text:style-name="Strong_20_Emphasis">Checkpointer</text:span></text:h>
      <text:list xml:id="list2958028508" text:style-name="L32">
        <text:list-item>
          <text:p text:style-name="Text_20_body">Escribe todos los buffers sucios al disco en momentos determinados</text:p>
        </text:list-item>
        <text:list-item>
          <text:p text:style-name="Text_20_body">Actualiza el archivo <text:span text:style-name="Source_20_Text">pg_control</text:span> con el último checkpoint</text:p>
        </text:list-item>
        <text:list-item>
          <text:p text:style-name="Text_20_body">Frecuencia controlada por <text:span text:style-name="Source_20_Text">checkpoint_timeout</text:span> (default 5 min) y <text:span text:style-name="Source_20_Text">max_wal_size</text:span></text:p>
        </text:list-item>
      </text:list>
      <text:h text:style-name="Heading_20_4" text:outline-level="4">6. <text:span text:style-name="Strong_20_Emphasis">Stats Collector</text:span></text:h>
      <text:list xml:id="list3395436764" text:style-name="L33">
        <text:list-item>
          <text:p text:style-name="Text_20_body">Recolecta estadísticas de actividad: número de escaneos de tablas/índices, tuplas insertadas/actualizadas/eliminadas, bloqueos, etc.<text:span text:style-name="Source_20_Text">pg_default</text:span> → usa el directorio base (<text:span text:style-name="Source_20_Text">$PGDATA/base/</text:span>)</text:p>
        </text:list-item>
        <text:list-item>
          <text:p text:style-name="Text_20_body"><text:span text:style-name="Source_20_Text">pg_global</text:span> → almacena catálogo del sistema (<text:span text:style-name="Source_20_Text">$PGDATA/global/</text:span>)</text:p>
        </text:list-item>
        <text:list-item>
          <text:p text:style-name="Text_20_body"><text:soft-page-break/>Expone datos en vistas como <text:span text:style-name="Source_20_Text">pg_stat_user_tables</text:span>, <text:span text:style-name="Source_20_Text">pg_stat_database</text:span>, <text:span text:style-name="Source_20_Text">pg_stat_bgwriter</text:span></text:p>
        </text:list-item>
      </text:list>
      <text:p text:style-name="Text_20_body"><text:span text:style-name="Strong_20_Emphasis">Ver todos los procesos en Linux:</text:span></text:p>
      <text:p text:style-name="Text_20_body">bash</text:p>
      <text:p text:style-name="Preformatted_20_Text">ps aux | grep postgres</text:p>
      <text:p text:style-name="Text_20_body"><text:span text:style-name="Strong_20_Emphasis">Ejemplo de salida:</text:span></text:p>
      <text:p text:style-name="Text_20_body">text</text:p>
      <text:p text:style-name="Preformatted_20_Text">postgres <text:s/>1234 <text:s/>0.0 <text:s/>0.5 <text:s/>postmaster</text:p>
      <text:p text:style-name="Preformatted_20_Text">postgres <text:s/>1235 <text:s/>0.0 <text:s/>0.1 <text:s/>postgres: walwriter</text:p>
      <text:p text:style-name="Preformatted_20_Text">postgres <text:s/>1236 <text:s/>0.0 <text:s/>0.1 <text:s/>postgres: autovacuum launcher</text:p>
      <text:p text:style-name="Preformatted_20_Text">postgres <text:s/>1237 <text:s/>0.0 <text:s/>0.1 <text:s/>postgres: background writer</text:p>
      <text:p text:style-name="Preformatted_20_Text">postgres <text:s/>1238 <text:s/>0.0 <text:s/>0.1 <text:s/>postgres: checkpointer</text:p>
      <text:p text:style-name="Preformatted_20_Text">postgres <text:s/>1250 <text:s/>0.0 <text:s/>0.8 <text:s/>postgres: user1 dbname 192.168.1.100(5432) idle</text:p>
      <text:p text:style-name="Horizontal_20_Line"/>
      <text:h text:style-name="Heading_20_3" text:outline-level="3">Memoria compartida (Shared Memory)</text:h>
      <text:p text:style-name="Text_20_body">PostgreSQL usa memoria compartida (System V o POSIX) para comunicación eficiente entre procesos.</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Área de memoria</text:span></text:p>
            </table:table-cell>
            <table:table-cell table:style-name="Tabla1.A1" office:value-type="string">
              <text:p text:style-name="Table_20_Heading"><text:span text:style-name="Strong_20_Emphasis">Descripción</text:span></text:p>
            </table:table-cell>
            <table:table-cell table:style-name="Tabla1.A1" office:value-type="string">
              <text:p text:style-name="Table_20_Heading"><text:span text:style-name="Strong_20_Emphasis">Parámetro principal</text:span></text:p>
            </table:table-cell>
          </table:table-row>
        </table:table-header-rows>
        <table:table-row>
          <table:table-cell table:style-name="Tabla1.A1" office:value-type="string">
            <text:p text:style-name="Table_20_Contents"><text:span text:style-name="Strong_20_Emphasis">Shared Buffers</text:span></text:p>
          </table:table-cell>
          <table:table-cell table:style-name="Tabla1.A1" office:value-type="string">
            <text:p text:style-name="Table_20_Contents">Caché de páginas de datos (tablas e índices). El más importante para rendimiento.</text:p>
          </table:table-cell>
          <table:table-cell table:style-name="Tabla1.A1" office:value-type="string">
            <text:p text:style-name="Table_20_Contents"><text:span text:style-name="Source_20_Text">shared_buffers</text:span> (25% RAM recomendado)</text:p>
          </table:table-cell>
        </table:table-row>
        <table:table-row>
          <table:table-cell table:style-name="Tabla1.A1" office:value-type="string">
            <text:p text:style-name="Table_20_Contents"><text:span text:style-name="Strong_20_Emphasis">WAL Buffers</text:span></text:p>
          </table:table-cell>
          <table:table-cell table:style-name="Tabla1.A1" office:value-type="string">
            <text:p text:style-name="Table_20_Contents">Buffer para registros WAL antes de escribirse a disco.</text:p>
          </table:table-cell>
          <table:table-cell table:style-name="Tabla1.A1" office:value-type="string">
            <text:p text:style-name="Table_20_Contents"><text:span text:style-name="Source_20_Text">wal_buffers</text:span> (default -1 = auto)</text:p>
          </table:table-cell>
        </table:table-row>
        <table:table-row>
          <table:table-cell table:style-name="Tabla1.A1" office:value-type="string">
            <text:p text:style-name="Table_20_Contents"><text:span text:style-name="Strong_20_Emphasis">Work Mem</text:span></text:p>
          </table:table-cell>
          <table:table-cell table:style-name="Tabla1.A1" office:value-type="string">
            <text:p text:style-name="Table_20_Contents">Memoria para operaciones por sesión: ordenamientos (ORDER BY), hash joins, agregaciones.</text:p>
          </table:table-cell>
          <table:table-cell table:style-name="Tabla1.A1" office:value-type="string">
            <text:p text:style-name="Table_20_Contents"><text:span text:style-name="Source_20_Text">work_mem</text:span> (por operación, no global)</text:p>
          </table:table-cell>
        </table:table-row>
        <table:table-row>
          <table:table-cell table:style-name="Tabla1.A1" office:value-type="string">
            <text:p text:style-name="Table_20_Contents"><text:span text:style-name="Strong_20_Emphasis">Maintenance Work Mem</text:span></text:p>
          </table:table-cell>
          <table:table-cell table:style-name="Tabla1.A1" office:value-type="string">
            <text:p text:style-name="Table_20_Contents">Memoria para operaciones de mantenimiento: VACUUM, CREATE INDEX, REINDEX, ADD FOREIGN KEY.</text:p>
          </table:table-cell>
          <table:table-cell table:style-name="Tabla1.A1" office:value-type="string">
            <text:p text:style-name="Table_20_Contents"><text:span text:style-name="Source_20_Text">maintenance_work_mem</text:span> (mayor que work_mem)</text:p>
          </table:table-cell>
        </table:table-row>
        <table:table-row>
          <table:table-cell table:style-name="Tabla1.A1" office:value-type="string">
            <text:p text:style-name="Table_20_Contents"><text:span text:style-name="Strong_20_Emphasis">Temp Buffers</text:span></text:p>
          </table:table-cell>
          <table:table-cell table:style-name="Tabla1.A1" office:value-type="string">
            <text:p text:style-name="Table_20_Contents">Buffer para tablas temporales por sesión.</text:p>
          </table:table-cell>
          <table:table-cell table:style-name="Tabla1.A1" office:value-type="string">
            <text:p text:style-name="Table_20_Contents"><text:span text:style-name="Source_20_Text">temp_buffers</text:span></text:p>
          </table:table-cell>
        </table:table-row>
      </table:table>
      <text:p text:style-name="Text_20_body"><text:span text:style-name="Strong_20_Emphasis">Ejemplo de configuración típica (postgresql.conf):</text:span></text:p>
      <text:p text:style-name="Text_20_body">ini</text:p>
      <text:p text:style-name="Preformatted_20_Text">shared_buffers = 4GB <text:s text:c="13"/># 25% de 16GB RAM</text:p>
      <text:p text:style-name="Preformatted_20_Text">work_mem = 32MB <text:s text:c="18"/># por operación de ordenamiento/hash</text:p>
      <text:p text:style-name="Preformatted_20_Text">maintenance_work_mem = 1GB <text:s text:c="7"/># para VACUUM y CREATE INDEX</text:p>
      <text:p text:style-name="Preformatted_20_Text">wal_buffers = 16MB</text:p>
      <text:p text:style-name="Preformatted_20_Text">temp_buffers = 64MB</text:p>
      <text:p text:style-name="Preformatted_20_Text">effective_cache_size = 12GB <text:s text:c="6"/># estimado de caché del SO (75% RAM)</text:p>
      <text:p text:style-name="Text_20_body"><text:span text:style-name="Strong_20_Emphasis">Ver configuración actual:</text:span></text:p>
      <text:p text:style-name="Text_20_body">sql</text:p>
      <text:p text:style-name="Preformatted_20_Text">SHOW shared_buffers;</text:p>
      <text:p text:style-name="Preformatted_20_Text">SHOW work_mem;</text:p>
      <text:p text:style-name="Preformatted_20_Text"><text:soft-page-break/>SELECT name, setting, unit FROM pg_settings </text:p>
      <text:p text:style-name="Preformatted_20_Text">WHERE name IN ('shared_buffers', 'work_mem', 'maintenance_work_mem');</text:p>
      <text:p text:style-name="Horizontal_20_Line"/>
      <text:h text:style-name="Heading_20_3" text:outline-level="3">Ejercicio práctico 1.1</text:h>
      <text:p text:style-name="Text_20_body"><text:span text:style-name="Strong_20_Emphasis">Objetivo:</text:span> Familiarizarse con los procesos y la memoria de PostgreSQL.</text:p>
      <text:list xml:id="list1187079252" text:style-name="L34">
        <text:list-item>
          <text:p text:style-name="Text_20_body"><text:span text:style-name="Strong_20_Emphasis">Listar procesos:</text:span></text:p>
          <text:p text:style-name="Text_20_body">bash</text:p>
          <text:p text:style-name="Preformatted_20_Text">sudo systemctl start postgresql <text:s text:c="2"/># o pg_ctl start</text:p>
          <text:p text:style-name="Preformatted_20_Text">ps aux | grep postgres | grep -v grep</text:p>
          <text:p text:style-name="Text_20_body">Identifica: postmaster, bgwriter, walwriter, autovacuum launcher, checkpointer.</text:p>
        </text:list-item>
        <text:list-item>
          <text:p text:style-name="Text_20_body"><text:span text:style-name="Strong_20_Emphasis">Conectar y crear actividad:</text:span></text:p>
          <text:p text:style-name="Text_20_body">sql</text:p>
          <text:p text:style-name="Preformatted_20_Text">CREATE DATABASE test_arquitectura;</text:p>
          <text:p text:style-name="Preformatted_20_Text">\c test_arquitectura</text:p>
          <text:p text:style-name="Preformatted_20_Text">CREATE TABLE ventas (id serial, monto numeric);</text:p>
          <text:p text:style-name="Preformatted_20_Text">INSERT INTO ventas (monto) SELECT random()*1000 FROM generate_series(1,100000);</text:p>
        </text:list-item>
        <text:list-item>
          <text:p text:style-name="Text_20_body"><text:span text:style-name="Strong_20_Emphasis">Observar nuevos procesos backend:</text:span></text:p>
          <text:p text:style-name="Text_20_body">bash</text:p>
          <text:p text:style-name="Preformatted_20_Text"># En otra terminal, mientras la consulta se ejecuta:</text:p>
          <text:p text:style-name="Preformatted_20_Text">ps aux | grep "test_arquitectura"</text:p>
        </text:list-item>
        <text:list-item>
          <text:p text:style-name="Text_20_body"><text:span text:style-name="Strong_20_Emphasis">Monitorear uso de memoria compartida:</text:span></text:p>
          <text:p text:style-name="Text_20_body">sql</text:p>
          <text:p text:style-name="Preformatted_20_Text">SELECT name, setting, unit, boot_val, reset_val </text:p>
          <text:p text:style-name="Preformatted_20_Text">FROM pg_settings </text:p>
          <text:p text:style-name="Preformatted_20_Text">WHERE category LIKE '%Memory%' </text:p>
          <text:p text:style-name="Preformatted_20_Text">ORDER BY name;</text:p>
        </text:list-item>
        <text:list-item>
          <text:p text:style-name="Text_20_body"><text:span text:style-name="Strong_20_Emphasis">Ver estadísticas de bgwriter:</text:span></text:p>
          <text:p text:style-name="Text_20_body">sql</text:p>
          <text:p text:style-name="Preformatted_20_Text">SELECT * FROM pg_stat_bgwriter;</text:p>
          <text:list>
            <text:list-item>
              <text:p text:style-name="Text_20_body"><text:span text:style-name="Source_20_Text">checkpoints_timed</text:span> vs <text:span text:style-name="Source_20_Text">checkpoints_req</text:span> (solicitados vs programados)</text:p>
            </text:list-item>
            <text:list-item>
              <text:p text:style-name="Text_20_body"><text:span text:style-name="Source_20_Text">buffers_checkpoint</text:span>, <text:span text:style-name="Source_20_Text">buffers_clean</text:span>, <text:span text:style-name="Source_20_Text">buffers_backend</text:span></text:p>
            </text:list-item>
          </text:list>
        </text:list-item>
      </text:list>
      <text:p text:style-name="Horizontal_20_Line"/>
      <text:h text:style-name="Heading_20_2" text:outline-level="2">1.2 Estructura de almacenamiento</text:h>
      <text:h text:style-name="Heading_20_3" text:outline-level="3">Tablespaces físicos y lógicos</text:h>
      <text:p text:style-name="Text_20_body">Un <text:span text:style-name="Strong_20_Emphasis">tablespace</text:span> es una ubicación de almacenamiento donde PostgreSQL guarda los archivos de datos (tablas, índices, TOAST).</text:p>
      <text:p text:style-name="Text_20_body"><text:span text:style-name="Strong_20_Emphasis">Jerarquía:</text:span></text:p>
      <text:p text:style-name="Text_20_body"><text:soft-page-break/>text</text:p>
      <text:p text:style-name="Preformatted_20_Text">Tablespace lógico → Directorio físico → Archivos de datos</text:p>
      <text:p text:style-name="Text_20_body"><text:span text:style-name="Strong_20_Emphasis">Tablespaces por defecto:</text:span></text:p>
      <text:list xml:id="list3085467832" text:style-name="L35">
        <text:list-item>
          <text:p text:style-name="Text_20_body"><text:span text:style-name="Source_20_Text">pg_default</text:span> → usa el directorio base (<text:span text:style-name="Source_20_Text">$PGDATA/base/</text:span>)</text:p>
        </text:list-item>
        <text:list-item>
          <text:p text:style-name="Text_20_body"><text:span text:style-name="Source_20_Text">pg_global</text:span> → almacena catálogo del sistema (<text:span text:style-name="Source_20_Text">$PGDATA/global/</text:span>)</text:p>
        </text:list-item>
      </text:list>
      <text:p text:style-name="Text_20_body"><text:span text:style-name="Strong_20_Emphasis">Crear un nuevo tablespace:</text:span></text:p>
      <text:p text:style-name="Text_20_body">sql</text:p>
      <text:p text:style-name="Preformatted_20_Text">-- Requiere privilegios de superusuario</text:p>
      <text:p text:style-name="Preformatted_20_Text">CREATE TABLESPACE ts_fast LOCATION '/mnt/ssd/postgres/data';</text:p>
      <text:p text:style-name="Preformatted_20_Text">CREATE TABLESPACE ts_archive LOCATION '/mnt/hdd/postgres/archive';</text:p>
      <text:p text:style-name="Preformatted_20_Text"/>
      <text:p text:style-name="Preformatted_20_Text">-- Crear tabla en tablespace específico</text:p>
      <text:p text:style-name="Preformatted_20_Text">CREATE TABLE facturas (id int, total numeric) TABLESPACE ts_fast;</text:p>
      <text:p text:style-name="Preformatted_20_Text"/>
      <text:p text:style-name="Preformatted_20_Text">-- Mover una tabla existente</text:p>
      <text:p text:style-name="Preformatted_20_Text">ALTER TABLE ventas SET TABLESPACE ts_archive;</text:p>
      <text:p text:style-name="Text_20_body"><text:span text:style-name="Strong_20_Emphasis">Ver tablespaces:</text:span></text:p>
      <text:p text:style-name="Text_20_body">sql</text:p>
      <text:p text:style-name="Preformatted_20_Text">SELECT oid, spcname, pg_tablespace_location(oid) FROM pg_tablespace;</text:p>
      <text:p text:style-name="Text_20_body"><text:span text:style-name="Strong_20_Emphasis">Arquitectura de archivos:</text:span></text:p>
      <text:p text:style-name="Text_20_body">bash</text:p>
      <text:p text:style-name="Preformatted_20_Text">$PGDATA/</text:p>
      <text:p text:style-name="Preformatted_20_Text">├── base/ <text:s text:c="21"/># pg_default</text:p>
      <text:p text:style-name="Preformatted_20_Text">│ <text:s text:c="2"/>├── 16384/ <text:s text:c="16"/># OID de la base de datos</text:p>
      <text:p text:style-name="Preformatted_20_Text">│ <text:s text:c="2"/>│ <text:s text:c="2"/>├── 16385 <text:s text:c="13"/># archivo de tabla (relfilenode)</text:p>
      <text:p text:style-name="Preformatted_20_Text">│ <text:s text:c="2"/>│ <text:s text:c="2"/>├── 16385_fsm <text:s text:c="9"/># free space map</text:p>
      <text:p text:style-name="Preformatted_20_Text">│ <text:s text:c="2"/>│ <text:s text:c="2"/>├── 16385_vm <text:s text:c="10"/># visibility map</text:p>
      <text:p text:style-name="Preformatted_20_Text">│ <text:s text:c="2"/>│ <text:s text:c="2"/>└── 16390 <text:s text:c="13"/># índice</text:p>
      <text:p text:style-name="Preformatted_20_Text">│ <text:s text:c="2"/>└── 16386/ <text:s text:c="16"/># otra base</text:p>
      <text:p text:style-name="Preformatted_20_Text">├── global/ <text:s text:c="19"/># pg_global</text:p>
      <text:p text:style-name="Preformatted_20_Text">│ <text:s text:c="2"/>├── pg_control <text:s text:c="12"/># archivo de control del cluster</text:p>
      <text:p text:style-name="Preformatted_20_Text">│ <text:s text:c="2"/>└── 1260 <text:s text:c="18"/># tabla pg_authid</text:p>
      <text:p text:style-name="Preformatted_20_Text">├── pg_wal/ <text:s text:c="19"/># Write-Ahead Logs</text:p>
      <text:p text:style-name="Preformatted_20_Text">├── pg_xact/ <text:s text:c="18"/># información de transacciones</text:p>
      <text:p text:style-name="Preformatted_20_Text">└── pg_stat/ <text:s text:c="18"/># estadísticas persistentes</text:p>
      <text:p text:style-name="Horizontal_20_Line"/>
      <text:h text:style-name="Heading_20_3" text:outline-level="3">Estructura interna de una base de datos</text:h>
      <text:p text:style-name="Text_20_body"><text:span text:style-name="Strong_20_Emphasis">OID (Object Identifier):</text:span> Identificador único de 32 bits para cada objeto (base de datos, tabla, índice, etc.)</text:p>
      <text:p text:style-name="Text_20_body">sql</text:p>
      <text:p text:style-name="Preformatted_20_Text">-- Ver OID de una base de datos</text:p>
      <text:p text:style-name="Preformatted_20_Text">SELECT oid, datname FROM pg_database WHERE datname = 'mi_db';</text:p>
      <text:p text:style-name="Preformatted_20_Text"/>
      <text:p text:style-name="Preformatted_20_Text">-- Ver OID de tablas</text:p>
      <text:p text:style-name="Preformatted_20_Text">SELECT oid, relname, relfilenode FROM pg_class WHERE relname = 'ventas';</text:p>
      <text:p text:style-name="Text_20_body"><text:soft-page-break/><text:span text:style-name="Strong_20_Emphasis">Nota:</text:span> <text:span text:style-name="Source_20_Text">relfilenode</text:span> es el nombre del archivo en disco. Cambia con VACUUM FULL, CLUSTER, o REINDEX.</text:p>
      <text:p text:style-name="Text_20_body"><text:span text:style-name="Strong_20_Emphasis">Catálogos fundamentales:</text:span></text:p>
      <text:list xml:id="list2002568463" text:style-name="L36">
        <text:list-item>
          <text:p text:style-name="Text_20_body"><text:span text:style-name="Source_20_Text">pg_class</text:span> → metadatos de tablas, índices, vistas, secuencias</text:p>
        </text:list-item>
        <text:list-item>
          <text:p text:style-name="Text_20_body"><text:span text:style-name="Source_20_Text">pg_attribute</text:span> → columnas de cada tabla</text:p>
        </text:list-item>
        <text:list-item>
          <text:p text:style-name="Text_20_body"><text:span text:style-name="Source_20_Text">pg_index</text:span> → información de índices</text:p>
        </text:list-item>
        <text:list-item>
          <text:p text:style-name="Text_20_body"><text:span text:style-name="Source_20_Text">pg_namespace</text:span> → esquemas</text:p>
        </text:list-item>
      </text:list>
      <text:p text:style-name="Text_20_body"><text:span text:style-name="Strong_20_Emphasis">Ejemplo: encontrar archivo físico de una tabla</text:span></text:p>
      <text:p text:style-name="Text_20_body">sql</text:p>
      <text:p text:style-name="Preformatted_20_Text">-- Obtener relfilenode</text:p>
      <text:p text:style-name="Preformatted_20_Text">SELECT relfilenode FROM pg_class WHERE relname = 'ventas';</text:p>
      <text:p text:style-name="Preformatted_20_Text">-- Resultado: 16385</text:p>
      <text:p text:style-name="Preformatted_20_Text"/>
      <text:p text:style-name="Preformatted_20_Text">-- En el sistema operativo (dentro del directorio de la BD)</text:p>
      <text:p text:style-name="Preformatted_20_Text">-- $PGDATA/base/[oid_de_la_db]/16385</text:p>
      <text:p text:style-name="Horizontal_20_Line"/>
      <text:h text:style-name="Heading_20_3" text:outline-level="3">Segmentos, extensiones y bloques</text:h>
      <text:p text:style-name="Text_20_body"><text:span text:style-name="Strong_20_Emphasis">Organización física de una tabla:</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xt:span text:style-name="Strong_20_Emphasis">Nivel</text:span></text:p>
            </table:table-cell>
            <table:table-cell table:style-name="Tabla2.A1" office:value-type="string">
              <text:p text:style-name="Table_20_Heading"><text:span text:style-name="Strong_20_Emphasis">Descripción</text:span></text:p>
            </table:table-cell>
            <table:table-cell table:style-name="Tabla2.A1" office:value-type="string">
              <text:p text:style-name="Table_20_Heading"><text:span text:style-name="Strong_20_Emphasis">Tamaño</text:span></text:p>
            </table:table-cell>
          </table:table-row>
        </table:table-header-rows>
        <table:table-row>
          <table:table-cell table:style-name="Tabla2.A1" office:value-type="string">
            <text:p text:style-name="Table_20_Contents"><text:span text:style-name="Strong_20_Emphasis">Bloque (Block/Page)</text:span></text:p>
          </table:table-cell>
          <table:table-cell table:style-name="Tabla2.A1" office:value-type="string">
            <text:p text:style-name="Table_20_Contents">Unidad mínima de I/O</text:p>
          </table:table-cell>
          <table:table-cell table:style-name="Tabla2.A1" office:value-type="string">
            <text:p text:style-name="Table_20_Contents">8 KB (por defecto)</text:p>
          </table:table-cell>
        </table:table-row>
        <table:table-row>
          <table:table-cell table:style-name="Tabla2.A1" office:value-type="string">
            <text:p text:style-name="Table_20_Contents"><text:span text:style-name="Strong_20_Emphasis">Extensión (Extent)</text:span></text:p>
          </table:table-cell>
          <table:table-cell table:style-name="Tabla2.A1" office:value-type="string">
            <text:p text:style-name="Table_20_Contents">Grupo de bloques asignados juntos</text:p>
          </table:table-cell>
          <table:table-cell table:style-name="Tabla2.A1" office:value-type="string">
            <text:p text:style-name="Table_20_Contents">8 bloques × 8KB = 64 KB</text:p>
          </table:table-cell>
        </table:table-row>
        <table:table-row>
          <table:table-cell table:style-name="Tabla2.A1" office:value-type="string">
            <text:p text:style-name="Table_20_Contents"><text:span text:style-name="Strong_20_Emphasis">Segmento (Segment)</text:span></text:p>
          </table:table-cell>
          <table:table-cell table:style-name="Tabla2.A1" office:value-type="string">
            <text:p text:style-name="Table_20_Contents">Conjunto de extensiones que forman un archivo</text:p>
          </table:table-cell>
          <table:table-cell table:style-name="Tabla2.A1" office:value-type="string">
            <text:p text:style-name="Table_20_Contents">Hasta 1 GB (por defecto)</text:p>
          </table:table-cell>
        </table:table-row>
      </table:table>
      <text:p text:style-name="Text_20_body"><text:span text:style-name="Strong_20_Emphasis">Mecanismo de crecimiento:</text:span></text:p>
      <text:list xml:id="list4218552742" text:style-name="L37">
        <text:list-item>
          <text:p text:style-name="Text_20_body">PostgreSQL asigna extensiones de 64 KB (8 bloques) cada vez que se llena un segmento</text:p>
        </text:list-item>
        <text:list-item>
          <text:p text:style-name="Text_20_body">Cuando un segmento alcanza 1 GB (131072 bloques), se crea un nuevo archivo:</text:p>
          <text:list>
            <text:list-item>
              <text:p text:style-name="Text_20_body"><text:span text:style-name="Source_20_Text">16385</text:span> (primer segmento)</text:p>
            </text:list-item>
            <text:list-item>
              <text:p text:style-name="Text_20_body"><text:span text:style-name="Source_20_Text">16385.1</text:span> (segundo segmento)</text:p>
            </text:list-item>
            <text:list-item>
              <text:p text:style-name="Text_20_body"><text:span text:style-name="Source_20_Text">16385.2</text:span> (tercer segmento, etc.)</text:p>
            </text:list-item>
          </text:list>
        </text:list-item>
      </text:list>
      <text:p text:style-name="Text_20_body"><text:span text:style-name="Strong_20_Emphasis">Verificar segmentación:</text:span></text:p>
      <text:p text:style-name="Text_20_body">bash</text:p>
      <text:p text:style-name="Preformatted_20_Text">ls -lh $PGDATA/base/16384/16385*</text:p>
      <text:p text:style-name="Preformatted_20_Text"># salida:</text:p>
      <text:p text:style-name="Preformatted_20_Text"># -rw------- 16385 <text:s/>1.0G</text:p>
      <text:p text:style-name="Preformatted_20_Text"># -rw------- 16385.1 1.0G</text:p>
      <text:p text:style-name="Preformatted_20_Text"># -rw------- 16385.2 512M</text:p>
      <text:p text:style-name="Text_20_body"><text:soft-page-break/><text:span text:style-name="Strong_20_Emphasis">Configurar tamaño máximo de segmento:</text:span></text:p>
      <text:p text:style-name="Text_20_body">ini</text:p>
      <text:p text:style-name="Preformatted_20_Text"># postgresql.conf - requiere recompilar (no recomendado cambiar)</text:p>
      <text:p text:style-name="Preformatted_20_Text"># --with-segsize=SEGSIZE (por defecto 1 GB)</text:p>
      <text:p text:style-name="Horizontal_20_Line"/>
      <text:h text:style-name="Heading_20_3" text:outline-level="3">TOAST (The Oversized-Attribute Storage Technique)</text:h>
      <text:p text:style-name="Text_20_body"><text:span text:style-name="Strong_20_Emphasis">Problema:</text:span> PostgreSQL almacena tuplas completas dentro de un bloque de 8 KB. Si un campo excede ese tamaño, no cabe.</text:p>
      <text:p text:style-name="Text_20_body"><text:span text:style-name="Strong_20_Emphasis">Solución TOAST:</text:span> Los valores grandes se comprimen y/o almacenan en una tabla auxiliar separada.</text:p>
      <text:p text:style-name="Text_20_body"><text:span text:style-name="Strong_20_Emphasis">Umbral TOAST:</text:span> Cuando un campo supera <text:span text:style-name="Strong_20_Emphasis">2 KB</text:span> (aprox), PostgreSQL decide aplicar TOAST.</text:p>
      <text:p text:style-name="Text_20_body"><text:span text:style-name="Strong_20_Emphasis">Estrategias de almacenamiento TOAST:</text:span></text:p>
      <text:list xml:id="list1051794506" text:style-name="L38">
        <text:list-item>
          <text:p text:style-name="Text_20_body"><text:span text:style-name="Strong_20_Emphasis">PLAIN:</text:span> No TOAST (solo para tipos fijos como integer, date)</text:p>
        </text:list-item>
        <text:list-item>
          <text:p text:style-name="Text_20_body"><text:span text:style-name="Strong_20_Emphasis">EXTENDED:</text:span> Comprimir + almacenar fuera de línea (default para texto, json, jsonb, bytea)</text:p>
        </text:list-item>
        <text:list-item>
          <text:p text:style-name="Text_20_body"><text:span text:style-name="Strong_20_Emphasis">EXTERNAL:</text:span> Almacenar fuera pero sin compresión</text:p>
        </text:list-item>
        <text:list-item>
          <text:p text:style-name="Text_20_body"><text:span text:style-name="Strong_20_Emphasis">MAIN:</text:span> Almacenar en línea si es posible, comprimir si no</text:p>
        </text:list-item>
      </text:list>
      <text:p text:style-name="Text_20_body"><text:span text:style-name="Strong_20_Emphasis">Ver estructura TOAST de una tabla:</text:span></text:p>
      <text:p text:style-name="Text_20_body">sql</text:p>
      <text:p text:style-name="Preformatted_20_Text">-- Crear tabla con campo grande</text:p>
      <text:p text:style-name="Preformatted_20_Text">CREATE TABLE logs (</text:p>
      <text:p text:style-name="Preformatted_20_Text"><text:s text:c="4"/>id serial,</text:p>
      <text:p text:style-name="Preformatted_20_Text"><text:s text:c="4"/>mensaje text,</text:p>
      <text:p text:style-name="Preformatted_20_Text"><text:s text:c="4"/>payload jsonb,</text:p>
      <text:p text:style-name="Preformatted_20_Text"><text:s text:c="4"/>archivo bytea</text:p>
      <text:p text:style-name="Preformatted_20_Text">);</text:p>
      <text:p text:style-name="Preformatted_20_Text"/>
      <text:p text:style-name="Preformatted_20_Text">-- Ver tabla TOAST asociada</text:p>
      <text:p text:style-name="Preformatted_20_Text">SELECT relname, reltoastrelid </text:p>
      <text:p text:style-name="Preformatted_20_Text">FROM pg_class </text:p>
      <text:p text:style-name="Preformatted_20_Text">WHERE relname = 'logs';</text:p>
      <text:p text:style-name="Preformatted_20_Text">-- reltoastrelid es el OID de la tabla TOAST</text:p>
      <text:p text:style-name="Preformatted_20_Text"/>
      <text:p text:style-name="Preformatted_20_Text">-- Ver detalles de la tabla TOAST</text:p>
      <text:p text:style-name="Preformatted_20_Text">SELECT relname, relpages, reltuples </text:p>
      <text:p text:style-name="Preformatted_20_Text">FROM pg_class </text:p>
      <text:p text:style-name="Preformatted_20_Text">WHERE oid = (SELECT reltoastrelid FROM pg_class WHERE relname = 'logs');</text:p>
      <text:p text:style-name="Text_20_body"><text:span text:style-name="Strong_20_Emphasis">Ejemplo práctico de TOAST:</text:span></text:p>
      <text:p text:style-name="Text_20_body">sql</text:p>
      <text:p text:style-name="Preformatted_20_Text">-- Insertar datos grandes</text:p>
      <text:p text:style-name="Preformatted_20_Text">INSERT INTO logs (mensaje, payload) VALUES (</text:p>
      <text:p text:style-name="Preformatted_20_Text"><text:s text:c="4"/>repeat('Texto muy largo ', 10000),</text:p>
      <text:p text:style-name="Preformatted_20_Text"><text:s text:c="4"/>'{"datos": "' || repeat('x', 5000) || '"}'</text:p>
      <text:p text:style-name="Preformatted_20_Text">);</text:p>
      <text:p text:style-name="Preformatted_20_Text"/>
      <text:p text:style-name="Preformatted_20_Text">-- Verificar que se usó TOAST (desde psql con expansión)</text:p>
      <text:p text:style-name="Preformatted_20_Text"><text:soft-page-break/>\x</text:p>
      <text:p text:style-name="Preformatted_20_Text">SELECT * FROM pg_stat_user_tables WHERE relname = 'logs';</text:p>
      <text:p text:style-name="Preformatted_20_Text">-- Ver columna 'toast_blks_read' &gt; 0</text:p>
      <text:p text:style-name="Text_20_body"><text:span text:style-name="Strong_20_Emphasis">Monitoreo de TOAST:</text:span></text:p>
      <text:p text:style-name="Text_20_body">sql</text:p>
      <text:p text:style-name="Preformatted_20_Text">-- Identificar tablas con mucho uso de TOAST</text:p>
      <text:p text:style-name="Preformatted_20_Text">SELECT relname, n_tup_ins, n_tup_upd, toast_blks_read, toast_blks_hit</text:p>
      <text:p text:style-name="Preformatted_20_Text">FROM pg_stat_user_tables</text:p>
      <text:p text:style-name="Preformatted_20_Text">WHERE toast_blks_read &gt; 0</text:p>
      <text:p text:style-name="Preformatted_20_Text">ORDER BY toast_blks_read DESC;</text:p>
      <text:p text:style-name="Horizontal_20_Line"/>
      <text:h text:style-name="Heading_20_3" text:outline-level="3">Ejercicio práctico 1.2</text:h>
      <text:p text:style-name="Text_20_body"><text:span text:style-name="Strong_20_Emphasis">Objetivo:</text:span> Explorar la estructura física de una base de datos.</text:p>
      <text:list xml:id="list3864964835" text:style-name="L39">
        <text:list-item>
          <text:p text:style-name="Text_20_body"><text:span text:style-name="Strong_20_Emphasis">Crear una base de datos y tabla con datos:</text:span></text:p>
          <text:p text:style-name="Text_20_body">sql</text:p>
          <text:p text:style-name="Preformatted_20_Text">CREATE DATABASE almacenamiento;</text:p>
          <text:p text:style-name="Preformatted_20_Text">\c almacenamiento</text:p>
          <text:p text:style-name="Preformatted_20_Text"/>
          <text:p text:style-name="Preformatted_20_Text">CREATE TABLE productos (</text:p>
          <text:p text:style-name="Preformatted_20_Text"><text:s text:c="4"/>id serial PRIMARY KEY,</text:p>
          <text:p text:style-name="Preformatted_20_Text"><text:s text:c="4"/>nombre text,</text:p>
          <text:p text:style-name="Preformatted_20_Text"><text:s text:c="4"/>descripcion text,</text:p>
          <text:p text:style-name="Preformatted_20_Text"><text:s text:c="4"/>especificaciones jsonb,</text:p>
          <text:p text:style-name="Preformatted_20_Text"><text:s text:c="4"/>imagen bytea</text:p>
          <text:p text:style-name="Preformatted_20_Text">);</text:p>
          <text:p text:style-name="Preformatted_20_Text"/>
          <text:p text:style-name="Preformatted_20_Text">INSERT INTO productos (nombre, descripcion, especificaciones)</text:p>
          <text:p text:style-name="Preformatted_20_Text">SELECT </text:p>
          <text:p text:style-name="Preformatted_20_Text"><text:s text:c="4"/>'Producto ' || i,</text:p>
          <text:p text:style-name="Preformatted_20_Text"><text:s text:c="4"/>repeat('Descripción larga ', 100),</text:p>
          <text:p text:style-name="Preformatted_20_Text"><text:s text:c="4"/>'{"peso": ' || (random()*100)::int || ', "color": "rojo"}'</text:p>
          <text:p text:style-name="Preformatted_20_Text">FROM generate_series(1, 10000) i;</text:p>
        </text:list-item>
        <text:list-item>
          <text:p text:style-name="Text_20_body"><text:span text:style-name="Strong_20_Emphasis">Encontrar archivos físicos:</text:span></text:p>
          <text:p text:style-name="Text_20_body">sql</text:p>
          <text:p text:style-name="Preformatted_20_Text">-- Obtener OID de la base actual</text:p>
          <text:p text:style-name="Preformatted_20_Text">SELECT oid, datname FROM pg_database WHERE datname = 'almacenamiento';</text:p>
          <text:p text:style-name="Preformatted_20_Text">-- Resultado: oid = 12345 (ejemplo)</text:p>
          <text:p text:style-name="Preformatted_20_Text"/>
          <text:p text:style-name="Preformatted_20_Text">-- Obtener relfilenode de la tabla</text:p>
          <text:p text:style-name="Preformatted_20_Text">SELECT relfilenode FROM pg_class WHERE relname = 'productos';</text:p>
          <text:p text:style-name="Preformatted_20_Text">-- Resultado: 16386</text:p>
        </text:list-item>
        <text:list-item>
          <text:p text:style-name="Text_20_body"><text:span text:style-name="Strong_20_Emphasis">En el sistema operativo (como usuario postgres):</text:span></text:p>
          <text:p text:style-name="Text_20_body">bash</text:p>
          <text:p text:style-name="Preformatted_20_Text">cd $PGDATA/base/12345/</text:p>
          <text:p text:style-name="Preformatted_20_Text">ls -lh 16386*</text:p>
          <text:p text:style-name="Preformatted_20_Text"># Observar si hay segmentos (16386.1, 16386.2...)</text:p>
        </text:list-item>
        <text:list-item>
          <text:p text:style-name="Text_20_body"><text:span text:style-name="Strong_20_Emphasis">Ver estructura interna de un bloque:</text:span></text:p>
          <text:p text:style-name="Text_20_body">sql</text:p>
          <text:p text:style-name="Preformatted_20_Text"><text:soft-page-break/>-- Instalar extensión pageinspect (requiere superusuario)</text:p>
          <text:p text:style-name="Preformatted_20_Text">CREATE EXTENSION pageinspect;</text:p>
          <text:p text:style-name="Preformatted_20_Text"/>
          <text:p text:style-name="Preformatted_20_Text">-- Ver cabeceras de páginas</text:p>
          <text:p text:style-name="Preformatted_20_Text">SELECT * FROM page_header(get_raw_page('productos', 0));</text:p>
        </text:list-item>
        <text:list-item>
          <text:p text:style-name="Text_20_body"><text:span text:style-name="Strong_20_Emphasis">Simular TOAST:</text:span></text:p>
          <text:p text:style-name="Text_20_body">sql</text:p>
          <text:p text:style-name="Preformatted_20_Text">-- Insertar registro con campo enorme</text:p>
          <text:p text:style-name="Preformatted_20_Text">INSERT INTO productos (nombre, descripcion) </text:p>
          <text:p text:style-name="Preformatted_20_Text">VALUES ('Producto GIGANTE', repeat('X', 100000));</text:p>
          <text:p text:style-name="Preformatted_20_Text"/>
          <text:p text:style-name="Preformatted_20_Text">-- Ver uso de TOAST</text:p>
          <text:p text:style-name="Preformatted_20_Text">SELECT relname, n_tup_ins, toast_blks_read </text:p>
          <text:p text:style-name="Preformatted_20_Text">FROM pg_stat_user_tables </text:p>
          <text:p text:style-name="Preformatted_20_Text">WHERE relname = 'productos';</text:p>
        </text:list-item>
        <text:list-item>
          <text:p text:style-name="Text_20_body"><text:span text:style-name="Strong_20_Emphasis">Explorar catálogos:</text:span></text:p>
          <text:p text:style-name="Text_20_body">sql</text:p>
          <text:p text:style-name="Preformatted_20_Text">-- Ver todas las tablas del sistema en pg_class</text:p>
          <text:p text:style-name="Preformatted_20_Text">SELECT relname, relkind, relpages, reltuples </text:p>
          <text:p text:style-name="Preformatted_20_Text">FROM pg_class </text:p>
          <text:p text:style-name="Preformatted_20_Text">WHERE relnamespace = 'pg_catalog'::regnamespace </text:p>
          <text:p text:style-name="Preformatted_20_Text">LIMIT 20;</text:p>
        </text:list-item>
      </text:list>
      <text:p text:style-name="Horizontal_20_Line"/>
      <text:h text:style-name="Heading_20_3" text:outline-level="3">Resumen del Módulo 1.1 y 1.2</text:h>
      <table:table table:name="Tabla3" table:style-name="Tabla3">
        <table:table-column table:style-name="Tabla3.A"/>
        <table:table-column table:style-name="Tabla3.B"/>
        <table:table-header-rows>
          <table:table-row>
            <table:table-cell table:style-name="Tabla3.A1" office:value-type="string">
              <text:p text:style-name="Table_20_Heading"><text:span text:style-name="Strong_20_Emphasis">Concepto</text:span></text:p>
            </table:table-cell>
            <table:table-cell table:style-name="Tabla3.A1" office:value-type="string">
              <text:p text:style-name="Table_20_Heading"><text:span text:style-name="Strong_20_Emphasis">Qué debes recordar</text:span></text:p>
            </table:table-cell>
          </table:table-row>
        </table:table-header-rows>
        <table:table-row>
          <table:table-cell table:style-name="Tabla3.A1" office:value-type="string">
            <text:p text:style-name="Table_20_Contents">Modelo de procesos</text:p>
          </table:table-cell>
          <table:table-cell table:style-name="Tabla3.A1" office:value-type="string">
            <text:p text:style-name="Table_20_Contents">Cada conexión = un proceso backend</text:p>
          </table:table-cell>
        </table:table-row>
        <table:table-row>
          <table:table-cell table:style-name="Tabla3.A1" office:value-type="string">
            <text:p text:style-name="Table_20_Contents">Postmaster</text:p>
          </table:table-cell>
          <table:table-cell table:style-name="Tabla3.A1" office:value-type="string">
            <text:p text:style-name="Table_20_Contents">Proceso padre que escucha y lanza hijos</text:p>
          </table:table-cell>
        </table:table-row>
        <table:table-row>
          <table:table-cell table:style-name="Tabla3.A1" office:value-type="string">
            <text:p text:style-name="Table_20_Contents">Shared Buffers</text:p>
          </table:table-cell>
          <table:table-cell table:style-name="Tabla3.A1" office:value-type="string">
            <text:p text:style-name="Table_20_Contents">La caché más importante (25% RAM)</text:p>
          </table:table-cell>
        </table:table-row>
        <table:table-row>
          <table:table-cell table:style-name="Tabla3.A1" office:value-type="string">
            <text:p text:style-name="Table_20_Contents">WAL</text:p>
          </table:table-cell>
          <table:table-cell table:style-name="Tabla3.A1" office:value-type="string">
            <text:p text:style-name="Table_20_Contents">Garantiza durabilidad (Write-Ahead Log)</text:p>
          </table:table-cell>
        </table:table-row>
        <table:table-row>
          <table:table-cell table:style-name="Tabla3.A1" office:value-type="string">
            <text:p text:style-name="Table_20_Contents">Autovacuum</text:p>
          </table:table-cell>
          <table:table-cell table:style-name="Tabla3.A1" office:value-type="string">
            <text:p text:style-name="Table_20_Contents">Limpia tuplas muertas automáticamente</text:p>
          </table:table-cell>
        </table:table-row>
        <table:table-row>
          <table:table-cell table:style-name="Tabla3.A1" office:value-type="string">
            <text:p text:style-name="Table_20_Contents">Tablespaces</text:p>
          </table:table-cell>
          <table:table-cell table:style-name="Tabla3.A1" office:value-type="string">
            <text:p text:style-name="Table_20_Contents">Permiten ubicar datos en diferentes discos</text:p>
          </table:table-cell>
        </table:table-row>
        <table:table-row>
          <table:table-cell table:style-name="Tabla3.A1" office:value-type="string">
            <text:p text:style-name="Table_20_Contents">OID y relfilenode</text:p>
          </table:table-cell>
          <table:table-cell table:style-name="Tabla3.A1" office:value-type="string">
            <text:p text:style-name="Table_20_Contents">Identificadores únicos, relfilenode = nombre de archivo</text:p>
          </table:table-cell>
        </table:table-row>
        <table:table-row>
          <table:table-cell table:style-name="Tabla3.A1" office:value-type="string">
            <text:p text:style-name="Table_20_Contents">Segmentos</text:p>
          </table:table-cell>
          <table:table-cell table:style-name="Tabla3.A1" office:value-type="string">
            <text:p text:style-name="Table_20_Contents">Archivos de máximo 1 GB</text:p>
          </table:table-cell>
        </table:table-row>
        <table:table-row>
          <table:table-cell table:style-name="Tabla3.A1" office:value-type="string">
            <text:p text:style-name="Table_20_Contents">TOAST</text:p>
          </table:table-cell>
          <table:table-cell table:style-name="Tabla3.A1" office:value-type="string">
            <text:p text:style-name="Table_20_Contents">Almacena campos grandes fuera de línea</text:p>
          </table:table-cell>
        </table:table-row>
      </table:table>
      <text:p text:style-name="Horizontal_20_Line"/>
      <text:p text:style-name="Text_20_body">¿Quieres que continúe con los apartados <text:span text:style-name="Strong_20_Emphasis">1.3 (Índices internos)</text:span> o <text:span text:style-name="Strong_20_Emphasis">1.4 (MVCC)</text:span> del Módulo 1?</text:p>
      <text:p text:style-name="Text_20_body">que son los archivos wal</text:p>
      <text:h text:style-name="Heading_20_1" text:outline-level="1"><text:soft-page-break/>Archivos WAL (Write-Ahead Log) en PostgreSQL</text:h>
      <text:h text:style-name="Heading_20_2" text:outline-level="2">Definición fundamental</text:h>
      <text:p text:style-name="Text_20_body">Los <text:span text:style-name="Strong_20_Emphasis">archivos WAL (Write-Ahead Log)</text:span> son el registro de transacciones de PostgreSQL, también conocido como <text:span text:style-name="Strong_20_Emphasis">XLOG</text:span>. Es un mecanismo que garantiza la <text:span text:style-name="Strong_20_Emphasis">durabilidad</text:span> (propiedad D de ACID) y permite la <text:span text:style-name="Strong_20_Emphasis">recuperación ante fallos</text:span>.</text:p>
      <text:p text:style-name="Text_20_body"><text:span text:style-name="Strong_20_Emphasis">Principio básico:</text:span> Toda modificación a la base de datos se escribe <text:span text:style-name="Strong_20_Emphasis">primero en el log WAL</text:span> y <text:span text:style-name="Strong_20_Emphasis">después</text:span> en los archivos de datos reales (tablas e índices).</text:p>
      <text:p text:style-name="Text_20_body">text</text:p>
      <text:p text:style-name="Preformatted_20_Text">Orden correcto: <text:s/>[Cambio] → [WAL en disco] → [Confirmación al cliente] → [Data files actualizados después]</text:p>
      <text:p text:style-name="Horizontal_20_Line"/>
      <text:h text:style-name="Heading_20_2" text:outline-level="2">¿Por qué es necesario?</text:h>
      <text:h text:style-name="Heading_20_3" text:outline-level="3">Problema sin WAL</text:h>
      <text:p text:style-name="Text_20_body">Si PostgreSQL escribiera directamente en los data files y el sistema se cayera:</text:p>
      <text:list xml:id="list469606334" text:style-name="L40">
        <text:list-item>
          <text:p text:style-name="Text_20_body">Una escritura podría estar a medio completar</text:p>
        </text:list-item>
        <text:list-item>
          <text:p text:style-name="Text_20_body">Los índices podrían quedar inconsistentes</text:p>
        </text:list-item>
        <text:list-item>
          <text:p text:style-name="Text_20_body">No habría forma de saber qué transacciones estaban commit y cuáles no</text:p>
        </text:list-item>
      </text:list>
      <text:h text:style-name="Heading_20_3" text:outline-level="3">Solución con WAL</text:h>
      <text:list xml:id="list1072682159" text:style-name="L41">
        <text:list-item>
          <text:p text:style-name="Text_20_body">Al reiniciar, PostgreSQL <text:span text:style-name="Strong_20_Emphasis">replayea</text:span> (reproduce) los registros WAL desde el último checkpoint</text:p>
        </text:list-item>
        <text:list-item>
          <text:p text:style-name="Text_20_body">Se rehacen (REDO) los cambios que estaban commit pero no en disco</text:p>
        </text:list-item>
        <text:list-item>
          <text:p text:style-name="Text_20_body">Se deshacen (UNDO) los cambios no commit (aunque PostgreSQL no hace UNDO tradicional, usa MVCC)</text:p>
        </text:list-item>
      </text:list>
      <text:p text:style-name="Horizontal_20_Line"/>
      <text:h text:style-name="Heading_20_2" text:outline-level="2">Estructura física de los archivos WAL</text:h>
      <text:h text:style-name="Heading_20_3" text:outline-level="3">Ubicación</text:h>
      <text:p text:style-name="Text_20_body">bash</text:p>
      <text:p text:style-name="Preformatted_20_Text">$PGDATA/pg_wal/</text:p>
      <text:h text:style-name="Heading_20_3" text:outline-level="3">Formato de nombre</text:h>
      <text:p text:style-name="Text_20_body">Los archivos WAL tienen nombres hexadecimales de 24 caracteres con el formato:</text:p>
      <text:p text:style-name="Text_20_body"><text:soft-page-break/>text</text:p>
      <text:p text:style-name="Preformatted_20_Text">000000010000000000000001</text:p>
      <text:p text:style-name="Preformatted_20_Text">│ <text:s text:c="5"/>││ <text:s text:c="5"/>││ <text:s text:c="5"/>│</text:p>
      <text:p text:style-name="Preformatted_20_Text">│ <text:s text:c="5"/>││ <text:s text:c="5"/>││ <text:s text:c="5"/>└─ Segmento (256 archivos por timeline)</text:p>
      <text:p text:style-name="Preformatted_20_Text">│ <text:s text:c="5"/>││ <text:s text:c="5"/>└─ LogID (parte alta del LSN)</text:p>
      <text:p text:style-name="Preformatted_20_Text">│ <text:s text:c="5"/>│└─ LogID (parte baja del LSN) <text:s/></text:p>
      <text:p text:style-name="Preformatted_20_Text">│ <text:s text:c="5"/>└─ Timeline ID</text:p>
      <text:p text:style-name="Preformatted_20_Text">└─ Timeline ID (normalmente 00000001)</text:p>
      <text:p text:style-name="Text_20_body"><text:span text:style-name="Strong_20_Emphasis">Ejemplo real:</text:span></text:p>
      <text:p text:style-name="Text_20_body">bash</text:p>
      <text:p text:style-name="Preformatted_20_Text">ls -lh $PGDATA/pg_wal/</text:p>
      <text:p text:style-name="Preformatted_20_Text">-rw------- 1 postgres postgres 16M 000000010000000000000001</text:p>
      <text:p text:style-name="Preformatted_20_Text">-rw------- 1 postgres postgres 16M 000000010000000000000002</text:p>
      <text:p text:style-name="Preformatted_20_Text">-rw------- 1 postgres postgres 16M 000000010000000000000003</text:p>
      <text:h text:style-name="Heading_20_3" text:outline-level="3">Tamaño de cada archivo WAL</text:h>
      <text:list xml:id="list2364791408" text:style-name="L42">
        <text:list-item>
          <text:p text:style-name="Text_20_body">Por defecto: <text:span text:style-name="Strong_20_Emphasis">16 MB</text:span></text:p>
        </text:list-item>
        <text:list-item>
          <text:p text:style-name="Text_20_body">Configurable al compilar: <text:span text:style-name="Source_20_Text">--with-wal-segsize=SEGSIZE</text:span> (1,2,4,8,16,32,64,128,256,512,1024 MB)</text:p>
        </text:list-item>
        <text:list-item>
          <text:p text:style-name="Text_20_body">Ver tamaño actual:</text:p>
          <text:p text:style-name="Text_20_body">sql</text:p>
          <text:p text:style-name="Preformatted_20_Text">SHOW wal_segment_size;</text:p>
        </text:list-item>
      </text:list>
      <text:p text:style-name="Horizontal_20_Line"/>
      <text:h text:style-name="Heading_20_2" text:outline-level="2">Contenido de un registro WAL</text:h>
      <text:p text:style-name="Text_20_body">Cada registro WAL contiene:</text:p>
      <table:table table:name="Tabla4" table:style-name="Tabla4">
        <table:table-column table:style-name="Tabla4.A"/>
        <table:table-column table:style-name="Tabla4.B"/>
        <table:table-header-rows>
          <table:table-row>
            <table:table-cell table:style-name="Tabla4.A1" office:value-type="string">
              <text:p text:style-name="Table_20_Heading"><text:span text:style-name="Strong_20_Emphasis">Componente</text:span></text:p>
            </table:table-cell>
            <table:table-cell table:style-name="Tabla4.A1" office:value-type="string">
              <text:p text:style-name="Table_20_Heading"><text:span text:style-name="Strong_20_Emphasis">Descripción</text:span></text:p>
            </table:table-cell>
          </table:table-row>
        </table:table-header-rows>
        <table:table-row>
          <table:table-cell table:style-name="Tabla4.A1" office:value-type="string">
            <text:p text:style-name="Table_20_Contents"><text:span text:style-name="Strong_20_Emphasis">LSN (Log Sequence Number)</text:span></text:p>
          </table:table-cell>
          <table:table-cell table:style-name="Tabla4.A1" office:value-type="string">
            <text:p text:style-name="Table_20_Contents">Número único y secuencial (ej: <text:span text:style-name="Source_20_Text">0/30001E8</text:span>)</text:p>
          </table:table-cell>
        </table:table-row>
        <table:table-row>
          <table:table-cell table:style-name="Tabla4.A1" office:value-type="string">
            <text:p text:style-name="Table_20_Contents"><text:span text:style-name="Strong_20_Emphasis">Transaction ID (XID)</text:span></text:p>
          </table:table-cell>
          <table:table-cell table:style-name="Tabla4.A1" office:value-type="string">
            <text:p text:style-name="Table_20_Contents">Identificador de la transacción</text:p>
          </table:table-cell>
        </table:table-row>
        <table:table-row>
          <table:table-cell table:style-name="Tabla4.A1" office:value-type="string">
            <text:p text:style-name="Table_20_Contents"><text:span text:style-name="Strong_20_Emphasis">Operación</text:span></text:p>
          </table:table-cell>
          <table:table-cell table:style-name="Tabla4.A1" office:value-type="string">
            <text:p text:style-name="Table_20_Contents">INSERT, UPDATE, DELETE, DDL, CHECKPOINT, etc.</text:p>
          </table:table-cell>
        </table:table-row>
        <table:table-row>
          <table:table-cell table:style-name="Tabla4.A1" office:value-type="string">
            <text:p text:style-name="Table_20_Contents"><text:span text:style-name="Strong_20_Emphasis">Bloque afectado</text:span></text:p>
          </table:table-cell>
          <table:table-cell table:style-name="Tabla4.A1" office:value-type="string">
            <text:p text:style-name="Table_20_Contents">Tablespace, base de datos, relfilenode, bloque número</text:p>
          </table:table-cell>
        </table:table-row>
        <table:table-row>
          <table:table-cell table:style-name="Tabla4.A1" office:value-type="string">
            <text:p text:style-name="Table_20_Contents"><text:span text:style-name="Strong_20_Emphasis">Datos antes (opcional)</text:span></text:p>
          </table:table-cell>
          <table:table-cell table:style-name="Tabla4.A1" office:value-type="string">
            <text:p text:style-name="Table_20_Contents">Para operaciones que requieren UNDO</text:p>
          </table:table-cell>
        </table:table-row>
        <table:table-row>
          <table:table-cell table:style-name="Tabla4.A1" office:value-type="string">
            <text:p text:style-name="Table_20_Contents"><text:span text:style-name="Strong_20_Emphasis">Datos después</text:span></text:p>
          </table:table-cell>
          <table:table-cell table:style-name="Tabla4.A1" office:value-type="string">
            <text:p text:style-name="Table_20_Contents">El cambio realizado (imagen completa o diferencial)</text:p>
          </table:table-cell>
        </table:table-row>
      </table:table>
      <text:p text:style-name="Text_20_body"><text:span text:style-name="Strong_20_Emphasis">Ejemplo de un registro WAL (formato legible):</text:span></text:p>
      <text:p text:style-name="Text_20_body">text</text:p>
      <text:p text:style-name="Preformatted_20_Text">rmgr: Heap <text:s text:c="7"/>len (rec/tot): 54/ 1008, tx: 12345, lsn: 0/030001E8, prev 0/030001B0</text:p>
      <text:p text:style-name="Preformatted_20_Text">desc: INSERT off 2 flag 0x00, blkref #0: rel 1663/16384/16385 blk 5 FPW</text:p>
      <text:p text:style-name="Text_20_body"><text:span text:style-name="Strong_20_Emphasis">Interpretación:</text:span></text:p>
      <text:list xml:id="list3655573149" text:style-name="L43">
        <text:list-item>
          <text:p text:style-name="Text_20_body"><text:span text:style-name="Source_20_Text">Heap</text:span> = operación en tabla heap</text:p>
        </text:list-item>
        <text:list-item>
          <text:p text:style-name="Text_20_body"><text:soft-page-break/><text:span text:style-name="Source_20_Text">INSERT</text:span> = inserción de registro</text:p>
        </text:list-item>
        <text:list-item>
          <text:p text:style-name="Text_20_body"><text:span text:style-name="Source_20_Text">tx: 12345</text:span> = transacción 12345</text:p>
        </text:list-item>
        <text:list-item>
          <text:p text:style-name="Text_20_body"><text:span text:style-name="Source_20_Text">lsn: 0/030001E8</text:span> = posición en el log</text:p>
        </text:list-item>
        <text:list-item>
          <text:p text:style-name="Text_20_body"><text:span text:style-name="Source_20_Text">rel 1663/16384/16385</text:span> = tablespace 1663, base 16384, tabla 16385</text:p>
        </text:list-item>
        <text:list-item>
          <text:p text:style-name="Text_20_body"><text:span text:style-name="Source_20_Text">blk 5</text:span> = bloque número 5 de esa tabla</text:p>
        </text:list-item>
        <text:list-item>
          <text:p text:style-name="Text_20_body"><text:span text:style-name="Source_20_Text">FPW</text:span> = Full Page Write (página completa)</text:p>
        </text:list-item>
      </text:list>
      <text:p text:style-name="Horizontal_20_Line"/>
      <text:h text:style-name="Heading_20_2" text:outline-level="2">Parámetros críticos de configuración WAL</text:h>
      <text:h text:style-name="Heading_20_3" text:outline-level="3">Postgresql.conf (ejemplos reales)</text:h>
      <text:p text:style-name="Text_20_body">ini</text:p>
      <text:p text:style-name="Preformatted_20_Text"># ============================================</text:p>
      <text:p text:style-name="Preformatted_20_Text"># Configuración WAL básica</text:p>
      <text:p text:style-name="Preformatted_20_Text"># ============================================</text:p>
      <text:p text:style-name="Preformatted_20_Text"/>
      <text:p text:style-name="Preformatted_20_Text"># Tamaño del buffer WAL en memoria</text:p>
      <text:p text:style-name="Preformatted_20_Text">wal_buffers = 16MB <text:s text:c="13"/># default -1 = 1/32 de shared_buffers (mín 64KB)</text:p>
      <text:p text:style-name="Preformatted_20_Text"/>
      <text:p text:style-name="Preformatted_20_Text"># Retraso máximo del WAL writer (ms)</text:p>
      <text:p text:style-name="Preformatted_20_Text">wal_writer_delay = 200ms <text:s text:c="7"/># frecuencia de escritura a disco</text:p>
      <text:p text:style-name="Preformatted_20_Text">wal_writer_flush_after = 1MB <text:s text:c="3"/># forzar flush después de N bytes</text:p>
      <text:p text:style-name="Preformatted_20_Text"/>
      <text:p text:style-name="Preformatted_20_Text"># ============================================</text:p>
      <text:p text:style-name="Preformatted_20_Text"># Configuración de checkpoint</text:p>
      <text:p text:style-name="Preformatted_20_Text"># ============================================</text:p>
      <text:p text:style-name="Preformatted_20_Text"/>
      <text:p text:style-name="Preformatted_20_Text">checkpoint_timeout = 5min <text:s text:c="6"/># checkpoint automático cada 5 min</text:p>
      <text:p text:style-name="Preformatted_20_Text">checkpoint_completion_target = 0.9 # distribuir I/O en 90% del intervalo</text:p>
      <text:p text:style-name="Preformatted_20_Text">max_wal_size = 1GB <text:s text:c="13"/># tamaño máximo total de WALs (default 1GB)</text:p>
      <text:p text:style-name="Preformatted_20_Text">min_wal_size = 80MB <text:s text:c="12"/># tamaño mínimo a retener (default 80MB)</text:p>
      <text:p text:style-name="Preformatted_20_Text"/>
      <text:p text:style-name="Preformatted_20_Text"># ============================================</text:p>
      <text:p text:style-name="Preformatted_20_Text"># Modos de sincronización (durabilidad vs rendimiento)</text:p>
      <text:p text:style-name="Preformatted_20_Text"># ============================================</text:p>
      <text:p text:style-name="Preformatted_20_Text"/>
      <text:p text:style-name="Preformatted_20_Text"># Opción 1: Máxima seguridad (lento)</text:p>
      <text:p text:style-name="Preformatted_20_Text">synchronous_commit = on <text:s text:c="8"/># espera confirmación de WAL en disco</text:p>
      <text:p text:style-name="Preformatted_20_Text"/>
      <text:p text:style-name="Preformatted_20_Text"># Opción 2: Mejor rendimiento (puede perder últimas transacciones)</text:p>
      <text:p text:style-name="Preformatted_20_Text"># synchronous_commit = off <text:s text:c="5"/># no espera flush a disco</text:p>
      <text:p text:style-name="Preformatted_20_Text"/>
      <text:p text:style-name="Preformatted_20_Text"># Opción 3: Compromiso (default)</text:p>
      <text:p text:style-name="Preformatted_20_Text">synchronous_commit = remote_write # para replicación síncrona</text:p>
      <text:p text:style-name="Preformatted_20_Text"/>
      <text:p text:style-name="Preformatted_20_Text"># ============================================</text:p>
      <text:p text:style-name="Preformatted_20_Text"># Compresión WAL (ahorra espacio, consume CPU)</text:p>
      <text:p text:style-name="Preformatted_20_Text"># ============================================</text:p>
      <text:p text:style-name="Preformatted_20_Text"/>
      <text:p text:style-name="Preformatted_20_Text">wal_compression = on <text:s text:c="11"/># comprime páginas completas (FPW)</text:p>
      <text:p text:style-name="Horizontal_20_Line"/>
      <text:h text:style-name="Heading_20_2" text:outline-level="2"><text:soft-page-break/>Ciclo de vida de un cambio con WAL</text:h>
      <text:h text:style-name="Heading_20_3" text:outline-level="3">Escenario: INSERT en una tabla</text:h>
      <text:p text:style-name="Text_20_body">text</text:p>
      <text:p text:style-name="Preformatted_20_Text">Paso 1: Cliente ejecuta INSERT</text:p>
      <text:p text:style-name="Preformatted_20_Text">┌─────────────────────────────────────────────────────────────┐</text:p>
      <text:p text:style-name="Preformatted_20_Text">│ INSERT INTO clientes (nombre) VALUES ('Juan'); <text:s text:c="13"/>│</text:p>
      <text:p text:style-name="Preformatted_20_Text">└─────────────────────────────────────────────────────────────┘</text:p>
      <text:p text:style-name="Preformatted_20_Text"><text:s text:c="26"/>↓</text:p>
      <text:p text:style-name="Preformatted_20_Text">Paso 2: Backend escribe en WAL Buffer (memoria)</text:p>
      <text:p text:style-name="Preformatted_20_Text">┌─────────────────────────────────────────────────────────────┐</text:p>
      <text:p text:style-name="Preformatted_20_Text">│ [WAL Buffer] Registro: INSERT tx=12345, tabla=clientes... <text:s text:c="2"/>│</text:p>
      <text:p text:style-name="Preformatted_20_Text">└─────────────────────────────────────────────────────────────┘</text:p>
      <text:p text:style-name="Preformatted_20_Text"><text:s text:c="26"/>↓</text:p>
      <text:p text:style-name="Preformatted_20_Text">Paso 3: WAL Writer (o checkpoint) escribe a disco (pg_wal/)</text:p>
      <text:p text:style-name="Preformatted_20_Text">┌─────────────────────────────────────────────────────────────┐</text:p>
      <text:p text:style-name="Preformatted_20_Text">│ [Disco] /pg_wal/000000010000000000000001 <text:s text:c="18"/>│</text:p>
      <text:p text:style-name="Preformatted_20_Text">│ Registro WAL persistente <text:s text:c="35"/>│</text:p>
      <text:p text:style-name="Preformatted_20_Text">└─────────────────────────────────────────────────────────────┘</text:p>
      <text:p text:style-name="Preformatted_20_Text"><text:s text:c="26"/>↓</text:p>
      <text:p text:style-name="Preformatted_20_Text">Paso 4: PostgreSQL confirma COMMIT al cliente</text:p>
      <text:p text:style-name="Preformatted_20_Text">┌─────────────────────────────────────────────────────────────┐</text:p>
      <text:p text:style-name="Preformatted_20_Text">│ Cliente recibe: "INSERT 0 1" <text:s text:c="31"/>│</text:p>
      <text:p text:style-name="Preformatted_20_Text">└─────────────────────────────────────────────────────────────┘</text:p>
      <text:p text:style-name="Preformatted_20_Text"><text:s text:c="26"/>↓</text:p>
      <text:p text:style-name="Preformatted_20_Text">Paso 5: Background Writer (más tarde) escribe en data files</text:p>
      <text:p text:style-name="Preformatted_20_Text">┌─────────────────────────────────────────────────────────────┐</text:p>
      <text:p text:style-name="Preformatted_20_Text">│ [Disco] /base/16384/16385 (tabla clientes) <text:s text:c="16"/>│</text:p>
      <text:p text:style-name="Preformatted_20_Text">│ El bloque correspondiente se actualiza <text:s text:c="21"/>│</text:p>
      <text:p text:style-name="Preformatted_20_Text">└─────────────────────────────────────────────────────────────┘</text:p>
      <text:p text:style-name="Text_20_body"><text:span text:style-name="Strong_20_Emphasis">Punto clave:</text:span> El cliente recibe confirmación en el <text:span text:style-name="Strong_20_Emphasis">paso 4</text:span>, aunque los datos aún no estén en la tabla real (solo en WAL).</text:p>
      <text:p text:style-name="Horizontal_20_Line"/>
      <text:h text:style-name="Heading_20_2" text:outline-level="2">Full Page Writes (FPW)</text:h>
      <text:h text:style-name="Heading_20_3" text:outline-level="3">¿Qué son?</text:h>
      <text:p text:style-name="Text_20_body">Durante un <text:span text:style-name="Strong_20_Emphasis">checkpoint</text:span>, la primera modificación a cada página (bloque) después del checkpoint escribe la <text:span text:style-name="Strong_20_Emphasis">página completa</text:span> en el WAL, no solo el cambio incremental.</text:p>
      <text:p text:style-name="Text_20_body"><text:span text:style-name="Strong_20_Emphasis">Ejemplo:</text:span></text:p>
      <text:p text:style-name="Text_20_body">text</text:p>
      <text:p text:style-name="Preformatted_20_Text">Checkpoint en LSN 0/1000000</text:p>
      <text:p text:style-name="Preformatted_20_Text"/>
      <text:p text:style-name="Preformatted_20_Text">Primer UPDATE después del checkpoint:</text:p>
      <text:p text:style-name="Preformatted_20_Text">- Registro WAL normal (solo los bytes cambiados) → 100 bytes</text:p>
      <text:p text:style-name="Preformatted_20_Text">- PERO: También escribe los 8KB completos de la página (Full Page Write)</text:p>
      <text:p text:style-name="Preformatted_20_Text"/>
      <text:p text:style-name="Preformatted_20_Text">Segundo UPDATE a la misma página:</text:p>
      <text:p text:style-name="Preformatted_20_Text">- Solo registro normal (100 bytes) sin FPW</text:p>
      <text:h text:style-name="Heading_20_3" text:outline-level="3"><text:soft-page-break/>¿Por qué FPW?</text:h>
      <text:p text:style-name="Text_20_body">Si ocurre una caída justo después del checkpoint, PostgreSQL necesita poder reconstruir páginas que estaban siendo escritas parcialmente. La imagen completa permite restaurar la página desde el WAL.</text:p>
      <text:h text:style-name="Heading_20_3" text:outline-level="3">Costo de FPW</text:h>
      <text:list xml:id="list3865545807" text:style-name="L44">
        <text:list-item>
          <text:p text:style-name="Text_20_body">Cada página modificada por primera vez después de checkpoint = <text:span text:style-name="Strong_20_Emphasis">8KB extra en WAL</text:span></text:p>
        </text:list-item>
        <text:list-item>
          <text:p text:style-name="Text_20_body">En tablas grandes con muchos checkpoints, FPW puede dominar el tamaño del WAL</text:p>
        </text:list-item>
      </text:list>
      <text:p text:style-name="Text_20_body"><text:span text:style-name="Strong_20_Emphasis">Optimización:</text:span></text:p>
      <text:p text:style-name="Text_20_body">ini</text:p>
      <text:p text:style-name="Preformatted_20_Text"># Reduce frecuencia de checkpoints (menos FPW)</text:p>
      <text:p text:style-name="Preformatted_20_Text">checkpoint_timeout = 15min</text:p>
      <text:p text:style-name="Preformatted_20_Text">max_wal_size = 4GB</text:p>
      <text:p text:style-name="Preformatted_20_Text"/>
      <text:p text:style-name="Preformatted_20_Text"># Alternativa: usar checksums en páginas (Postgres 11+)</text:p>
      <text:p text:style-name="Preformatted_20_Text">full_page_writes = on <text:s/># sigue siendo recomendado para producción</text:p>
      <text:p text:style-name="Horizontal_20_Line"/>
      <text:h text:style-name="Heading_20_2" text:outline-level="2">Monitoreo y diagnóstico de WAL</text:h>
      <text:h text:style-name="Heading_20_3" text:outline-level="3">1. Ver posición actual del WAL (LSN)</text:h>
      <text:p text:style-name="Text_20_body">sql</text:p>
      <text:p text:style-name="Preformatted_20_Text">-- LSN actual del sistema</text:p>
      <text:p text:style-name="Preformatted_20_Text">SELECT pg_current_wal_lsn();</text:p>
      <text:p text:style-name="Preformatted_20_Text"/>
      <text:p text:style-name="Preformatted_20_Text">-- Diferencia entre dos LSN (bytes)</text:p>
      <text:p text:style-name="Preformatted_20_Text">SELECT pg_wal_lsn_diff('0/30001E8', '0/3000000');</text:p>
      <text:p text:style-name="Preformatted_20_Text"/>
      <text:p text:style-name="Preformatted_20_Text">-- Ubicación del último checkpoint</text:p>
      <text:p text:style-name="Preformatted_20_Text">SELECT pg_current_wal_insert_lsn(), pg_current_wal_flush_lsn(), pg_current_wal_lsn();</text:p>
      <text:h text:style-name="Heading_20_3" text:outline-level="3">2. Ver archivos WAL generados</text:h>
      <text:p text:style-name="Text_20_body">sql</text:p>
      <text:p text:style-name="Preformatted_20_Text">-- Listar archivos WAL (desde SQL)</text:p>
      <text:p text:style-name="Preformatted_20_Text">SELECT * FROM pg_ls_waldir() ORDER BY modification DESC LIMIT 10;</text:p>
      <text:p text:style-name="Preformatted_20_Text"/>
      <text:p text:style-name="Preformatted_20_Text">-- Cantidad total de WAL generado por sesión/consulta</text:p>
      <text:p text:style-name="Preformatted_20_Text">SELECT pg_size_pretty(pg_wal_lsn_diff(pg_current_wal_lsn(), '0/0'));</text:p>
      <text:h text:style-name="Heading_20_3" text:outline-level="3">3. Estadísticas de WAL</text:h>
      <text:p text:style-name="Text_20_body">sql</text:p>
      <text:p text:style-name="Preformatted_20_Text">-- Desde pg_stat_bgwriter</text:p>
      <text:p text:style-name="Preformatted_20_Text">SELECT checkpoints_timed, checkpoints_req, </text:p>
      <text:p text:style-name="Preformatted_20_Text"><text:s text:c="7"/>wal_buffers_full, wal_writes</text:p>
      <text:p text:style-name="Preformatted_20_Text">FROM pg_stat_bgwriter;</text:p>
      <text:p text:style-name="Preformatted_20_Text"/>
      <text:p text:style-name="Preformatted_20_Text"><text:soft-page-break/>-- Ver tamaño de pg_wal desde SQL</text:p>
      <text:p text:style-name="Preformatted_20_Text">SELECT pg_size_pretty(sum(size)) AS total_wal_size </text:p>
      <text:p text:style-name="Preformatted_20_Text">FROM pg_ls_waldir();</text:p>
      <text:h text:style-name="Heading_20_3" text:outline-level="3">4. Identificar qué genera mucho WAL</text:h>
      <text:p text:style-name="Text_20_body">sql</text:p>
      <text:p text:style-name="Preformatted_20_Text">-- Extensión necesaria</text:p>
      <text:p text:style-name="Preformatted_20_Text">CREATE EXTENSION IF NOT EXISTS pg_stat_statements;</text:p>
      <text:p text:style-name="Preformatted_20_Text"/>
      <text:p text:style-name="Preformatted_20_Text">-- Consultas que generan más WAL</text:p>
      <text:p text:style-name="Preformatted_20_Text">SELECT query, wal_bytes, wal_records, calls</text:p>
      <text:p text:style-name="Preformatted_20_Text">FROM pg_stat_statements</text:p>
      <text:p text:style-name="Preformatted_20_Text">ORDER BY wal_bytes DESC</text:p>
      <text:p text:style-name="Preformatted_20_Text">LIMIT 10;</text:p>
      <text:h text:style-name="Heading_20_3" text:outline-level="3">5. Configuración actual</text:h>
      <text:p text:style-name="Text_20_body">sql</text:p>
      <text:p text:style-name="Preformatted_20_Text">SELECT name, setting, unit, context </text:p>
      <text:p text:style-name="Preformatted_20_Text">FROM pg_settings </text:p>
      <text:p text:style-name="Preformatted_20_Text">WHERE name LIKE '%wal%' OR name LIKE '%checkpoint%'</text:p>
      <text:p text:style-name="Preformatted_20_Text">ORDER BY name;</text:p>
      <text:p text:style-name="Horizontal_20_Line"/>
      <text:h text:style-name="Heading_20_2" text:outline-level="2">Problemas comunes y soluciones</text:h>
      <text:h text:style-name="Heading_20_3" text:outline-level="3">Problema 1: WAL crece descontroladamente</text:h>
      <text:p text:style-name="Text_20_body"><text:span text:style-name="Strong_20_Emphasis">Síntomas:</text:span></text:p>
      <text:p text:style-name="Text_20_body">bash</text:p>
      <text:p text:style-name="Preformatted_20_Text">du -sh $PGDATA/pg_wal/</text:p>
      <text:p text:style-name="Preformatted_20_Text"># Resultado: 50GB (cuando max_wal_size=1GB)</text:p>
      <text:p text:style-name="Text_20_body"><text:span text:style-name="Strong_20_Emphasis">Causas posibles:</text:span></text:p>
      <text:list xml:id="list1257145561" text:style-name="L45">
        <text:list-item>
          <text:p text:style-name="Text_20_body">Replicación detenida (replica atascada)</text:p>
        </text:list-item>
        <text:list-item>
          <text:p text:style-name="Text_20_body">Checkpoints muy espaciados</text:p>
        </text:list-item>
        <text:list-item>
          <text:p text:style-name="Text_20_body">Consultas masivas (grandes DELETE/UPDATE sin commit)</text:p>
        </text:list-item>
        <text:list-item>
          <text:p text:style-name="Text_20_body"><text:span text:style-name="Source_20_Text">wal_keep_size</text:span> demasiado alto</text:p>
        </text:list-item>
        <text:list-item>
          <text:p text:style-name="Text_20_body">Slot de replicación consumiendo WAL</text:p>
        </text:list-item>
      </text:list>
      <text:p text:style-name="Text_20_body"><text:span text:style-name="Strong_20_Emphasis">Soluciones:</text:span></text:p>
      <text:p text:style-name="Text_20_body">sql</text:p>
      <text:p text:style-name="Preformatted_20_Text">-- Ver slots de replicación</text:p>
      <text:p text:style-name="Preformatted_20_Text">SELECT * FROM pg_replication_slots;</text:p>
      <text:p text:style-name="Preformatted_20_Text"/>
      <text:p text:style-name="Preformatted_20_Text">-- Ver si hay réplica atascada</text:p>
      <text:p text:style-name="Preformatted_20_Text">SELECT application_name, state, write_lag, flush_lag, replay_lag</text:p>
      <text:p text:style-name="Preformatted_20_Text">FROM pg_stat_replication;</text:p>
      <text:p text:style-name="Preformatted_20_Text"/>
      <text:p text:style-name="Preformatted_20_Text"><text:soft-page-break/>-- Eliminar slot huérfano (PELIGROSO, detiene réplica)</text:p>
      <text:p text:style-name="Preformatted_20_Text">SELECT pg_drop_replication_slot('nombre_slot');</text:p>
      <text:h text:style-name="Heading_20_3" text:outline-level="3">Problema 2: WAL Writer cuello de botella</text:h>
      <text:p text:style-name="Text_20_body"><text:span text:style-name="Strong_20_Emphasis">Síntoma:</text:span> Esperas <text:span text:style-name="Source_20_Text">WALWriteLock</text:span> en pg_stat_activity</text:p>
      <text:p text:style-name="Text_20_body"><text:span text:style-name="Strong_20_Emphasis">Solución:</text:span></text:p>
      <text:p text:style-name="Text_20_body">ini</text:p>
      <text:p text:style-name="Preformatted_20_Text"># Aumentar buffers y reducir frecuencia de escritura</text:p>
      <text:p text:style-name="Preformatted_20_Text">wal_buffers = 32MB</text:p>
      <text:p text:style-name="Preformatted_20_Text">wal_writer_delay = 500ms</text:p>
      <text:p text:style-name="Preformatted_20_Text"/>
      <text:p text:style-name="Preformatted_20_Text"># O usar synchronous_commit = off para casos no críticos</text:p>
      <text:h text:style-name="Heading_20_3" text:outline-level="3">Problema 3: Archivos WAL no se reciclan</text:h>
      <text:p text:style-name="Text_20_body"><text:span text:style-name="Strong_20_Emphasis">Verificar:</text:span></text:p>
      <text:p text:style-name="Text_20_body">sql</text:p>
      <text:p text:style-name="Preformatted_20_Text">-- ¿Está archive_mode habilitado y fallando?</text:p>
      <text:p text:style-name="Preformatted_20_Text">SHOW archive_mode;</text:p>
      <text:p text:style-name="Preformatted_20_Text">SHOW archive_command;</text:p>
      <text:p text:style-name="Preformatted_20_Text"/>
      <text:p text:style-name="Preformatted_20_Text">-- Ver logs de archive</text:p>
      <text:p text:style-name="Preformatted_20_Text">SELECT * FROM pg_stat_archiver;</text:p>
      <text:p text:style-name="Horizontal_20_Line"/>
      <text:h text:style-name="Heading_20_2" text:outline-level="2">WAL y replicación</text:h>
      <text:p text:style-name="Text_20_body">PostgreSQL usa WAL para <text:span text:style-name="Strong_20_Emphasis">Streaming Replication</text:span>:</text:p>
      <text:p text:style-name="Text_20_body">text</text:p>
      <text:p text:style-name="Preformatted_20_Text">Primario <text:s text:c="35"/>Réplica</text:p>
      <text:p text:style-name="Preformatted_20_Text">──────── <text:s text:c="35"/>───────</text:p>
      <text:p text:style-name="Preformatted_20_Text">Transacción escribe WAL</text:p>
      <text:p text:style-name="Preformatted_20_Text"><text:s text:c="8"/>↓</text:p>
      <text:p text:style-name="Preformatted_20_Text">WAL Sender envía registros → → → → → → → WAL Receiver</text:p>
      <text:p text:style-name="Preformatted_20_Text"><text:s text:c="44"/>↓</text:p>
      <text:p text:style-name="Preformatted_20_Text"><text:s text:c="38"/>Replay WAL (aplica cambios)</text:p>
      <text:p text:style-name="Text_20_body"><text:span text:style-name="Strong_20_Emphasis">Tipos de replicación:</text:span></text:p>
      <text:list xml:id="list1995591949" text:style-name="L46">
        <text:list-item>
          <text:p text:style-name="Text_20_body"><text:span text:style-name="Strong_20_Emphasis">Asíncrona:</text:span> Réplica puede atrasarse (por defecto)</text:p>
        </text:list-item>
        <text:list-item>
          <text:p text:style-name="Text_20_body"><text:span text:style-name="Strong_20_Emphasis">Síncrona:</text:span> Primario espera confirmación de réplica</text:p>
        </text:list-item>
        <text:list-item>
          <text:p text:style-name="Text_20_body"><text:span text:style-name="Strong_20_Emphasis">Lógica:</text:span> Basada en cambios por tabla, no por páginas</text:p>
        </text:list-item>
      </text:list>
      <text:p text:style-name="Horizontal_20_Line"/>
      <text:h text:style-name="Heading_20_2" text:outline-level="2">Resumen ejecutivo sobre WAL</text:h>
      <table:table table:name="Tabla5" table:style-name="Tabla5">
        <table:table-column table:style-name="Tabla5.A"/>
        <table:table-column table:style-name="Tabla5.B"/>
        <table:table-header-rows>
          <table:table-row>
            <table:table-cell table:style-name="Tabla5.A1" office:value-type="string">
              <text:p text:style-name="Table_20_Heading"><text:span text:style-name="Strong_20_Emphasis">Aspecto</text:span></text:p>
            </table:table-cell>
            <table:table-cell table:style-name="Tabla5.A1" office:value-type="string">
              <text:p text:style-name="Table_20_Heading"><text:span text:style-name="Strong_20_Emphasis">Qué debes saber</text:span></text:p>
            </table:table-cell>
          </table:table-row>
        </table:table-header-rows>
        <table:table-row>
          <table:table-cell table:style-name="Tabla5.A1" office:value-type="string">
            <text:p text:style-name="Table_20_Contents"><text:span text:style-name="Strong_20_Emphasis">Propósito</text:span></text:p>
          </table:table-cell>
          <table:table-cell table:style-name="Tabla5.A1" office:value-type="string">
            <text:p text:style-name="Table_20_Contents">Garantizar durabilidad y permitir recuperación</text:p>
          </table:table-cell>
        </table:table-row>
        <text:soft-page-break/>
        <table:table-row>
          <table:table-cell table:style-name="Tabla5.A1" office:value-type="string">
            <text:p text:style-name="Table_20_Contents"><text:span text:style-name="Strong_20_Emphasis">Ubicación</text:span></text:p>
          </table:table-cell>
          <table:table-cell table:style-name="Tabla5.A1" office:value-type="string">
            <text:p text:style-name="Table_20_Contents"><text:span text:style-name="Source_20_Text">$PGDATA/pg_wal/</text:span></text:p>
          </table:table-cell>
        </table:table-row>
        <table:table-row>
          <table:table-cell table:style-name="Tabla5.A1" office:value-type="string">
            <text:p text:style-name="Table_20_Contents"><text:span text:style-name="Strong_20_Emphasis">Tamaño por archivo</text:span></text:p>
          </table:table-cell>
          <table:table-cell table:style-name="Tabla5.A1" office:value-type="string">
            <text:p text:style-name="Table_20_Contents">16 MB (configurable)</text:p>
          </table:table-cell>
        </table:table-row>
        <table:table-row>
          <table:table-cell table:style-name="Tabla5.A1" office:value-type="string">
            <text:p text:style-name="Table_20_Contents"><text:span text:style-name="Strong_20_Emphasis">Regla de oro</text:span></text:p>
          </table:table-cell>
          <table:table-cell table:style-name="Tabla5.A1" office:value-type="string">
            <text:p text:style-name="Table_20_Contents">Escribir en WAL <text:span text:style-name="Strong_20_Emphasis">antes</text:span> que en data files</text:p>
          </table:table-cell>
        </table:table-row>
        <table:table-row>
          <table:table-cell table:style-name="Tabla5.A1" office:value-type="string">
            <text:p text:style-name="Table_20_Contents"><text:span text:style-name="Strong_20_Emphasis">Parámetro clave</text:span></text:p>
          </table:table-cell>
          <table:table-cell table:style-name="Tabla5.A1" office:value-type="string">
            <text:p text:style-name="Table_20_Contents"><text:span text:style-name="Source_20_Text">wal_buffers</text:span>, <text:span text:style-name="Source_20_Text">checkpoint_timeout</text:span>, <text:span text:style-name="Source_20_Text">max_wal_size</text:span></text:p>
          </table:table-cell>
        </table:table-row>
        <table:table-row>
          <table:table-cell table:style-name="Tabla5.A1" office:value-type="string">
            <text:p text:style-name="Table_20_Contents"><text:span text:style-name="Strong_20_Emphasis">Monitoreo esencial</text:span></text:p>
          </table:table-cell>
          <table:table-cell table:style-name="Tabla5.A1" office:value-type="string">
            <text:p text:style-name="Table_20_Contents"><text:span text:style-name="Source_20_Text">pg_current_wal_lsn()</text:span>, <text:span text:style-name="Source_20_Text">pg_stat_bgwriter</text:span>, <text:span text:style-name="Source_20_Text">pg_ls_waldir()</text:span></text:p>
          </table:table-cell>
        </table:table-row>
        <table:table-row>
          <table:table-cell table:style-name="Tabla5.A1" office:value-type="string">
            <text:p text:style-name="Table_20_Contents"><text:span text:style-name="Strong_20_Emphasis">Problema típico</text:span></text:p>
          </table:table-cell>
          <table:table-cell table:style-name="Tabla5.A1" office:value-type="string">
            <text:p text:style-name="Table_20_Contents">Crecimiento infinito de pg_wal (replica atascada o falta de checkpoints)</text:p>
          </table:table-cell>
        </table:table-row>
        <table:table-row>
          <table:table-cell table:style-name="Tabla5.A1" office:value-type="string">
            <text:p text:style-name="Table_20_Contents"><text:span text:style-name="Strong_20_Emphasis">Optimización crítica</text:span></text:p>
          </table:table-cell>
          <table:table-cell table:style-name="Tabla5.A1" office:value-type="string">
            <text:p text:style-name="Table_20_Contents">Balance entre <text:span text:style-name="Source_20_Text">synchronous_commit</text:span> (seguridad) y rendimiento</text:p>
          </table:table-cell>
        </table:table-row>
      </table:table>
      <text:p text:style-name="Horizontal_20_Line"/>
      <text:h text:style-name="Heading_20_2" text:outline-level="2">Ejercicio práctico: Experimentar con WAL</text:h>
      <text:p text:style-name="Text_20_body">sql</text:p>
      <text:p text:style-name="Preformatted_20_Text">-- 1. Verificar configuración actual</text:p>
      <text:p text:style-name="Preformatted_20_Text">SHOW wal_buffers;</text:p>
      <text:p text:style-name="Preformatted_20_Text">SHOW checkpoint_timeout;</text:p>
      <text:p text:style-name="Preformatted_20_Text">SHOW max_wal_size;</text:p>
      <text:p text:style-name="Preformatted_20_Text"/>
      <text:p text:style-name="Preformatted_20_Text">-- 2. Crear tabla de prueba</text:p>
      <text:p text:style-name="Preformatted_20_Text">CREATE TABLE prueba_wal (id serial, texto text, fecha timestamp);</text:p>
      <text:p text:style-name="Preformatted_20_Text">INSERT INTO prueba_wal (texto, fecha) SELECT 'test', now() FROM generate_series(1,1000);</text:p>
      <text:p text:style-name="Preformatted_20_Text"/>
      <text:p text:style-name="Preformatted_20_Text">-- 3. Ver LSN antes y después</text:p>
      <text:p text:style-name="Preformatted_20_Text">SELECT pg_current_wal_lsn() AS antes;</text:p>
      <text:p text:style-name="Preformatted_20_Text">INSERT INTO prueba_wal (texto, fecha) SELECT 'masivo', now() FROM generate_series(1,100000);</text:p>
      <text:p text:style-name="Preformatted_20_Text">SELECT pg_current_wal_lsn() AS despues;</text:p>
      <text:p text:style-name="Preformatted_20_Text"/>
      <text:p text:style-name="Preformatted_20_Text">-- 4. Calcular WAL generado</text:p>
      <text:p text:style-name="Preformatted_20_Text">SELECT pg_size_pretty(pg_wal_lsn_diff(pg_current_wal_lsn(), '0/0'));</text:p>
      <text:p text:style-name="Preformatted_20_Text"/>
      <text:p text:style-name="Preformatted_20_Text">-- 5. Ver archivos WAL creados</text:p>
      <text:p text:style-name="Preformatted_20_Text">SELECT name, size, modification FROM pg_ls_waldir() ORDER BY modification DESC LIMIT 5;</text:p>
      <text:p text:style-name="Preformatted_20_Text"/>
      <text:p text:style-name="Preformatted_20_Text">-- 6. Forzar checkpoint y observar</text:p>
      <text:p text:style-name="Preformatted_20_Text">CHECKPOINT;</text:p>
      <text:p text:style-name="Preformatted_20_Text">SELECT * FROM pg_stat_bgwriter;</text:p>
      <text:p text:style-name="Preformatted_20_Text"/>
      <text:p text:style-name="Preformatted_20_Text">-- 7. Simular pérdida de datos (¡NO en producción!)</text:p>
      <text:p text:style-name="Preformatted_20_Text">-- Apagar PostgreSQL abruptamente y observar recuperación al reiniciar</text:p>
      <text:p text:style-name="Text_20_body">¿Quieres que profundice en algún aspecto específico del WAL, como la <text:span text:style-name="Strong_20_Emphasis">recuperación ante fallos</text:span> (PITR), la <text:span text:style-name="Strong_20_Emphasis">replicación streaming</text:span>, o la <text:span text:style-name="Strong_20_Emphasis">compresión WAL</text:span>?</text:p>
      <text:p text:style-name="Text_20_body">desarrollame los puntos 1.3 1.4 y 2.1</text:p>
      <text:p text:style-name="Text_20_body">A continuación tienes el desarrollo completo de los apartados <text:span text:style-name="Strong_20_Emphasis">1.3 Índices internos</text:span>, <text:span text:style-name="Strong_20_Emphasis">1.4 MVCC</text:span> y <text:span text:style-name="Strong_20_Emphasis">2.1 Configuración del servidor</text:span>.</text:p>
      <text:p text:style-name="Horizontal_20_Line"><text:soft-page-break/></text:p>
      <text:h text:style-name="Heading_20_1" text:outline-level="1">Módulo 1: Arquitectura de PostgreSQL (continuación)</text:h>
      <text:h text:style-name="Heading_20_2" text:outline-level="2">1.3 Índices internos</text:h>
      <text:h text:style-name="Heading_20_3" text:outline-level="3">Conceptos fundamentales</text:h>
      <text:p text:style-name="Text_20_body">Un <text:span text:style-name="Strong_20_Emphasis">índice</text:span> es una estructura de datos auxiliar que acelera las operaciones de búsqueda (SELECT, UPDATE, DELETE) a cambio de:</text:p>
      <text:list xml:id="list2528246357" text:style-name="L47">
        <text:list-item>
          <text:p text:style-name="Text_20_body">Espacio en disco adicional (5-30% del tamaño de la tabla)</text:p>
        </text:list-item>
        <text:list-item>
          <text:p text:style-name="Text_20_body">Costo en operaciones de escritura (INSERT/UPDATE/DELETE más lentas)</text:p>
        </text:list-item>
      </text:list>
      <text:p text:style-name="Text_20_body"><text:span text:style-name="Strong_20_Emphasis">Estructura por defecto:</text:span> B-Tree (balanceado)</text:p>
      <text:h text:style-name="Heading_20_3" text:outline-level="3">Anatomía interna de un índice B-Tree</text:h>
      <text:p text:style-name="Text_20_body">text</text:p>
      <text:p text:style-name="Preformatted_20_Text"><text:s text:c="20"/>[Página raíz]</text:p>
      <text:p text:style-name="Preformatted_20_Text"><text:s text:c="19"/>/ <text:s text:c="5"/>| <text:s text:c="5"/>\</text:p>
      <text:p text:style-name="Preformatted_20_Text"><text:s text:c="18"/>/ <text:s text:c="6"/>| <text:s text:c="6"/>\</text:p>
      <text:p text:style-name="Preformatted_20_Text"><text:s text:c="8"/>[Página interna] [Página interna] [Página interna]</text:p>
      <text:p text:style-name="Preformatted_20_Text"><text:s text:c="9"/>/ <text:s text:c="3"/>| <text:s text:c="3"/>\ <text:s text:c="6"/>/ <text:s text:c="3"/>| <text:s text:c="3"/>\ <text:s text:c="6"/>/ <text:s text:c="3"/>| <text:s text:c="3"/>\</text:p>
      <text:p text:style-name="Preformatted_20_Text"><text:s text:c="4"/>[Hoja] [Hoja] [Hoja] [Hoja] [Hoja] [Hoja] [Hoja] [Hoja]</text:p>
      <text:p text:style-name="Preformatted_20_Text"><text:s text:c="4"/>(tuplas + TID) (tuplas + TID) (tuplas + TID)</text:p>
      <text:p text:style-name="Text_20_body"><text:span text:style-name="Strong_20_Emphasis">Componentes:</text:span></text:p>
      <text:list xml:id="list2541988453" text:style-name="L48">
        <text:list-item>
          <text:p text:style-name="Text_20_body"><text:span text:style-name="Strong_20_Emphasis">Páginas/metapáginas:</text:span> Bloques de 8 KB igual que las tablas</text:p>
        </text:list-item>
        <text:list-item>
          <text:p text:style-name="Text_20_body"><text:span text:style-name="Strong_20_Emphasis">Tuplas de índice:</text:span> Contienen (valor de columna, TID)</text:p>
        </text:list-item>
        <text:list-item>
          <text:p text:style-name="Text_20_body"><text:span text:style-name="Strong_20_Emphasis">TID (Tuple Identifier):</text:span> (número de bloque, offset dentro del bloque) → localización física de la fila</text:p>
        </text:list-item>
      </text:list>
      <text:p text:style-name="Text_20_body"><text:span text:style-name="Strong_20_Emphasis">Ejemplo de búsqueda B-Tree:</text:span></text:p>
      <text:p text:style-name="Text_20_body">sql</text:p>
      <text:p text:style-name="Preformatted_20_Text">SELECT * FROM usuarios WHERE id = 42;</text:p>
      <text:list xml:id="list962453264" text:style-name="L49">
        <text:list-item>
          <text:p text:style-name="Text_20_body">Recorre desde raíz hasta hoja (3-4 lecturas de bloque para tablas grandes)</text:p>
        </text:list-item>
        <text:list-item>
          <text:p text:style-name="Text_20_body">Encuentra (42, bloque=125, offset=8)</text:p>
        </text:list-item>
        <text:list-item>
          <text:p text:style-name="Text_20_body">Va directamente al bloque 125 de la tabla heap</text:p>
        </text:list-item>
      </text:list>
      <text:p text:style-name="Horizontal_20_Line"/>
      <text:h text:style-name="Heading_20_3" text:outline-level="3"><text:soft-page-break/>Tipos de índices en PostgreSQL</text:h>
      <text:h text:style-name="Heading_20_4" text:outline-level="4">1. <text:span text:style-name="Strong_20_Emphasis">B-Tree</text:span> (predeterminado)</text:h>
      <text:p text:style-name="Text_20_body"><text:span text:style-name="Strong_20_Emphasis">Operadores soportados:</text:span> <text:span text:style-name="Source_20_Text">&lt;</text:span>, <text:span text:style-name="Source_20_Text">&lt;=</text:span>, <text:span text:style-name="Source_20_Text">=</text:span>, <text:span text:style-name="Source_20_Text">&gt;=</text:span>, <text:span text:style-name="Source_20_Text">&gt;</text:span>, BETWEEN, IN, LIKE 'texto%' (prefijo)</text:p>
      <text:p text:style-name="Text_20_body"><text:span text:style-name="Strong_20_Emphasis">Cuándo usar:</text:span></text:p>
      <text:list xml:id="list1613287200" text:style-name="L50">
        <text:list-item>
          <text:p text:style-name="Text_20_body">La mayoría de las consultas (95% de casos)</text:p>
        </text:list-item>
        <text:list-item>
          <text:p text:style-name="Text_20_body">Columnas con alta cardinalidad (muchos valores únicos)</text:p>
        </text:list-item>
        <text:list-item>
          <text:p text:style-name="Text_20_body">Ordenamiento y búsquedas por rango</text:p>
        </text:list-item>
      </text:list>
      <text:p text:style-name="Text_20_body"><text:span text:style-name="Strong_20_Emphasis">Ejemplo:</text:span></text:p>
      <text:p text:style-name="Text_20_body">sql</text:p>
      <text:p text:style-name="Preformatted_20_Text">CREATE INDEX idx_usuarios_email ON usuarios USING btree (email);</text:p>
      <text:p text:style-name="Preformatted_20_Text">-- USING btree es opcional (es el default)</text:p>
      <text:h text:style-name="Heading_20_4" text:outline-level="4">2. <text:span text:style-name="Strong_20_Emphasis">Hash</text:span></text:h>
      <text:p text:style-name="Text_20_body"><text:span text:style-name="Strong_20_Emphasis">Operadores soportados:</text:span> Solo <text:span text:style-name="Source_20_Text">=</text:span></text:p>
      <text:p text:style-name="Text_20_body"><text:span text:style-name="Strong_20_Emphasis">Características:</text:span></text:p>
      <text:list xml:id="list3619762501" text:style-name="L51">
        <text:list-item>
          <text:p text:style-name="Text_20_body">Búsquedas exactas muy rápidas (O(1) promedio)</text:p>
        </text:list-item>
        <text:list-item>
          <text:p text:style-name="Text_20_body">No soporta ordenamiento ni búsquedas por rango</text:p>
        </text:list-item>
        <text:list-item>
          <text:p text:style-name="Text_20_body">No es transaccionalmente seguro antes de PostgreSQL 10</text:p>
        </text:list-item>
      </text:list>
      <text:p text:style-name="Text_20_body"><text:span text:style-name="Strong_20_Emphasis">Cuándo usar:</text:span></text:p>
      <text:list xml:id="list831666951" text:style-name="L52">
        <text:list-item>
          <text:p text:style-name="Text_20_body">Columnas con igualdad exacta (ej: status, tipo, ID de sesión)</text:p>
        </text:list-item>
        <text:list-item>
          <text:p text:style-name="Text_20_body">No necesitas ordenamiento ni rango</text:p>
        </text:list-item>
      </text:list>
      <text:p text:style-name="Text_20_body"><text:span text:style-name="Strong_20_Emphasis">Ejemplo:</text:span></text:p>
      <text:p text:style-name="Text_20_body">sql</text:p>
      <text:p text:style-name="Preformatted_20_Text">CREATE INDEX idx_sesiones_token ON sesiones USING hash (token);</text:p>
      <text:h text:style-name="Heading_20_4" text:outline-level="4">3. <text:span text:style-name="Strong_20_Emphasis">GIN (Generalized Inverted Index)</text:span></text:h>
      <text:p text:style-name="Text_20_body"><text:span text:style-name="Strong_20_Emphasis">Operadores soportados:</text:span> <text:span text:style-name="Source_20_Text">@&gt;</text:span>, <text:span text:style-name="Source_20_Text">?</text:span>, <text:span text:style-name="Source_20_Text">?&amp;</text:span>, <text:span text:style-name="Source_20_Text">?|</text:span>, <text:span text:style-name="Source_20_Text">@@</text:span> (full-text search)</text:p>
      <text:p text:style-name="Text_20_body"><text:span text:style-name="Strong_20_Emphasis">Estructura interna:</text:span> Invertida (término → lista de TIDs)</text:p>
      <text:p text:style-name="Text_20_body"><text:span text:style-name="Strong_20_Emphasis">Cuándo usar:</text:span></text:p>
      <text:list xml:id="list2447813279" text:style-name="L53">
        <text:list-item>
          <text:p text:style-name="Text_20_body">Arrays (<text:span text:style-name="Source_20_Text">text[]</text:span>, <text:span text:style-name="Source_20_Text">int[]</text:span>)</text:p>
        </text:list-item>
        <text:list-item>
          <text:p text:style-name="Text_20_body">JSONB (búsquedas dentro de documentos)</text:p>
        </text:list-item>
        <text:list-item>
          <text:p text:style-name="Text_20_body">Búsqueda de texto completo (Full-Text Search)</text:p>
        </text:list-item>
        <text:list-item>
          <text:p text:style-name="Text_20_body">Datos con muchos valores por fila</text:p>
        </text:list-item>
      </text:list>
      <text:p text:style-name="Text_20_body"><text:span text:style-name="Strong_20_Emphasis">Ejemplo:</text:span></text:p>
      <text:p text:style-name="Text_20_body"><text:soft-page-break/>sql</text:p>
      <text:p text:style-name="Preformatted_20_Text">-- Para JSONB</text:p>
      <text:p text:style-name="Preformatted_20_Text">CREATE INDEX idx_productos_especificaciones ON productos USING gin (especificaciones);</text:p>
      <text:p text:style-name="Preformatted_20_Text"/>
      <text:p text:style-name="Preformatted_20_Text">-- Para texto completo</text:p>
      <text:p text:style-name="Preformatted_20_Text">CREATE INDEX idx_articulos_contenido ON articulos USING gin (to_tsvector('spanish', contenido));</text:p>
      <text:h text:style-name="Heading_20_4" text:outline-level="4">4. <text:span text:style-name="Strong_20_Emphasis">GiST (Generalized Search Tree)</text:span></text:h>
      <text:p text:style-name="Text_20_body"><text:span text:style-name="Strong_20_Emphasis">Operadores soportados:</text:span> <text:span text:style-name="Source_20_Text">&lt;&lt;</text:span>, <text:span text:style-name="Source_20_Text">&amp;&lt;</text:span>, <text:span text:style-name="Source_20_Text">&amp;&gt;</text:span>, <text:span text:style-name="Source_20_Text">&gt;&gt;</text:span>, <text:span text:style-name="Source_20_Text">&lt;&lt;|</text:span>, <text:span text:style-name="Source_20_Text">&amp;&lt;|</text:span>, <text:span text:style-name="Source_20_Text">|&amp;&gt;</text:span>, <text:span text:style-name="Source_20_Text">|&gt;&gt;</text:span>, <text:span text:style-name="Source_20_Text">@&gt;</text:span>, <text:span text:style-name="Source_20_Text">&lt;@</text:span>, <text:span text:style-name="Source_20_Text">&amp;&amp;</text:span>, <text:span text:style-name="Source_20_Text">~=</text:span></text:p>
      <text:p text:style-name="Text_20_body"><text:span text:style-name="Strong_20_Emphasis">Cuándo usar:</text:span></text:p>
      <text:list xml:id="list2657794073" text:style-name="L54">
        <text:list-item>
          <text:p text:style-name="Text_20_body">Datos geométricos/espaciales (PostGIS)</text:p>
        </text:list-item>
        <text:list-item>
          <text:p text:style-name="Text_20_body">Rangos (daterange, int4range, tsrange)</text:p>
        </text:list-item>
        <text:list-item>
          <text:p text:style-name="Text_20_body">Búsquedas de vecinos más cercanos</text:p>
        </text:list-item>
        <text:list-item>
          <text:p text:style-name="Text_20_body">Datos jerárquicos (ltree)</text:p>
        </text:list-item>
      </text:list>
      <text:p text:style-name="Text_20_body"><text:span text:style-name="Strong_20_Emphasis">Ejemplo:</text:span></text:p>
      <text:p text:style-name="Text_20_body">sql</text:p>
      <text:p text:style-name="Preformatted_20_Text">-- Rango de fechas</text:p>
      <text:p text:style-name="Preformatted_20_Text">CREATE INDEX idx_eventos_periodo ON eventos USING gist (periodo daterange);</text:p>
      <text:p text:style-name="Preformatted_20_Text"/>
      <text:p text:style-name="Preformatted_20_Text">-- Búsqueda por proximidad geométrica (con PostGIS)</text:p>
      <text:p text:style-name="Preformatted_20_Text">CREATE INDEX idx_ubicaciones ON lugares USING gist (geom);</text:p>
      <text:h text:style-name="Heading_20_4" text:outline-level="4">5. <text:span text:style-name="Strong_20_Emphasis">BRIN (Block Range Index)</text:span></text:h>
      <text:p text:style-name="Text_20_body"><text:span text:style-name="Strong_20_Emphasis">Operadores soportados:</text:span> <text:span text:style-name="Source_20_Text">&lt;</text:span>, <text:span text:style-name="Source_20_Text">&lt;=</text:span>, <text:span text:style-name="Source_20_Text">=</text:span>, <text:span text:style-name="Source_20_Text">&gt;=</text:span>, <text:span text:style-name="Source_20_Text">&gt;</text:span></text:p>
      <text:p text:style-name="Text_20_body"><text:span text:style-name="Strong_20_Emphasis">Estructura interna:</text:span> Almacena resúmenes por rango de bloques (mínimo, máximo)</text:p>
      <text:p text:style-name="Text_20_body"><text:span text:style-name="Strong_20_Emphasis">Características:</text:span></text:p>
      <text:list xml:id="list2213342438" text:style-name="L55">
        <text:list-item>
          <text:p text:style-name="Text_20_body">Muy pequeño (1-5% del tamaño de la tabla)</text:p>
        </text:list-item>
        <text:list-item>
          <text:p text:style-name="Text_20_body">Más lento que B-Tree para búsquedas puntuales</text:p>
        </text:list-item>
        <text:list-item>
          <text:p text:style-name="Text_20_body">Excelente para tablas muy grandes (cientos de millones de filas)</text:p>
        </text:list-item>
      </text:list>
      <text:p text:style-name="Text_20_body"><text:span text:style-name="Strong_20_Emphasis">Cuándo usar:</text:span></text:p>
      <text:list xml:id="list2524646267" text:style-name="L56">
        <text:list-item>
          <text:p text:style-name="Text_20_body">Tablas masivas (log, eventos, series temporales)</text:p>
        </text:list-item>
        <text:list-item>
          <text:p text:style-name="Text_20_body">Datos con correlación física (ej: timestamp de inserción)</text:p>
        </text:list-item>
        <text:list-item>
          <text:p text:style-name="Text_20_body">Columnas donde no necesitas búsquedas exactas ultrafast</text:p>
        </text:list-item>
      </text:list>
      <text:p text:style-name="Text_20_body"><text:span text:style-name="Strong_20_Emphasis">Ejemplo:</text:span></text:p>
      <text:p text:style-name="Text_20_body">sql</text:p>
      <text:p text:style-name="Preformatted_20_Text">CREATE INDEX idx_logs_fecha ON logs USING brin (fecha_registro);</text:p>
      <text:h text:style-name="Heading_20_4" text:outline-level="4"><text:soft-page-break/>6. <text:span text:style-name="Strong_20_Emphasis">SP-GiST (Space-Partitioned GiST)</text:span></text:h>
      <text:p text:style-name="Text_20_body"><text:span text:style-name="Strong_20_Emphasis">Cuándo usar:</text:span></text:p>
      <text:list xml:id="list1822082462" text:style-name="L57">
        <text:list-item>
          <text:p text:style-name="Text_20_body">Datos no balanceados naturalmente (puntos en plano, direcciones IP, strings con prefijos comunes)</text:p>
        </text:list-item>
      </text:list>
      <text:p text:style-name="Text_20_body"><text:span text:style-name="Strong_20_Emphasis">Ejemplo:</text:span></text:p>
      <text:p text:style-name="Text_20_body">sql</text:p>
      <text:p text:style-name="Preformatted_20_Text">CREATE INDEX idx_rangos_ip ON redes USING spgist (rango_ip inet);</text:p>
      <text:p text:style-name="Horizontal_20_Line"/>
      <text:h text:style-name="Heading_20_3" text:outline-level="3">Comparativa de tipos de índice</text:h>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table-cell table:style-name="Tabla6.A1" office:value-type="string">
              <text:p text:style-name="Table_20_Heading"><text:span text:style-name="Strong_20_Emphasis">Tipo</text:span></text:p>
            </table:table-cell>
            <table:table-cell table:style-name="Tabla6.A1" office:value-type="string">
              <text:p text:style-name="Table_20_Heading"><text:span text:style-name="Strong_20_Emphasis">Tamaño</text:span></text:p>
            </table:table-cell>
            <table:table-cell table:style-name="Tabla6.A1" office:value-type="string">
              <text:p text:style-name="Table_20_Heading"><text:span text:style-name="Strong_20_Emphasis">Velocidad lectura</text:span></text:p>
            </table:table-cell>
            <table:table-cell table:style-name="Tabla6.A1" office:value-type="string">
              <text:p text:style-name="Table_20_Heading"><text:span text:style-name="Strong_20_Emphasis">Velocidad escritura</text:span></text:p>
            </table:table-cell>
            <table:table-cell table:style-name="Tabla6.A1" office:value-type="string">
              <text:p text:style-name="Table_20_Heading"><text:span text:style-name="Strong_20_Emphasis">Uso típico</text:span></text:p>
            </table:table-cell>
          </table:table-row>
        </table:table-header-rows>
        <table:table-row>
          <table:table-cell table:style-name="Tabla6.A1" office:value-type="string">
            <text:p text:style-name="Table_20_Contents">B-Tree</text:p>
          </table:table-cell>
          <table:table-cell table:style-name="Tabla6.A1" office:value-type="string">
            <text:p text:style-name="Table_20_Contents">Medio</text:p>
          </table:table-cell>
          <table:table-cell table:style-name="Tabla6.A1" office:value-type="string">
            <text:p text:style-name="Table_20_Contents">Alta</text:p>
          </table:table-cell>
          <table:table-cell table:style-name="Tabla6.A1" office:value-type="string">
            <text:p text:style-name="Table_20_Contents">Media</text:p>
          </table:table-cell>
          <table:table-cell table:style-name="Tabla6.A1" office:value-type="string">
            <text:p text:style-name="Table_20_Contents">Default, columnas PK/FK</text:p>
          </table:table-cell>
        </table:table-row>
        <table:table-row>
          <table:table-cell table:style-name="Tabla6.A1" office:value-type="string">
            <text:p text:style-name="Table_20_Contents">Hash</text:p>
          </table:table-cell>
          <table:table-cell table:style-name="Tabla6.A1" office:value-type="string">
            <text:p text:style-name="Table_20_Contents">Pequeño</text:p>
          </table:table-cell>
          <table:table-cell table:style-name="Tabla6.A1" office:value-type="string">
            <text:p text:style-name="Table_20_Contents">Muy alta (igualdad)</text:p>
          </table:table-cell>
          <table:table-cell table:style-name="Tabla6.A1" office:value-type="string">
            <text:p text:style-name="Table_20_Contents">Media</text:p>
          </table:table-cell>
          <table:table-cell table:style-name="Tabla6.A1" office:value-type="string">
            <text:p text:style-name="Table_20_Contents">Igualdad exacta</text:p>
          </table:table-cell>
        </table:table-row>
        <table:table-row>
          <table:table-cell table:style-name="Tabla6.A1" office:value-type="string">
            <text:p text:style-name="Table_20_Contents">GIN</text:p>
          </table:table-cell>
          <table:table-cell table:style-name="Tabla6.A1" office:value-type="string">
            <text:p text:style-name="Table_20_Contents">Grande</text:p>
          </table:table-cell>
          <table:table-cell table:style-name="Tabla6.A1" office:value-type="string">
            <text:p text:style-name="Table_20_Contents">Media (compleja)</text:p>
          </table:table-cell>
          <table:table-cell table:style-name="Tabla6.A1" office:value-type="string">
            <text:p text:style-name="Table_20_Contents">Baja</text:p>
          </table:table-cell>
          <table:table-cell table:style-name="Tabla6.A1" office:value-type="string">
            <text:p text:style-name="Table_20_Contents">JSONB, arrays, texto completo</text:p>
          </table:table-cell>
        </table:table-row>
        <table:table-row>
          <table:table-cell table:style-name="Tabla6.A1" office:value-type="string">
            <text:p text:style-name="Table_20_Contents">GiST</text:p>
          </table:table-cell>
          <table:table-cell table:style-name="Tabla6.A1" office:value-type="string">
            <text:p text:style-name="Table_20_Contents">Grande</text:p>
          </table:table-cell>
          <table:table-cell table:style-name="Tabla6.A1" office:value-type="string">
            <text:p text:style-name="Table_20_Contents">Media</text:p>
          </table:table-cell>
          <table:table-cell table:style-name="Tabla6.A1" office:value-type="string">
            <text:p text:style-name="Table_20_Contents">Media</text:p>
          </table:table-cell>
          <table:table-cell table:style-name="Tabla6.A1" office:value-type="string">
            <text:p text:style-name="Table_20_Contents">Espacial, rangos</text:p>
          </table:table-cell>
        </table:table-row>
        <table:table-row>
          <table:table-cell table:style-name="Tabla6.A1" office:value-type="string">
            <text:p text:style-name="Table_20_Contents">BRIN</text:p>
          </table:table-cell>
          <table:table-cell table:style-name="Tabla6.A1" office:value-type="string">
            <text:p text:style-name="Table_20_Contents">Muy pequeño</text:p>
          </table:table-cell>
          <table:table-cell table:style-name="Tabla6.A1" office:value-type="string">
            <text:p text:style-name="Table_20_Contents">Media-baja</text:p>
          </table:table-cell>
          <table:table-cell table:style-name="Tabla6.A1" office:value-type="string">
            <text:p text:style-name="Table_20_Contents">Alta</text:p>
          </table:table-cell>
          <table:table-cell table:style-name="Tabla6.A1" office:value-type="string">
            <text:p text:style-name="Table_20_Contents">Tablas masivas, series temporales</text:p>
          </table:table-cell>
        </table:table-row>
        <table:table-row>
          <table:table-cell table:style-name="Tabla6.A1" office:value-type="string">
            <text:p text:style-name="Table_20_Contents">SP-GiST</text:p>
          </table:table-cell>
          <table:table-cell table:style-name="Tabla6.A1" office:value-type="string">
            <text:p text:style-name="Table_20_Contents">Medio</text:p>
          </table:table-cell>
          <table:table-cell table:style-name="Tabla6.A1" office:value-type="string">
            <text:p text:style-name="Table_20_Contents">Media</text:p>
          </table:table-cell>
          <table:table-cell table:style-name="Tabla6.A1" office:value-type="string">
            <text:p text:style-name="Table_20_Contents">Media</text:p>
          </table:table-cell>
          <table:table-cell table:style-name="Tabla6.A1" office:value-type="string">
            <text:p text:style-name="Table_20_Contents">Datos no balanceados</text:p>
          </table:table-cell>
        </table:table-row>
      </table:table>
      <text:p text:style-name="Horizontal_20_Line"/>
      <text:h text:style-name="Heading_20_3" text:outline-level="3">Índices multicolumna (compuestos)</text:h>
      <text:p text:style-name="Text_20_body"><text:span text:style-name="Strong_20_Emphasis">Orden de columnas importa:</text:span></text:p>
      <text:p text:style-name="Text_20_body">sql</text:p>
      <text:p text:style-name="Preformatted_20_Text">-- Bueno para: WHERE ciudad = 'Madrid' AND edad &gt; 18</text:p>
      <text:p text:style-name="Preformatted_20_Text">CREATE INDEX idx_clientes_ciudad_edad ON clientes (ciudad, edad);</text:p>
      <text:p text:style-name="Preformatted_20_Text"/>
      <text:p text:style-name="Preformatted_20_Text">-- Malo para la misma consulta (no usa índice completo)</text:p>
      <text:p text:style-name="Preformatted_20_Text">CREATE INDEX idx_clientes_edad_ciudad ON clientes (edad, ciudad);</text:p>
      <text:p text:style-name="Text_20_body"><text:span text:style-name="Strong_20_Emphasis">Reglas:</text:span></text:p>
      <text:list xml:id="list3801615774" text:style-name="L58">
        <text:list-item>
          <text:p text:style-name="Text_20_body">Colocar columnas con mayor selectividad (más valores únicos) al principio</text:p>
        </text:list-item>
        <text:list-item>
          <text:p text:style-name="Text_20_body">Considerar patrones de consulta reales</text:p>
        </text:list-item>
        <text:list-item>
          <text:p text:style-name="Text_20_body">PostgreSQL puede usar solo el prefijo del índice (ej: solo <text:span text:style-name="Source_20_Text">ciudad</text:span> en el primer ejemplo)</text:p>
        </text:list-item>
      </text:list>
      <text:p text:style-name="Text_20_body"><text:span text:style-name="Strong_20_Emphasis">Ejemplo práctico:</text:span></text:p>
      <text:p text:style-name="Text_20_body">sql</text:p>
      <text:p text:style-name="Preformatted_20_Text">-- Tabla de pedidos</text:p>
      <text:p text:style-name="Preformatted_20_Text">CREATE TABLE pedidos (</text:p>
      <text:p text:style-name="Preformatted_20_Text"><text:s text:c="4"/>id serial,</text:p>
      <text:p text:style-name="Preformatted_20_Text"><text:s text:c="4"/>cliente_id int,</text:p>
      <text:p text:style-name="Preformatted_20_Text"><text:s text:c="4"/>fecha date,</text:p>
      <text:p text:style-name="Preformatted_20_Text"><text:s text:c="4"/>estado text,</text:p>
      <text:p text:style-name="Preformatted_20_Text"><text:soft-page-break/><text:s text:c="4"/>total numeric</text:p>
      <text:p text:style-name="Preformatted_20_Text">);</text:p>
      <text:p text:style-name="Preformatted_20_Text"/>
      <text:p text:style-name="Preformatted_20_Text">-- Índice óptimo para búsquedas comunes</text:p>
      <text:p text:style-name="Preformatted_20_Text">CREATE INDEX idx_pedidos_cliente_fecha_estado </text:p>
      <text:p text:style-name="Preformatted_20_Text">ON pedidos (cliente_id, fecha DESC, estado) </text:p>
      <text:p text:style-name="Preformatted_20_Text">WHERE estado != 'cancelado'; <text:s/>-- Índice parcial</text:p>
      <text:p text:style-name="Horizontal_20_Line"/>
      <text:h text:style-name="Heading_20_3" text:outline-level="3">Índices parciales</text:h>
      <text:p text:style-name="Text_20_body">Solo indexan un subconjunto de filas que cumplen una condición.</text:p>
      <text:p text:style-name="Text_20_body">sql</text:p>
      <text:p text:style-name="Preformatted_20_Text">-- Índice solo para pedidos activos</text:p>
      <text:p text:style-name="Preformatted_20_Text">CREATE INDEX idx_pedidos_activos ON pedidos (fecha) WHERE estado = 'activo';</text:p>
      <text:p text:style-name="Preformatted_20_Text"/>
      <text:p text:style-name="Preformatted_20_Text">-- Beneficios:</text:p>
      <text:p text:style-name="Preformatted_20_Text">-- - Más pequeño (menos mantenimiento)</text:p>
      <text:p text:style-name="Preformatted_20_Text">-- - Más rápido para consultas que usan la misma condición</text:p>
      <text:p text:style-name="Text_20_body"><text:span text:style-name="Strong_20_Emphasis">Caso de uso:</text:span> Tabla donde la mayoría de consultas filtran por <text:span text:style-name="Source_20_Text">activo = true</text:span> y solo unos pocos registros están inactivos.</text:p>
      <text:p text:style-name="Horizontal_20_Line"/>
      <text:h text:style-name="Heading_20_3" text:outline-level="3">Índices únicos y de expresiones</text:h>
      <text:p text:style-name="Text_20_body"><text:span text:style-name="Strong_20_Emphasis">Único:</text:span></text:p>
      <text:p text:style-name="Text_20_body">sql</text:p>
      <text:p text:style-name="Preformatted_20_Text">-- Impide duplicados</text:p>
      <text:p text:style-name="Preformatted_20_Text">CREATE UNIQUE INDEX idx_usuarios_email_unico ON usuarios (lower(email));</text:p>
      <text:p text:style-name="Text_20_body"><text:span text:style-name="Strong_20_Emphasis">Expresiones (funcionales):</text:span></text:p>
      <text:p text:style-name="Text_20_body">sql</text:p>
      <text:p text:style-name="Preformatted_20_Text">-- Índice sobre función</text:p>
      <text:p text:style-name="Preformatted_20_Text">CREATE INDEX idx_usuarios_email_lower ON usuarios (lower(email));</text:p>
      <text:p text:style-name="Preformatted_20_Text"/>
      <text:p text:style-name="Preformatted_20_Text">-- La consulta usará el índice</text:p>
      <text:p text:style-name="Preformatted_20_Text">SELECT * FROM usuarios WHERE lower(email) = lower('Juan@Ejemplo.com');</text:p>
      <text:p text:style-name="Horizontal_20_Line"/>
      <text:h text:style-name="Heading_20_3" text:outline-level="3">Monitoreo de índices</text:h>
      <text:p text:style-name="Text_20_body">sql</text:p>
      <text:p text:style-name="Preformatted_20_Text">-- Ver todos los índices de una tabla</text:p>
      <text:p text:style-name="Preformatted_20_Text">SELECT indexname, indexdef </text:p>
      <text:p text:style-name="Preformatted_20_Text">FROM pg_indexes </text:p>
      <text:p text:style-name="Preformatted_20_Text">WHERE tablename = 'pedidos';</text:p>
      <text:p text:style-name="Preformatted_20_Text"/>
      <text:p text:style-name="Preformatted_20_Text">-- Ver tamaño de índices</text:p>
      <text:p text:style-name="Preformatted_20_Text">SELECT </text:p>
      <text:p text:style-name="Preformatted_20_Text"><text:s text:c="4"/>schemaname,</text:p>
      <text:p text:style-name="Preformatted_20_Text"><text:s text:c="4"/>tablename,</text:p>
      <text:p text:style-name="Preformatted_20_Text"><text:s text:c="4"/>indexname,</text:p>
      <text:p text:style-name="Preformatted_20_Text"><text:soft-page-break/><text:s text:c="4"/>pg_size_pretty(pg_relation_size(indexname::regclass)) AS index_size</text:p>
      <text:p text:style-name="Preformatted_20_Text">FROM pg_indexes</text:p>
      <text:p text:style-name="Preformatted_20_Text">ORDER BY pg_relation_size(indexname::regclass) DESC;</text:p>
      <text:p text:style-name="Preformatted_20_Text"/>
      <text:p text:style-name="Preformatted_20_Text">-- Estadísticas de uso de índices (identificar índices no usados)</text:p>
      <text:p text:style-name="Preformatted_20_Text">SELECT </text:p>
      <text:p text:style-name="Preformatted_20_Text"><text:s text:c="4"/>schemaname,</text:p>
      <text:p text:style-name="Preformatted_20_Text"><text:s text:c="4"/>tablename,</text:p>
      <text:p text:style-name="Preformatted_20_Text"><text:s text:c="4"/>indexname,</text:p>
      <text:p text:style-name="Preformatted_20_Text"><text:s text:c="4"/>idx_scan AS numero_busquedas,</text:p>
      <text:p text:style-name="Preformatted_20_Text"><text:s text:c="4"/>idx_tup_read AS tuplas_leidas,</text:p>
      <text:p text:style-name="Preformatted_20_Text"><text:s text:c="4"/>idx_tup_fetch AS tuplas_recuperadas</text:p>
      <text:p text:style-name="Preformatted_20_Text">FROM pg_stat_user_indexes</text:p>
      <text:p text:style-name="Preformatted_20_Text">ORDER BY idx_scan ASC</text:p>
      <text:p text:style-name="Preformatted_20_Text">LIMIT 10; <text:s/>-- Índices candidatos a eliminación</text:p>
      <text:p text:style-name="Preformatted_20_Text"/>
      <text:p text:style-name="Preformatted_20_Text">-- Índices duplicados (misma definición)</text:p>
      <text:p text:style-name="Preformatted_20_Text">SELECT </text:p>
      <text:p text:style-name="Preformatted_20_Text"><text:s text:c="4"/>indexrelid::regclass,</text:p>
      <text:p text:style-name="Preformatted_20_Text"><text:s text:c="4"/>indrelid::regclass,</text:p>
      <text:p text:style-name="Preformatted_20_Text"><text:s text:c="4"/>array_agg(indexrelid::regclass) AS duplicados</text:p>
      <text:p text:style-name="Preformatted_20_Text">FROM pg_index</text:p>
      <text:p text:style-name="Preformatted_20_Text">GROUP BY indrelid, indkey</text:p>
      <text:p text:style-name="Preformatted_20_Text">HAVING count(*) &gt; 1;</text:p>
      <text:p text:style-name="Horizontal_20_Line"/>
      <text:h text:style-name="Heading_20_3" text:outline-level="3">Ejercicio práctico 1.3</text:h>
      <text:p text:style-name="Text_20_body">sql</text:p>
      <text:p text:style-name="Preformatted_20_Text">-- 1. Crear tabla de pruebas con 1M filas</text:p>
      <text:p text:style-name="Preformatted_20_Text">CREATE TABLE ventas_indices (</text:p>
      <text:p text:style-name="Preformatted_20_Text"><text:s text:c="4"/>id serial PRIMARY KEY,</text:p>
      <text:p text:style-name="Preformatted_20_Text"><text:s text:c="4"/>fecha date DEFAULT current_date,</text:p>
      <text:p text:style-name="Preformatted_20_Text"><text:s text:c="4"/>cliente_id int,</text:p>
      <text:p text:style-name="Preformatted_20_Text"><text:s text:c="4"/>producto_id int,</text:p>
      <text:p text:style-name="Preformatted_20_Text"><text:s text:c="4"/>cantidad int,</text:p>
      <text:p text:style-name="Preformatted_20_Text"><text:s text:c="4"/>monto numeric(10,2)</text:p>
      <text:p text:style-name="Preformatted_20_Text">);</text:p>
      <text:p text:style-name="Preformatted_20_Text"/>
      <text:p text:style-name="Preformatted_20_Text">INSERT INTO ventas_indices (cliente_id, producto_id, cantidad, monto)</text:p>
      <text:p text:style-name="Preformatted_20_Text">SELECT </text:p>
      <text:p text:style-name="Preformatted_20_Text"><text:s text:c="4"/>(random()*10000)::int,</text:p>
      <text:p text:style-name="Preformatted_20_Text"><text:s text:c="4"/>(random()*500)::int,</text:p>
      <text:p text:style-name="Preformatted_20_Text"><text:s text:c="4"/>(random()*10)::int + 1,</text:p>
      <text:p text:style-name="Preformatted_20_Text"><text:s text:c="4"/>(random()*1000)::numeric(10,2)</text:p>
      <text:p text:style-name="Preformatted_20_Text">FROM generate_series(1, 1000000);</text:p>
      <text:p text:style-name="Preformatted_20_Text"/>
      <text:p text:style-name="Preformatted_20_Text">-- 2. Probar diferentes índices</text:p>
      <text:p text:style-name="Preformatted_20_Text">-- B-Tree simple</text:p>
      <text:p text:style-name="Preformatted_20_Text">CREATE INDEX idx_ventas_cliente ON ventas_indices (cliente_id);</text:p>
      <text:p text:style-name="Preformatted_20_Text"/>
      <text:p text:style-name="Preformatted_20_Text">-- B-Tree compuesto</text:p>
      <text:p text:style-name="Preformatted_20_Text">CREATE INDEX idx_ventas_cliente_fecha ON ventas_indices (cliente_id, fecha);</text:p>
      <text:p text:style-name="Preformatted_20_Text"/>
      <text:p text:style-name="Preformatted_20_Text">-- Índice parcial</text:p>
      <text:p text:style-name="Preformatted_20_Text">CREATE INDEX idx_ventas_grandes ON ventas_indices (cliente_id) WHERE monto &gt; 500;</text:p>
      <text:p text:style-name="Preformatted_20_Text"/>
      <text:p text:style-name="Preformatted_20_Text">-- Índice de expresión</text:p>
      <text:p text:style-name="Preformatted_20_Text">CREATE INDEX idx_ventas_monto_redondeado ON ventas_indices (round(monto, -1));</text:p>
      <text:p text:style-name="Preformatted_20_Text"><text:soft-page-break/></text:p>
      <text:p text:style-name="Preformatted_20_Text">-- 3. Analizar uso</text:p>
      <text:p text:style-name="Preformatted_20_Text">EXPLAIN ANALYZE SELECT * FROM ventas_indices WHERE cliente_id = 1234;</text:p>
      <text:p text:style-name="Preformatted_20_Text">EXPLAIN ANALYZE SELECT * FROM ventas_indices WHERE cliente_id = 1234 AND fecha &gt; '2024-01-01';</text:p>
      <text:p text:style-name="Preformatted_20_Text">EXPLAIN ANALYZE SELECT * FROM ventas_indices WHERE round(monto, -1) = 100;</text:p>
      <text:p text:style-name="Preformatted_20_Text"/>
      <text:p text:style-name="Preformatted_20_Text">-- 4. Ver estadísticas</text:p>
      <text:p text:style-name="Preformatted_20_Text">SELECT * FROM pg_stat_user_indexes WHERE relname = 'ventas_indices';</text:p>
      <text:p text:style-name="Horizontal_20_Line"/>
      <text:h text:style-name="Heading_20_2" text:outline-level="2">1.4 MVCC (Multiversion Concurrency Control)</text:h>
      <text:h text:style-name="Heading_20_3" text:outline-level="3">Concepto fundamental</text:h>
      <text:p text:style-name="Text_20_body"><text:span text:style-name="Strong_20_Emphasis">MVCC</text:span> es el modelo de concurrencia de PostgreSQL que permite:</text:p>
      <text:list xml:id="list968288985" text:style-name="L59">
        <text:list-item>
          <text:p text:style-name="Text_20_body"><text:span text:style-name="Strong_20_Emphasis">Lectores no bloquean escritores</text:span></text:p>
        </text:list-item>
        <text:list-item>
          <text:p text:style-name="Text_20_body"><text:span text:style-name="Strong_20_Emphasis">Escritores no bloquean lectores</text:span></text:p>
        </text:list-item>
        <text:list-item>
          <text:p text:style-name="Text_20_body">Cada transacción ve una "foto consistente" (snapshot) de los datos en el momento de iniciar</text:p>
        </text:list-item>
      </text:list>
      <text:p text:style-name="Text_20_body"><text:span text:style-name="Strong_20_Emphasis">Sin MVCC (bloqueos tradicionales):</text:span></text:p>
      <text:p text:style-name="Text_20_body">text</text:p>
      <text:p text:style-name="Preformatted_20_Text">T1: LECTURA → ESPERA → Obtiene datos</text:p>
      <text:p text:style-name="Preformatted_20_Text">T2: <text:s text:c="9"/>ESCRITURA (bloquea)</text:p>
      <text:p text:style-name="Text_20_body"><text:span text:style-name="Strong_20_Emphasis">Con MVCC (PostgreSQL):</text:span></text:p>
      <text:p text:style-name="Text_20_body">text</text:p>
      <text:p text:style-name="Preformatted_20_Text">T1: LECTURA → Obtiene versión antigua (no espera)</text:p>
      <text:p text:style-name="Preformatted_20_Text">T2: <text:s text:c="9"/>ESCRITURA → Crea nueva versión</text:p>
      <text:p text:style-name="Horizontal_20_Line"/>
      <text:h text:style-name="Heading_20_3" text:outline-level="3">Estructura de una tupla (fila) en el heap</text:h>
      <text:p text:style-name="Text_20_body">Cada fila en disco contiene campos invisibles (system columns):</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text:span text:style-name="Strong_20_Emphasis">Columna</text:span></text:p>
            </table:table-cell>
            <table:table-cell table:style-name="Tabla7.A1" office:value-type="string">
              <text:p text:style-name="Table_20_Heading"><text:span text:style-name="Strong_20_Emphasis">Descripción</text:span></text:p>
            </table:table-cell>
            <table:table-cell table:style-name="Tabla7.A1" office:value-type="string">
              <text:p text:style-name="Table_20_Heading"><text:span text:style-name="Strong_20_Emphasis">Tamaño</text:span></text:p>
            </table:table-cell>
          </table:table-row>
        </table:table-header-rows>
        <table:table-row>
          <table:table-cell table:style-name="Tabla7.A1" office:value-type="string">
            <text:p text:style-name="Table_20_Contents"><text:span text:style-name="Source_20_Text">xmin</text:span></text:p>
          </table:table-cell>
          <table:table-cell table:style-name="Tabla7.A1" office:value-type="string">
            <text:p text:style-name="Table_20_Contents">ID de la transacción que insertó la tupla</text:p>
          </table:table-cell>
          <table:table-cell table:style-name="Tabla7.A1" office:value-type="string">
            <text:p text:style-name="Table_20_Contents">4 bytes</text:p>
          </table:table-cell>
        </table:table-row>
        <table:table-row>
          <table:table-cell table:style-name="Tabla7.A1" office:value-type="string">
            <text:p text:style-name="Table_20_Contents"><text:span text:style-name="Source_20_Text">xmax</text:span></text:p>
          </table:table-cell>
          <table:table-cell table:style-name="Tabla7.A1" office:value-type="string">
            <text:p text:style-name="Table_20_Contents">ID de la transacción que eliminó/actualizó (0 si activa)</text:p>
          </table:table-cell>
          <table:table-cell table:style-name="Tabla7.A1" office:value-type="string">
            <text:p text:style-name="Table_20_Contents">4 bytes</text:p>
          </table:table-cell>
        </table:table-row>
        <table:table-row>
          <table:table-cell table:style-name="Tabla7.A1" office:value-type="string">
            <text:p text:style-name="Table_20_Contents"><text:span text:style-name="Source_20_Text">cmin/cmax</text:span></text:p>
          </table:table-cell>
          <table:table-cell table:style-name="Tabla7.A1" office:value-type="string">
            <text:p text:style-name="Table_20_Contents">Comando dentro de la transacción</text:p>
          </table:table-cell>
          <table:table-cell table:style-name="Tabla7.A1" office:value-type="string">
            <text:p text:style-name="Table_20_Contents">4 bytes</text:p>
          </table:table-cell>
        </table:table-row>
        <table:table-row>
          <table:table-cell table:style-name="Tabla7.A1" office:value-type="string">
            <text:p text:style-name="Table_20_Contents"><text:span text:style-name="Source_20_Text">ctid</text:span></text:p>
          </table:table-cell>
          <table:table-cell table:style-name="Tabla7.A1" office:value-type="string">
            <text:p text:style-name="Table_20_Contents">Ubicación física (bloque, offset) de la versión actual</text:p>
          </table:table-cell>
          <table:table-cell table:style-name="Tabla7.A1" office:value-type="string">
            <text:p text:style-name="Table_20_Contents">6 bytes</text:p>
          </table:table-cell>
        </table:table-row>
        <table:table-row>
          <table:table-cell table:style-name="Tabla7.A1" office:value-type="string">
            <text:p text:style-name="Table_20_Contents">Datos</text:p>
          </table:table-cell>
          <table:table-cell table:style-name="Tabla7.A1" office:value-type="string">
            <text:p text:style-name="Table_20_Contents">Columnas reales de la tabla</text:p>
          </table:table-cell>
          <table:table-cell table:style-name="Tabla7.A1" office:value-type="string">
            <text:p text:style-name="Table_20_Contents">Variable</text:p>
          </table:table-cell>
        </table:table-row>
      </table:table>
      <text:p text:style-name="Text_20_body"><text:span text:style-name="Strong_20_Emphasis">Ejemplo visual:</text:span></text:p>
      <text:p text:style-name="Text_20_body">text</text:p>
      <text:p text:style-name="Preformatted_20_Text">Tabla "usuarios" después de varias operaciones:</text:p>
      <text:p text:style-name="Preformatted_20_Text"/>
      <text:p text:style-name="Preformatted_20_Text"><text:soft-page-break/>Bloque 1, offset 1:</text:p>
      <text:p text:style-name="Preformatted_20_Text"><text:s text:c="2"/>xmin=100 (transacción que insertó)</text:p>
      <text:p text:style-name="Preformatted_20_Text"><text:s text:c="2"/>xmax=0 <text:s text:c="3"/>(activa)</text:p>
      <text:p text:style-name="Preformatted_20_Text"><text:s text:c="2"/>ctid=(1,1)</text:p>
      <text:p text:style-name="Preformatted_20_Text"><text:s text:c="2"/>nombre='Ana', email='ana@mail.com'</text:p>
      <text:p text:style-name="Preformatted_20_Text"/>
      <text:p text:style-name="Preformatted_20_Text">Bloque 1, offset 2:</text:p>
      <text:p text:style-name="Preformatted_20_Text"><text:s text:c="2"/>xmin=150 (UPDATE de Ana)</text:p>
      <text:p text:style-name="Preformatted_20_Text"><text:s text:c="2"/>xmax=0</text:p>
      <text:p text:style-name="Preformatted_20_Text"><text:s text:c="2"/>ctid=(1,2)</text:p>
      <text:p text:style-name="Preformatted_20_Text"><text:s text:c="2"/>nombre='Ana', email='ana_nueva@mail.com'</text:p>
      <text:p text:style-name="Preformatted_20_Text"/>
      <text:p text:style-name="Preformatted_20_Text">Bloque 2, offset 5:</text:p>
      <text:p text:style-name="Preformatted_20_Text"><text:s text:c="2"/>xmin=200 (DELETE de Ana)</text:p>
      <text:p text:style-name="Preformatted_20_Text"><text:s text:c="2"/>xmax=200 (eliminada)</text:p>
      <text:p text:style-name="Preformatted_20_Text"><text:s text:c="2"/>ctid=(2,5)</text:p>
      <text:p text:style-name="Preformatted_20_Text"><text:s text:c="2"/>nombre='Ana', email='ana_nueva@mail.com'</text:p>
      <text:p text:style-name="Horizontal_20_Line"/>
      <text:h text:style-name="Heading_20_3" text:outline-level="3">Ciclo de vida de una tupla con MVCC</text:h>
      <text:h text:style-name="Heading_20_4" text:outline-level="4">1. <text:span text:style-name="Strong_20_Emphasis">INSERT</text:span></text:h>
      <text:p text:style-name="Text_20_body">sql</text:p>
      <text:p text:style-name="Preformatted_20_Text">-- Transacción 100</text:p>
      <text:p text:style-name="Preformatted_20_Text">INSERT INTO usuarios (nombre) VALUES ('Juan');</text:p>
      <text:p text:style-name="Text_20_body"><text:span text:style-name="Strong_20_Emphasis">Estado en disco:</text:span></text:p>
      <text:p text:style-name="Text_20_body">text</text:p>
      <text:p text:style-name="Preformatted_20_Text">xmin = 100 (quién insertó)</text:p>
      <text:p text:style-name="Preformatted_20_Text">xmax = 0 <text:s text:c="2"/>(no eliminada)</text:p>
      <text:p text:style-name="Preformatted_20_Text">ctid = (1,1)</text:p>
      <text:p text:style-name="Preformatted_20_Text">visible para T100 y futuras (si no hay conflicto)</text:p>
      <text:h text:style-name="Heading_20_4" text:outline-level="4">2. <text:span text:style-name="Strong_20_Emphasis">UPDATE</text:span> (crea nueva versión)</text:h>
      <text:p text:style-name="Text_20_body">sql</text:p>
      <text:p text:style-name="Preformatted_20_Text">-- Transacción 150</text:p>
      <text:p text:style-name="Preformatted_20_Text">UPDATE usuarios SET nombre = 'Juan Carlos' WHERE nombre = 'Juan';</text:p>
      <text:p text:style-name="Text_20_body"><text:span text:style-name="Strong_20_Emphasis">Pasos internos:</text:span></text:p>
      <text:list xml:id="list617810494" text:style-name="L60">
        <text:list-item>
          <text:p text:style-name="Text_20_body">Marca la versión antigua como obsoleta: <text:span text:style-name="Source_20_Text">xmax = 150</text:span></text:p>
        </text:list-item>
        <text:list-item>
          <text:p text:style-name="Text_20_body">Inserta nueva versión: <text:span text:style-name="Source_20_Text">xmin = 150</text:span>, <text:span text:style-name="Source_20_Text">xmax = 0</text:span></text:p>
        </text:list-item>
        <text:list-item>
          <text:p text:style-name="Text_20_body">Actualiza <text:span text:style-name="Source_20_Text">ctid</text:span> de versión antigua para apuntar a nueva</text:p>
        </text:list-item>
      </text:list>
      <text:p text:style-name="Text_20_body">text</text:p>
      <text:p text:style-name="Preformatted_20_Text">Versión antigua (1,1): <text:s/>xmin=100, xmax=150, ctid=(1,2)</text:p>
      <text:p text:style-name="Preformatted_20_Text">Versión nueva (1,2): <text:s text:c="3"/>xmin=150, xmax=0</text:p>
      <text:h text:style-name="Heading_20_4" text:outline-level="4">3. <text:span text:style-name="Strong_20_Emphasis">DELETE</text:span></text:h>
      <text:p text:style-name="Text_20_body">sql</text:p>
      <text:p text:style-name="Preformatted_20_Text">-- Transacción 200</text:p>
      <text:p text:style-name="Preformatted_20_Text">DELETE FROM usuarios WHERE nombre = 'Juan Carlos';</text:p>
      <text:p text:style-name="Text_20_body"><text:soft-page-break/><text:span text:style-name="Strong_20_Emphasis">Pasos:</text:span></text:p>
      <text:list xml:id="list316887315" text:style-name="L61">
        <text:list-item>
          <text:p text:style-name="Text_20_body">Solo marca versión actual: <text:span text:style-name="Source_20_Text">xmax = 200</text:span></text:p>
        </text:list-item>
        <text:list-item>
          <text:p text:style-name="Text_20_body">No elimina físicamente</text:p>
        </text:list-item>
      </text:list>
      <text:p text:style-name="Text_20_body">text</text:p>
      <text:p text:style-name="Preformatted_20_Text">Versión (1,2): xmin=150, xmax=200</text:p>
      <text:h text:style-name="Heading_20_4" text:outline-level="4">4. <text:span text:style-name="Strong_20_Emphasis">COMMIT/ROLLBACK</text:span></text:h>
      <text:list xml:id="list282960570" text:style-name="L62">
        <text:list-item>
          <text:p text:style-name="Text_20_body">Si transacción 200 hace <text:span text:style-name="Strong_20_Emphasis">COMMIT</text:span>: tupla queda muerta (dead tuple)</text:p>
        </text:list-item>
        <text:list-item>
          <text:p text:style-name="Text_20_body">Si hace <text:span text:style-name="Strong_20_Emphasis">ROLLBACK</text:span>: restaura <text:span text:style-name="Source_20_Text">xmax = 0</text:span> (tupla revive)</text:p>
        </text:list-item>
      </text:list>
      <text:p text:style-name="Horizontal_20_Line"/>
      <text:h text:style-name="Heading_20_3" text:outline-level="3">Reglas de visibilidad</text:h>
      <text:p text:style-name="Text_20_body">Una transacción <text:span text:style-name="Source_20_Text">T</text:span> (con XID = 500) ve una tupla si <text:span text:style-name="Strong_20_Emphasis">todas</text:span> son verdaderas:</text:p>
      <text:list xml:id="list521784745" text:style-name="L63">
        <text:list-item>
          <text:p text:style-name="Text_20_body"><text:span text:style-name="Strong_20_Emphasis"><text:span text:style-name="Source_20_Text">xmin</text:span></text:span><text:span text:style-name="Strong_20_Emphasis"> es visible:</text:span></text:p>
          <text:list>
            <text:list-item>
              <text:p text:style-name="Text_20_body"><text:span text:style-name="Source_20_Text">xmin &lt; T</text:span> (inició antes)</text:p>
            </text:list-item>
            <text:list-item>
              <text:p text:style-name="Text_20_body"><text:span text:style-name="Source_20_Text">xmin</text:span> no está abortada</text:p>
            </text:list-item>
            <text:list-item>
              <text:p text:style-name="Text_20_body"><text:span text:style-name="Source_20_Text">xmin</text:span> no es un subcomando no visible</text:p>
            </text:list-item>
          </text:list>
        </text:list-item>
        <text:list-item>
          <text:p text:style-name="Text_20_body"><text:span text:style-name="Strong_20_Emphasis"><text:span text:style-name="Source_20_Text">xmax</text:span></text:span><text:span text:style-name="Strong_20_Emphasis"> es invisible:</text:span></text:p>
          <text:list>
            <text:list-item>
              <text:p text:style-name="Text_20_body"><text:span text:style-name="Source_20_Text">xmax = 0</text:span> (tupla no eliminada), OR</text:p>
            </text:list-item>
            <text:list-item>
              <text:p text:style-name="Text_20_body"><text:span text:style-name="Source_20_Text">xmax &gt; T</text:span> (eliminación futura), OR</text:p>
            </text:list-item>
            <text:list-item>
              <text:p text:style-name="Text_20_body"><text:span text:style-name="Source_20_Text">xmax</text:span> está abortada</text:p>
            </text:list-item>
          </text:list>
        </text:list-item>
      </text:list>
      <text:p text:style-name="Text_20_body"><text:span text:style-name="Strong_20_Emphasis">Snapshot de transacción:</text:span></text:p>
      <text:p text:style-name="Text_20_body">sql</text:p>
      <text:p text:style-name="Preformatted_20_Text">-- Ver transacciones activas</text:p>
      <text:p text:style-name="Preformatted_20_Text">SELECT * FROM pg_stat_activity WHERE state = 'active';</text:p>
      <text:p text:style-name="Preformatted_20_Text"/>
      <text:p text:style-name="Preformatted_20_Text">-- Ver XID actual</text:p>
      <text:p text:style-name="Preformatted_20_Text">SELECT txid_current();</text:p>
      <text:p text:style-name="Horizontal_20_Line"/>
      <text:h text:style-name="Heading_20_3" text:outline-level="3">Dead Tuples (tuplas muertas)</text:h>
      <text:p text:style-name="Text_20_body"><text:span text:style-name="Strong_20_Emphasis">Definición:</text:span> Tuplas que ninguna transacción activa puede ver (obsoletas o eliminadas).</text:p>
      <text:p text:style-name="Text_20_body"><text:span text:style-name="Strong_20_Emphasis">Causas:</text:span></text:p>
      <text:list xml:id="list2891763531" text:style-name="L64">
        <text:list-item>
          <text:p text:style-name="Text_20_body">UPDATE (versión vieja)</text:p>
        </text:list-item>
        <text:list-item>
          <text:p text:style-name="Text_20_body">DELETE (marcada)</text:p>
        </text:list-item>
        <text:list-item>
          <text:p text:style-name="Text_20_body"><text:soft-page-break/>Transacciones abortadas</text:p>
        </text:list-item>
      </text:list>
      <text:p text:style-name="Text_20_body"><text:span text:style-name="Strong_20_Emphasis">Problema:</text:span> Las tuplas muertas consumen espacio y ralentizan consultas (más bloques para escanear).</text:p>
      <text:p text:style-name="Text_20_body"><text:span text:style-name="Strong_20_Emphasis">Ejemplo de acumulación:</text:span></text:p>
      <text:p text:style-name="Text_20_body">sql</text:p>
      <text:p text:style-name="Preformatted_20_Text">-- Tabla con 1M filas</text:p>
      <text:p text:style-name="Preformatted_20_Text">UPDATE usuarios SET ultimo_acceso = now() WHERE 1=1; <text:s/>-- Actualiza todas</text:p>
      <text:p text:style-name="Preformatted_20_Text">-- Resultado: 1M tuplas vivas + 1M tuplas muertas = 2M tuplas totales</text:p>
      <text:p text:style-name="Text_20_body"><text:span text:style-name="Strong_20_Emphasis">Monitoreo de tuplas muertas:</text:span></text:p>
      <text:p text:style-name="Text_20_body">sql</text:p>
      <text:p text:style-name="Preformatted_20_Text">SELECT </text:p>
      <text:p text:style-name="Preformatted_20_Text"><text:s text:c="4"/>schemaname,</text:p>
      <text:p text:style-name="Preformatted_20_Text"><text:s text:c="4"/>relname,</text:p>
      <text:p text:style-name="Preformatted_20_Text"><text:s text:c="4"/>n_live_tup AS tuplas_vivas,</text:p>
      <text:p text:style-name="Preformatted_20_Text"><text:s text:c="4"/>n_dead_tup AS tuplas_muertas,</text:p>
      <text:p text:style-name="Preformatted_20_Text"><text:s text:c="4"/>round(100 * n_dead_tup / (n_live_tup + 1)::numeric, 2) AS porcentaje_muertas,</text:p>
      <text:p text:style-name="Preformatted_20_Text"><text:s text:c="4"/>last_vacuum,</text:p>
      <text:p text:style-name="Preformatted_20_Text"><text:s text:c="4"/>last_autovacuum</text:p>
      <text:p text:style-name="Preformatted_20_Text">FROM pg_stat_user_tables</text:p>
      <text:p text:style-name="Preformatted_20_Text">WHERE n_dead_tup &gt; 1000</text:p>
      <text:p text:style-name="Preformatted_20_Text">ORDER BY n_dead_tup DESC;</text:p>
      <text:p text:style-name="Horizontal_20_Line"/>
      <text:h text:style-name="Heading_20_3" text:outline-level="3">VACUUM: limpiando tuplas muertas</text:h>
      <text:p text:style-name="Text_20_body"><text:span text:style-name="Strong_20_Emphasis">VACUUM normal:</text:span></text:p>
      <text:list xml:id="list973654729" text:style-name="L65">
        <text:list-item>
          <text:p text:style-name="Text_20_body">Marca espacio como reusable</text:p>
        </text:list-item>
        <text:list-item>
          <text:p text:style-name="Text_20_body">No libera espacio al sistema operativo</text:p>
        </text:list-item>
        <text:list-item>
          <text:p text:style-name="Text_20_body">Permite que la tabla crezca pero reutiliza espacio interno</text:p>
        </text:list-item>
        <text:list-item>
          <text:p text:style-name="Text_20_body">No bloquea lecturas/escrituras (solo exclusión breve)</text:p>
        </text:list-item>
      </text:list>
      <text:p text:style-name="Text_20_body">sql</text:p>
      <text:p text:style-name="Preformatted_20_Text">VACUUM usuarios; <text:s/>-- Limpia tuplas muertas</text:p>
      <text:p text:style-name="Text_20_body"><text:span text:style-name="Strong_20_Emphasis">VACUUM FULL:</text:span></text:p>
      <text:list xml:id="list1782058180" text:style-name="L66">
        <text:list-item>
          <text:p text:style-name="Text_20_body">Reconstruye tabla compactando espacio</text:p>
        </text:list-item>
        <text:list-item>
          <text:p text:style-name="Text_20_body">Libera espacio al sistema operativo</text:p>
        </text:list-item>
        <text:list-item>
          <text:p text:style-name="Text_20_body"><text:span text:style-name="Strong_20_Emphasis">BLOQUEA</text:span> la tabla (exclusiva)</text:p>
        </text:list-item>
        <text:list-item>
          <text:p text:style-name="Text_20_body">Requiere espacio adicional (copia la tabla)</text:p>
        </text:list-item>
      </text:list>
      <text:p text:style-name="Text_20_body">sql</text:p>
      <text:p text:style-name="Preformatted_20_Text">VACUUM FULL usuarios; <text:s/>-- Compacta y libera espacio al SO</text:p>
      <text:p text:style-name="Text_20_body"><text:span text:style-name="Strong_20_Emphasis">VACUUM FREEZE:</text:span></text:p>
      <text:list xml:id="list612834200" text:style-name="L67">
        <text:list-item>
          <text:p text:style-name="Text_20_body"><text:soft-page-break/>Marca tuplas antiguas como "congeladas" (evita wraparound)</text:p>
        </text:list-item>
        <text:list-item>
          <text:p text:style-name="Text_20_body">Especialmente importante para tablas que no se actualizan</text:p>
        </text:list-item>
      </text:list>
      <text:p text:style-name="Text_20_body">sql</text:p>
      <text:p text:style-name="Preformatted_20_Text">VACUUM FREEZE usuarios;</text:p>
      <text:p text:style-name="Horizontal_20_Line"/>
      <text:h text:style-name="Heading_20_3" text:outline-level="3">Transaction ID Wraparound (el problema de los 32 bits)</text:h>
      <text:p text:style-name="Text_20_body"><text:span text:style-name="Strong_20_Emphasis">El problema:</text:span> XID tiene 32 bits → máximo ≈ 4 mil millones de transacciones.</text:p>
      <text:p text:style-name="Text_20_body"><text:span text:style-name="Strong_20_Emphasis">Solución:</text:span> PostgreSQL trata XID como un círculo (no lineal):</text:p>
      <text:list xml:id="list2938172597" text:style-name="L68">
        <text:list-item>
          <text:p text:style-name="Text_20_body">XIDs activos están en la parte "nueva" del círculo</text:p>
        </text:list-item>
        <text:list-item>
          <text:p text:style-name="Text_20_body">XIDs muy antiguos se congelan (Frozen XID = 2)</text:p>
        </text:list-item>
      </text:list>
      <text:p text:style-name="Text_20_body"><text:span text:style-name="Strong_20_Emphasis">Límite crítico:</text:span> Cuando más de 2 mil millones de transacciones sin vacío, PostgreSQL se apaga.</text:p>
      <text:p text:style-name="Text_20_body"><text:span text:style-name="Strong_20_Emphasis">Monitoreo:</text:span></text:p>
      <text:p text:style-name="Text_20_body">sql</text:p>
      <text:p text:style-name="Preformatted_20_Text">-- Ver antigüedad de transacciones por tabla</text:p>
      <text:p text:style-name="Preformatted_20_Text">SELECT </text:p>
      <text:p text:style-name="Preformatted_20_Text"><text:s text:c="4"/>relname,</text:p>
      <text:p text:style-name="Preformatted_20_Text"><text:s text:c="4"/>age(relfrozenxid) AS antiguedad,</text:p>
      <text:p text:style-name="Preformatted_20_Text"><text:s text:c="4"/>pg_size_pretty(pg_relation_size(relid)) AS tamaño</text:p>
      <text:p text:style-name="Preformatted_20_Text">FROM pg_class</text:p>
      <text:p text:style-name="Preformatted_20_Text">WHERE relkind = 'r'</text:p>
      <text:p text:style-name="Preformatted_20_Text">ORDER BY age(relfrozenxid) DESC</text:p>
      <text:p text:style-name="Preformatted_20_Text">LIMIT 10;</text:p>
      <text:p text:style-name="Preformatted_20_Text"/>
      <text:p text:style-name="Preformatted_20_Text">-- Ver estado general del cluster</text:p>
      <text:p text:style-name="Preformatted_20_Text">SELECT datname, age(datfrozenxid) FROM pg_database;</text:p>
      <text:p text:style-name="Text_20_body"><text:span text:style-name="Strong_20_Emphasis">Prevención:</text:span></text:p>
      <text:p text:style-name="Text_20_body">sql</text:p>
      <text:p text:style-name="Preformatted_20_Text">-- Vacío agresivo para congelar tuplas antiguas</text:p>
      <text:p text:style-name="Preformatted_20_Text">VACUUM FREEZE VERBOSE tabla_peligrosa;</text:p>
      <text:p text:style-name="Horizontal_20_Line"/>
      <text:h text:style-name="Heading_20_3" text:outline-level="3">Comparación con otros motores</text:h>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Table_20_Heading"><text:span text:style-name="Strong_20_Emphasis">Motor</text:span></text:p>
            </table:table-cell>
            <table:table-cell table:style-name="Tabla8.A1" office:value-type="string">
              <text:p text:style-name="Table_20_Heading"><text:span text:style-name="Strong_20_Emphasis">MVCC</text:span></text:p>
            </table:table-cell>
            <table:table-cell table:style-name="Tabla8.A1" office:value-type="string">
              <text:p text:style-name="Table_20_Heading"><text:span text:style-name="Strong_20_Emphasis">Manejo de versiones</text:span></text:p>
            </table:table-cell>
            <table:table-cell table:style-name="Tabla8.A1" office:value-type="string">
              <text:p text:style-name="Table_20_Heading"><text:span text:style-name="Strong_20_Emphasis">Ventaja</text:span></text:p>
            </table:table-cell>
          </table:table-row>
        </table:table-header-rows>
        <table:table-row>
          <table:table-cell table:style-name="Tabla8.A1" office:value-type="string">
            <text:p text:style-name="Table_20_Contents">PostgreSQL</text:p>
          </table:table-cell>
          <table:table-cell table:style-name="Tabla8.A1" office:value-type="string">
            <text:p text:style-name="Table_20_Contents">Sí</text:p>
          </table:table-cell>
          <table:table-cell table:style-name="Tabla8.A1" office:value-type="string">
            <text:p text:style-name="Table_20_Contents">En tabla heap (múltiples versiones)</text:p>
          </table:table-cell>
          <table:table-cell table:style-name="Tabla8.A1" office:value-type="string">
            <text:p text:style-name="Table_20_Contents">Lectores nunca bloquean</text:p>
          </table:table-cell>
        </table:table-row>
        <table:table-row>
          <table:table-cell table:style-name="Tabla8.A1" office:value-type="string">
            <text:p text:style-name="Table_20_Contents">MySQL (InnoDB)</text:p>
          </table:table-cell>
          <table:table-cell table:style-name="Tabla8.A1" office:value-type="string">
            <text:p text:style-name="Table_20_Contents">Sí</text:p>
          </table:table-cell>
          <table:table-cell table:style-name="Tabla8.A1" office:value-type="string">
            <text:p text:style-name="Table_20_Contents">En segmentos rollback</text:p>
          </table:table-cell>
          <table:table-cell table:style-name="Tabla8.A1" office:value-type="string">
            <text:p text:style-name="Table_20_Contents">Menos espacio de almacenamiento</text:p>
          </table:table-cell>
        </table:table-row>
        <table:table-row>
          <table:table-cell table:style-name="Tabla8.A1" office:value-type="string">
            <text:p text:style-name="Table_20_Contents">Oracle</text:p>
          </table:table-cell>
          <table:table-cell table:style-name="Tabla8.A1" office:value-type="string">
            <text:p text:style-name="Table_20_Contents">Sí</text:p>
          </table:table-cell>
          <table:table-cell table:style-name="Tabla8.A1" office:value-type="string">
            <text:p text:style-name="Table_20_Contents">En undo tablespace</text:p>
          </table:table-cell>
          <table:table-cell table:style-name="Tabla8.A1" office:value-type="string">
            <text:p text:style-name="Table_20_Contents">Manejo eficiente de versiones</text:p>
          </table:table-cell>
        </table:table-row>
        <table:table-row>
          <table:table-cell table:style-name="Tabla8.A1" office:value-type="string">
            <text:p text:style-name="Table_20_Contents">SQL Server</text:p>
          </table:table-cell>
          <table:table-cell table:style-name="Tabla8.A1" office:value-type="string">
            <text:p text:style-name="Table_20_Contents">Sí (RCSI)</text:p>
          </table:table-cell>
          <table:table-cell table:style-name="Tabla8.A1" office:value-type="string">
            <text:p text:style-name="Table_20_Contents">En tempdb</text:p>
          </table:table-cell>
          <table:table-cell table:style-name="Tabla8.A1" office:value-type="string">
            <text:p text:style-name="Table_20_Contents">Configurable por base de datos</text:p>
          </table:table-cell>
        </table:table-row>
      </table:table>
      <text:p text:style-name="Horizontal_20_Line"/>
      <text:h text:style-name="Heading_20_3" text:outline-level="3"><text:soft-page-break/>Ejercicio práctico 1.4</text:h>
      <text:p text:style-name="Text_20_body">sql</text:p>
      <text:p text:style-name="Preformatted_20_Text">-- 1. Configurar para ver xmin/xmax</text:p>
      <text:p text:style-name="Preformatted_20_Text">CREATE TABLE mvcc_test (id int, nombre text);</text:p>
      <text:p text:style-name="Preformatted_20_Text"/>
      <text:p text:style-name="Preformatted_20_Text">-- Terminal 1 (Transacción A)</text:p>
      <text:p text:style-name="Preformatted_20_Text">BEGIN;</text:p>
      <text:p text:style-name="Preformatted_20_Text">INSERT INTO mvcc_test VALUES (1, 'Juan');</text:p>
      <text:p text:style-name="Preformatted_20_Text">SELECT xmin, xmax, ctid, * FROM mvcc_test;</text:p>
      <text:p text:style-name="Preformatted_20_Text"/>
      <text:p text:style-name="Preformatted_20_Text">-- Terminal 2 (Transacción B)</text:p>
      <text:p text:style-name="Preformatted_20_Text">BEGIN;</text:p>
      <text:p text:style-name="Preformatted_20_Text">SELECT xmin, xmax, ctid, * FROM mvcc_test; <text:s/>-- No ve el INSERT (aún no commit)</text:p>
      <text:p text:style-name="Preformatted_20_Text"/>
      <text:p text:style-name="Preformatted_20_Text">-- Terminal 1</text:p>
      <text:p text:style-name="Preformatted_20_Text">COMMIT;</text:p>
      <text:p text:style-name="Preformatted_20_Text"/>
      <text:p text:style-name="Preformatted_20_Text">-- Terminal 2</text:p>
      <text:p text:style-name="Preformatted_20_Text">SELECT xmin, xmax, ctid, * FROM mvcc_test; <text:s/>-- Ahora sí ve</text:p>
      <text:p text:style-name="Preformatted_20_Text"/>
      <text:p text:style-name="Preformatted_20_Text">-- 2. Demostrar UPDATE y dead tuples</text:p>
      <text:p text:style-name="Preformatted_20_Text">UPDATE mvcc_test SET nombre = 'Carlos' WHERE id = 1;</text:p>
      <text:p text:style-name="Preformatted_20_Text"/>
      <text:p text:style-name="Preformatted_20_Text">-- Ver tuplas muertas (puede necesitar pg_sleep)</text:p>
      <text:p text:style-name="Preformatted_20_Text">SELECT n_dead_tup, n_live_tup FROM pg_stat_user_tables WHERE relname = 'mvcc_test';</text:p>
      <text:p text:style-name="Preformatted_20_Text"/>
      <text:p text:style-name="Preformatted_20_Text">-- 3. Ver el efecto de VACUUM</text:p>
      <text:p text:style-name="Preformatted_20_Text">VACUUM mvcc_test;</text:p>
      <text:p text:style-name="Preformatted_20_Text">SELECT n_dead_tup, n_live_tup FROM pg_stat_user_tables WHERE relname = 'mvcc_test';</text:p>
      <text:p text:style-name="Preformatted_20_Text"/>
      <text:p text:style-name="Preformatted_20_Text">-- 4. Simular wraparound (solo para entender, NO ejecutar en producción)</text:p>
      <text:p text:style-name="Preformatted_20_Text">-- SELECT age(relfrozenxid) FROM pg_class WHERE relname = 'mvcc_test';</text:p>
      <text:p text:style-name="Horizontal_20_Line"/>
      <text:p text:style-name="Text_20_body"><text:line-break/>Módulo 2: Mantenimiento y Administración</text:p>
      <text:h text:style-name="Heading_20_2" text:outline-level="2">2.1 Configuración del servidor (postgresql.conf, pg_hba.conf)</text:h>
      <text:h text:style-name="Heading_20_3" text:outline-level="3">Archivos de configuración principales</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Table_20_Heading"><text:span text:style-name="Strong_20_Emphasis">Archivo</text:span></text:p>
            </table:table-cell>
            <table:table-cell table:style-name="Tabla9.A1" office:value-type="string">
              <text:p text:style-name="Table_20_Heading"><text:span text:style-name="Strong_20_Emphasis">Ubicación</text:span></text:p>
            </table:table-cell>
            <table:table-cell table:style-name="Tabla9.A1" office:value-type="string">
              <text:p text:style-name="Table_20_Heading"><text:span text:style-name="Strong_20_Emphasis">Propósito</text:span></text:p>
            </table:table-cell>
          </table:table-row>
        </table:table-header-rows>
        <table:table-row>
          <table:table-cell table:style-name="Tabla9.A1" office:value-type="string">
            <text:p text:style-name="Table_20_Contents"><text:span text:style-name="Source_20_Text">postgresql.conf</text:span></text:p>
          </table:table-cell>
          <table:table-cell table:style-name="Tabla9.A1" office:value-type="string">
            <text:p text:style-name="Table_20_Contents"><text:span text:style-name="Source_20_Text">$PGDATA/</text:span></text:p>
          </table:table-cell>
          <table:table-cell table:style-name="Tabla9.A1" office:value-type="string">
            <text:p text:style-name="Table_20_Contents">Configuración del motor (memoria, logs, conexiones)</text:p>
          </table:table-cell>
        </table:table-row>
        <table:table-row>
          <table:table-cell table:style-name="Tabla9.A1" office:value-type="string">
            <text:p text:style-name="Table_20_Contents"><text:span text:style-name="Source_20_Text">pg_hba.conf</text:span></text:p>
          </table:table-cell>
          <table:table-cell table:style-name="Tabla9.A1" office:value-type="string">
            <text:p text:style-name="Table_20_Contents"><text:span text:style-name="Source_20_Text">$PGDATA/</text:span></text:p>
          </table:table-cell>
          <table:table-cell table:style-name="Tabla9.A1" office:value-type="string">
            <text:p text:style-name="Table_20_Contents">Control de acceso (quién puede conectarse desde dónde)</text:p>
          </table:table-cell>
        </table:table-row>
        <table:table-row>
          <table:table-cell table:style-name="Tabla9.A1" office:value-type="string">
            <text:p text:style-name="Table_20_Contents"><text:span text:style-name="Source_20_Text">pg_ident.conf</text:span></text:p>
          </table:table-cell>
          <table:table-cell table:style-name="Tabla9.A1" office:value-type="string">
            <text:p text:style-name="Table_20_Contents"><text:span text:style-name="Source_20_Text">$PGDATA/</text:span></text:p>
          </table:table-cell>
          <table:table-cell table:style-name="Tabla9.A1" office:value-type="string">
            <text:p text:style-name="Table_20_Contents">Mapeo de usuarios del SO a roles PostgreSQL</text:p>
          </table:table-cell>
        </table:table-row>
        <table:table-row>
          <table:table-cell table:style-name="Tabla9.A1" office:value-type="string">
            <text:p text:style-name="Table_20_Contents"><text:span text:style-name="Source_20_Text">postgresql.auto.conf</text:span></text:p>
          </table:table-cell>
          <table:table-cell table:style-name="Tabla9.A1" office:value-type="string">
            <text:p text:style-name="Table_20_Contents"><text:span text:style-name="Source_20_Text">$PGDATA/</text:span></text:p>
          </table:table-cell>
          <table:table-cell table:style-name="Tabla9.A1" office:value-type="string">
            <text:p text:style-name="Table_20_Contents">Configuración generada por ALTER SYSTEM (no editar manualmente)</text:p>
          </table:table-cell>
        </table:table-row>
      </table:table>
      <text:p text:style-name="Text_20_body"><text:span text:style-name="Strong_20_Emphasis">Ver ubicación actual:</text:span></text:p>
      <text:p text:style-name="Text_20_body"><text:soft-page-break/>sql</text:p>
      <text:p text:style-name="Preformatted_20_Text">SHOW config_file;</text:p>
      <text:p text:style-name="Preformatted_20_Text">SHOW hba_file;</text:p>
      <text:p text:style-name="Preformatted_20_Text">SHOW ident_file;</text:p>
      <text:p text:style-name="Horizontal_20_Line"/>
      <text:h text:style-name="Heading_20_3" text:outline-level="3">postgresql.conf: Parámetros críticos</text:h>
      <text:h text:style-name="Heading_20_4" text:outline-level="4">1. <text:span text:style-name="Strong_20_Emphasis">Conexiones y red</text:span></text:h>
      <text:p text:style-name="Text_20_body">ini</text:p>
      <text:p text:style-name="Preformatted_20_Text"># ============================================</text:p>
      <text:p text:style-name="Preformatted_20_Text"># CONEXIONES Y AUTENTICACIÓN</text:p>
      <text:p text:style-name="Preformatted_20_Text"># ============================================</text:p>
      <text:p text:style-name="Preformatted_20_Text"/>
      <text:p text:style-name="Preformatted_20_Text"># Puerto de escucha (default: 5432)</text:p>
      <text:p text:style-name="Preformatted_20_Text">port = 5432</text:p>
      <text:p text:style-name="Preformatted_20_Text"/>
      <text:p text:style-name="Preformatted_20_Text"># Direcciones donde escuchar ('' = solo localhost, '*' = todas)</text:p>
      <text:p text:style-name="Preformatted_20_Text">listen_addresses = '*' <text:s text:c="9"/># para producción, especificar IPs</text:p>
      <text:p text:style-name="Preformatted_20_Text"/>
      <text:p text:style-name="Preformatted_20_Text"># Número máximo de conexiones simultáneas</text:p>
      <text:p text:style-name="Preformatted_20_Text">max_connections = 100 <text:s text:c="10"/># ajustar según RAM (cada conexión ~2-5MB)</text:p>
      <text:p text:style-name="Preformatted_20_Text"/>
      <text:p text:style-name="Preformatted_20_Text"># Número de conexiones reservadas para superusuario</text:p>
      <text:p text:style-name="Preformatted_20_Text">superuser_reserved_connections = 3</text:p>
      <text:p text:style-name="Preformatted_20_Text"/>
      <text:p text:style-name="Preformatted_20_Text"># Tiempo de espera para autenticación (segundos)</text:p>
      <text:p text:style-name="Preformatted_20_Text">authentication_timeout = 60s</text:p>
      <text:p text:style-name="Text_20_body"><text:span text:style-name="Strong_20_Emphasis">Fórmula de RAM para max_connections:</text:span></text:p>
      <text:p text:style-name="Text_20_body">text</text:p>
      <text:p text:style-name="Preformatted_20_Text">RAM para backend = max_connections * (work_mem + temp_buffers + overhead)</text:p>
      <text:p text:style-name="Preformatted_20_Text">Ejemplo: 100 conexiones * (32MB + 8MB + 5MB) ≈ 4.5GB adicionales</text:p>
      <text:h text:style-name="Heading_20_4" text:outline-level="4">2. <text:span text:style-name="Strong_20_Emphasis">Memoria (los más importantes)</text:span></text:h>
      <text:p text:style-name="Text_20_body">ini</text:p>
      <text:p text:style-name="Preformatted_20_Text"># ============================================</text:p>
      <text:p text:style-name="Preformatted_20_Text"># MEMORIA - CRÍTICOS PARA RENDIMIENTO</text:p>
      <text:p text:style-name="Preformatted_20_Text"># ============================================</text:p>
      <text:p text:style-name="Preformatted_20_Text"/>
      <text:p text:style-name="Preformatted_20_Text"># Shared Buffers: caché de datos (20-25% de RAM total)</text:p>
      <text:p text:style-name="Preformatted_20_Text">shared_buffers = 4GB <text:s text:c="11"/># 25% de 16GB RAM</text:p>
      <text:p text:style-name="Preformatted_20_Text"/>
      <text:p text:style-name="Preformatted_20_Text"># Work Mem: memoria por operación de ordenamiento/hash (por sesión)</text:p>
      <text:p text:style-name="Preformatted_20_Text">work_mem = 32MB <text:s text:c="16"/># 32MB * max_connections = memoria potencial</text:p>
      <text:p text:style-name="Preformatted_20_Text"/>
      <text:p text:style-name="Preformatted_20_Text"># Maintenance Work Mem: VACUUM, CREATE INDEX, etc.</text:p>
      <text:p text:style-name="Preformatted_20_Text">maintenance_work_mem = 1GB <text:s text:c="5"/># Puede ser grande (10% RAM)</text:p>
      <text:p text:style-name="Preformatted_20_Text"/>
      <text:p text:style-name="Preformatted_20_Text"># Estimación de caché del sistema operativo</text:p>
      <text:p text:style-name="Preformatted_20_Text">effective_cache_size = 12GB <text:s text:c="4"/># 75% de RAM total</text:p>
      <text:p text:style-name="Preformatted_20_Text"/>
      <text:p text:style-name="Preformatted_20_Text"># Buffer para tablas temporales por sesión</text:p>
      <text:p text:style-name="Preformatted_20_Text">temp_buffers = 8MB</text:p>
      <text:p text:style-name="Preformatted_20_Text"/>
      <text:p text:style-name="Preformatted_20_Text"><text:soft-page-break/># Buffer WAL en memoria</text:p>
      <text:p text:style-name="Preformatted_20_Text">wal_buffers = 16MB <text:s text:c="13"/># -1 = auto (1/32 de shared_buffers)</text:p>
      <text:p text:style-name="Text_20_body"><text:span text:style-name="Strong_20_Emphasis">Regla de oro para shared_buffers:</text:span></text:p>
      <text:list xml:id="list1246958901" text:style-name="L69">
        <text:list-item>
          <text:p text:style-name="Text_20_body">&lt; 1GB RAM: 15-20% de RAM</text:p>
        </text:list-item>
        <text:list-item>
          <text:p text:style-name="Text_20_body">1-4GB RAM: 20-25% de RAM</text:p>
        </text:list-item>
        <text:list-item>
          <text:p text:style-name="Text_20_body">4-16GB RAM: 25-30% de RAM</text:p>
        </text:list-item>
        <text:list-item>
          <text:p text:style-name="Text_20_body">16GB RAM: 8-16GB (no más de 32GB por overhead de gestión)</text:p>
        </text:list-item>
      </text:list>
      <text:h text:style-name="Heading_20_4" text:outline-level="4">3. <text:span text:style-name="Strong_20_Emphasis">Escritura en disco (WAL y Checkpoints)</text:span></text:h>
      <text:p text:style-name="Text_20_body">ini</text:p>
      <text:p text:style-name="Preformatted_20_Text"># ============================================</text:p>
      <text:p text:style-name="Preformatted_20_Text"># WRITE-AHEAD LOG (WAL)</text:p>
      <text:p text:style-name="Preformatted_20_Text"># ============================================</text:p>
      <text:p text:style-name="Preformatted_20_Text"/>
      <text:p text:style-name="Preformatted_20_Text"># Tamaño máximo total de archivos WAL</text:p>
      <text:p text:style-name="Preformatted_20_Text">max_wal_size = 4GB <text:s text:c="13"/># Aumentar en sistemas con mucha escritura</text:p>
      <text:p text:style-name="Preformatted_20_Text">min_wal_size = 1GB <text:s text:c="13"/># Tamaño mínimo a retener</text:p>
      <text:p text:style-name="Preformatted_20_Text"/>
      <text:p text:style-name="Preformatted_20_Text"># Checkpoint cada N segundos</text:p>
      <text:p text:style-name="Preformatted_20_Text">checkpoint_timeout = 10min <text:s text:c="5"/># Default 5min, aumentar para reducir I/O</text:p>
      <text:p text:style-name="Preformatted_20_Text"/>
      <text:p text:style-name="Preformatted_20_Text"># Completar checkpoint en X% del intervalo (evita picos I/O)</text:p>
      <text:p text:style-name="Preformatted_20_Text">checkpoint_completion_target = 0.9</text:p>
      <text:p text:style-name="Preformatted_20_Text"/>
      <text:p text:style-name="Preformatted_20_Text"># Modo de commit síncrono</text:p>
      <text:p text:style-name="Preformatted_20_Text">synchronous_commit = on <text:s text:c="8"/># on = seguro, off = más rápido (riesgo)</text:p>
      <text:p text:style-name="Preformatted_20_Text"/>
      <text:p text:style-name="Preformatted_20_Text"># Compresión de páginas completas en WAL</text:p>
      <text:p text:style-name="Preformatted_20_Text">wal_compression = on <text:s text:c="11"/># Reduce espacio, aumenta CPU</text:p>
      <text:p text:style-name="Preformatted_20_Text"/>
      <text:p text:style-name="Preformatted_20_Text"># Archivo WAL segment size (requiere recompilación)</text:p>
      <text:p text:style-name="Preformatted_20_Text"># wal_segment_size = 16MB</text:p>
      <text:h text:style-name="Heading_20_4" text:outline-level="4">4. <text:span text:style-name="Strong_20_Emphasis">Autovacuum (esencial para evitar dead tuples)</text:span></text:h>
      <text:p text:style-name="Text_20_body">ini</text:p>
      <text:p text:style-name="Preformatted_20_Text"># ============================================</text:p>
      <text:p text:style-name="Preformatted_20_Text"># AUTOVACUUM - OBLIGATORIO PARA PRODUCCIÓN</text:p>
      <text:p text:style-name="Preformatted_20_Text"># ============================================</text:p>
      <text:p text:style-name="Preformatted_20_Text"/>
      <text:p text:style-name="Preformatted_20_Text"># Habilitar autovacuum (default ON)</text:p>
      <text:p text:style-name="Preformatted_20_Text">autovacuum = on</text:p>
      <text:p text:style-name="Preformatted_20_Text"/>
      <text:p text:style-name="Preformatted_20_Text"># Umbral para activar VACUUM (tuplas muertas &gt; umbral + factor * total)</text:p>
      <text:p text:style-name="Preformatted_20_Text">autovacuum_vacuum_threshold = 50 <text:s text:c="7"/># tuplas muertas mínimas</text:p>
      <text:p text:style-name="Preformatted_20_Text">autovacuum_vacuum_scale_factor = 0.2 <text:s text:c="3"/># 20% de la tabla</text:p>
      <text:p text:style-name="Preformatted_20_Text"/>
      <text:p text:style-name="Preformatted_20_Text"># Umbral para ANALYZE (actualizar estadísticas)</text:p>
      <text:p text:style-name="Preformatted_20_Text">autovacuum_analyze_threshold = 50</text:p>
      <text:p text:style-name="Preformatted_20_Text">autovacuum_analyze_scale_factor = 0.1 <text:s text:c="2"/># 10% de la tabla</text:p>
      <text:p text:style-name="Preformatted_20_Text"/>
      <text:p text:style-name="Preformatted_20_Text"># Workers simultáneos</text:p>
      <text:p text:style-name="Preformatted_20_Text">autovacuum_max_workers = 3 <text:s text:c="13"/># Aumentar si muchas tablas grandes</text:p>
      <text:p text:style-name="Preformatted_20_Text"/>
      <text:p text:style-name="Preformatted_20_Text"># Retraso entre operaciones (evitar impacto I/O)</text:p>
      <text:p text:style-name="Preformatted_20_Text"><text:soft-page-break/>autovacuum_vacuum_cost_delay = 2ms <text:s text:c="5"/># Default 2ms</text:p>
      <text:p text:style-name="Preformatted_20_Text">autovacuum_vacuum_cost_limit = 1000 <text:s text:c="4"/># Default -1 = 200</text:p>
      <text:p text:style-name="Preformatted_20_Text"/>
      <text:p text:style-name="Preformatted_20_Text"># Tiempo de espera antes de matar worker bloqueado</text:p>
      <text:p text:style-name="Preformatted_20_Text">autovacuum_naptime = 1min</text:p>
      <text:p text:style-name="Text_20_body"><text:span text:style-name="Strong_20_Emphasis">Fórmula de activación VACUUM:</text:span></text:p>
      <text:p text:style-name="Text_20_body">text</text:p>
      <text:p text:style-name="Preformatted_20_Text">n_dead_tup &gt; autovacuum_vacuum_threshold + (autovacuum_vacuum_scale_factor * n_live_tup)</text:p>
      <text:p text:style-name="Text_20_body"><text:span text:style-name="Strong_20_Emphasis">Ejemplo:</text:span> Tabla con 1,000,000 filas vivas</text:p>
      <text:p text:style-name="Text_20_body">text</text:p>
      <text:p text:style-name="Preformatted_20_Text">Umbral = 50 + (0.2 * 1,000,000) = 50 + 200,000 = 200,050 tuplas muertas</text:p>
      <text:h text:style-name="Heading_20_4" text:outline-level="4">5. <text:span text:style-name="Strong_20_Emphasis">Logging (debugging y auditoría)</text:span></text:h>
      <text:p text:style-name="Text_20_body">ini</text:p>
      <text:p text:style-name="Preformatted_20_Text"># ============================================</text:p>
      <text:p text:style-name="Preformatted_20_Text"># LOGGING</text:p>
      <text:p text:style-name="Preformatted_20_Text"># ============================================</text:p>
      <text:p text:style-name="Preformatted_20_Text"/>
      <text:p text:style-name="Preformatted_20_Text"># ¿Qué loguear?</text:p>
      <text:p text:style-name="Preformatted_20_Text">log_statement = 'ddl' <text:s text:c="10"/># none, ddl, mod, all</text:p>
      <text:p text:style-name="Preformatted_20_Text">log_min_duration_statement = 1000ms <text:s/># Consultas lentas (&gt;1 segundo)</text:p>
      <text:p text:style-name="Preformatted_20_Text"/>
      <text:p text:style-name="Preformatted_20_Text"># ¿Dónde loguear?</text:p>
      <text:p text:style-name="Preformatted_20_Text">log_destination = 'stderr' <text:s text:c="5"/># stderr, csvlog, syslog, eventlog</text:p>
      <text:p text:style-name="Preformatted_20_Text">logging_collector = on <text:s text:c="9"/># Recopilar logs en archivos</text:p>
      <text:p text:style-name="Preformatted_20_Text">log_directory = 'log' <text:s text:c="10"/># Directorio dentro de $PGDATA</text:p>
      <text:p text:style-name="Preformatted_20_Text">log_filename = 'postgresql-%Y-%m-%d_%H%M%S.log'</text:p>
      <text:p text:style-name="Preformatted_20_Text"/>
      <text:p text:style-name="Preformatted_20_Text"># ¿Qué información incluir?</text:p>
      <text:p text:style-name="Preformatted_20_Text">log_line_prefix = '%t [%p]: [%l-1] user=%u,db=%d,app=%a,client=%h '</text:p>
      <text:p text:style-name="Preformatted_20_Text"># %t = timestamp, %p = PID, %u = usuario, %d = db, %h = host</text:p>
      <text:p text:style-name="Preformatted_20_Text"/>
      <text:p text:style-name="Preformatted_20_Text">log_connections = on <text:s text:c="11"/># Registrar conexiones nuevas</text:p>
      <text:p text:style-name="Preformatted_20_Text">log_disconnections = on <text:s text:c="8"/># Registrar desconexiones</text:p>
      <text:p text:style-name="Preformatted_20_Text">log_duration = off <text:s text:c="13"/># Duración de cada consulta (on = verbose)</text:p>
      <text:p text:style-name="Preformatted_20_Text">log_lock_waits = on <text:s text:c="12"/># Registrar esperas de bloqueos (&gt;deadlock_timeout)</text:p>
      <text:p text:style-name="Preformatted_20_Text">log_temp_files = 1MB <text:s text:c="11"/># Registrar archivos temporales &gt; tamaño</text:p>
      <text:h text:style-name="Heading_20_4" text:outline-level="4">6. <text:span text:style-name="Strong_20_Emphasis">Optimización de consultas (planner)</text:span></text:h>
      <text:p text:style-name="Text_20_body">ini</text:p>
      <text:p text:style-name="Preformatted_20_Text"># ============================================</text:p>
      <text:p text:style-name="Preformatted_20_Text"># OPTIMIZADOR (PLANNER)</text:p>
      <text:p text:style-name="Preformatted_20_Text"># ============================================</text:p>
      <text:p text:style-name="Preformatted_20_Text"/>
      <text:p text:style-name="Preformatted_20_Text"># Calidad de estadísticas (default 100, máximo 10000)</text:p>
      <text:p text:style-name="Preformatted_20_Text">default_statistics_target = 500 <text:s text:c="2"/># Mayor = mejor plan, más tiempo ANALYZE</text:p>
      <text:p text:style-name="Preformatted_20_Text"/>
      <text:p text:style-name="Preformatted_20_Text"># Forzar tipos de join (para debugging)</text:p>
      <text:p text:style-name="Preformatted_20_Text"># enable_nestloop = on</text:p>
      <text:p text:style-name="Preformatted_20_Text"># enable_hashjoin = on</text:p>
      <text:p text:style-name="Preformatted_20_Text"># enable_mergejoin = on</text:p>
      <text:p text:style-name="Preformatted_20_Text"># enable_seqscan = on</text:p>
      <text:p text:style-name="Preformatted_20_Text"/>
      <text:p text:style-name="Preformatted_20_Text"><text:soft-page-break/># Constantes para estimaciones</text:p>
      <text:p text:style-name="Preformatted_20_Text">cpu_tuple_cost = 0.01 <text:s text:c="11"/># Costo por fila</text:p>
      <text:p text:style-name="Preformatted_20_Text">cpu_index_tuple_cost = 0.005 <text:s text:c="4"/># Costo por entrada de índice</text:p>
      <text:p text:style-name="Preformatted_20_Text">cpu_operator_cost = 0.0025 <text:s text:c="6"/># Costo por operador</text:p>
      <text:p text:style-name="Preformatted_20_Text">seq_page_cost = 1.0 <text:s text:c="13"/># Costo lectura secuencial</text:p>
      <text:p text:style-name="Preformatted_20_Text">random_page_cost = 1.1 <text:s text:c="10"/># SSD=1.1, HDD=4.0</text:p>
      <text:p text:style-name="Text_20_body"><text:span text:style-name="Strong_20_Emphasis">Ajuste de random_page_cost según disco:</text:span></text:p>
      <text:list xml:id="list3661930501" text:style-name="L70">
        <text:list-item>
          <text:p text:style-name="Text_20_body">SSD/NVMe: 1.0 - 1.5</text:p>
        </text:list-item>
        <text:list-item>
          <text:p text:style-name="Text_20_body">HDD 7200rpm: 4.0 - 6.0</text:p>
        </text:list-item>
        <text:list-item>
          <text:p text:style-name="Text_20_body">SAN/NAS rápido: 2.0 - 3.0</text:p>
        </text:list-item>
      </text:list>
      <text:p text:style-name="Horizontal_20_Line"/>
      <text:h text:style-name="Heading_20_3" text:outline-level="3">Cómo modificar la configuración</text:h>
      <text:h text:style-name="Heading_20_4" text:outline-level="4">Método 1: Editar archivo directamente</text:h>
      <text:p text:style-name="Text_20_body">bash</text:p>
      <text:p text:style-name="Preformatted_20_Text"># Editar postgresql.conf</text:p>
      <text:p text:style-name="Preformatted_20_Text">sudo nano $PGDATA/postgresql.conf</text:p>
      <text:p text:style-name="Preformatted_20_Text"/>
      <text:p text:style-name="Preformatted_20_Text"># Recargar configuración (sin reiniciar)</text:p>
      <text:p text:style-name="Preformatted_20_Text">SELECT pg_reload_conf();</text:p>
      <text:p text:style-name="Preformatted_20_Text"/>
      <text:p text:style-name="Preformatted_20_Text"># O desde terminal</text:p>
      <text:p text:style-name="Preformatted_20_Text">pg_ctl reload -D $PGDATA</text:p>
      <text:h text:style-name="Heading_20_4" text:outline-level="4">Método 2: ALTER SYSTEM (PostgreSQL 9.4+)</text:h>
      <text:p text:style-name="Text_20_body">sql</text:p>
      <text:p text:style-name="Preformatted_20_Text">-- Cambiar parámetro (escribe en postgresql.auto.conf)</text:p>
      <text:p text:style-name="Preformatted_20_Text">ALTER SYSTEM SET work_mem = '64MB';</text:p>
      <text:p text:style-name="Preformatted_20_Text">ALTER SYSTEM SET max_connections = 200;</text:p>
      <text:p text:style-name="Preformatted_20_Text"/>
      <text:p text:style-name="Preformatted_20_Text">-- Recargar configuración</text:p>
      <text:p text:style-name="Preformatted_20_Text">SELECT pg_reload_conf();</text:p>
      <text:p text:style-name="Preformatted_20_Text"/>
      <text:p text:style-name="Preformatted_20_Text">-- Ver parámetros modificados</text:p>
      <text:p text:style-name="Preformatted_20_Text">SELECT name, setting, source, sourcefile </text:p>
      <text:p text:style-name="Preformatted_20_Text">FROM pg_settings </text:p>
      <text:p text:style-name="Preformatted_20_Text">WHERE source NOT IN ('default', 'override');</text:p>
      <text:h text:style-name="Heading_20_4" text:outline-level="4">Método 3: Por sesión (solo para pruebas)</text:h>
      <text:p text:style-name="Text_20_body">sql</text:p>
      <text:p text:style-name="Preformatted_20_Text">-- Para la sesión actual</text:p>
      <text:p text:style-name="Preformatted_20_Text">SET work_mem = '128MB';</text:p>
      <text:p text:style-name="Preformatted_20_Text">SET enable_seqscan = off;</text:p>
      <text:p text:style-name="Preformatted_20_Text"/>
      <text:p text:style-name="Preformatted_20_Text">-- Para toda la base de datos</text:p>
      <text:p text:style-name="Preformatted_20_Text">ALTER DATABASE mi_db SET work_mem = '64MB';</text:p>
      <text:p text:style-name="Preformatted_20_Text"/>
      <text:p text:style-name="Preformatted_20_Text">-- Para un usuario específico</text:p>
      <text:p text:style-name="Preformatted_20_Text">ALTER ROLE admin SET work_mem = '128MB';</text:p>
      <text:p text:style-name="Horizontal_20_Line"/>
      <text:h text:style-name="Heading_20_3" text:outline-level="3"><text:soft-page-break/>pg_hba.conf: Control de acceso</text:h>
      <text:p text:style-name="Text_20_body"><text:span text:style-name="Strong_20_Emphasis">Formato de cada línea:</text:span></text:p>
      <text:p text:style-name="Text_20_body">text</text:p>
      <text:p text:style-name="Preformatted_20_Text">tipo <text:s text:c="3"/>base_de_datos <text:s text:c="3"/>usuario <text:s text:c="3"/>dirección <text:s text:c="3"/>método <text:s text:c="3"/>[opciones]</text:p>
      <text:p text:style-name="Text_20_body"><text:span text:style-name="Strong_20_Emphasis">Ejemplo completo:</text:span></text:p>
      <text:p text:style-name="Text_20_body">conf</text:p>
      <text:p text:style-name="Preformatted_20_Text"># TYPE <text:s/>DATABASE <text:s text:c="7"/>USER <text:s text:c="11"/>ADDRESS <text:s text:c="16"/>METHOD</text:p>
      <text:p text:style-name="Preformatted_20_Text"/>
      <text:p text:style-name="Preformatted_20_Text"># Local (Unix domain socket)</text:p>
      <text:p text:style-name="Preformatted_20_Text">local <text:s text:c="2"/>all <text:s text:c="12"/>all <text:s text:c="36"/>trust</text:p>
      <text:p text:style-name="Preformatted_20_Text"/>
      <text:p text:style-name="Preformatted_20_Text"># IPv4 local connections</text:p>
      <text:p text:style-name="Preformatted_20_Text">host <text:s text:c="3"/>all <text:s text:c="12"/>all <text:s text:c="12"/>127.0.0.1/32 <text:s text:c="11"/>trust</text:p>
      <text:p text:style-name="Preformatted_20_Text">host <text:s text:c="3"/>all <text:s text:c="12"/>all <text:s text:c="12"/>192.168.1.0/24 <text:s text:c="9"/>md5</text:p>
      <text:p text:style-name="Preformatted_20_Text"/>
      <text:p text:style-name="Preformatted_20_Text"># IPv6 local connections</text:p>
      <text:p text:style-name="Preformatted_20_Text">host <text:s text:c="3"/>all <text:s text:c="12"/>all <text:s text:c="12"/>::1/128 <text:s text:c="16"/>trust</text:p>
      <text:p text:style-name="Preformatted_20_Text"/>
      <text:p text:style-name="Preformatted_20_Text"># Replicación</text:p>
      <text:p text:style-name="Preformatted_20_Text">host <text:s text:c="3"/>replication <text:s text:c="4"/>replica_user <text:s text:c="3"/>192.168.1.10/32 <text:s text:c="8"/>md5</text:p>
      <text:p text:style-name="Preformatted_20_Text"/>
      <text:p text:style-name="Preformatted_20_Text"># Acceso específico a una base de datos</text:p>
      <text:p text:style-name="Preformatted_20_Text">host <text:s text:c="3"/>reporting <text:s text:c="6"/>readonly_user <text:s text:c="2"/>10.0.0.0/8 <text:s text:c="13"/>password</text:p>
      <text:p text:style-name="Preformatted_20_Text"/>
      <text:p text:style-name="Preformatted_20_Text"># Autenticación con LDAP</text:p>
      <text:p text:style-name="Preformatted_20_Text">host <text:s text:c="3"/>all <text:s text:c="12"/>ldap_users <text:s text:c="5"/>10.0.0.0/16 <text:s text:c="12"/>ldap ldapserver=ldap.example.com ldapprefix="uid="</text:p>
      <text:p text:style-name="Preformatted_20_Text"/>
      <text:p text:style-name="Preformatted_20_Text"># Autenticación con certificado SSL</text:p>
      <text:p text:style-name="Preformatted_20_Text">hostssl all <text:s text:c="12"/>+cert_users <text:s text:c="4"/>0.0.0.0/0 <text:s text:c="14"/>cert clientcert=1</text:p>
      <text:p text:style-name="Text_20_body"><text:span text:style-name="Strong_20_Emphasis">Métodos de autenticación comunes:</text:span></text:p>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Table_20_Heading"><text:span text:style-name="Strong_20_Emphasis">Método</text:span></text:p>
            </table:table-cell>
            <table:table-cell table:style-name="Tabla10.A1" office:value-type="string">
              <text:p text:style-name="Table_20_Heading"><text:span text:style-name="Strong_20_Emphasis">Descripción</text:span></text:p>
            </table:table-cell>
            <table:table-cell table:style-name="Tabla10.A1" office:value-type="string">
              <text:p text:style-name="Table_20_Heading"><text:span text:style-name="Strong_20_Emphasis">Seguridad</text:span></text:p>
            </table:table-cell>
            <table:table-cell table:style-name="Tabla10.A1" office:value-type="string">
              <text:p text:style-name="Table_20_Heading"><text:span text:style-name="Strong_20_Emphasis">Uso típico</text:span></text:p>
            </table:table-cell>
          </table:table-row>
        </table:table-header-rows>
        <table:table-row>
          <table:table-cell table:style-name="Tabla10.A1" office:value-type="string">
            <text:p text:style-name="Table_20_Contents"><text:span text:style-name="Source_20_Text">trust</text:span></text:p>
          </table:table-cell>
          <table:table-cell table:style-name="Tabla10.A1" office:value-type="string">
            <text:p text:style-name="Table_20_Contents">Sin contraseña</text:p>
          </table:table-cell>
          <table:table-cell table:style-name="Tabla10.A1" office:value-type="string">
            <text:p text:style-name="Table_20_Contents">Muy baja</text:p>
          </table:table-cell>
          <table:table-cell table:style-name="Tabla10.A1" office:value-type="string">
            <text:p text:style-name="Table_20_Contents">Solo localhost, desarrollo</text:p>
          </table:table-cell>
        </table:table-row>
        <table:table-row>
          <table:table-cell table:style-name="Tabla10.A1" office:value-type="string">
            <text:p text:style-name="Table_20_Contents"><text:span text:style-name="Source_20_Text">reject</text:span></text:p>
          </table:table-cell>
          <table:table-cell table:style-name="Tabla10.A1" office:value-type="string">
            <text:p text:style-name="Table_20_Contents">Rechazar conexión</text:p>
          </table:table-cell>
          <table:table-cell table:style-name="Tabla10.A1" office:value-type="string">
            <text:p text:style-name="Table_20_Contents">N/A</text:p>
          </table:table-cell>
          <table:table-cell table:style-name="Tabla10.A1" office:value-type="string">
            <text:p text:style-name="Table_20_Contents">Bloquear acceso</text:p>
          </table:table-cell>
        </table:table-row>
        <table:table-row>
          <table:table-cell table:style-name="Tabla10.A1" office:value-type="string">
            <text:p text:style-name="Table_20_Contents"><text:span text:style-name="Source_20_Text">md5</text:span> / <text:span text:style-name="Source_20_Text">scram-sha-256</text:span></text:p>
          </table:table-cell>
          <table:table-cell table:style-name="Tabla10.A1" office:value-type="string">
            <text:p text:style-name="Table_20_Contents">Contraseña hasheada</text:p>
          </table:table-cell>
          <table:table-cell table:style-name="Tabla10.A1" office:value-type="string">
            <text:p text:style-name="Table_20_Contents">Alta</text:p>
          </table:table-cell>
          <table:table-cell table:style-name="Tabla10.A1" office:value-type="string">
            <text:p text:style-name="Table_20_Contents">Producción (usar scram-sha-256)</text:p>
          </table:table-cell>
        </table:table-row>
        <table:table-row>
          <table:table-cell table:style-name="Tabla10.A1" office:value-type="string">
            <text:p text:style-name="Table_20_Contents"><text:span text:style-name="Source_20_Text">password</text:span></text:p>
          </table:table-cell>
          <table:table-cell table:style-name="Tabla10.A1" office:value-type="string">
            <text:p text:style-name="Table_20_Contents">Contraseña texto plano</text:p>
          </table:table-cell>
          <table:table-cell table:style-name="Tabla10.A1" office:value-type="string">
            <text:p text:style-name="Table_20_Contents">Baja</text:p>
          </table:table-cell>
          <table:table-cell table:style-name="Tabla10.A1" office:value-type="string">
            <text:p text:style-name="Table_20_Contents">Evitar</text:p>
          </table:table-cell>
        </table:table-row>
        <table:table-row>
          <table:table-cell table:style-name="Tabla10.A1" office:value-type="string">
            <text:p text:style-name="Table_20_Contents"><text:span text:style-name="Source_20_Text">peer</text:span></text:p>
          </table:table-cell>
          <table:table-cell table:style-name="Tabla10.A1" office:value-type="string">
            <text:p text:style-name="Table_20_Contents">Usuario del SO</text:p>
          </table:table-cell>
          <table:table-cell table:style-name="Tabla10.A1" office:value-type="string">
            <text:p text:style-name="Table_20_Contents">Alta</text:p>
          </table:table-cell>
          <table:table-cell table:style-name="Tabla10.A1" office:value-type="string">
            <text:p text:style-name="Table_20_Contents">Local, Unix socket</text:p>
          </table:table-cell>
        </table:table-row>
        <table:table-row>
          <table:table-cell table:style-name="Tabla10.A1" office:value-type="string">
            <text:p text:style-name="Table_20_Contents"><text:span text:style-name="Source_20_Text">cert</text:span></text:p>
          </table:table-cell>
          <table:table-cell table:style-name="Tabla10.A1" office:value-type="string">
            <text:p text:style-name="Table_20_Contents">Certificado SSL</text:p>
          </table:table-cell>
          <table:table-cell table:style-name="Tabla10.A1" office:value-type="string">
            <text:p text:style-name="Table_20_Contents">Muy alta</text:p>
          </table:table-cell>
          <table:table-cell table:style-name="Tabla10.A1" office:value-type="string">
            <text:p text:style-name="Table_20_Contents">Seguridad máxima</text:p>
          </table:table-cell>
        </table:table-row>
        <table:table-row>
          <table:table-cell table:style-name="Tabla10.A1" office:value-type="string">
            <text:p text:style-name="Table_20_Contents"><text:span text:style-name="Source_20_Text">ldap</text:span> / <text:span text:style-name="Source_20_Text">radius</text:span></text:p>
          </table:table-cell>
          <table:table-cell table:style-name="Tabla10.A1" office:value-type="string">
            <text:p text:style-name="Table_20_Contents">Autenticación centralizada</text:p>
          </table:table-cell>
          <table:table-cell table:style-name="Tabla10.A1" office:value-type="string">
            <text:p text:style-name="Table_20_Contents">Alta</text:p>
          </table:table-cell>
          <table:table-cell table:style-name="Tabla10.A1" office:value-type="string">
            <text:p text:style-name="Table_20_Contents">Entornos corporativos</text:p>
          </table:table-cell>
        </table:table-row>
      </table:table>
      <text:p text:style-name="Text_20_body"><text:span text:style-name="Strong_20_Emphasis">Orden importa:</text:span> La PRIMERA línea que coincide se aplica.</text:p>
      <text:p text:style-name="Text_20_body"><text:span text:style-name="Strong_20_Emphasis">Ejemplo de orden correcto:</text:span></text:p>
      <text:p text:style-name="Text_20_body">conf</text:p>
      <text:p text:style-name="Preformatted_20_Text"># Primero reglas específicas</text:p>
      <text:p text:style-name="Preformatted_20_Text"><text:soft-page-break/>host <text:s text:c="3"/>app_db <text:s text:c="9"/>app_user <text:s text:c="7"/>192.168.1.100/32 <text:s text:c="7"/>md5</text:p>
      <text:p text:style-name="Preformatted_20_Text">host <text:s text:c="3"/>all <text:s text:c="12"/>admin <text:s text:c="10"/>192.168.1.0/24 <text:s text:c="9"/>md5</text:p>
      <text:p text:style-name="Preformatted_20_Text"/>
      <text:p text:style-name="Preformatted_20_Text"># Después reglas generales (más amplias)</text:p>
      <text:p text:style-name="Preformatted_20_Text">host <text:s text:c="3"/>all <text:s text:c="12"/>all <text:s text:c="12"/>0.0.0.0/0 <text:s text:c="14"/>reject</text:p>
      <text:p text:style-name="Horizontal_20_Line"/>
      <text:h text:style-name="Heading_20_3" text:outline-level="3">Configuración por objeto (tablas/índices)</text:h>
      <text:p text:style-name="Text_20_body">sql</text:p>
      <text:p text:style-name="Preformatted_20_Text">-- Configurar autovacuum específico para una tabla grande</text:p>
      <text:p text:style-name="Preformatted_20_Text">ALTER TABLE logs SET (</text:p>
      <text:p text:style-name="Preformatted_20_Text"><text:s text:c="4"/>autovacuum_vacuum_scale_factor = 0.01, <text:s text:c="2"/>-- 1% en lugar de 20%</text:p>
      <text:p text:style-name="Preformatted_20_Text"><text:s text:c="4"/>autovacuum_vacuum_threshold = 1000,</text:p>
      <text:p text:style-name="Preformatted_20_Text"><text:s text:c="4"/>autovacuum_vacuum_cost_delay = 10ms <text:s text:c="5"/>-- Más agresivo</text:p>
      <text:p text:style-name="Preformatted_20_Text">);</text:p>
      <text:p text:style-name="Preformatted_20_Text"/>
      <text:p text:style-name="Preformatted_20_Text">-- Configurar fillfactor para tablas con muchas actualizaciones</text:p>
      <text:p text:style-name="Preformatted_20_Text">ALTER TABLE transacciones SET (fillfactor = 70); <text:s/>-- Default 100</text:p>
      <text:p text:style-name="Preformatted_20_Text"/>
      <text:p text:style-name="Preformatted_20_Text">-- Deshabilitar toast compression para datos ya comprimidos</text:p>
      <text:p text:style-name="Preformatted_20_Text">ALTER TABLE imagenes SET (toast_tuple_target = 8160);</text:p>
      <text:p text:style-name="Horizontal_20_Line"/>
      <text:h text:style-name="Heading_20_3" text:outline-level="3">Monitoreo de configuración</text:h>
      <text:p text:style-name="Text_20_body">sql</text:p>
      <text:p text:style-name="Preformatted_20_Text">-- Ver todas las configuraciones no default</text:p>
      <text:p text:style-name="Preformatted_20_Text">SELECT name, setting, unit, source, boot_val, reset_val</text:p>
      <text:p text:style-name="Preformatted_20_Text">FROM pg_settings</text:p>
      <text:p text:style-name="Preformatted_20_Text">WHERE source NOT IN ('default', 'override')</text:p>
      <text:p text:style-name="Preformatted_20_Text">ORDER BY name;</text:p>
      <text:p text:style-name="Preformatted_20_Text"/>
      <text:p text:style-name="Preformatted_20_Text">-- Ver cambios recientes</text:p>
      <text:p text:style-name="Preformatted_20_Text">SELECT name, setting, unit, source, pending_restart</text:p>
      <text:p text:style-name="Preformatted_20_Text">FROM pg_settings</text:p>
      <text:p text:style-name="Preformatted_20_Text">WHERE pending_restart = true; <text:s/>-- Requiere reinicio</text:p>
      <text:p text:style-name="Preformatted_20_Text"/>
      <text:p text:style-name="Preformatted_20_Text">-- Comparar con valores por defecto</text:p>
      <text:p text:style-name="Preformatted_20_Text">SELECT </text:p>
      <text:p text:style-name="Preformatted_20_Text"><text:s text:c="4"/>name,</text:p>
      <text:p text:style-name="Preformatted_20_Text"><text:s text:c="4"/>setting AS current,</text:p>
      <text:p text:style-name="Preformatted_20_Text"><text:s text:c="4"/>boot_val AS default,</text:p>
      <text:p text:style-name="Preformatted_20_Text"><text:s text:c="4"/>unit</text:p>
      <text:p text:style-name="Preformatted_20_Text">FROM pg_settings</text:p>
      <text:p text:style-name="Preformatted_20_Text">WHERE setting != boot_val</text:p>
      <text:p text:style-name="Preformatted_20_Text">ORDER BY name;</text:p>
      <text:p text:style-name="Horizontal_20_Line"/>
      <text:h text:style-name="Heading_20_3" text:outline-level="3">Ejercicio práctico 2.1</text:h>
      <text:p text:style-name="Text_20_body">sql</text:p>
      <text:p text:style-name="Preformatted_20_Text">-- 1. Ver configuración actual</text:p>
      <text:p text:style-name="Preformatted_20_Text">SHOW ALL;</text:p>
      <text:p text:style-name="Preformatted_20_Text"/>
      <text:p text:style-name="Preformatted_20_Text">-- 2. Crear backup de configuraciones actuales</text:p>
      <text:p text:style-name="Preformatted_20_Text">SELECT name, setting</text:p>
      <text:p text:style-name="Text_20_body"><text:soft-page-break/>ahora 2.2 2.3 2.4 2.5</text:p>
      <text:p text:style-name="Text_20_body">A continuación tienes el desarrollo completo de los apartados <text:span text:style-name="Strong_20_Emphasis">2.2 Vacuum y Analyze</text:span>, <text:span text:style-name="Strong_20_Emphasis">2.3 Reindexación y bloat</text:span>, <text:span text:style-name="Strong_20_Emphasis">2.4 Backup y recuperación</text:span>, y <text:span text:style-name="Strong_20_Emphasis">2.5 Monitoreo y tuning</text:span> del Módulo 2.</text:p>
      <text:p text:style-name="Horizontal_20_Line"/>
      <text:h text:style-name="Heading_20_1" text:outline-level="1">Módulo 2: Mantenimiento y Administración (continuación)</text:h>
      <text:h text:style-name="Heading_20_2" text:outline-level="2">2.2 Vacuum y Analyze</text:h>
      <text:h text:style-name="Heading_20_3" text:outline-level="3">VACUUM: Limpieza de tuplas muertas</text:h>
      <text:p text:style-name="Text_20_body">Como vimos en MVCC, las operaciones UPDATE y DELETE generan <text:span text:style-name="Strong_20_Emphasis">dead tuples</text:span> (tuplas muertas) que consumen espacio y degradan el rendimiento. VACUUM es la herramienta que limpia estas tuplas.</text:p>
      <text:h text:style-name="Heading_20_4" text:outline-level="4">Tipos de VACUUM</text:h>
      <table:table table:name="Tabla11" table:style-name="Tabla11">
        <table:table-column table:style-name="Tabla11.A"/>
        <table:table-column table:style-name="Tabla11.B"/>
        <table:table-column table:style-name="Tabla11.C"/>
        <table:table-column table:style-name="Tabla11.D"/>
        <table:table-column table:style-name="Tabla11.E"/>
        <table:table-header-rows>
          <table:table-row>
            <table:table-cell table:style-name="Tabla11.A1" office:value-type="string">
              <text:p text:style-name="Table_20_Heading"><text:span text:style-name="Strong_20_Emphasis">Comando</text:span></text:p>
            </table:table-cell>
            <table:table-cell table:style-name="Tabla11.A1" office:value-type="string">
              <text:p text:style-name="Table_20_Heading"><text:span text:style-name="Strong_20_Emphasis">Bloqueo</text:span></text:p>
            </table:table-cell>
            <table:table-cell table:style-name="Tabla11.A1" office:value-type="string">
              <text:p text:style-name="Table_20_Heading"><text:span text:style-name="Strong_20_Emphasis">Libera espacio al SO</text:span></text:p>
            </table:table-cell>
            <table:table-cell table:style-name="Tabla11.A1" office:value-type="string">
              <text:p text:style-name="Table_20_Heading"><text:span text:style-name="Strong_20_Emphasis">Velocidad</text:span></text:p>
            </table:table-cell>
            <table:table-cell table:style-name="Tabla11.A1" office:value-type="string">
              <text:p text:style-name="Table_20_Heading"><text:span text:style-name="Strong_20_Emphasis">Uso típico</text:span></text:p>
            </table:table-cell>
          </table:table-row>
        </table:table-header-rows>
        <table:table-row>
          <table:table-cell table:style-name="Tabla11.A1" office:value-type="string">
            <text:p text:style-name="Table_20_Contents"><text:span text:style-name="Source_20_Text">VACUUM</text:span></text:p>
          </table:table-cell>
          <table:table-cell table:style-name="Tabla11.A1" office:value-type="string">
            <text:p text:style-name="Table_20_Contents">No bloquea (solo breve)</text:p>
          </table:table-cell>
          <table:table-cell table:style-name="Tabla11.A1" office:value-type="string">
            <text:p text:style-name="Table_20_Contents">No</text:p>
          </table:table-cell>
          <table:table-cell table:style-name="Tabla11.A1" office:value-type="string">
            <text:p text:style-name="Table_20_Contents">Rápido</text:p>
          </table:table-cell>
          <table:table-cell table:style-name="Tabla11.A1" office:value-type="string">
            <text:p text:style-name="Table_20_Contents">Mantenimiento regular</text:p>
          </table:table-cell>
        </table:table-row>
        <table:table-row>
          <table:table-cell table:style-name="Tabla11.A1" office:value-type="string">
            <text:p text:style-name="Table_20_Contents"><text:span text:style-name="Source_20_Text">VACUUM FULL</text:span></text:p>
          </table:table-cell>
          <table:table-cell table:style-name="Tabla11.A1" office:value-type="string">
            <text:p text:style-name="Table_20_Contents">Bloqueo EXCLUSIVO</text:p>
          </table:table-cell>
          <table:table-cell table:style-name="Tabla11.A1" office:value-type="string">
            <text:p text:style-name="Table_20_Contents">Sí</text:p>
          </table:table-cell>
          <table:table-cell table:style-name="Tabla11.A1" office:value-type="string">
            <text:p text:style-name="Table_20_Contents">Lento</text:p>
          </table:table-cell>
          <table:table-cell table:style-name="Tabla11.A1" office:value-type="string">
            <text:p text:style-name="Table_20_Contents">Cuando hay mucha fragmentación</text:p>
          </table:table-cell>
        </table:table-row>
        <table:table-row>
          <table:table-cell table:style-name="Tabla11.A1" office:value-type="string">
            <text:p text:style-name="Table_20_Contents"><text:span text:style-name="Source_20_Text">VACUUM FREEZE</text:span></text:p>
          </table:table-cell>
          <table:table-cell table:style-name="Tabla11.A1" office:value-type="string">
            <text:p text:style-name="Table_20_Contents">No bloquea</text:p>
          </table:table-cell>
          <table:table-cell table:style-name="Tabla11.A1" office:value-type="string">
            <text:p text:style-name="Table_20_Contents">No</text:p>
          </table:table-cell>
          <table:table-cell table:style-name="Tabla11.A1" office:value-type="string">
            <text:p text:style-name="Table_20_Contents">Medio</text:p>
          </table:table-cell>
          <table:table-cell table:style-name="Tabla11.A1" office:value-type="string">
            <text:p text:style-name="Table_20_Contents">Prevenir wraparound</text:p>
          </table:table-cell>
        </table:table-row>
        <table:table-row>
          <table:table-cell table:style-name="Tabla11.A1" office:value-type="string">
            <text:p text:style-name="Table_20_Contents"><text:span text:style-name="Source_20_Text">VACUUM VERBOSE</text:span></text:p>
          </table:table-cell>
          <table:table-cell table:style-name="Tabla11.A1" office:value-type="string">
            <text:p text:style-name="Table_20_Contents">No bloquea</text:p>
          </table:table-cell>
          <table:table-cell table:style-name="Tabla11.A1" office:value-type="string">
            <text:p text:style-name="Table_20_Contents">No</text:p>
          </table:table-cell>
          <table:table-cell table:style-name="Tabla11.A1" office:value-type="string">
            <text:p text:style-name="Table_20_Contents">Rápido</text:p>
          </table:table-cell>
          <table:table-cell table:style-name="Tabla11.A1" office:value-type="string">
            <text:p text:style-name="Table_20_Contents">Diagnóstico</text:p>
          </table:table-cell>
        </table:table-row>
      </table:table>
      <text:h text:style-name="Heading_20_4" text:outline-level="4">VACUUM normal (modo "no bloqueante")</text:h>
      <text:p text:style-name="Text_20_body">sql</text:p>
      <text:p text:style-name="Preformatted_20_Text">-- Vaciar una tabla específica</text:p>
      <text:p text:style-name="Preformatted_20_Text">VACUUM productos;</text:p>
      <text:p text:style-name="Preformatted_20_Text"/>
      <text:p text:style-name="Preformatted_20_Text">-- Vaciar todas las tablas de la base actual</text:p>
      <text:p text:style-name="Preformatted_20_Text">VACUUM;</text:p>
      <text:p text:style-name="Preformatted_20_Text"/>
      <text:p text:style-name="Preformatted_20_Text">-- Vaciar con información detallada</text:p>
      <text:p text:style-name="Preformatted_20_Text">VACUUM VERBOSE productos;</text:p>
      <text:p text:style-name="Preformatted_20_Text"/>
      <text:p text:style-name="Preformatted_20_Text">-- Vaciar solo para prevenir wraparound (congelar tuplas)</text:p>
      <text:p text:style-name="Preformatted_20_Text">VACUUM FREEZE productos;</text:p>
      <text:p text:style-name="Text_20_body"><text:span text:style-name="Strong_20_Emphasis">Qué hace VACUUM normal:</text:span></text:p>
      <text:list xml:id="list1165744894" text:style-name="L71">
        <text:list-item>
          <text:p text:style-name="Text_20_body">Escanea la tabla identificando tuplas muertas (xmax &lt; txid_snapshot)</text:p>
        </text:list-item>
        <text:list-item>
          <text:p text:style-name="Text_20_body"><text:soft-page-break/>Marca el espacio de esas tuplas como reusable</text:p>
        </text:list-item>
        <text:list-item>
          <text:p text:style-name="Text_20_body">Actualiza el Visibility Map (páginas con solo tuplas visibles)</text:p>
        </text:list-item>
        <text:list-item>
          <text:p text:style-name="Text_20_body">Actualiza estadísticas de pg_stat_user_tables</text:p>
        </text:list-item>
        <text:list-item>
          <text:p text:style-name="Text_20_body"><text:span text:style-name="Strong_20_Emphasis">NO reduce el tamaño del archivo en disco</text:span></text:p>
        </text:list-item>
      </text:list>
      <text:p text:style-name="Text_20_body"><text:span text:style-name="Strong_20_Emphasis">Ejemplo de reutilización de espacio:</text:span></text:p>
      <text:p text:style-name="Text_20_body">sql</text:p>
      <text:p text:style-name="Preformatted_20_Text">-- Estado inicial: tabla de 100 MB</text:p>
      <text:p text:style-name="Preformatted_20_Text">INSERT INTO logs VALUES (1, 'a'), (2, 'b'), (3, 'c'); <text:s/>-- 100 MB</text:p>
      <text:p text:style-name="Preformatted_20_Text">DELETE FROM logs WHERE id = 2; <text:s/>-- Elimina 33% de las filas</text:p>
      <text:p text:style-name="Preformatted_20_Text"/>
      <text:p text:style-name="Preformatted_20_Text">-- Sin VACUUM: la tabla sigue ocupando 100 MB</text:p>
      <text:p text:style-name="Preformatted_20_Text">-- Con VACUUM: espacio interno marcado como reusable</text:p>
      <text:p text:style-name="Preformatted_20_Text">VACUUM logs;</text:p>
      <text:p text:style-name="Preformatted_20_Text">INSERT INTO logs VALUES (4, 'd'); <text:s/>-- Reutiliza el espacio de la fila borrada</text:p>
      <text:p text:style-name="Preformatted_20_Text">-- La tabla sigue ocupando 100 MB, pero con nuevas filas</text:p>
      <text:h text:style-name="Heading_20_4" text:outline-level="4">VACUUM FULL (modo "compactación")</text:h>
      <text:p text:style-name="Text_20_body">sql</text:p>
      <text:p text:style-name="Preformatted_20_Text">-- Compactar tabla liberando espacio al sistema operativo</text:p>
      <text:p text:style-name="Preformatted_20_Text">VACUUM FULL productos;</text:p>
      <text:p text:style-name="Preformatted_20_Text"/>
      <text:p text:style-name="Preformatted_20_Text">-- Con reindexación automática</text:p>
      <text:p text:style-name="Preformatted_20_Text">VACUUM FULL VERBOSE productos;</text:p>
      <text:p text:style-name="Text_20_body"><text:span text:style-name="Strong_20_Emphasis">Qué hace VACUUM FULL:</text:span></text:p>
      <text:list xml:id="list984628432" text:style-name="L72">
        <text:list-item>
          <text:p text:style-name="Text_20_body">Crea una nueva copia de la tabla solo con tuplas vivas</text:p>
        </text:list-item>
        <text:list-item>
          <text:p text:style-name="Text_20_body">Elimina la tabla original</text:p>
        </text:list-item>
        <text:list-item>
          <text:p text:style-name="Text_20_body">Renombra la nueva copia</text:p>
        </text:list-item>
        <text:list-item>
          <text:p text:style-name="Text_20_body">Reconstruye todos los índices</text:p>
        </text:list-item>
        <text:list-item>
          <text:p text:style-name="Text_20_body"><text:span text:style-name="Strong_20_Emphasis">Requiere espacio extra (tamaño de la tabla + índices)</text:span></text:p>
        </text:list-item>
        <text:list-item>
          <text:p text:style-name="Text_20_body"><text:span text:style-name="Strong_20_Emphasis">BLOQUEA la tabla durante toda la operación</text:span></text:p>
        </text:list-item>
      </text:list>
      <text:p text:style-name="Text_20_body"><text:span text:style-name="Strong_20_Emphasis">Cuándo usar VACUUM FULL:</text:span></text:p>
      <text:list xml:id="list4174197609" text:style-name="L73">
        <text:list-item>
          <text:p text:style-name="Text_20_body">Después de grandes eliminaciones (ej: <text:span text:style-name="Source_20_Text">DELETE FROM logs WHERE fecha &lt; '2023-01-01'</text:span>)</text:p>
        </text:list-item>
        <text:list-item>
          <text:p text:style-name="Text_20_body">Cuando la fragmentación supera el 30-40%</text:p>
        </text:list-item>
        <text:list-item>
          <text:p text:style-name="Text_20_body">Como parte de mantenimiento programado (ej: domingo 3 AM)</text:p>
        </text:list-item>
      </text:list>
      <text:p text:style-name="Text_20_body"><text:span text:style-name="Strong_20_Emphasis">Monitorear necesidad de VACUUM FULL:</text:span></text:p>
      <text:p text:style-name="Text_20_body">sql</text:p>
      <text:p text:style-name="Preformatted_20_Text">SELECT </text:p>
      <text:p text:style-name="Preformatted_20_Text"><text:s text:c="4"/>schemaname,</text:p>
      <text:p text:style-name="Preformatted_20_Text"><text:s text:c="4"/>relname,</text:p>
      <text:p text:style-name="Preformatted_20_Text"><text:soft-page-break/><text:s text:c="4"/>n_live_tup,</text:p>
      <text:p text:style-name="Preformatted_20_Text"><text:s text:c="4"/>n_dead_tup,</text:p>
      <text:p text:style-name="Preformatted_20_Text"><text:s text:c="4"/>round(100 * n_dead_tup / (n_live_tup + n_dead_tup)::numeric, 2) AS dead_ratio,</text:p>
      <text:p text:style-name="Preformatted_20_Text"><text:s text:c="4"/>pg_size_pretty(pg_relation_size(relid)) AS table_size</text:p>
      <text:p text:style-name="Preformatted_20_Text">FROM pg_stat_user_tables</text:p>
      <text:p text:style-name="Preformatted_20_Text">WHERE n_dead_tup &gt; 10000</text:p>
      <text:p text:style-name="Preformatted_20_Text">ORDER BY dead_ratio DESC;</text:p>
      <text:p text:style-name="Horizontal_20_Line"/>
      <text:h text:style-name="Heading_20_3" text:outline-level="3">ANALYZE: Estadísticas para el optimizador</text:h>
      <text:p text:style-name="Text_20_body">ANALYZE recolecta <text:span text:style-name="Strong_20_Emphasis">estadísticas</text:span> sobre la distribución de datos en tablas e índices. El planificador (planner) usa estas estadísticas para decidir cómo ejecutar consultas.</text:p>
      <text:p text:style-name="Text_20_body">sql</text:p>
      <text:p text:style-name="Preformatted_20_Text">-- Analizar una tabla específica</text:p>
      <text:p text:style-name="Preformatted_20_Text">ANALYZE productos;</text:p>
      <text:p text:style-name="Preformatted_20_Text"/>
      <text:p text:style-name="Preformatted_20_Text">-- Analizar todas las tablas de la base actual</text:p>
      <text:p text:style-name="Preformatted_20_Text">ANALYZE;</text:p>
      <text:p text:style-name="Preformatted_20_Text"/>
      <text:p text:style-name="Preformatted_20_Text">-- Analizar con información detallada</text:p>
      <text:p text:style-name="Preformatted_20_Text">ANALYZE VERBOSE productos;</text:p>
      <text:p text:style-name="Preformatted_20_Text"/>
      <text:p text:style-name="Preformatted_20_Text">-- Analizar columnas específicas</text:p>
      <text:p text:style-name="Preformatted_20_Text">ANALYZE productos (nombre, precio, categoria_id);</text:p>
      <text:p text:style-name="Text_20_body"><text:span text:style-name="Strong_20_Emphasis">Qué estadísticas recolecta:</text:span></text:p>
      <text:list xml:id="list567847701" text:style-name="L74">
        <text:list-item>
          <text:p text:style-name="Text_20_body">Número total de filas (reltuples en pg_class)</text:p>
        </text:list-item>
        <text:list-item>
          <text:p text:style-name="Text_20_body">Número de bloques (relpages)</text:p>
        </text:list-item>
        <text:list-item>
          <text:p text:style-name="Text_20_body">Valores más comunes (most_common_vals, most_common_freqs)</text:p>
        </text:list-item>
        <text:list-item>
          <text:p text:style-name="Text_20_body">Histograma de distribución (histogram_bounds)</text:p>
        </text:list-item>
        <text:list-item>
          <text:p text:style-name="Text_20_body">Nulabilidad y correlación</text:p>
        </text:list-item>
      </text:list>
      <text:p text:style-name="Text_20_body"><text:span text:style-name="Strong_20_Emphasis">Ver estadísticas de una columna:</text:span></text:p>
      <text:p text:style-name="Text_20_body">sql</text:p>
      <text:p text:style-name="Preformatted_20_Text">-- Ver estadísticas de la columna 'precio'</text:p>
      <text:p text:style-name="Preformatted_20_Text">SELECT </text:p>
      <text:p text:style-name="Preformatted_20_Text"><text:s text:c="4"/>attname,</text:p>
      <text:p text:style-name="Preformatted_20_Text"><text:s text:c="4"/>n_distinct,</text:p>
      <text:p text:style-name="Preformatted_20_Text"><text:s text:c="4"/>most_common_vals,</text:p>
      <text:p text:style-name="Preformatted_20_Text"><text:s text:c="4"/>most_common_freqs,</text:p>
      <text:p text:style-name="Preformatted_20_Text"><text:s text:c="4"/>histogram_bounds</text:p>
      <text:p text:style-name="Preformatted_20_Text">FROM pg_stats </text:p>
      <text:p text:style-name="Preformatted_20_Text">WHERE tablename = 'productos' AND attname = 'precio';</text:p>
      <text:p text:style-name="Text_20_body"><text:span text:style-name="Strong_20_Emphasis">Ejemplo de cómo ANALYZE mejora las consultas:</text:span></text:p>
      <text:p text:style-name="Text_20_body">Sin ANALYZE (estadísticas desactualizadas):</text:p>
      <text:p text:style-name="Text_20_body">sql</text:p>
      <text:p text:style-name="Preformatted_20_Text">-- La tabla tiene 1,000,000 filas, pero ANALYZE dice 10,000</text:p>
      <text:p text:style-name="Preformatted_20_Text"><text:soft-page-break/>EXPLAIN SELECT * FROM productos WHERE precio &gt; 1000;</text:p>
      <text:p text:style-name="Preformatted_20_Text">-- Usa Seq Scan porque cree que solo hay 10,000 filas</text:p>
      <text:p text:style-name="Preformatted_20_Text">-- En realidad, hay 500,000 filas con precio &gt; 1000</text:p>
      <text:p text:style-name="Text_20_body">Con ANALYZE actualizado:</text:p>
      <text:p text:style-name="Text_20_body">sql</text:p>
      <text:p text:style-name="Preformatted_20_Text">ANALYZE productos;</text:p>
      <text:p text:style-name="Preformatted_20_Text">EXPLAIN SELECT * FROM productos WHERE precio &gt; 1000;</text:p>
      <text:p text:style-name="Preformatted_20_Text">-- Usa Index Scan si existe índice en precio</text:p>
      <text:p text:style-name="Preformatted_20_Text">-- El planner sabe que hay muchas filas y el índice es más eficiente</text:p>
      <text:p text:style-name="Horizontal_20_Line"/>
      <text:h text:style-name="Heading_20_3" text:outline-level="3">Autovacuum: Automatización del mantenimiento</text:h>
      <text:p text:style-name="Text_20_body">PostgreSQL incluye <text:span text:style-name="Strong_20_Emphasis">autovacuum</text:span> (habilitado por defecto) que ejecuta VACUUM y ANALYZE automáticamente.</text:p>
      <text:p text:style-name="Text_20_body"><text:span text:style-name="Strong_20_Emphasis">Configuración básica en postgresql.conf:</text:span></text:p>
      <text:p text:style-name="Text_20_body">ini</text:p>
      <text:p text:style-name="Preformatted_20_Text">autovacuum = on</text:p>
      <text:p text:style-name="Preformatted_20_Text">autovacuum_vacuum_threshold = 50 <text:s text:c="9"/># tuplas muertas mínimas</text:p>
      <text:p text:style-name="Preformatted_20_Text">autovacuum_vacuum_scale_factor = 0.2 <text:s text:c="5"/># 20% de la tabla</text:p>
      <text:p text:style-name="Preformatted_20_Text">autovacuum_analyze_threshold = 50</text:p>
      <text:p text:style-name="Preformatted_20_Text">autovacuum_analyze_scale_factor = 0.1 <text:s text:c="4"/># 10% de la tabla</text:p>
      <text:p text:style-name="Preformatted_20_Text">autovacuum_naptime = 1min <text:s text:c="16"/># Frecuencia de verificación</text:p>
      <text:p text:style-name="Preformatted_20_Text">autovacuum_max_workers = 3 <text:s text:c="15"/># Workers simultáneos</text:p>
      <text:p text:style-name="Preformatted_20_Text">autovacuum_vacuum_cost_delay = 2ms <text:s text:c="7"/># Retraso para reducir I/O</text:p>
      <text:p text:style-name="Text_20_body"><text:span text:style-name="Strong_20_Emphasis">Cómo funciona:</text:span></text:p>
      <text:list xml:id="list790338988" text:style-name="L75">
        <text:list-item>
          <text:p text:style-name="Text_20_body">Cada minuto (autovacuum_naptime), el launcher verifica tablas modificadas</text:p>
        </text:list-item>
        <text:list-item>
          <text:p text:style-name="Text_20_body">Para cada tabla, calcula si necesita VACUUM:</text:p>
          <text:p text:style-name="Text_20_body">text</text:p>
          <text:p text:style-name="Preformatted_20_Text">dead_tuples &gt; threshold + (scale_factor * total_rows)</text:p>
        </text:list-item>
        <text:list-item>
          <text:p text:style-name="Text_20_body">Lanza workers que ejecutan VACUUM y ANALYZE</text:p>
        </text:list-item>
        <text:list-item>
          <text:p text:style-name="Text_20_body">Los workers respetan autovacuum_vacuum_cost_delay para no saturar I/O</text:p>
        </text:list-item>
      </text:list>
      <text:p text:style-name="Text_20_body"><text:span text:style-name="Strong_20_Emphasis">Monitorear autovacuum:</text:span></text:p>
      <text:p text:style-name="Text_20_body">sql</text:p>
      <text:p text:style-name="Preformatted_20_Text">-- Ver workers activos</text:p>
      <text:p text:style-name="Preformatted_20_Text">SELECT </text:p>
      <text:p text:style-name="Preformatted_20_Text"><text:s text:c="4"/>pid,</text:p>
      <text:p text:style-name="Preformatted_20_Text"><text:s text:c="4"/>datname,</text:p>
      <text:p text:style-name="Preformatted_20_Text"><text:s text:c="4"/>usename,</text:p>
      <text:p text:style-name="Preformatted_20_Text"><text:s text:c="4"/>application_name,</text:p>
      <text:p text:style-name="Preformatted_20_Text"><text:s text:c="4"/>query,</text:p>
      <text:p text:style-name="Preformatted_20_Text"><text:s text:c="4"/>state,</text:p>
      <text:p text:style-name="Preformatted_20_Text"><text:s text:c="4"/>wait_event_type,</text:p>
      <text:p text:style-name="Preformatted_20_Text"><text:s text:c="4"/>wait_event</text:p>
      <text:p text:style-name="Preformatted_20_Text">FROM pg_stat_activity</text:p>
      <text:p text:style-name="Preformatted_20_Text">WHERE query LIKE 'autovacuum%';</text:p>
      <text:p text:style-name="Preformatted_20_Text"/>
      <text:p text:style-name="Preformatted_20_Text"><text:soft-page-break/>-- Ver historial de ejecución</text:p>
      <text:p text:style-name="Preformatted_20_Text">SELECT </text:p>
      <text:p text:style-name="Preformatted_20_Text"><text:s text:c="4"/>schemaname,</text:p>
      <text:p text:style-name="Preformatted_20_Text"><text:s text:c="4"/>relname,</text:p>
      <text:p text:style-name="Preformatted_20_Text"><text:s text:c="4"/>last_vacuum,</text:p>
      <text:p text:style-name="Preformatted_20_Text"><text:s text:c="4"/>last_autovacuum,</text:p>
      <text:p text:style-name="Preformatted_20_Text"><text:s text:c="4"/>last_analyze,</text:p>
      <text:p text:style-name="Preformatted_20_Text"><text:s text:c="4"/>last_autoanalyze,</text:p>
      <text:p text:style-name="Preformatted_20_Text"><text:s text:c="4"/>vacuum_count,</text:p>
      <text:p text:style-name="Preformatted_20_Text"><text:s text:c="4"/>autovacuum_count,</text:p>
      <text:p text:style-name="Preformatted_20_Text"><text:s text:c="4"/>analyze_count,</text:p>
      <text:p text:style-name="Preformatted_20_Text"><text:s text:c="4"/>autoanalyze_count</text:p>
      <text:p text:style-name="Preformatted_20_Text">FROM pg_stat_user_tables</text:p>
      <text:p text:style-name="Preformatted_20_Text">WHERE relname = 'productos';</text:p>
      <text:p text:style-name="Text_20_body"><text:span text:style-name="Strong_20_Emphasis">Ajustar autovacuum por tabla:</text:span></text:p>
      <text:p text:style-name="Text_20_body">sql</text:p>
      <text:p text:style-name="Preformatted_20_Text">-- Tabla muy activa (muchos UPDATEs)</text:p>
      <text:p text:style-name="Preformatted_20_Text">ALTER TABLE transacciones SET (</text:p>
      <text:p text:style-name="Preformatted_20_Text"><text:s text:c="4"/>autovacuum_vacuum_scale_factor = 0.05, <text:s text:c="3"/>-- 5% en lugar de 20%</text:p>
      <text:p text:style-name="Preformatted_20_Text"><text:s text:c="4"/>autovacuum_vacuum_threshold = 1000,</text:p>
      <text:p text:style-name="Preformatted_20_Text"><text:s text:c="4"/>autovacuum_vacuum_cost_delay = 10ms <text:s text:c="6"/>-- Más agresivo</text:p>
      <text:p text:style-name="Preformatted_20_Text">);</text:p>
      <text:p text:style-name="Preformatted_20_Text"/>
      <text:p text:style-name="Preformatted_20_Text">-- Tabla grande pero pocos cambios</text:p>
      <text:p text:style-name="Preformatted_20_Text">ALTER TABLE logs_historicos SET (</text:p>
      <text:p text:style-name="Preformatted_20_Text"><text:s text:c="4"/>autovacuum_vacuum_scale_factor = 0.5, <text:s text:c="4"/>-- 50%</text:p>
      <text:p text:style-name="Preformatted_20_Text"><text:s text:c="4"/>autovacuum_vacuum_threshold = 100000</text:p>
      <text:p text:style-name="Preformatted_20_Text">);</text:p>
      <text:p text:style-name="Horizontal_20_Line"/>
      <text:h text:style-name="Heading_20_3" text:outline-level="3">Problemas comunes y soluciones</text:h>
      <text:h text:style-name="Heading_20_4" text:outline-level="4">Problema 1: Autovacuum no sigue el ritmo</text:h>
      <text:p text:style-name="Text_20_body"><text:span text:style-name="Strong_20_Emphasis">Síntomas:</text:span></text:p>
      <text:p text:style-name="Text_20_body">sql</text:p>
      <text:p text:style-name="Preformatted_20_Text">-- Muchas tuplas muertas acumuladas</text:p>
      <text:p text:style-name="Preformatted_20_Text">SELECT relname, n_dead_tup, n_live_tup, last_autovacuum</text:p>
      <text:p text:style-name="Preformatted_20_Text">FROM pg_stat_user_tables</text:p>
      <text:p text:style-name="Preformatted_20_Text">WHERE n_dead_tup &gt; 100000</text:p>
      <text:p text:style-name="Preformatted_20_Text">ORDER BY n_dead_tup DESC;</text:p>
      <text:p text:style-name="Text_20_body"><text:span text:style-name="Strong_20_Emphasis">Soluciones:</text:span></text:p>
      <text:p text:style-name="Text_20_body">ini</text:p>
      <text:p text:style-name="Preformatted_20_Text"># Reducir umbrales globales</text:p>
      <text:p text:style-name="Preformatted_20_Text">autovacuum_vacuum_scale_factor = 0.1</text:p>
      <text:p text:style-name="Preformatted_20_Text">autovacuum_vacuum_threshold = 1000</text:p>
      <text:p text:style-name="Preformatted_20_Text"/>
      <text:p text:style-name="Preformatted_20_Text"># Aumentar workers</text:p>
      <text:p text:style-name="Preformatted_20_Text">autovacuum_max_workers = 5</text:p>
      <text:p text:style-name="Preformatted_20_Text"/>
      <text:p text:style-name="Preformatted_20_Text"># Reducir delay (más agresivo)</text:p>
      <text:p text:style-name="Preformatted_20_Text">autovacuum_vacuum_cost_delay = 1ms</text:p>
      <text:p text:style-name="Preformatted_20_Text">autovacuum_vacuum_cost_limit = 2000</text:p>
      <text:h text:style-name="Heading_20_4" text:outline-level="4"><text:soft-page-break/>Problema 2: Wraparound inminente</text:h>
      <text:p text:style-name="Text_20_body"><text:span text:style-name="Strong_20_Emphasis">Síntoma:</text:span></text:p>
      <text:p text:style-name="Text_20_body">sql</text:p>
      <text:p text:style-name="Preformatted_20_Text">SELECT datname, age(datfrozenxid) FROM pg_database WHERE age(datfrozenxid) &gt; 1000000000;</text:p>
      <text:p text:style-name="Text_20_body"><text:span text:style-name="Strong_20_Emphasis">Solución de emergencia:</text:span></text:p>
      <text:p text:style-name="Text_20_body">sql</text:p>
      <text:p text:style-name="Preformatted_20_Text">-- Vacío agresivo en modo solo mantenimiento</text:p>
      <text:p text:style-name="Preformatted_20_Text">VACUUM FREEZE VERBOSE tabla_peligrosa;</text:p>
      <text:p text:style-name="Preformatted_20_Text"/>
      <text:p text:style-name="Preformatted_20_Text">-- Para todo el cluster (como superusuario)</text:p>
      <text:p text:style-name="Preformatted_20_Text">VACUUM FREEZE;</text:p>
      <text:h text:style-name="Heading_20_4" text:outline-level="4">Problema 3: VACUUM tarda horas</text:h>
      <text:p text:style-name="Text_20_body"><text:span text:style-name="Strong_20_Emphasis">Diagnóstico:</text:span></text:p>
      <text:p text:style-name="Text_20_body">sql</text:p>
      <text:p text:style-name="Preformatted_20_Text">-- Ver progreso de VACUUM (PostgreSQL 9.6+)</text:p>
      <text:p text:style-name="Preformatted_20_Text">SELECT </text:p>
      <text:p text:style-name="Preformatted_20_Text"><text:s text:c="4"/>pid,</text:p>
      <text:p text:style-name="Preformatted_20_Text"><text:s text:c="4"/>datname,</text:p>
      <text:p text:style-name="Preformatted_20_Text"><text:s text:c="4"/>relid::regclass AS table_name,</text:p>
      <text:p text:style-name="Preformatted_20_Text"><text:s text:c="4"/>phase,</text:p>
      <text:p text:style-name="Preformatted_20_Text"><text:s text:c="4"/>heap_blks_total,</text:p>
      <text:p text:style-name="Preformatted_20_Text"><text:s text:c="4"/>heap_blks_scanned,</text:p>
      <text:p text:style-name="Preformatted_20_Text"><text:s text:c="4"/>heap_blks_vacuumed,</text:p>
      <text:p text:style-name="Preformatted_20_Text"><text:s text:c="4"/>index_vacuum_count,</text:p>
      <text:p text:style-name="Preformatted_20_Text"><text:s text:c="4"/>max_dead_tuples</text:p>
      <text:p text:style-name="Preformatted_20_Text">FROM pg_stat_progress_vacuum;</text:p>
      <text:p text:style-name="Text_20_body"><text:span text:style-name="Strong_20_Emphasis">Mejoras:</text:span></text:p>
      <text:p text:style-name="Text_20_body">sql</text:p>
      <text:p text:style-name="Preformatted_20_Text">-- Aumentar maintenance_work_mem para el VACUUM actual</text:p>
      <text:p text:style-name="Preformatted_20_Text">SET maintenance_work_mem = '2GB';</text:p>
      <text:p text:style-name="Preformatted_20_Text">VACUUM VERBOSE tabla_gigante;</text:p>
      <text:p text:style-name="Preformatted_20_Text"/>
      <text:p text:style-name="Preformatted_20_Text">-- Usar VACUUM paralelo (PostgreSQL 13+)</text:p>
      <text:p text:style-name="Preformatted_20_Text">VACUUM (PARALLEL 4) tabla_gigante;</text:p>
      <text:p text:style-name="Horizontal_20_Line"/>
      <text:h text:style-name="Heading_20_3" text:outline-level="3">Ejercicio práctico 2.2</text:h>
      <text:p text:style-name="Text_20_body">sql</text:p>
      <text:p text:style-name="Preformatted_20_Text">-- 1. Crear tabla de prueba y generar dead tuples</text:p>
      <text:p text:style-name="Preformatted_20_Text">CREATE TABLE test_vacuum (</text:p>
      <text:p text:style-name="Preformatted_20_Text"><text:s text:c="4"/>id serial PRIMARY KEY,</text:p>
      <text:p text:style-name="Preformatted_20_Text"><text:s text:c="4"/>datos text,</text:p>
      <text:p text:style-name="Preformatted_20_Text"><text:s text:c="4"/>fecha timestamp DEFAULT now()</text:p>
      <text:p text:style-name="Preformatted_20_Text">);</text:p>
      <text:p text:style-name="Preformatted_20_Text"/>
      <text:p text:style-name="Preformatted_20_Text">INSERT INTO test_vacuum (datos) </text:p>
      <text:p text:style-name="Preformatted_20_Text">SELECT 'fila_' || i FROM generate_series(1, 100000) i;</text:p>
      <text:p text:style-name="Preformatted_20_Text"/>
      <text:p text:style-name="Preformatted_20_Text"><text:soft-page-break/>-- Ver estadísticas iniciales</text:p>
      <text:p text:style-name="Preformatted_20_Text">SELECT relname, n_live_tup, n_dead_tup, last_vacuum </text:p>
      <text:p text:style-name="Preformatted_20_Text">FROM pg_stat_user_tables WHERE relname = 'test_vacuum';</text:p>
      <text:p text:style-name="Preformatted_20_Text"/>
      <text:p text:style-name="Preformatted_20_Text">-- 2. Generar dead tuples (actualizar todas las filas)</text:p>
      <text:p text:style-name="Preformatted_20_Text">UPDATE test_vacuum SET datos = 'actualizado_' || id, fecha = now();</text:p>
      <text:p text:style-name="Preformatted_20_Text"/>
      <text:p text:style-name="Preformatted_20_Text">-- Ver dead tuples generadas</text:p>
      <text:p text:style-name="Preformatted_20_Text">SELECT relname, n_live_tup, n_dead_tup </text:p>
      <text:p text:style-name="Preformatted_20_Text">FROM pg_stat_user_tables WHERE relname = 'test_vacuum';</text:p>
      <text:p text:style-name="Preformatted_20_Text"/>
      <text:p text:style-name="Preformatted_20_Text">-- 3. Ejecutar VACUUM y observar cambios</text:p>
      <text:p text:style-name="Preformatted_20_Text">VACUUM VERBOSE test_vacuum;</text:p>
      <text:p text:style-name="Preformatted_20_Text">SELECT relname, n_live_tup, n_dead_tup, last_vacuum </text:p>
      <text:p text:style-name="Preformatted_20_Text">FROM pg_stat_user_tables WHERE relname = 'test_vacuum';</text:p>
      <text:p text:style-name="Preformatted_20_Text"/>
      <text:p text:style-name="Preformatted_20_Text">-- 4. Ver tamaño antes y después de VACUUM FULL</text:p>
      <text:p text:style-name="Preformatted_20_Text">SELECT pg_size_pretty(pg_relation_size('test_vacuum')) AS antes;</text:p>
      <text:p text:style-name="Preformatted_20_Text">VACUUM FULL test_vacuum;</text:p>
      <text:p text:style-name="Preformatted_20_Text">SELECT pg_size_pretty(pg_relation_size('test_vacuum')) AS despues;</text:p>
      <text:p text:style-name="Preformatted_20_Text"/>
      <text:p text:style-name="Preformatted_20_Text">-- 5. Ver estadísticas de ANALYZE</text:p>
      <text:p text:style-name="Preformatted_20_Text">ANALYZE VERBOSE test_vacuum;</text:p>
      <text:p text:style-name="Preformatted_20_Text">SELECT * FROM pg_stats WHERE tablename = 'test_vacuum' AND attname = 'id';</text:p>
      <text:p text:style-name="Preformatted_20_Text"/>
      <text:p text:style-name="Preformatted_20_Text">-- 6. Simular wraparound (solo lectura, no ejecutar)</text:p>
      <text:p text:style-name="Preformatted_20_Text">SELECT age(relfrozenxid) FROM pg_class WHERE relname = 'test_vacuum';</text:p>
      <text:p text:style-name="Horizontal_20_Line"/>
      <text:h text:style-name="Heading_20_2" text:outline-level="2">2.3 Reindexación y Bloat</text:h>
      <text:h text:style-name="Heading_20_3" text:outline-level="3">¿Qué es el bloat (hinchazón)?</text:h>
      <text:p text:style-name="Text_20_body"><text:span text:style-name="Strong_20_Emphasis">Bloat</text:span> es el espacio desperdiciado en tablas e índices debido a:</text:p>
      <text:list xml:id="list1353707960" text:style-name="L76">
        <text:list-item>
          <text:p text:style-name="Text_20_body">Tuplas muertas no limpiadas</text:p>
        </text:list-item>
        <text:list-item>
          <text:p text:style-name="Text_20_body">Páginas parcialmente llenas</text:p>
        </text:list-item>
        <text:list-item>
          <text:p text:style-name="Text_20_body">Fragmentación interna</text:p>
        </text:list-item>
      </text:list>
      <text:p text:style-name="Text_20_body"><text:span text:style-name="Strong_20_Emphasis">Tipos de bloat:</text:span></text:p>
      <text:list xml:id="list4200171275" text:style-name="L77">
        <text:list-item>
          <text:p text:style-name="Text_20_body"><text:span text:style-name="Strong_20_Emphasis">Bloat en tablas:</text:span> Espacio desperdiciado en el heap</text:p>
        </text:list-item>
        <text:list-item>
          <text:p text:style-name="Text_20_body"><text:span text:style-name="Strong_20_Emphasis">Bloat en índices:</text:span> Páginas de índice con entradas muertas</text:p>
        </text:list-item>
      </text:list>
      <text:p text:style-name="Text_20_body"><text:span text:style-name="Strong_20_Emphasis">Consecuencias:</text:span></text:p>
      <text:list xml:id="list748925363" text:style-name="L78">
        <text:list-item>
          <text:p text:style-name="Text_20_body">Mayor uso de disco</text:p>
        </text:list-item>
        <text:list-item>
          <text:p text:style-name="Text_20_body">Más lecturas de I/O (peor rendimiento)</text:p>
        </text:list-item>
        <text:list-item>
          <text:p text:style-name="Text_20_body">Menor eficiencia de caché</text:p>
        </text:list-item>
      </text:list>
      <text:h text:style-name="Heading_20_3" text:outline-level="3"><text:soft-page-break/>Medir bloat</text:h>
      <text:h text:style-name="Heading_20_4" text:outline-level="4">Medir bloat en tablas</text:h>
      <text:p text:style-name="Text_20_body">sql</text:p>
      <text:p text:style-name="Preformatted_20_Text">-- Consulta para estimar bloat en tablas (versión simplificada)</text:p>
      <text:p text:style-name="Preformatted_20_Text">SELECT </text:p>
      <text:p text:style-name="Preformatted_20_Text"><text:s text:c="4"/>schemaname,</text:p>
      <text:p text:style-name="Preformatted_20_Text"><text:s text:c="4"/>relname,</text:p>
      <text:p text:style-name="Preformatted_20_Text"><text:s text:c="4"/>pg_size_pretty(pg_relation_size(relid)) AS tamaño_actual,</text:p>
      <text:p text:style-name="Preformatted_20_Text"><text:s text:c="4"/>pg_size_pretty(CAST((</text:p>
      <text:p text:style-name="Preformatted_20_Text"><text:s text:c="8"/>reltuples * (current_setting('block_size')::numeric / 1024) * </text:p>
      <text:p text:style-name="Preformatted_20_Text"><text:s text:c="8"/>(1 - (null_frac + (1 - null_frac) * (1 - avg_width / (current_setting('block_size')::numeric / 1024))))</text:p>
      <text:p text:style-name="Preformatted_20_Text"><text:s text:c="4"/>) AS bigint)) AS tamaño_estimado_minimo,</text:p>
      <text:p text:style-name="Preformatted_20_Text"><text:s text:c="4"/>round(100 * (1 - (reltuples * (current_setting('block_size')::numeric / 1024) / </text:p>
      <text:p text:style-name="Preformatted_20_Text"><text:s text:c="8"/>(pg_relation_size(relid) + 1))), 2) AS porcentaje_bloat</text:p>
      <text:p text:style-name="Preformatted_20_Text">FROM pg_stat_user_tables</text:p>
      <text:p text:style-name="Preformatted_20_Text">WHERE reltuples &gt; 10000</text:p>
      <text:p text:style-name="Preformatted_20_Text">ORDER BY porcentaje_bloat DESC;</text:p>
      <text:h text:style-name="Heading_20_4" text:outline-level="4">Medir bloat en índices</text:h>
      <text:p text:style-name="Text_20_body">sql</text:p>
      <text:p text:style-name="Preformatted_20_Text">-- Extensión necesaria</text:p>
      <text:p text:style-name="Preformatted_20_Text">CREATE EXTENSION IF NOT EXISTS pgstattuple;</text:p>
      <text:p text:style-name="Preformatted_20_Text"/>
      <text:p text:style-name="Preformatted_20_Text">-- Medir bloat de un índice específico</text:p>
      <text:p text:style-name="Preformatted_20_Text">SELECT * FROM pgstatindex('idx_productos_precio');</text:p>
      <text:p text:style-name="Preformatted_20_Text"/>
      <text:p text:style-name="Preformatted_20_Text">-- Ver tuplas muertas en índices</text:p>
      <text:p text:style-name="Preformatted_20_Text">SELECT </text:p>
      <text:p text:style-name="Preformatted_20_Text"><text:s text:c="4"/>schemaname,</text:p>
      <text:p text:style-name="Preformatted_20_Text"><text:s text:c="4"/>relname,</text:p>
      <text:p text:style-name="Preformatted_20_Text"><text:s text:c="4"/>indexrelname,</text:p>
      <text:p text:style-name="Preformatted_20_Text"><text:s text:c="4"/>idx_scan,</text:p>
      <text:p text:style-name="Preformatted_20_Text"><text:s text:c="4"/>idx_tup_read,</text:p>
      <text:p text:style-name="Preformatted_20_Text"><text:s text:c="4"/>idx_tup_fetch</text:p>
      <text:p text:style-name="Preformatted_20_Text">FROM pg_stat_user_indexes</text:p>
      <text:p text:style-name="Preformatted_20_Text">WHERE idx_scan = 0 <text:s/>-- Índices nunca usados</text:p>
      <text:p text:style-name="Preformatted_20_Text">ORDER BY pg_relation_size(indexrelname) DESC;</text:p>
      <text:h text:style-name="Heading_20_3" text:outline-level="3">REINDEX: Reconstrucción de índices</text:h>
      <text:p text:style-name="Text_20_body">REINDEX reconstruye un índice desde cero, eliminando bloat y optimizando la estructura.</text:p>
      <text:p text:style-name="Text_20_body">sql</text:p>
      <text:p text:style-name="Preformatted_20_Text">-- Reindexar un índice específico</text:p>
      <text:p text:style-name="Preformatted_20_Text">REINDEX INDEX idx_productos_precio;</text:p>
      <text:p text:style-name="Preformatted_20_Text"/>
      <text:p text:style-name="Preformatted_20_Text">-- Reindexar todos los índices de una tabla</text:p>
      <text:p text:style-name="Preformatted_20_Text">REINDEX TABLE productos;</text:p>
      <text:p text:style-name="Preformatted_20_Text"/>
      <text:p text:style-name="Preformatted_20_Text">-- Reindexar toda una base de datos (requiere superusuario)</text:p>
      <text:p text:style-name="Preformatted_20_Text">REINDEX DATABASE mi_base_datos;</text:p>
      <text:p text:style-name="Preformatted_20_Text"/>
      <text:p text:style-name="Preformatted_20_Text">-- Reindexar sin bloquear escrituras (PostgreSQL 12+)</text:p>
      <text:p text:style-name="Preformatted_20_Text">REINDEX INDEX CONCURRENTLY idx_productos_precio;</text:p>
      <text:p text:style-name="Preformatted_20_Text"><text:soft-page-break/>REINDEX TABLE CONCURRENTLY productos;</text:p>
      <text:p text:style-name="Text_20_body"><text:span text:style-name="Strong_20_Emphasis">Comparativa REINDEX normal vs CONCURRENTLY:</text:span></text:p>
      <table:table table:name="Tabla12" table:style-name="Tabla12">
        <table:table-column table:style-name="Tabla12.A"/>
        <table:table-column table:style-name="Tabla12.B"/>
        <table:table-column table:style-name="Tabla12.C"/>
        <table:table-header-rows>
          <table:table-row>
            <table:table-cell table:style-name="Tabla12.A1" office:value-type="string">
              <text:p text:style-name="Table_20_Heading"><text:span text:style-name="Strong_20_Emphasis">Característica</text:span></text:p>
            </table:table-cell>
            <table:table-cell table:style-name="Tabla12.A1" office:value-type="string">
              <text:p text:style-name="Table_20_Heading"><text:span text:style-name="Strong_20_Emphasis">REINDEX normal</text:span></text:p>
            </table:table-cell>
            <table:table-cell table:style-name="Tabla12.A1" office:value-type="string">
              <text:p text:style-name="Table_20_Heading"><text:span text:style-name="Strong_20_Emphasis">REINDEX CONCURRENTLY</text:span></text:p>
            </table:table-cell>
          </table:table-row>
        </table:table-header-rows>
        <table:table-row>
          <table:table-cell table:style-name="Tabla12.A1" office:value-type="string">
            <text:p text:style-name="Table_20_Contents">Bloqueo</text:p>
          </table:table-cell>
          <table:table-cell table:style-name="Tabla12.A1" office:value-type="string">
            <text:p text:style-name="Table_20_Contents">Exclusivo (bloquea escrituras)</text:p>
          </table:table-cell>
          <table:table-cell table:style-name="Tabla12.A1" office:value-type="string">
            <text:p text:style-name="Table_20_Contents">No bloquea (solo breve al final)</text:p>
          </table:table-cell>
        </table:table-row>
        <table:table-row>
          <table:table-cell table:style-name="Tabla12.A1" office:value-type="string">
            <text:p text:style-name="Table_20_Contents">Tiempo</text:p>
          </table:table-cell>
          <table:table-cell table:style-name="Tabla12.A1" office:value-type="string">
            <text:p text:style-name="Table_20_Contents">Más rápido</text:p>
          </table:table-cell>
          <table:table-cell table:style-name="Tabla12.A1" office:value-type="string">
            <text:p text:style-name="Table_20_Contents">2-3 veces más lento</text:p>
          </table:table-cell>
        </table:table-row>
        <table:table-row>
          <table:table-cell table:style-name="Tabla12.A1" office:value-type="string">
            <text:p text:style-name="Table_20_Contents">Espacio extra</text:p>
          </table:table-cell>
          <table:table-cell table:style-name="Tabla12.A1" office:value-type="string">
            <text:p text:style-name="Table_20_Contents">No requiere</text:p>
          </table:table-cell>
          <table:table-cell table:style-name="Tabla12.A1" office:value-type="string">
            <text:p text:style-name="Table_20_Contents">Sí (índice temporal)</text:p>
          </table:table-cell>
        </table:table-row>
        <table:table-row>
          <table:table-cell table:style-name="Tabla12.A1" office:value-type="string">
            <text:p text:style-name="Table_20_Contents">Disponible desde</text:p>
          </table:table-cell>
          <table:table-cell table:style-name="Tabla12.A1" office:value-type="string">
            <text:p text:style-name="Table_20_Contents">Siempre</text:p>
          </table:table-cell>
          <table:table-cell table:style-name="Tabla12.A1" office:value-type="string">
            <text:p text:style-name="Table_20_Contents">PostgreSQL 12</text:p>
          </table:table-cell>
        </table:table-row>
      </table:table>
      <text:p text:style-name="Text_20_body"><text:span text:style-name="Strong_20_Emphasis">Cuándo reindexar:</text:span></text:p>
      <text:list xml:id="list2981656121" text:style-name="L79">
        <text:list-item>
          <text:p text:style-name="Text_20_body">Después de VACUUM FULL (los índices se marcan como obsoletos)</text:p>
        </text:list-item>
        <text:list-item>
          <text:p text:style-name="Text_20_body">Cuando el bloat del índice supera el 20-30%</text:p>
        </text:list-item>
        <text:list-item>
          <text:p text:style-name="Text_20_body">Después de grandes actualizaciones masivas</text:p>
        </text:list-item>
        <text:list-item>
          <text:p text:style-name="Text_20_body">Como mantenimiento preventivo (mensual/trimestral)</text:p>
        </text:list-item>
      </text:list>
      <text:h text:style-name="Heading_20_3" text:outline-level="3">Monitoreo y mantenimiento proactivo</text:h>
      <text:h text:style-name="Heading_20_4" text:outline-level="4">Script de mantenimiento completo</text:h>
      <text:p text:style-name="Text_20_body">sql</text:p>
      <text:p text:style-name="Preformatted_20_Text">-- 1. Identificar tablas con alto bloat</text:p>
      <text:p text:style-name="Preformatted_20_Text">SELECT </text:p>
      <text:p text:style-name="Preformatted_20_Text"><text:s text:c="4"/>relname,</text:p>
      <text:p text:style-name="Preformatted_20_Text"><text:s text:c="4"/>n_dead_tup,</text:p>
      <text:p text:style-name="Preformatted_20_Text"><text:s text:c="4"/>round(100 * n_dead_tup / (n_live_tup + 1)::numeric, 2) AS dead_ratio,</text:p>
      <text:p text:style-name="Preformatted_20_Text"><text:s text:c="4"/>pg_size_pretty(pg_relation_size(relid)) AS table_size</text:p>
      <text:p text:style-name="Preformatted_20_Text">FROM pg_stat_user_tables</text:p>
      <text:p text:style-name="Preformatted_20_Text">WHERE n_dead_tup &gt; 10000</text:p>
      <text:p text:style-name="Preformatted_20_Text">ORDER BY dead_ratio DESC</text:p>
      <text:p text:style-name="Preformatted_20_Text">LIMIT 20;</text:p>
      <text:p text:style-name="Preformatted_20_Text"/>
      <text:p text:style-name="Preformatted_20_Text">-- 2. Generar comandos REINDEX para índices con bloat</text:p>
      <text:p text:style-name="Preformatted_20_Text">SELECT </text:p>
      <text:p text:style-name="Preformatted_20_Text"><text:s text:c="4"/>'REINDEX INDEX CONCURRENTLY ' || indexrelname || ';' AS comando</text:p>
      <text:p text:style-name="Preformatted_20_Text">FROM pg_stat_user_indexes</text:p>
      <text:p text:style-name="Preformatted_20_Text">WHERE idx_scan &gt; 0 <text:s/>-- Solo índices usados</text:p>
      <text:p text:style-name="Preformatted_20_Text">AND pg_relation_size(indexrelname) &gt; 10 * 1024 * 1024 <text:s/>-- &gt; 10 MB</text:p>
      <text:p text:style-name="Preformatted_20_Text">ORDER BY pg_relation_size(indexrelname) DESC;</text:p>
      <text:p text:style-name="Preformatted_20_Text"/>
      <text:p text:style-name="Preformatted_20_Text">-- 3. Tablas que necesitan VACUUM FULL (mucho bloat y pocas escrituras)</text:p>
      <text:p text:style-name="Preformatted_20_Text">SELECT </text:p>
      <text:p text:style-name="Preformatted_20_Text"><text:s text:c="4"/>'VACUUM FULL VERBOSE ' || relname || ';' AS comando</text:p>
      <text:p text:style-name="Preformatted_20_Text">FROM pg_stat_user_tables</text:p>
      <text:p text:style-name="Preformatted_20_Text">WHERE n_dead_tup &gt; n_live_tup * 0.5 <text:s/>-- Más del 50% de tuplas muertas</text:p>
      <text:p text:style-name="Preformatted_20_Text">AND n_live_tup &gt; 10000</text:p>
      <text:p text:style-name="Preformatted_20_Text">ORDER BY n_dead_tup DESC;</text:p>
      <text:h text:style-name="Heading_20_4" text:outline-level="4">Mantenimiento programado con pg_cron</text:h>
      <text:p text:style-name="Text_20_body">sql</text:p>
      <text:p text:style-name="Preformatted_20_Text">-- Programar mantenimiento semanal (requiere extensión pg_cron)</text:p>
      <text:p text:style-name="Preformatted_20_Text">CREATE EXTENSION pg_cron;</text:p>
      <text:p text:style-name="Preformatted_20_Text"><text:soft-page-break/></text:p>
      <text:p text:style-name="Preformatted_20_Text">-- Reindexar tablas grandes cada domingo a las 2 AM</text:p>
      <text:p text:style-name="Preformatted_20_Text">SELECT cron.schedule(</text:p>
      <text:p text:style-name="Preformatted_20_Text"><text:s text:c="4"/>'reindex-semanal', <text:s text:c="10"/>-- nombre</text:p>
      <text:p text:style-name="Preformatted_20_Text"><text:s text:c="4"/>'0 2 * * 0', <text:s text:c="15"/>-- cron: Domingo 2 AM</text:p>
      <text:p text:style-name="Preformatted_20_Text"><text:s text:c="4"/>'REINDEX TABLE CONCURRENTLY ventas;'</text:p>
      <text:p text:style-name="Preformatted_20_Text">);</text:p>
      <text:p text:style-name="Preformatted_20_Text"/>
      <text:p text:style-name="Preformatted_20_Text">-- Vacuum full de tablas archivadas cada mes</text:p>
      <text:p text:style-name="Preformatted_20_Text">SELECT cron.schedule(</text:p>
      <text:p text:style-name="Preformatted_20_Text"><text:s text:c="4"/>'vacuum-full-mensual',</text:p>
      <text:p text:style-name="Preformatted_20_Text"><text:s text:c="4"/>'0 3 1 * *', <text:s text:c="15"/>-- 1er día del mes a las 3 AM</text:p>
      <text:p text:style-name="Preformatted_20_Text"><text:s text:c="4"/>'VACUUM FULL VERBOSE logs_historial;'</text:p>
      <text:p text:style-name="Preformatted_20_Text">);</text:p>
      <text:h text:style-name="Heading_20_3" text:outline-level="3">Herramienta pg_repack (alternativa a VACUUM FULL sin bloqueo)</text:h>
      <text:p text:style-name="Text_20_body">pg_repack es una extensión que permite hacer VACUUM FULL sin bloquear la tabla.</text:p>
      <text:p text:style-name="Text_20_body">bash</text:p>
      <text:p text:style-name="Preformatted_20_Text"># Instalación (Ubuntu/Debian)</text:p>
      <text:p text:style-name="Preformatted_20_Text">sudo apt-get install postgresql-16-repack</text:p>
      <text:p text:style-name="Preformatted_20_Text"/>
      <text:p text:style-name="Preformatted_20_Text"># Uso desde línea de comandos</text:p>
      <text:p text:style-name="Preformatted_20_Text">pg_repack -d mi_base_datos -t productos</text:p>
      <text:p text:style-name="Preformatted_20_Text"/>
      <text:p text:style-name="Preformatted_20_Text"># Reorganizar tabla y reindexar</text:p>
      <text:p text:style-name="Preformatted_20_Text">pg_repack -d mi_base_datos -t productos --no-order --index</text:p>
      <text:p text:style-name="Text_20_body"><text:span text:style-name="Strong_20_Emphasis">Ventajas sobre VACUUM FULL:</text:span></text:p>
      <text:list xml:id="list3152911768" text:style-name="L80">
        <text:list-item>
          <text:p text:style-name="Text_20_body">No bloquea lecturas (permite SELECTs)</text:p>
        </text:list-item>
        <text:list-item>
          <text:p text:style-name="Text_20_body">Bloquea escrituras solo por breves momentos</text:p>
        </text:list-item>
        <text:list-item>
          <text:p text:style-name="Text_20_body">Puede ejecutarse en producción</text:p>
        </text:list-item>
      </text:list>
      <text:h text:style-name="Heading_20_3" text:outline-level="3">Ejercicio práctico 2.3</text:h>
      <text:p text:style-name="Text_20_body">sql</text:p>
      <text:p text:style-name="Preformatted_20_Text">-- 1. Crear escenario con bloat en índices</text:p>
      <text:p text:style-name="Preformatted_20_Text">CREATE TABLE test_bloat (id serial, nombre text, precio numeric);</text:p>
      <text:p text:style-name="Preformatted_20_Text">CREATE INDEX idx_test_bloat_nombre ON test_bloat (nombre);</text:p>
      <text:p text:style-name="Preformatted_20_Text">CREATE INDEX idx_test_bloat_precio ON test_bloat (precio);</text:p>
      <text:p text:style-name="Preformatted_20_Text"/>
      <text:p text:style-name="Preformatted_20_Text">-- Insertar datos</text:p>
      <text:p text:style-name="Preformatted_20_Text">INSERT INTO test_bloat (nombre, precio)</text:p>
      <text:p text:style-name="Preformatted_20_Text">SELECT 'producto_' || i, random() * 1000</text:p>
      <text:p text:style-name="Preformatted_20_Text">FROM generate_series(1, 100000) i;</text:p>
      <text:p text:style-name="Preformatted_20_Text"/>
      <text:p text:style-name="Preformatted_20_Text">-- 2. Generar bloat (actualizaciones masivas)</text:p>
      <text:p text:style-name="Preformatted_20_Text">UPDATE test_bloat SET nombre = 'nuevo_' || id, precio = precio * 1.1;</text:p>
      <text:p text:style-name="Preformatted_20_Text"/>
      <text:p text:style-name="Preformatted_20_Text">-- 3. Ver estadísticas de índice</text:p>
      <text:p text:style-name="Preformatted_20_Text">SELECT </text:p>
      <text:p text:style-name="Preformatted_20_Text"><text:s text:c="4"/>indexrelname,</text:p>
      <text:p text:style-name="Preformatted_20_Text"><text:s text:c="4"/>idx_scan,</text:p>
      <text:p text:style-name="Preformatted_20_Text"><text:s text:c="4"/>idx_tup_read,</text:p>
      <text:p text:style-name="Preformatted_20_Text"><text:s text:c="4"/>pg_size_pretty(pg_relation_size(indexrelname)) AS tamaño</text:p>
      <text:p text:style-name="Preformatted_20_Text">FROM pg_stat_user_indexes</text:p>
      <text:p text:style-name="Preformatted_20_Text"><text:soft-page-break/>WHERE relname = 'test_bloat';</text:p>
      <text:p text:style-name="Preformatted_20_Text"/>
      <text:p text:style-name="Preformatted_20_Text">-- 4. Reindexar y comparar</text:p>
      <text:p text:style-name="Preformatted_20_Text">REINDEX INDEX CONCURRENTLY idx_test_bloat_nombre;</text:p>
      <text:p text:style-name="Preformatted_20_Text"/>
      <text:p text:style-name="Preformatted_20_Text">-- 5. Ver reducción de tamaño</text:p>
      <text:p text:style-name="Preformatted_20_Text">SELECT </text:p>
      <text:p text:style-name="Preformatted_20_Text"><text:s text:c="4"/>indexrelname,</text:p>
      <text:p text:style-name="Preformatted_20_Text"><text:s text:c="4"/>pg_size_pretty(pg_relation_size(indexrelname)) AS nuevo_tamaño</text:p>
      <text:p text:style-name="Preformatted_20_Text">FROM pg_stat_user_indexes</text:p>
      <text:p text:style-name="Preformatted_20_Text">WHERE relname = 'test_bloat';</text:p>
      <text:p text:style-name="Preformatted_20_Text"/>
      <text:p text:style-name="Preformatted_20_Text">-- 6. Identificar índices duplicados o no usados</text:p>
      <text:p text:style-name="Preformatted_20_Text">SELECT </text:p>
      <text:p text:style-name="Preformatted_20_Text"><text:s text:c="4"/>schemaname,</text:p>
      <text:p text:style-name="Preformatted_20_Text"><text:s text:c="4"/>tablename,</text:p>
      <text:p text:style-name="Preformatted_20_Text"><text:s text:c="4"/>indexname,</text:p>
      <text:p text:style-name="Preformatted_20_Text"><text:s text:c="4"/>idx_scan,</text:p>
      <text:p text:style-name="Preformatted_20_Text"><text:s text:c="4"/>pg_size_pretty(pg_relation_size(indexname::regclass)) AS size</text:p>
      <text:p text:style-name="Preformatted_20_Text">FROM pg_stat_user_indexes</text:p>
      <text:p text:style-name="Preformatted_20_Text">WHERE idx_scan = 0 <text:s/>-- Nunca usado</text:p>
      <text:p text:style-name="Preformatted_20_Text">AND indexname NOT LIKE '%pkey%' <text:s/>-- Excepto PK</text:p>
      <text:p text:style-name="Preformatted_20_Text">ORDER BY pg_relation_size(indexname::regclass) DESC;</text:p>
      <text:p text:style-name="Horizontal_20_Line"/>
      <text:h text:style-name="Heading_20_2" text:outline-level="2">2.4 Backup y Recuperación</text:h>
      <text:h text:style-name="Heading_20_3" text:outline-level="3">Tipos de backup en PostgreSQL</text:h>
      <table:table table:name="Tabla13" table:style-name="Tabla13">
        <table:table-column table:style-name="Tabla13.A"/>
        <table:table-column table:style-name="Tabla13.B"/>
        <table:table-column table:style-name="Tabla13.C"/>
        <table:table-column table:style-name="Tabla13.D"/>
        <table:table-column table:style-name="Tabla13.E"/>
        <table:table-header-rows>
          <table:table-row>
            <table:table-cell table:style-name="Tabla13.A1" office:value-type="string">
              <text:p text:style-name="Table_20_Heading"><text:span text:style-name="Strong_20_Emphasis">Tipo</text:span></text:p>
            </table:table-cell>
            <table:table-cell table:style-name="Tabla13.A1" office:value-type="string">
              <text:p text:style-name="Table_20_Heading"><text:span text:style-name="Strong_20_Emphasis">Método</text:span></text:p>
            </table:table-cell>
            <table:table-cell table:style-name="Tabla13.A1" office:value-type="string">
              <text:p text:style-name="Table_20_Heading"><text:span text:style-name="Strong_20_Emphasis">Granularidad</text:span></text:p>
            </table:table-cell>
            <table:table-cell table:style-name="Tabla13.A1" office:value-type="string">
              <text:p text:style-name="Table_20_Heading"><text:span text:style-name="Strong_20_Emphasis">Tiempo recuperación</text:span></text:p>
            </table:table-cell>
            <table:table-cell table:style-name="Tabla13.A1" office:value-type="string">
              <text:p text:style-name="Table_20_Heading"><text:span text:style-name="Strong_20_Emphasis">Uso típico</text:span></text:p>
            </table:table-cell>
          </table:table-row>
        </table:table-header-rows>
        <table:table-row>
          <table:table-cell table:style-name="Tabla13.A1" office:value-type="string">
            <text:p text:style-name="Table_20_Contents">SQL dump (pg_dump)</text:p>
          </table:table-cell>
          <table:table-cell table:style-name="Tabla13.A1" office:value-type="string">
            <text:p text:style-name="Table_20_Contents">Lógico</text:p>
          </table:table-cell>
          <table:table-cell table:style-name="Tabla13.A1" office:value-type="string">
            <text:p text:style-name="Table_20_Contents">Tabla/BD</text:p>
          </table:table-cell>
          <table:table-cell table:style-name="Tabla13.A1" office:value-type="string">
            <text:p text:style-name="Table_20_Contents">Horas</text:p>
          </table:table-cell>
          <table:table-cell table:style-name="Tabla13.A1" office:value-type="string">
            <text:p text:style-name="Table_20_Contents">Migraciones, desarrollo</text:p>
          </table:table-cell>
        </table:table-row>
        <table:table-row>
          <table:table-cell table:style-name="Tabla13.A1" office:value-type="string">
            <text:p text:style-name="Table_20_Contents">Custom format</text:p>
          </table:table-cell>
          <table:table-cell table:style-name="Tabla13.A1" office:value-type="string">
            <text:p text:style-name="Table_20_Contents">Lógico</text:p>
          </table:table-cell>
          <table:table-cell table:style-name="Tabla13.A1" office:value-type="string">
            <text:p text:style-name="Table_20_Contents">Tabla/BD</text:p>
          </table:table-cell>
          <table:table-cell table:style-name="Tabla13.A1" office:value-type="string">
            <text:p text:style-name="Table_20_Contents">Horas</text:p>
          </table:table-cell>
          <table:table-cell table:style-name="Tabla13.A1" office:value-type="string">
            <text:p text:style-name="Table_20_Contents">Backups programados</text:p>
          </table:table-cell>
        </table:table-row>
        <table:table-row>
          <table:table-cell table:style-name="Tabla13.A1" office:value-type="string">
            <text:p text:style-name="Table_20_Contents">Physical backup (PITR)</text:p>
          </table:table-cell>
          <table:table-cell table:style-name="Tabla13.A1" office:value-type="string">
            <text:p text:style-name="Table_20_Contents">Físico</text:p>
          </table:table-cell>
          <table:table-cell table:style-name="Tabla13.A1" office:value-type="string">
            <text:p text:style-name="Table_20_Contents">Cluster completo</text:p>
          </table:table-cell>
          <table:table-cell table:style-name="Tabla13.A1" office:value-type="string">
            <text:p text:style-name="Table_20_Contents">Minutos</text:p>
          </table:table-cell>
          <table:table-cell table:style-name="Tabla13.A1" office:value-type="string">
            <text:p text:style-name="Table_20_Contents">Producción, DRP</text:p>
          </table:table-cell>
        </table:table-row>
        <table:table-row>
          <table:table-cell table:style-name="Tabla13.A1" office:value-type="string">
            <text:p text:style-name="Table_20_Contents">pg_basebackup</text:p>
          </table:table-cell>
          <table:table-cell table:style-name="Tabla13.A1" office:value-type="string">
            <text:p text:style-name="Table_20_Contents">Físico</text:p>
          </table:table-cell>
          <table:table-cell table:style-name="Tabla13.A1" office:value-type="string">
            <text:p text:style-name="Table_20_Contents">Cluster completo</text:p>
          </table:table-cell>
          <table:table-cell table:style-name="Tabla13.A1" office:value-type="string">
            <text:p text:style-name="Table_20_Contents">Minutos</text:p>
          </table:table-cell>
          <table:table-cell table:style-name="Tabla13.A1" office:value-type="string">
            <text:p text:style-name="Table_20_Contents">Réplica, backup base</text:p>
          </table:table-cell>
        </table:table-row>
      </table:table>
      <text:h text:style-name="Heading_20_3" text:outline-level="3">pg_dump: Backup lógico</text:h>
      <text:h text:style-name="Heading_20_4" text:outline-level="4">Formatos disponibles</text:h>
      <text:p text:style-name="Text_20_body">bash</text:p>
      <text:p text:style-name="Preformatted_20_Text"># 1. SQL plano (más portable, más lento)</text:p>
      <text:p text:style-name="Preformatted_20_Text">pg_dump mi_bd &gt; backup.sql</text:p>
      <text:p text:style-name="Preformatted_20_Text"/>
      <text:p text:style-name="Preformatted_20_Text"># 2. Formato custom (compresión, paralelismo)</text:p>
      <text:p text:style-name="Preformatted_20_Text">pg_dump -Fc mi_bd &gt; backup.dump</text:p>
      <text:p text:style-name="Preformatted_20_Text"/>
      <text:p text:style-name="Preformatted_20_Text"># 3. Formato directorio (paralelo, permite reanudar)</text:p>
      <text:p text:style-name="Preformatted_20_Text">pg_dump -Fd -j 4 -f backup_dir mi_bd</text:p>
      <text:p text:style-name="Preformatted_20_Text"/>
      <text:p text:style-name="Preformatted_20_Text"># 4. Formato tar</text:p>
      <text:p text:style-name="Preformatted_20_Text">pg_dump -Ft mi_bd &gt; backup.tar</text:p>
      <text:h text:style-name="Heading_20_4" text:outline-level="4"><text:soft-page-break/>Ejemplos prácticos</text:h>
      <text:p text:style-name="Text_20_body">bash</text:p>
      <text:p text:style-name="Preformatted_20_Text"># Backup de una sola tabla</text:p>
      <text:p text:style-name="Preformatted_20_Text">pg_dump -t productos mi_bd &gt; productos_backup.sql</text:p>
      <text:p text:style-name="Preformatted_20_Text"/>
      <text:p text:style-name="Preformatted_20_Text"># Backup excluyendo tablas</text:p>
      <text:p text:style-name="Preformatted_20_Text">pg_dump -T logs_auditoria -T cache_temporal mi_bd &gt; backup_sin_logs.sql</text:p>
      <text:p text:style-name="Preformatted_20_Text"/>
      <text:p text:style-name="Preformatted_20_Text"># Backup con compresión y paralelismo</text:p>
      <text:p text:style-name="Preformatted_20_Text">pg_dump -Fd -j 8 -Z 6 -f backup_paralelo/ mi_bd</text:p>
      <text:p text:style-name="Preformatted_20_Text"/>
      <text:p text:style-name="Preformatted_20_Text"># Backup solo esquema (sin datos)</text:p>
      <text:p text:style-name="Preformatted_20_Text">pg_dump -s mi_bd &gt; esquema.sql</text:p>
      <text:p text:style-name="Preformatted_20_Text"/>
      <text:p text:style-name="Preformatted_20_Text"># Backup solo datos (sin esquema)</text:p>
      <text:p text:style-name="Preformatted_20_Text">pg_dump -a mi_bd &gt; datos.sql</text:p>
      <text:p text:style-name="Preformatted_20_Text"/>
      <text:p text:style-name="Preformatted_20_Text"># Backup condicional (solo filas que cumplen condición)</text:p>
      <text:p text:style-name="Preformatted_20_Text">pg_dump -t ventas --where="fecha &gt;= '2024-01-01'" mi_bd &gt; ventas_2024.sql</text:p>
      <text:h text:style-name="Heading_20_4" text:outline-level="4">Restauración con pg_restore</text:h>
      <text:p text:style-name="Text_20_body">bash</text:p>
      <text:p text:style-name="Preformatted_20_Text"># Restaurar backup custom (Fc)</text:p>
      <text:p text:style-name="Preformatted_20_Text">pg_restore -d nueva_bd backup.dump</text:p>
      <text:p text:style-name="Preformatted_20_Text"/>
      <text:p text:style-name="Preformatted_20_Text"># Restaurar en paralelo</text:p>
      <text:p text:style-name="Preformatted_20_Text">pg_restore -d nueva_bd -j 4 backup.dump</text:p>
      <text:p text:style-name="Preformatted_20_Text"/>
      <text:p text:style-name="Preformatted_20_Text"># Restaurar solo una tabla</text:p>
      <text:p text:style-name="Preformatted_20_Text">pg_restore -t productos -d nueva_bd backup.dump</text:p>
      <text:p text:style-name="Preformatted_20_Text"/>
      <text:p text:style-name="Preformatted_20_Text"># Restaurar solo esquema</text:p>
      <text:p text:style-name="Preformatted_20_Text">pg_restore -s -d nueva_bd backup.dump</text:p>
      <text:p text:style-name="Preformatted_20_Text"/>
      <text:p text:style-name="Preformatted_20_Text"># Restaurar con limpieza previa (DROP TABLE)</text:p>
      <text:p text:style-name="Preformatted_20_Text">pg_restore --clean -d nueva_bd backup.dump</text:p>
      <text:p text:style-name="Preformatted_20_Text"/>
      <text:p text:style-name="Preformatted_20_Text"># Restaurar desde SQL plano</text:p>
      <text:p text:style-name="Preformatted_20_Text">psql -d nueva_bd &lt; backup.sql</text:p>
      <text:h text:style-name="Heading_20_3" text:outline-level="3">pg_dumpall: Backup del cluster completo</text:h>
      <text:p text:style-name="Text_20_body">bash</text:p>
      <text:p text:style-name="Preformatted_20_Text"># Backup de todas las bases + roles + tablespaces</text:p>
      <text:p text:style-name="Preformatted_20_Text">pg_dumpall &gt; cluster_backup.sql</text:p>
      <text:p text:style-name="Preformatted_20_Text"/>
      <text:p text:style-name="Preformatted_20_Text"># Backup solo de roles y configuraciones</text:p>
      <text:p text:style-name="Preformatted_20_Text">pg_dumpall --globals-only &gt; roles_y_config.sql</text:p>
      <text:p text:style-name="Preformatted_20_Text"/>
      <text:p text:style-name="Preformatted_20_Text"># Backup solo de roles</text:p>
      <text:p text:style-name="Preformatted_20_Text">pg_dumpall --roles-only &gt; solo_roles.sql</text:p>
      <text:p text:style-name="Preformatted_20_Text"/>
      <text:p text:style-name="Preformatted_20_Text"># Restaurar cluster completo</text:p>
      <text:p text:style-name="Preformatted_20_Text">psql -f cluster_backup.sql postgres</text:p>
      <text:h text:style-name="Heading_20_3" text:outline-level="3">PITR (Point-In-Time Recovery) - Backup físico</text:h>
      <text:p text:style-name="Text_20_body">PITR permite recuperar hasta un momento específico usando WAL archiving.</text:p>
      <text:h text:style-name="Heading_20_4" text:outline-level="4"><text:soft-page-break/>Configuración de WAL archiving</text:h>
      <text:p text:style-name="Text_20_body"><text:span text:style-name="Strong_20_Emphasis">postgresql.conf:</text:span></text:p>
      <text:p text:style-name="Text_20_body">ini</text:p>
      <text:p text:style-name="Preformatted_20_Text"># Habilitar archivo WAL</text:p>
      <text:p text:style-name="Preformatted_20_Text">archive_mode = on</text:p>
      <text:p text:style-name="Preformatted_20_Text">archive_command = 'test ! -f /mnt/backups/wal/%f &amp;&amp; cp %p /mnt/backups/wal/%f'</text:p>
      <text:p text:style-name="Preformatted_20_Text"/>
      <text:p text:style-name="Preformatted_20_Text"># Para compresión (ahorra espacio)</text:p>
      <text:p text:style-name="Preformatted_20_Text">archive_command = 'gzip &lt; %p &gt; /mnt/backups/wal/%f.gz'</text:p>
      <text:p text:style-name="Preformatted_20_Text"/>
      <text:p text:style-name="Preformatted_20_Text"># Para enviar a S3 (requiere awscli)</text:p>
      <text:p text:style-name="Preformatted_20_Text">archive_command = 'aws s3 cp %p s3://mi-bucket/wal/%f'</text:p>
      <text:p text:style-name="Preformatted_20_Text"/>
      <text:p text:style-name="Preformatted_20_Text"># Para retener WALs para replicación</text:p>
      <text:p text:style-name="Preformatted_20_Text">wal_keep_size = 1024MB</text:p>
      <text:p text:style-name="Preformatted_20_Text"/>
      <text:p text:style-name="Preformatted_20_Text"># Compresión WAL</text:p>
      <text:p text:style-name="Preformatted_20_Text">wal_compression = on</text:p>
      <text:h text:style-name="Heading_20_4" text:outline-level="4">Crear backup base</text:h>
      <text:p text:style-name="Text_20_body">bash</text:p>
      <text:p text:style-name="Preformatted_20_Text"># Método 1: Usando pg_basebackup (recomendado)</text:p>
      <text:p text:style-name="Preformatted_20_Text">pg_basebackup -D /mnt/backups/base_backup -Ft -z -P</text:p>
      <text:p text:style-name="Preformatted_20_Text"/>
      <text:p text:style-name="Preformatted_20_Text"># Método 2: Usando tar (manual)</text:p>
      <text:p text:style-name="Preformatted_20_Text">tar -czf /mnt/backups/base_backup.tar.gz $PGDATA</text:p>
      <text:p text:style-name="Preformatted_20_Text"/>
      <text:p text:style-name="Preformatted_20_Text"># Método 3: Usando rsync (para backups incrementales)</text:p>
      <text:p text:style-name="Preformatted_20_Text">rsync -av --delete $PGDATA/ /mnt/backups/pgdata_backup/</text:p>
      <text:h text:style-name="Heading_20_4" text:outline-level="4">Recuperación Point-In-Time</text:h>
      <text:p text:style-name="Text_20_body"><text:span text:style-name="Strong_20_Emphasis">Pasos para recuperar:</text:span></text:p>
      <text:list xml:id="list1224219236" text:style-name="L81">
        <text:list-item>
          <text:p text:style-name="Text_20_body"><text:span text:style-name="Strong_20_Emphasis">Preparar archivo recovery.conf</text:span> (PostgreSQL &lt; 12) o <text:span text:style-name="Strong_20_Emphasis">postgresql.auto.conf</text:span> (&gt;= 12)</text:p>
        </text:list-item>
      </text:list>
      <text:p text:style-name="Text_20_body">bash</text:p>
      <text:p text:style-name="Preformatted_20_Text"># En $PGDATA/ (PostgreSQL 12+)</text:p>
      <text:p text:style-name="Preformatted_20_Text">cat &gt; $PGDATA/postgresql.auto.conf &lt;&lt; EOF</text:p>
      <text:p text:style-name="Preformatted_20_Text">restore_command = 'cp /mnt/backups/wal/%f %p'</text:p>
      <text:p text:style-name="Preformatted_20_Text">recovery_target_time = '2024-12-25 15:30:00'</text:p>
      <text:p text:style-name="Preformatted_20_Text">recovery_target_action = 'promote'</text:p>
      <text:p text:style-name="Preformatted_20_Text">EOF</text:p>
      <text:list xml:id="list4117033044" text:style-name="L82">
        <text:list-item>
          <text:p text:style-name="Text_20_body"><text:span text:style-name="Strong_20_Emphasis">Restaurar backup base</text:span></text:p>
        </text:list-item>
      </text:list>
      <text:p text:style-name="Text_20_body">bash</text:p>
      <text:p text:style-name="Preformatted_20_Text">rm -rf $PGDATA/*</text:p>
      <text:p text:style-name="Preformatted_20_Text">tar -xzf /mnt/backups/base_backup.tar.gz -C $PGDATA/</text:p>
      <text:list xml:id="list2848568545" text:style-name="L83">
        <text:list-item>
          <text:p text:style-name="Text_20_body"><text:span text:style-name="Strong_20_Emphasis">Iniciar PostgreSQL en modo recovery</text:span></text:p>
        </text:list-item>
      </text:list>
      <text:p text:style-name="Text_20_body">bash</text:p>
      <text:p text:style-name="Preformatted_20_Text">pg_ctl start -D $PGDATA</text:p>
      <text:p text:style-name="Preformatted_20_Text"># PostgreSQL aplicará WALs hasta el tiempo especificado</text:p>
      <text:list xml:id="list2293810027" text:style-name="L84">
        <text:list-item>
          <text:p text:style-name="Text_20_body"><text:span text:style-name="Strong_20_Emphasis">Verificar recuperación</text:span></text:p>
        </text:list-item>
      </text:list>
      <text:p text:style-name="Text_20_body"><text:soft-page-break/>sql</text:p>
      <text:p text:style-name="Preformatted_20_Text">SELECT pg_is_in_recovery(); <text:s/>-- false = recovery completado</text:p>
      <text:p text:style-name="Preformatted_20_Text">SELECT pg_wal_replay_pause(); <text:s/>-- Para pausar recovery</text:p>
      <text:p text:style-name="Text_20_body"><text:span text:style-name="Strong_20_Emphasis">Opciones de recovery_target:</text:span></text:p>
      <text:p text:style-name="Text_20_body">sql</text:p>
      <text:p text:style-name="Preformatted_20_Text">-- Tiempo exacto</text:p>
      <text:p text:style-name="Preformatted_20_Text">recovery_target_time = '2024-12-25 15:30:00'</text:p>
      <text:p text:style-name="Preformatted_20_Text"/>
      <text:p text:style-name="Preformatted_20_Text">-- Transacción específica</text:p>
      <text:p text:style-name="Preformatted_20_Text">recovery_target_xid = '1234567'</text:p>
      <text:p text:style-name="Preformatted_20_Text"/>
      <text:p text:style-name="Preformatted_20_Text">-- LSN específico</text:p>
      <text:p text:style-name="Preformatted_20_Text">recovery_target_lsn = '0/30001E8'</text:p>
      <text:p text:style-name="Preformatted_20_Text"/>
      <text:p text:style-name="Preformatted_20_Text">-- Modo "antes de" o "después de"</text:p>
      <text:p text:style-name="Preformatted_20_Text">recovery_target_inclusive = false <text:s/>-- Recuperar justo antes del evento</text:p>
      <text:p text:style-name="Preformatted_20_Text"/>
      <text:p text:style-name="Preformatted_20_Text">-- Detener en estado consistente (no en medio de transacción)</text:p>
      <text:p text:style-name="Preformatted_20_Text">recovery_target = 'immediate'</text:p>
      <text:h text:style-name="Heading_20_3" text:outline-level="3">pg_basebackup: Réplica y backup en caliente</text:h>
      <text:p text:style-name="Text_20_body">bash</text:p>
      <text:p text:style-name="Preformatted_20_Text"># Backup básico</text:p>
      <text:p text:style-name="Preformatted_20_Text">pg_basebackup -D /backups/base -Fp -P -U replicador</text:p>
      <text:p text:style-name="Preformatted_20_Text"/>
      <text:p text:style-name="Preformatted_20_Text"># Backup en formato tar (comprimido)</text:p>
      <text:p text:style-name="Preformatted_20_Text">pg_basebackup -D /backups/base -Ft -z -P</text:p>
      <text:p text:style-name="Preformatted_20_Text"/>
      <text:p text:style-name="Preformatted_20_Text"># Backup con progreso y verificación</text:p>
      <text:p text:style-name="Preformatted_20_Text">pg_basebackup -D /backups/base -Fp -P -v --checkpoint=fast</text:p>
      <text:p text:style-name="Preformatted_20_Text"/>
      <text:p text:style-name="Preformatted_20_Text"># Backup solo para réplica (incluye configuración)</text:p>
      <text:p text:style-name="Preformatted_20_Text">pg_basebackup -D /var/lib/postgresql/16/replica -Fp -P -R -U replicador -h maestro_ip</text:p>
      <text:p text:style-name="Preformatted_20_Text"/>
      <text:p text:style-name="Preformatted_20_Text"># Backup con slots de replicación</text:p>
      <text:p text:style-name="Preformatted_20_Text">pg_basebackup -D /backups/base -Fp -P --slot=backup_slot</text:p>
      <text:h text:style-name="Heading_20_3" text:outline-level="3">Estrategias de backup recomendadas</text:h>
      <text:h text:style-name="Heading_20_4" text:outline-level="4">Estrategia 1: Backup completo semanal + WAL diario</text:h>
      <text:p text:style-name="Text_20_body">bash</text:p>
      <text:p text:style-name="Preformatted_20_Text"># Domingo 1 AM: Backup completo</text:p>
      <text:p text:style-name="Preformatted_20_Text">0 1 * * 0 pg_basebackup -D /backups/semanal/$(date +\%Y\%m\%d) -Ft -z</text:p>
      <text:p text:style-name="Preformatted_20_Text"/>
      <text:p text:style-name="Preformatted_20_Text"># Cada hora: Archivar WALs (ya configurado en archive_command)</text:p>
      <text:p text:style-name="Preformatted_20_Text"># Recuperación: hasta 1 hora de pérdida</text:p>
      <text:p text:style-name="Preformatted_20_Text"/>
      <text:p text:style-name="Preformatted_20_Text"># Limpieza: mantener 4 semanas</text:p>
      <text:p text:style-name="Preformatted_20_Text">0 2 * * 0 find /backups/semanal -type d -mtime +28 -exec rm -rf {} \;</text:p>
      <text:h text:style-name="Heading_20_4" text:outline-level="4">Estrategia 2: pg_dump diario + WAL archiving</text:h>
      <text:p text:style-name="Text_20_body">bash</text:p>
      <text:p text:style-name="Preformatted_20_Text"><text:soft-page-break/># Diario 2 AM: Backup lógico</text:p>
      <text:p text:style-name="Preformatted_20_Text">0 2 * * * pg_dump -Fc -Z 6 mi_bd &gt; /backups/diario/bd_$(date +\%Y\%m\%d).dump</text:p>
      <text:p text:style-name="Preformatted_20_Text"/>
      <text:p text:style-name="Preformatted_20_Text"># Recuperación: pérdida de hasta 24 horas</text:p>
      <text:p text:style-name="Preformatted_20_Text"># Más lento pero más portable</text:p>
      <text:h text:style-name="Heading_20_4" text:outline-level="4">Estrategia 3: Barman (backup manager profesional)</text:h>
      <text:p text:style-name="Text_20_body">bash</text:p>
      <text:p text:style-name="Preformatted_20_Text"># Instalar Barman</text:p>
      <text:p text:style-name="Preformatted_20_Text">sudo apt-get install barman</text:p>
      <text:p text:style-name="Preformatted_20_Text"/>
      <text:p text:style-name="Preformatted_20_Text"># Configurar servidor en /etc/barman.conf</text:p>
      <text:p text:style-name="Preformatted_20_Text">[barman]</text:p>
      <text:p text:style-name="Preformatted_20_Text">backup_directory = /var/lib/barman</text:p>
      <text:p text:style-name="Preformatted_20_Text">wal_retention_policy = REDUNDANCY 2</text:p>
      <text:p text:style-name="Preformatted_20_Text"/>
      <text:p text:style-name="Preformatted_20_Text">[mi_postgres]</text:p>
      <text:p text:style-name="Preformatted_20_Text">host = 192.168.1.10</text:p>
      <text:p text:style-name="Preformatted_20_Text">user = barman_user</text:p>
      <text:p text:style-name="Preformatted_20_Text">backup_method = rsync</text:p>
      <text:p text:style-name="Preformatted_20_Text">streaming_archiver = on</text:p>
      <text:p text:style-name="Preformatted_20_Text"/>
      <text:p text:style-name="Preformatted_20_Text"># Crear backup</text:p>
      <text:p text:style-name="Preformatted_20_Text">barman backup mi_postgres</text:p>
      <text:p text:style-name="Preformatted_20_Text"/>
      <text:p text:style-name="Preformatted_20_Text"># Listar backups</text:p>
      <text:p text:style-name="Preformatted_20_Text">barman list-backup mi_postgres</text:p>
      <text:p text:style-name="Preformatted_20_Text"/>
      <text:p text:style-name="Preformatted_20_Text"># Recuperar</text:p>
      <text:p text:style-name="Preformatted_20_Text">barman recover mi_postgres 20241225T010001 /ruta/recuperacion</text:p>
      <text:h text:style-name="Heading_20_3" text:outline-level="3">Verificar integridad de backups</text:h>
      <text:p text:style-name="Text_20_body">bash</text:p>
      <text:p text:style-name="Preformatted_20_Text"># Verificar backup lógico</text:p>
      <text:p text:style-name="Preformatted_20_Text">pg_restore --list backup.dump &gt; /dev/null &amp;&amp; echo "Backup válido"</text:p>
      <text:p text:style-name="Preformatted_20_Text"/>
      <text:p text:style-name="Preformatted_20_Text"># Verificar checksums de backup físico</text:p>
      <text:p text:style-name="Preformatted_20_Text">pg_verifybackup /mnt/backups/base_backup</text:p>
      <text:p text:style-name="Preformatted_20_Text"/>
      <text:p text:style-name="Preformatted_20_Text"># Probar restauración en entorno de testing</text:p>
      <text:p text:style-name="Preformatted_20_Text">pg_restore -d test_db backup.dump</text:p>
      <text:h text:style-name="Heading_20_3" text:outline-level="3">Ejercicio práctico 2.4</text:h>
      <text:p text:style-name="Text_20_body">sql</text:p>
      <text:p text:style-name="Preformatted_20_Text">-- 1. Crear base de datos de prueba</text:p>
      <text:p text:style-name="Preformatted_20_Text">CREATE DATABASE backup_test;</text:p>
      <text:p text:style-name="Preformatted_20_Text">\c backup_test</text:p>
      <text:p text:style-name="Preformatted_20_Text"/>
      <text:p text:style-name="Preformatted_20_Text">CREATE TABLE empleados (id serial, nombre text, salario numeric);</text:p>
      <text:p text:style-name="Preformatted_20_Text">INSERT INTO empleados (nombre, salario) VALUES </text:p>
      <text:p text:style-name="Preformatted_20_Text"><text:s text:c="4"/>('Ana', 50000), ('Juan', 60000), ('Maria', 55000);</text:p>
      <text:p text:style-name="Preformatted_20_Text"/>
      <text:p text:style-name="Preformatted_20_Text">-- 2. Backup en consola (ejecutar en bash)</text:p>
      <text:p text:style-name="Preformatted_20_Text">-- pg_dump backup_test &gt; backup_test.sql</text:p>
      <text:p text:style-name="Preformatted_20_Text"/>
      <text:p text:style-name="Preformatted_20_Text">-- 3. Simular desastre (borrar datos)</text:p>
      <text:p text:style-name="Preformatted_20_Text">DROP TABLE empleados;</text:p>
      <text:p text:style-name="Preformatted_20_Text"><text:soft-page-break/></text:p>
      <text:p text:style-name="Preformatted_20_Text">-- 4. Restaurar (ejecutar en bash)</text:p>
      <text:p text:style-name="Preformatted_20_Text">-- psql -d backup_test &lt; backup_test.sql</text:p>
      <text:p text:style-name="Preformatted_20_Text"/>
      <text:p text:style-name="Preformatted_20_Text">-- 5. Verificar restauración</text:p>
      <text:p text:style-name="Preformatted_20_Text">SELECT * FROM empleados;</text:p>
      <text:p text:style-name="Preformatted_20_Text"/>
      <text:p text:style-name="Preformatted_20_Text">-- 6. Backup con compresión y paralelismo</text:p>
      <text:p text:style-name="Preformatted_20_Text">-- pg_dump -Fc -Z 9 -j 4 backup_test &gt; backup_test.dump</text:p>
      <text:p text:style-name="Preformatted_20_Text"/>
      <text:p text:style-name="Preformatted_20_Text">-- 7. Restaurar desde formato custom</text:p>
      <text:p text:style-name="Preformatted_20_Text">-- pg_restore -d backup_test --clean backup_test.dump</text:p>
      <text:p text:style-name="Horizontal_20_Line"/>
      <text:h text:style-name="Heading_20_2" text:outline-level="2">2.5 Monitoreo y Tuning</text:h>
      <text:h text:style-name="Heading_20_3" text:outline-level="3">Vistas de monitoreo esenciales</text:h>
      <text:h text:style-name="Heading_20_4" text:outline-level="4">pg_stat_activity: Conexiones activas</text:h>
      <text:p text:style-name="Text_20_body">sql</text:p>
      <text:p text:style-name="Preformatted_20_Text">-- Ver todas las conexiones activas</text:p>
      <text:p text:style-name="Preformatted_20_Text">SELECT </text:p>
      <text:p text:style-name="Preformatted_20_Text"><text:s text:c="4"/>pid,</text:p>
      <text:p text:style-name="Preformatted_20_Text"><text:s text:c="4"/>usename,</text:p>
      <text:p text:style-name="Preformatted_20_Text"><text:s text:c="4"/>datname,</text:p>
      <text:p text:style-name="Preformatted_20_Text"><text:s text:c="4"/>application_name,</text:p>
      <text:p text:style-name="Preformatted_20_Text"><text:s text:c="4"/>client_addr,</text:p>
      <text:p text:style-name="Preformatted_20_Text"><text:s text:c="4"/>state,</text:p>
      <text:p text:style-name="Preformatted_20_Text"><text:s text:c="4"/>wait_event_type,</text:p>
      <text:p text:style-name="Preformatted_20_Text"><text:s text:c="4"/>wait_event,</text:p>
      <text:p text:style-name="Preformatted_20_Text"><text:s text:c="4"/>query,</text:p>
      <text:p text:style-name="Preformatted_20_Text"><text:s text:c="4"/>query_start,</text:p>
      <text:p text:style-name="Preformatted_20_Text"><text:s text:c="4"/>state_change</text:p>
      <text:p text:style-name="Preformatted_20_Text">FROM pg_stat_activity</text:p>
      <text:p text:style-name="Preformatted_20_Text">WHERE state != 'idle'</text:p>
      <text:p text:style-name="Preformatted_20_Text">ORDER BY query_start;</text:p>
      <text:p text:style-name="Preformatted_20_Text"/>
      <text:p text:style-name="Preformatted_20_Text">-- Identificar consultas bloqueadas (locks)</text:p>
      <text:p text:style-name="Preformatted_20_Text">SELECT </text:p>
      <text:p text:style-name="Preformatted_20_Text"><text:s text:c="4"/>blocked.pid AS blocked_pid,</text:p>
      <text:p text:style-name="Preformatted_20_Text"><text:s text:c="4"/>blocked.query AS blocked_query,</text:p>
      <text:p text:style-name="Preformatted_20_Text"><text:s text:c="4"/>blocking.pid AS blocking_pid,</text:p>
      <text:p text:style-name="Preformatted_20_Text"><text:s text:c="4"/>blocking.query AS blocking_query</text:p>
      <text:p text:style-name="Preformatted_20_Text">FROM pg_stat_activity blocked</text:p>
      <text:p text:style-name="Preformatted_20_Text">JOIN pg_locks blocked_locks ON blocked.pid = blocked_locks.pid</text:p>
      <text:p text:style-name="Preformatted_20_Text">JOIN pg_locks blocking_locks ON blocked_locks.locktype = blocking_locks.locktype</text:p>
      <text:p text:style-name="Preformatted_20_Text"><text:s text:c="4"/>AND blocked_locks.relation = blocking_locks.relation</text:p>
      <text:p text:style-name="Preformatted_20_Text"><text:s text:c="4"/>AND blocked_locks.pid != blocking_locks.pid</text:p>
      <text:p text:style-name="Preformatted_20_Text">JOIN pg_stat_activity blocking ON blocking.pid = blocking_locks.pid</text:p>
      <text:p text:style-name="Preformatted_20_Text">WHERE NOT blocked_locks.granted;</text:p>
      <text:p text:style-name="Preformatted_20_Text"/>
      <text:p text:style-name="Preformatted_20_Text">-- Matar consulta problemática</text:p>
      <text:p text:style-name="Preformatted_20_Text">SELECT pg_terminate_backend(pid); <text:s/>-- reemplazar con PID real</text:p>
      <text:h text:style-name="Heading_20_4" text:outline-level="4">pg_locks: Bloqueos</text:h>
      <text:p text:style-name="Text_20_body">sql</text:p>
      <text:p text:style-name="Preformatted_20_Text"><text:soft-page-break/>-- Ver todos los bloqueos activos</text:p>
      <text:p text:style-name="Preformatted_20_Text">SELECT </text:p>
      <text:p text:style-name="Preformatted_20_Text"><text:s text:c="4"/>locktype,</text:p>
      <text:p text:style-name="Preformatted_20_Text"><text:s text:c="4"/>relation::regclass AS table,</text:p>
      <text:p text:style-name="Preformatted_20_Text"><text:s text:c="4"/>page,</text:p>
      <text:p text:style-name="Preformatted_20_Text"><text:s text:c="4"/>tuple,</text:p>
      <text:p text:style-name="Preformatted_20_Text"><text:s text:c="4"/>mode,</text:p>
      <text:p text:style-name="Preformatted_20_Text"><text:s text:c="4"/>granted,</text:p>
      <text:p text:style-name="Preformatted_20_Text"><text:s text:c="4"/>pid,</text:p>
      <text:p text:style-name="Preformatted_20_Text"><text:s text:c="4"/>transactionid</text:p>
      <text:p text:style-name="Preformatted_20_Text">FROM pg_locks</text:p>
      <text:p text:style-name="Preformatted_20_Text">WHERE NOT granted <text:s/>-- Bloqueos no concedidos (esperando)</text:p>
      <text:p text:style-name="Preformatted_20_Text">ORDER BY pid;</text:p>
      <text:p text:style-name="Preformatted_20_Text"/>
      <text:p text:style-name="Preformatted_20_Text">-- Bloqueos por tabla</text:p>
      <text:p text:style-name="Preformatted_20_Text">SELECT </text:p>
      <text:p text:style-name="Preformatted_20_Text"><text:s text:c="4"/>relation::regclass,</text:p>
      <text:p text:style-name="Preformatted_20_Text"><text:s text:c="4"/>mode,</text:p>
      <text:p text:style-name="Preformatted_20_Text"><text:s text:c="4"/>count(*) AS cantidad</text:p>
      <text:p text:style-name="Preformatted_20_Text">FROM pg_locks</text:p>
      <text:p text:style-name="Preformatted_20_Text">WHERE relation IS NOT NULL</text:p>
      <text:p text:style-name="Preformatted_20_Text">GROUP BY relation, mode</text:p>
      <text:p text:style-name="Preformatted_20_Text">ORDER BY cantidad DESC;</text:p>
      <text:h text:style-name="Heading_20_4" text:outline-level="4">pg_stat_user_tables: Estadísticas de tablas</text:h>
      <text:p text:style-name="Text_20_body">sql</text:p>
      <text:p text:style-name="Preformatted_20_Text">-- Tablas más activas (escrituras)</text:p>
      <text:p text:style-name="Preformatted_20_Text">SELECT </text:p>
      <text:p text:style-name="Preformatted_20_Text"><text:s text:c="4"/>relname,</text:p>
      <text:p text:style-name="Preformatted_20_Text"><text:s text:c="4"/>n_tup_ins AS inserts,</text:p>
      <text:p text:style-name="Preformatted_20_Text"><text:s text:c="4"/>n_tup_upd AS updates,</text:p>
      <text:p text:style-name="Preformatted_20_Text"><text:s text:c="4"/>n_tup_del AS deletes,</text:p>
      <text:p text:style-name="Preformatted_20_Text"><text:s text:c="4"/>n_live_tup,</text:p>
      <text:p text:style-name="Preformatted_20_Text"><text:s text:c="4"/>n_dead_tup,</text:p>
      <text:p text:style-name="Preformatted_20_Text"><text:s text:c="4"/>round(100 * n_dead_tup / (n_live_tup + 1)::numeric, 2) AS dead_ratio,</text:p>
      <text:p text:style-name="Preformatted_20_Text"><text:s text:c="4"/>last_vacuum,</text:p>
      <text:p text:style-name="Preformatted_20_Text"><text:s text:c="4"/>last_autovacuum</text:p>
      <text:p text:style-name="Preformatted_20_Text">FROM pg_stat_user_tables</text:p>
      <text:p text:style-name="Preformatted_20_Text">ORDER BY n_tup_upd + n_tup_ins + n_tup_del DESC</text:p>
      <text:p text:style-name="Preformatted_20_Text">LIMIT 20;</text:p>
      <text:p text:style-name="Preformatted_20_Text"/>
      <text:p text:style-name="Preformatted_20_Text">-- Secans (full table scans) vs index scans</text:p>
      <text:p text:style-name="Preformatted_20_Text">SELECT </text:p>
      <text:p text:style-name="Preformatted_20_Text"><text:s text:c="4"/>relname,</text:p>
      <text:p text:style-name="Preformatted_20_Text"><text:s text:c="4"/>seq_scan,</text:p>
      <text:p text:style-name="Preformatted_20_Text"><text:s text:c="4"/>seq_tup_read,</text:p>
      <text:p text:style-name="Preformatted_20_Text"><text:s text:c="4"/>idx_scan,</text:p>
      <text:p text:style-name="Preformatted_20_Text"><text:s text:c="4"/>idx_tup_fetch,</text:p>
      <text:p text:style-name="Preformatted_20_Text"><text:s text:c="4"/>round(100 * idx_scan / (seq_scan + idx_scan + 1)::numeric, 2) AS index_usage_pct</text:p>
      <text:p text:style-name="Preformatted_20_Text">FROM pg_stat_user_tables</text:p>
      <text:p text:style-name="Preformatted_20_Text">WHERE seq_scan + idx_scan &gt; 0</text:p>
      <text:p text:style-name="Preformatted_20_Text">ORDER BY seq_scan DESC</text:p>
      <text:p text:style-name="Preformatted_20_Text">LIMIT 20;</text:p>
      <text:h text:style-name="Heading_20_4" text:outline-level="4">pg_stat_statements: Consultas más costosas</text:h>
      <text:p text:style-name="Text_20_body">sql</text:p>
      <text:p text:style-name="Preformatted_20_Text">-- Requiere extensión</text:p>
      <text:p text:style-name="Preformatted_20_Text">CREATE EXTENSION IF NOT EXISTS pg_stat_statements;</text:p>
      <text:p text:style-name="Preformatted_20_Text"><text:soft-page-break/></text:p>
      <text:p text:style-name="Preformatted_20_Text">-- Consultas más lentas (tiempo total)</text:p>
      <text:p text:style-name="Preformatted_20_Text">SELECT </text:p>
      <text:p text:style-name="Preformatted_20_Text"><text:s text:c="4"/>query,</text:p>
      <text:p text:style-name="Preformatted_20_Text"><text:s text:c="4"/>calls,</text:p>
      <text:p text:style-name="Preformatted_20_Text"><text:s text:c="4"/>total_exec_time,</text:p>
      <text:p text:style-name="Preformatted_20_Text"><text:s text:c="4"/>mean_exec_time,</text:p>
      <text:p text:style-name="Preformatted_20_Text"><text:s text:c="4"/>max_exec_time,</text:p>
      <text:p text:style-name="Preformatted_20_Text"><text:s text:c="4"/>rows,</text:p>
      <text:p text:style-name="Preformatted_20_Text"><text:s text:c="4"/>wal_bytes</text:p>
      <text:p text:style-name="Preformatted_20_Text">FROM pg_stat_statements</text:p>
      <text:p text:style-name="Preformatted_20_Text">ORDER BY total_exec_time DESC</text:p>
      <text:p text:style-name="Preformatted_20_Text">LIMIT 20;</text:p>
      <text:p text:style-name="Preformatted_20_Text"/>
      <text:p text:style-name="Preformatted_20_Text">-- Consultas con más I/O</text:p>
      <text:p text:style-name="Preformatted_20_Text">SELECT </text:p>
      <text:p text:style-name="Preformatted_20_Text"><text:s text:c="4"/>query,</text:p>
      <text:p text:style-name="Preformatted_20_Text"><text:s text:c="4"/>calls,</text:p>
      <text:p text:style-name="Preformatted_20_Text"><text:s text:c="4"/>total_exec_time,</text:p>
      <text:p text:style-name="Preformatted_20_Text"><text:s text:c="4"/>shared_blks_hit,</text:p>
      <text:p text:style-name="Preformatted_20_Text"><text:s text:c="4"/>shared_blks_read,</text:p>
      <text:p text:style-name="Preformatted_20_Text"><text:s text:c="4"/>shared_blks_dirtied,</text:p>
      <text:p text:style-name="Preformatted_20_Text"><text:s text:c="4"/>shared_blks_written</text:p>
      <text:p text:style-name="Preformatted_20_Text">FROM pg_stat_statements</text:p>
      <text:p text:style-name="Preformatted_20_Text">ORDER BY shared_blks_read DESC</text:p>
      <text:p text:style-name="Preformatted_20_Text">LIMIT 20;</text:p>
      <text:p text:style-name="Preformatted_20_Text"/>
      <text:p text:style-name="Preformatted_20_Text">-- Limpiar estadísticas</text:p>
      <text:p text:style-name="Preformatted_20_Text">SELECT pg_stat_statements_reset();</text:p>
      <text:h text:style-name="Heading_20_4" text:outline-level="4">pg_stat_bgwriter: Estadísticas del background writer</text:h>
      <text:p text:style-name="Text_20_body">sql</text:p>
      <text:p text:style-name="Preformatted_20_Text">-- Monitoreo de checkpoints y escrituras</text:p>
      <text:p text:style-name="Preformatted_20_Text">SELECT </text:p>
      <text:p text:style-name="Preformatted_20_Text"><text:s text:c="4"/>checkpoints_timed,</text:p>
      <text:p text:style-name="Preformatted_20_Text"><text:s text:c="4"/>checkpoints_req,</text:p>
      <text:p text:style-name="Preformatted_20_Text"><text:s text:c="4"/>checkpoint_write_time,</text:p>
      <text:p text:style-name="Preformatted_20_Text"><text:s text:c="4"/>checkpoint_sync_time,</text:p>
      <text:p text:style-name="Preformatted_20_Text"><text:s text:c="4"/>buffers_checkpoint,</text:p>
      <text:p text:style-name="Preformatted_20_Text"><text:s text:c="4"/>buffers_clean,</text:p>
      <text:p text:style-name="Preformatted_20_Text"><text:s text:c="4"/>buffers_backend,</text:p>
      <text:p text:style-name="Preformatted_20_Text"><text:s text:c="4"/>buffers_backend_fsync</text:p>
      <text:p text:style-name="Preformatted_20_Text">FROM pg_stat_bgwriter;</text:p>
      <text:p text:style-name="Preformatted_20_Text"/>
      <text:p text:style-name="Preformatted_20_Text">-- Calcular eficiencia de checkpoints</text:p>
      <text:p text:style-name="Preformatted_20_Text">SELECT </text:p>
      <text:p text:style-name="Preformatted_20_Text"><text:s text:c="4"/>checkpoints_timed,</text:p>
      <text:p text:style-name="Preformatted_20_Text"><text:s text:c="4"/>checkpoints_req,</text:p>
      <text:p text:style-name="Preformatted_20_Text"><text:s text:c="4"/>round(100 * checkpoints_timed / (checkpoints_timed</text:p>
      <text:p text:style-name="Text_20_body">y ahora todo el modulo 3, 4 ,5 y6</text:p>
      <text:p text:style-name="Text_20_body">Aquí tienes el desarrollo completo de los <text:span text:style-name="Strong_20_Emphasis">Módulos 3, 4, 5 y 6</text:span> del curso de PostgreSQL, cubriendo consultas básicas, funciones de agregación, funciones de ventana y consultas avanzadas con optimización.</text:p>
      <text:p text:style-name="Horizontal_20_Line"/>
      <text:h text:style-name="Heading_20_1" text:outline-level="1"><text:soft-page-break/>Módulo 3: Consultas Básicas y Fundamentos SQL</text:h>
      <text:h text:style-name="Heading_20_2" text:outline-level="2">3.1 Repaso de SELECT, INSERT, UPDATE, DELETE</text:h>
      <text:h text:style-name="Heading_20_3" text:outline-level="3">SELECT fundamentos</text:h>
      <text:p text:style-name="Text_20_body">sql</text:p>
      <text:p text:style-name="Preformatted_20_Text">-- Sintaxis básica</text:p>
      <text:p text:style-name="Preformatted_20_Text">SELECT columna1, columna2, columna3</text:p>
      <text:p text:style-name="Preformatted_20_Text">FROM tabla</text:p>
      <text:p text:style-name="Preformatted_20_Text">WHERE condicion</text:p>
      <text:p text:style-name="Preformatted_20_Text">ORDER BY columna1 [ASC|DESC]</text:p>
      <text:p text:style-name="Preformatted_20_Text">LIMIT n OFFSET m;</text:p>
      <text:p text:style-name="Preformatted_20_Text"/>
      <text:p text:style-name="Preformatted_20_Text">-- Ejemplos prácticos</text:p>
      <text:p text:style-name="Preformatted_20_Text">-- Seleccionar todas las columnas</text:p>
      <text:p text:style-name="Preformatted_20_Text">SELECT * FROM clientes;</text:p>
      <text:p text:style-name="Preformatted_20_Text"/>
      <text:p text:style-name="Preformatted_20_Text">-- Seleccionar con alias</text:p>
      <text:p text:style-name="Preformatted_20_Text">SELECT </text:p>
      <text:p text:style-name="Preformatted_20_Text"><text:s text:c="4"/>nombre AS cliente_nombre,</text:p>
      <text:p text:style-name="Preformatted_20_Text"><text:s text:c="4"/>email AS correo_electronico,</text:p>
      <text:p text:style-name="Preformatted_20_Text"><text:s text:c="4"/>edad AS "Edad del Cliente" <text:s/>-- Comillas dobles para mayúsculas/espacios</text:p>
      <text:p text:style-name="Preformatted_20_Text">FROM clientes;</text:p>
      <text:p text:style-name="Preformatted_20_Text"/>
      <text:p text:style-name="Preformatted_20_Text">-- Seleccionar con expresiones</text:p>
      <text:p text:style-name="Preformatted_20_Text">SELECT </text:p>
      <text:p text:style-name="Preformatted_20_Text"><text:s text:c="4"/>nombre,</text:p>
      <text:p text:style-name="Preformatted_20_Text"><text:s text:c="4"/>precio,</text:p>
      <text:p text:style-name="Preformatted_20_Text"><text:s text:c="4"/>precio * 1.21 AS precio_con_iva,</text:p>
      <text:p text:style-name="Preformatted_20_Text"><text:s text:c="4"/>round(precio * 1.21, 2) AS precio_redondeado</text:p>
      <text:p text:style-name="Preformatted_20_Text">FROM productos;</text:p>
      <text:p text:style-name="Preformatted_20_Text"/>
      <text:p text:style-name="Preformatted_20_Text">-- Seleccionar valores únicos</text:p>
      <text:p text:style-name="Preformatted_20_Text">SELECT DISTINCT categoria_id FROM productos;</text:p>
      <text:p text:style-name="Preformatted_20_Text">SELECT DISTINCT ON (categoria_id) categoria_id, nombre FROM productos;</text:p>
      <text:h text:style-name="Heading_20_3" text:outline-level="3">WHERE: Filtrado avanzado</text:h>
      <text:p text:style-name="Text_20_body">sql</text:p>
      <text:p text:style-name="Preformatted_20_Text">-- Operadores de comparación</text:p>
      <text:p text:style-name="Preformatted_20_Text">SELECT * FROM productos </text:p>
      <text:p text:style-name="Preformatted_20_Text">WHERE precio BETWEEN 100 AND 500;</text:p>
      <text:p text:style-name="Preformatted_20_Text"/>
      <text:p text:style-name="Preformatted_20_Text">SELECT * FROM clientes </text:p>
      <text:p text:style-name="Preformatted_20_Text">WHERE edad IN (25, 30, 35);</text:p>
      <text:p text:style-name="Preformatted_20_Text"/>
      <text:p text:style-name="Preformatted_20_Text">SELECT * FROM usuarios </text:p>
      <text:p text:style-name="Preformatted_20_Text">WHERE nombre LIKE 'J%'; <text:s/>-- Empieza con J</text:p>
      <text:p text:style-name="Preformatted_20_Text"/>
      <text:p text:style-name="Preformatted_20_Text">SELECT * FROM usuarios </text:p>
      <text:p text:style-name="Preformatted_20_Text">WHERE nombre ILIKE 'j%'; <text:s/>-- Case-insensitive</text:p>
      <text:p text:style-name="Preformatted_20_Text"/>
      <text:p text:style-name="Preformatted_20_Text">SELECT * FROM pedidos </text:p>
      <text:p text:style-name="Preformatted_20_Text"><text:soft-page-break/>WHERE fecha BETWEEN '2024-01-01' AND '2024-12-31';</text:p>
      <text:p text:style-name="Preformatted_20_Text"/>
      <text:p text:style-name="Preformatted_20_Text">-- Operadores lógicos</text:p>
      <text:p text:style-name="Preformatted_20_Text">SELECT * FROM productos </text:p>
      <text:p text:style-name="Preformatted_20_Text">WHERE (precio &gt; 100 OR stock &lt; 10) </text:p>
      <text:p text:style-name="Preformatted_20_Text"><text:s text:c="2"/>AND categoria_id = 5</text:p>
      <text:p text:style-name="Preformatted_20_Text"><text:s text:c="2"/>AND NOT descontinuado;</text:p>
      <text:p text:style-name="Preformatted_20_Text"/>
      <text:p text:style-name="Preformatted_20_Text">-- Valores NULL</text:p>
      <text:p text:style-name="Preformatted_20_Text">SELECT * FROM clientes </text:p>
      <text:p text:style-name="Preformatted_20_Text">WHERE telefono IS NULL;</text:p>
      <text:p text:style-name="Preformatted_20_Text"/>
      <text:p text:style-name="Preformatted_20_Text">SELECT * FROM clientes </text:p>
      <text:p text:style-name="Preformatted_20_Text">WHERE email IS NOT NULL;</text:p>
      <text:h text:style-name="Heading_20_3" text:outline-level="3">ORDER BY, LIMIT, OFFSET</text:h>
      <text:p text:style-name="Text_20_body">sql</text:p>
      <text:p text:style-name="Preformatted_20_Text">-- Ordenamiento múltiple</text:p>
      <text:p text:style-name="Preformatted_20_Text">SELECT * FROM productos </text:p>
      <text:p text:style-name="Preformatted_20_Text">ORDER BY categoria_id ASC, precio DESC, nombre;</text:p>
      <text:p text:style-name="Preformatted_20_Text"/>
      <text:p text:style-name="Preformatted_20_Text">-- Ordenamiento por expresión</text:p>
      <text:p text:style-name="Preformatted_20_Text">SELECT * FROM pedidos </text:p>
      <text:p text:style-name="Preformatted_20_Text">ORDER BY (total * 1.21) DESC;</text:p>
      <text:p text:style-name="Preformatted_20_Text"/>
      <text:p text:style-name="Preformatted_20_Text">-- Paginación</text:p>
      <text:p text:style-name="Preformatted_20_Text">SELECT * FROM productos </text:p>
      <text:p text:style-name="Preformatted_20_Text">ORDER BY id </text:p>
      <text:p text:style-name="Preformatted_20_Text">LIMIT 10 OFFSET 20; <text:s/>-- Página 3 (registros 21-30)</text:p>
      <text:p text:style-name="Preformatted_20_Text"/>
      <text:p text:style-name="Preformatted_20_Text">-- Top N por grupo (con DISTINCT ON)</text:p>
      <text:p text:style-name="Preformatted_20_Text">SELECT DISTINCT ON (categoria_id) </text:p>
      <text:p text:style-name="Preformatted_20_Text"><text:s text:c="4"/>categoria_id, </text:p>
      <text:p text:style-name="Preformatted_20_Text"><text:s text:c="4"/>nombre, </text:p>
      <text:p text:style-name="Preformatted_20_Text"><text:s text:c="4"/>precio</text:p>
      <text:p text:style-name="Preformatted_20_Text">FROM productos</text:p>
      <text:p text:style-name="Preformatted_20_Text">ORDER BY categoria_id, precio DESC;</text:p>
      <text:h text:style-name="Heading_20_3" text:outline-level="3">JOINs: Combinando tablas</text:h>
      <text:p text:style-name="Text_20_body">sql</text:p>
      <text:p text:style-name="Preformatted_20_Text">-- INNER JOIN (solo coincidencias)</text:p>
      <text:p text:style-name="Preformatted_20_Text">SELECT </text:p>
      <text:p text:style-name="Preformatted_20_Text"><text:s text:c="4"/>p.nombre AS producto,</text:p>
      <text:p text:style-name="Preformatted_20_Text"><text:s text:c="4"/>c.nombre AS categoria,</text:p>
      <text:p text:style-name="Preformatted_20_Text"><text:s text:c="4"/>p.precio</text:p>
      <text:p text:style-name="Preformatted_20_Text">FROM productos p</text:p>
      <text:p text:style-name="Preformatted_20_Text">INNER JOIN categorias c ON p.categoria_id = c.id;</text:p>
      <text:p text:style-name="Preformatted_20_Text"/>
      <text:p text:style-name="Preformatted_20_Text">-- LEFT JOIN (todos los productos, tengan categoría o no)</text:p>
      <text:p text:style-name="Preformatted_20_Text">SELECT </text:p>
      <text:p text:style-name="Preformatted_20_Text"><text:s text:c="4"/>p.nombre AS producto,</text:p>
      <text:p text:style-name="Preformatted_20_Text"><text:s text:c="4"/>COALESCE(c.nombre, 'Sin categoría') AS categoria</text:p>
      <text:p text:style-name="Preformatted_20_Text">FROM productos p</text:p>
      <text:p text:style-name="Preformatted_20_Text">LEFT JOIN categorias c ON p.categoria_id = c.id;</text:p>
      <text:p text:style-name="Preformatted_20_Text"/>
      <text:p text:style-name="Preformatted_20_Text">-- RIGHT JOIN (todas las categorías, tengan productos o no)</text:p>
      <text:p text:style-name="Preformatted_20_Text">SELECT </text:p>
      <text:p text:style-name="Preformatted_20_Text"><text:s text:c="4"/>COALESCE(p.nombre, 'Sin productos') AS producto,</text:p>
      <text:p text:style-name="Preformatted_20_Text"><text:soft-page-break/><text:s text:c="4"/>c.nombre AS categoria</text:p>
      <text:p text:style-name="Preformatted_20_Text">FROM productos p</text:p>
      <text:p text:style-name="Preformatted_20_Text">RIGHT JOIN categorias c ON p.categoria_id = c.id;</text:p>
      <text:p text:style-name="Preformatted_20_Text"/>
      <text:p text:style-name="Preformatted_20_Text">-- FULL JOIN (ambos lados)</text:p>
      <text:p text:style-name="Preformatted_20_Text">SELECT </text:p>
      <text:p text:style-name="Preformatted_20_Text"><text:s text:c="4"/>p.nombre AS producto,</text:p>
      <text:p text:style-name="Preformatted_20_Text"><text:s text:c="4"/>c.nombre AS categoria</text:p>
      <text:p text:style-name="Preformatted_20_Text">FROM productos p</text:p>
      <text:p text:style-name="Preformatted_20_Text">FULL JOIN categorias c ON p.categoria_id = c.id;</text:p>
      <text:p text:style-name="Preformatted_20_Text"/>
      <text:p text:style-name="Preformatted_20_Text">-- CROSS JOIN (producto cartesiano)</text:p>
      <text:p text:style-name="Preformatted_20_Text">SELECT p.nombre, t.talla</text:p>
      <text:p text:style-name="Preformatted_20_Text">FROM productos p</text:p>
      <text:p text:style-name="Preformatted_20_Text">CROSS JOIN tallas t;</text:p>
      <text:p text:style-name="Preformatted_20_Text"/>
      <text:p text:style-name="Preformatted_20_Text">-- SELF JOIN (unirse a sí misma)</text:p>
      <text:p text:style-name="Preformatted_20_Text">SELECT </text:p>
      <text:p text:style-name="Preformatted_20_Text"><text:s text:c="4"/>e1.nombre AS empleado,</text:p>
      <text:p text:style-name="Preformatted_20_Text"><text:s text:c="4"/>e2.nombre AS jefe</text:p>
      <text:p text:style-name="Preformatted_20_Text">FROM empleados e1</text:p>
      <text:p text:style-name="Preformatted_20_Text">LEFT JOIN empleados e2 ON e1.jefe_id = e2.id;</text:p>
      <text:h text:style-name="Heading_20_3" text:outline-level="3">Subconsultas</text:h>
      <text:p text:style-name="Text_20_body">sql</text:p>
      <text:p text:style-name="Preformatted_20_Text">-- Subconsulta escalar (una fila, una columna)</text:p>
      <text:p text:style-name="Preformatted_20_Text">SELECT </text:p>
      <text:p text:style-name="Preformatted_20_Text"><text:s text:c="4"/>nombre,</text:p>
      <text:p text:style-name="Preformatted_20_Text"><text:s text:c="4"/>precio,</text:p>
      <text:p text:style-name="Preformatted_20_Text"><text:s text:c="4"/>(SELECT AVG(precio) FROM productos) AS precio_promedio,</text:p>
      <text:p text:style-name="Preformatted_20_Text"><text:s text:c="4"/>precio - (SELECT AVG(precio) FROM productos) AS diferencia</text:p>
      <text:p text:style-name="Preformatted_20_Text">FROM productos;</text:p>
      <text:p text:style-name="Preformatted_20_Text"/>
      <text:p text:style-name="Preformatted_20_Text">-- Subconsulta de fila (una fila, varias columnas)</text:p>
      <text:p text:style-name="Preformatted_20_Text">SELECT * FROM productos </text:p>
      <text:p text:style-name="Preformatted_20_Text">WHERE (categoria_id, precio) = (</text:p>
      <text:p text:style-name="Preformatted_20_Text"><text:s text:c="4"/>SELECT categoria_id, MAX(precio) </text:p>
      <text:p text:style-name="Preformatted_20_Text"><text:s text:c="4"/>FROM productos </text:p>
      <text:p text:style-name="Preformatted_20_Text"><text:s text:c="4"/>GROUP BY categoria_id </text:p>
      <text:p text:style-name="Preformatted_20_Text"><text:s text:c="4"/>LIMIT 1</text:p>
      <text:p text:style-name="Preformatted_20_Text">);</text:p>
      <text:p text:style-name="Preformatted_20_Text"/>
      <text:p text:style-name="Preformatted_20_Text">-- Subconsulta de tabla (múltiples filas/columnas)</text:p>
      <text:p text:style-name="Preformatted_20_Text">SELECT p.nombre, p.precio, c.nombre AS categoria</text:p>
      <text:p text:style-name="Preformatted_20_Text">FROM productos p</text:p>
      <text:p text:style-name="Preformatted_20_Text">INNER JOIN (</text:p>
      <text:p text:style-name="Preformatted_20_Text"><text:s text:c="4"/>SELECT id, nombre </text:p>
      <text:p text:style-name="Preformatted_20_Text"><text:s text:c="4"/>FROM categorias </text:p>
      <text:p text:style-name="Preformatted_20_Text"><text:s text:c="4"/>WHERE activa = true</text:p>
      <text:p text:style-name="Preformatted_20_Text">) c ON p.categoria_id = c.id;</text:p>
      <text:p text:style-name="Preformatted_20_Text"/>
      <text:p text:style-name="Preformatted_20_Text">-- Subconsulta correlacionada (referencia a la tabla externa)</text:p>
      <text:p text:style-name="Preformatted_20_Text">SELECT </text:p>
      <text:p text:style-name="Preformatted_20_Text"><text:s text:c="4"/>p1.nombre,</text:p>
      <text:p text:style-name="Preformatted_20_Text"><text:s text:c="4"/>p1.precio,</text:p>
      <text:p text:style-name="Preformatted_20_Text"><text:s text:c="4"/>p1.categoria_id,</text:p>
      <text:p text:style-name="Preformatted_20_Text"><text:s text:c="4"/>(SELECT AVG(p2.precio) </text:p>
      <text:p text:style-name="Preformatted_20_Text"><text:s text:c="5"/>FROM productos p2 </text:p>
      <text:p text:style-name="Preformatted_20_Text"><text:s text:c="5"/>WHERE p2.categoria_id = p1.categoria_id) AS promedio_categoria</text:p>
      <text:p text:style-name="Preformatted_20_Text">FROM productos p1;</text:p>
      <text:h text:style-name="Heading_20_3" text:outline-level="3"><text:soft-page-break/>Subconsultas con IN, EXISTS, ANY, ALL</text:h>
      <text:p text:style-name="Text_20_body">sql</text:p>
      <text:p text:style-name="Preformatted_20_Text">-- IN (pertenece a un conjunto)</text:p>
      <text:p text:style-name="Preformatted_20_Text">SELECT * FROM productos </text:p>
      <text:p text:style-name="Preformatted_20_Text">WHERE categoria_id IN (</text:p>
      <text:p text:style-name="Preformatted_20_Text"><text:s text:c="4"/>SELECT id FROM categorias WHERE activa = true</text:p>
      <text:p text:style-name="Preformatted_20_Text">);</text:p>
      <text:p text:style-name="Preformatted_20_Text"/>
      <text:p text:style-name="Preformatted_20_Text">-- EXISTS (existe al menos uno)</text:p>
      <text:p text:style-name="Preformatted_20_Text">SELECT * FROM categorias c</text:p>
      <text:p text:style-name="Preformatted_20_Text">WHERE EXISTS (</text:p>
      <text:p text:style-name="Preformatted_20_Text"><text:s text:c="4"/>SELECT 1 FROM productos p </text:p>
      <text:p text:style-name="Preformatted_20_Text"><text:s text:c="4"/>WHERE p.categoria_id = c.id AND p.precio &gt; 1000</text:p>
      <text:p text:style-name="Preformatted_20_Text">);</text:p>
      <text:p text:style-name="Preformatted_20_Text"/>
      <text:p text:style-name="Preformatted_20_Text">-- ANY (compara con cualquier elemento)</text:p>
      <text:p text:style-name="Preformatted_20_Text">SELECT * FROM productos </text:p>
      <text:p text:style-name="Preformatted_20_Text">WHERE precio &gt; ANY (</text:p>
      <text:p text:style-name="Preformatted_20_Text"><text:s text:c="4"/>SELECT precio FROM productos WHERE categoria_id = 1</text:p>
      <text:p text:style-name="Preformatted_20_Text">);</text:p>
      <text:p text:style-name="Preformatted_20_Text"/>
      <text:p text:style-name="Preformatted_20_Text">-- ALL (compara con todos los elementos)</text:p>
      <text:p text:style-name="Preformatted_20_Text">SELECT * FROM productos </text:p>
      <text:p text:style-name="Preformatted_20_Text">WHERE precio &gt; ALL (</text:p>
      <text:p text:style-name="Preformatted_20_Text"><text:s text:c="4"/>SELECT precio FROM productos WHERE categoria_id = 1</text:p>
      <text:p text:style-name="Preformatted_20_Text">);</text:p>
      <text:h text:style-name="Heading_20_3" text:outline-level="3">INSERT, UPDATE, DELETE avanzados</text:h>
      <text:p text:style-name="Text_20_body">sql</text:p>
      <text:p text:style-name="Preformatted_20_Text">-- INSERT múltiple</text:p>
      <text:p text:style-name="Preformatted_20_Text">INSERT INTO productos (nombre, precio, categoria_id) VALUES</text:p>
      <text:p text:style-name="Preformatted_20_Text"><text:s text:c="4"/>('Producto A', 100, 1),</text:p>
      <text:p text:style-name="Preformatted_20_Text"><text:s text:c="4"/>('Producto B', 200, 1),</text:p>
      <text:p text:style-name="Preformatted_20_Text"><text:s text:c="4"/>('Producto C', 150, 2);</text:p>
      <text:p text:style-name="Preformatted_20_Text"/>
      <text:p text:style-name="Preformatted_20_Text">-- INSERT desde SELECT</text:p>
      <text:p text:style-name="Preformatted_20_Text">INSERT INTO productos_auditoria (producto_id, nombre, fecha)</text:p>
      <text:p text:style-name="Preformatted_20_Text">SELECT id, nombre, now() FROM productos WHERE precio &gt; 1000;</text:p>
      <text:p text:style-name="Preformatted_20_Text"/>
      <text:p text:style-name="Preformatted_20_Text">-- INSERT con RETURNING</text:p>
      <text:p text:style-name="Preformatted_20_Text">INSERT INTO pedidos (cliente_id, total) </text:p>
      <text:p text:style-name="Preformatted_20_Text">VALUES (1, 500) </text:p>
      <text:p text:style-name="Preformatted_20_Text">RETURNING id, fecha, total;</text:p>
      <text:p text:style-name="Preformatted_20_Text"/>
      <text:p text:style-name="Preformatted_20_Text">-- UPDATE condicional</text:p>
      <text:p text:style-name="Preformatted_20_Text">UPDATE productos </text:p>
      <text:p text:style-name="Preformatted_20_Text">SET precio = precio * 1.10,</text:p>
      <text:p text:style-name="Preformatted_20_Text"><text:s text:c="4"/>ultima_actualizacion = now()</text:p>
      <text:p text:style-name="Preformatted_20_Text">WHERE categoria_id = 1 </text:p>
      <text:p text:style-name="Preformatted_20_Text"><text:s text:c="2"/>AND stock &gt; 0</text:p>
      <text:p text:style-name="Preformatted_20_Text">RETURNING id, nombre, precio;</text:p>
      <text:p text:style-name="Preformatted_20_Text"/>
      <text:p text:style-name="Preformatted_20_Text">-- UPDATE desde otra tabla</text:p>
      <text:p text:style-name="Preformatted_20_Text">UPDATE productos p</text:p>
      <text:p text:style-name="Preformatted_20_Text">SET stock = p.stock - d.cantidad</text:p>
      <text:p text:style-name="Preformatted_20_Text">FROM detalle_pedidos d</text:p>
      <text:p text:style-name="Preformatted_20_Text">WHERE p.id = d.producto_id</text:p>
      <text:p text:style-name="Preformatted_20_Text"><text:s text:c="2"/>AND d.pedido_id = 123;</text:p>
      <text:p text:style-name="Preformatted_20_Text"><text:soft-page-break/></text:p>
      <text:p text:style-name="Preformatted_20_Text">-- DELETE con USING</text:p>
      <text:p text:style-name="Preformatted_20_Text">DELETE FROM productos p</text:p>
      <text:p text:style-name="Preformatted_20_Text">USING inventario i</text:p>
      <text:p text:style-name="Preformatted_20_Text">WHERE p.id = i.producto_id </text:p>
      <text:p text:style-name="Preformatted_20_Text"><text:s text:c="2"/>AND i.cantidad = 0;</text:p>
      <text:p text:style-name="Preformatted_20_Text"/>
      <text:p text:style-name="Preformatted_20_Text">-- DELETE con RETURNING</text:p>
      <text:p text:style-name="Preformatted_20_Text">DELETE FROM productos </text:p>
      <text:p text:style-name="Preformatted_20_Text">WHERE precio &lt; 10 </text:p>
      <text:p text:style-name="Preformatted_20_Text">RETURNING id, nombre, precio;</text:p>
      <text:h text:style-name="Heading_20_3" text:outline-level="3">Ejercicios prácticos 3.1</text:h>
      <text:p text:style-name="Text_20_body">sql</text:p>
      <text:p text:style-name="Preformatted_20_Text">-- 1. Crear esquema de práctica</text:p>
      <text:p text:style-name="Preformatted_20_Text">CREATE SCHEMA modulo3;</text:p>
      <text:p text:style-name="Preformatted_20_Text">SET search_path TO modulo3;</text:p>
      <text:p text:style-name="Preformatted_20_Text"/>
      <text:p text:style-name="Preformatted_20_Text">CREATE TABLE clientes (</text:p>
      <text:p text:style-name="Preformatted_20_Text"><text:s text:c="4"/>id serial PRIMARY KEY,</text:p>
      <text:p text:style-name="Preformatted_20_Text"><text:s text:c="4"/>nombre varchar(100),</text:p>
      <text:p text:style-name="Preformatted_20_Text"><text:s text:c="4"/>email varchar(100) UNIQUE,</text:p>
      <text:p text:style-name="Preformatted_20_Text"><text:s text:c="4"/>edad int,</text:p>
      <text:p text:style-name="Preformatted_20_Text"><text:s text:c="4"/>ciudad varchar(50)</text:p>
      <text:p text:style-name="Preformatted_20_Text">);</text:p>
      <text:p text:style-name="Preformatted_20_Text"/>
      <text:p text:style-name="Preformatted_20_Text">CREATE TABLE categorias (</text:p>
      <text:p text:style-name="Preformatted_20_Text"><text:s text:c="4"/>id serial PRIMARY KEY,</text:p>
      <text:p text:style-name="Preformatted_20_Text"><text:s text:c="4"/>nombre varchar(50),</text:p>
      <text:p text:style-name="Preformatted_20_Text"><text:s text:c="4"/>activa boolean DEFAULT true</text:p>
      <text:p text:style-name="Preformatted_20_Text">);</text:p>
      <text:p text:style-name="Preformatted_20_Text"/>
      <text:p text:style-name="Preformatted_20_Text">CREATE TABLE productos (</text:p>
      <text:p text:style-name="Preformatted_20_Text"><text:s text:c="4"/>id serial PRIMARY KEY,</text:p>
      <text:p text:style-name="Preformatted_20_Text"><text:s text:c="4"/>nombre varchar(100),</text:p>
      <text:p text:style-name="Preformatted_20_Text"><text:s text:c="4"/>precio numeric(10,2),</text:p>
      <text:p text:style-name="Preformatted_20_Text"><text:s text:c="4"/>categoria_id int REFERENCES categorias(id),</text:p>
      <text:p text:style-name="Preformatted_20_Text"><text:s text:c="4"/>stock int DEFAULT 0</text:p>
      <text:p text:style-name="Preformatted_20_Text">);</text:p>
      <text:p text:style-name="Preformatted_20_Text"/>
      <text:p text:style-name="Preformatted_20_Text">CREATE TABLE pedidos (</text:p>
      <text:p text:style-name="Preformatted_20_Text"><text:s text:c="4"/>id serial PRIMARY KEY,</text:p>
      <text:p text:style-name="Preformatted_20_Text"><text:s text:c="4"/>cliente_id int REFERENCES clientes(id),</text:p>
      <text:p text:style-name="Preformatted_20_Text"><text:s text:c="4"/>fecha date DEFAULT CURRENT_DATE,</text:p>
      <text:p text:style-name="Preformatted_20_Text"><text:s text:c="4"/>total numeric(10,2)</text:p>
      <text:p text:style-name="Preformatted_20_Text">);</text:p>
      <text:p text:style-name="Preformatted_20_Text"/>
      <text:p text:style-name="Preformatted_20_Text">CREATE TABLE detalle_pedidos (</text:p>
      <text:p text:style-name="Preformatted_20_Text"><text:s text:c="4"/>pedido_id int REFERENCES pedidos(id),</text:p>
      <text:p text:style-name="Preformatted_20_Text"><text:s text:c="4"/>producto_id int REFERENCES productos(id),</text:p>
      <text:p text:style-name="Preformatted_20_Text"><text:s text:c="4"/>cantidad int,</text:p>
      <text:p text:style-name="Preformatted_20_Text"><text:s text:c="4"/>precio_unitario numeric(10,2),</text:p>
      <text:p text:style-name="Preformatted_20_Text"><text:s text:c="4"/>PRIMARY KEY (pedido_id, producto_id)</text:p>
      <text:p text:style-name="Preformatted_20_Text">);</text:p>
      <text:p text:style-name="Preformatted_20_Text"/>
      <text:p text:style-name="Preformatted_20_Text">-- 2. Insertar datos</text:p>
      <text:p text:style-name="Preformatted_20_Text">INSERT INTO categorias (nombre) VALUES </text:p>
      <text:p text:style-name="Preformatted_20_Text"><text:s text:c="4"/>('Electrónica'), ('Ropa'), ('Libros'), ('Hogar');</text:p>
      <text:p text:style-name="Preformatted_20_Text"/>
      <text:p text:style-name="Preformatted_20_Text">INSERT INTO productos (nombre, precio, categoria_id, stock) VALUES</text:p>
      <text:p text:style-name="Preformatted_20_Text"><text:soft-page-break/><text:s text:c="4"/>('Laptop', 1200, 1, 10),</text:p>
      <text:p text:style-name="Preformatted_20_Text"><text:s text:c="4"/>('Mouse', 25, 1, 50),</text:p>
      <text:p text:style-name="Preformatted_20_Text"><text:s text:c="4"/>('Camisa', 45, 2, 30),</text:p>
      <text:p text:style-name="Preformatted_20_Text"><text:s text:c="4"/>('Novela', 20, 3, 100),</text:p>
      <text:p text:style-name="Preformatted_20_Text"><text:s text:c="4"/>('Mesa', 300, 4, 5);</text:p>
      <text:p text:style-name="Preformatted_20_Text"/>
      <text:p text:style-name="Preformatted_20_Text">INSERT INTO clientes (nombre, email, edad, ciudad) VALUES</text:p>
      <text:p text:style-name="Preformatted_20_Text"><text:s text:c="4"/>('Ana García', 'ana@mail.com', 28, 'Madrid'),</text:p>
      <text:p text:style-name="Preformatted_20_Text"><text:s text:c="4"/>('Juan López', 'juan@mail.com', 35, 'Barcelona'),</text:p>
      <text:p text:style-name="Preformatted_20_Text"><text:s text:c="4"/>('María Ruiz', 'maria@mail.com', 22, 'Valencia');</text:p>
      <text:p text:style-name="Preformatted_20_Text"/>
      <text:p text:style-name="Preformatted_20_Text">-- 3. Ejercicios a resolver</text:p>
      <text:p text:style-name="Preformatted_20_Text">-- a) Listar productos con precio &gt; 100 y stock &gt; 0</text:p>
      <text:p text:style-name="Preformatted_20_Text">-- b) Mostrar todos los pedidos con nombre del cliente</text:p>
      <text:p text:style-name="Preformatted_20_Text">-- c) Productos que nunca se han vendido</text:p>
      <text:p text:style-name="Preformatted_20_Text">-- d) Clientes que no han hecho pedidos</text:p>
      <text:p text:style-name="Preformatted_20_Text">-- e) Top 3 productos más caros por categoría</text:p>
      <text:p text:style-name="Horizontal_20_Line"/>
      <text:h text:style-name="Heading_20_2" text:outline-level="2">Módulo 4: Funciones de Agregación</text:h>
      <text:h text:style-name="Heading_20_3" text:outline-level="3">4.1 Agregaciones estándar</text:h>
      <text:p text:style-name="Text_20_body">sql</text:p>
      <text:p text:style-name="Preformatted_20_Text">-- Agregaciones básicas</text:p>
      <text:p text:style-name="Preformatted_20_Text">SELECT </text:p>
      <text:p text:style-name="Preformatted_20_Text"><text:s text:c="4"/>COUNT(*) AS total_filas,</text:p>
      <text:p text:style-name="Preformatted_20_Text"><text:s text:c="4"/>COUNT(precio) AS precios_no_nulos,</text:p>
      <text:p text:style-name="Preformatted_20_Text"><text:s text:c="4"/>COUNT(DISTINCT categoria_id) AS categorias_distintas,</text:p>
      <text:p text:style-name="Preformatted_20_Text"><text:s text:c="4"/>SUM(precio) AS suma_total,</text:p>
      <text:p text:style-name="Preformatted_20_Text"><text:s text:c="4"/>AVG(precio) AS precio_promedio,</text:p>
      <text:p text:style-name="Preformatted_20_Text"><text:s text:c="4"/>MIN(precio) AS precio_minimo,</text:p>
      <text:p text:style-name="Preformatted_20_Text"><text:s text:c="4"/>MAX(precio) AS precio_maximo,</text:p>
      <text:p text:style-name="Preformatted_20_Text"><text:s text:c="4"/>STDDEV(precio) AS desviacion_estandar,</text:p>
      <text:p text:style-name="Preformatted_20_Text"><text:s text:c="4"/>VARIANCE(precio) AS varianza</text:p>
      <text:p text:style-name="Preformatted_20_Text">FROM productos;</text:p>
      <text:p text:style-name="Preformatted_20_Text"/>
      <text:p text:style-name="Preformatted_20_Text">-- Agregaciones con strings</text:p>
      <text:p text:style-name="Preformatted_20_Text">SELECT </text:p>
      <text:p text:style-name="Preformatted_20_Text"><text:s text:c="4"/>STRING_AGG(nombre, ', ' ORDER BY nombre) AS lista_productos,</text:p>
      <text:p text:style-name="Preformatted_20_Text"><text:s text:c="4"/>ARRAY_AGG(nombre ORDER BY precio DESC) AS array_productos</text:p>
      <text:p text:style-name="Preformatted_20_Text">FROM productos</text:p>
      <text:p text:style-name="Preformatted_20_Text">WHERE categoria_id = 1;</text:p>
      <text:h text:style-name="Heading_20_3" text:outline-level="3">GROUP BY: Agrupación</text:h>
      <text:p text:style-name="Text_20_body">sql</text:p>
      <text:p text:style-name="Preformatted_20_Text">-- Agrupación simple</text:p>
      <text:p text:style-name="Preformatted_20_Text">SELECT </text:p>
      <text:p text:style-name="Preformatted_20_Text"><text:s text:c="4"/>categoria_id,</text:p>
      <text:p text:style-name="Preformatted_20_Text"><text:s text:c="4"/>COUNT(*) AS cantidad,</text:p>
      <text:p text:style-name="Preformatted_20_Text"><text:s text:c="4"/>AVG(precio) AS precio_promedio,</text:p>
      <text:p text:style-name="Preformatted_20_Text"><text:s text:c="4"/>SUM(stock) AS stock_total</text:p>
      <text:p text:style-name="Preformatted_20_Text">FROM productos</text:p>
      <text:p text:style-name="Preformatted_20_Text">GROUP BY categoria_id;</text:p>
      <text:p text:style-name="Preformatted_20_Text"/>
      <text:p text:style-name="Preformatted_20_Text">-- Agrupación múltiple</text:p>
      <text:p text:style-name="Preformatted_20_Text">SELECT </text:p>
      <text:p text:style-name="Preformatted_20_Text"><text:soft-page-break/><text:s text:c="4"/>categoria_id,</text:p>
      <text:p text:style-name="Preformatted_20_Text"><text:s text:c="4"/>EXTRACT(YEAR FROM fecha) AS año,</text:p>
      <text:p text:style-name="Preformatted_20_Text"><text:s text:c="4"/>EXTRACT(MONTH FROM fecha) AS mes,</text:p>
      <text:p text:style-name="Preformatted_20_Text"><text:s text:c="4"/>SUM(total) AS ventas_totales</text:p>
      <text:p text:style-name="Preformatted_20_Text">FROM pedidos p</text:p>
      <text:p text:style-name="Preformatted_20_Text">JOIN detalle_pedidos d ON p.id = d.pedido_id</text:p>
      <text:p text:style-name="Preformatted_20_Text">JOIN productos prod ON d.producto_id = prod.id</text:p>
      <text:p text:style-name="Preformatted_20_Text">GROUP BY categoria_id, año, mes</text:p>
      <text:p text:style-name="Preformatted_20_Text">ORDER BY categoria_id, año, mes;</text:p>
      <text:p text:style-name="Preformatted_20_Text"/>
      <text:p text:style-name="Preformatted_20_Text">-- GROUP BY con expresiones</text:p>
      <text:p text:style-name="Preformatted_20_Text">SELECT </text:p>
      <text:p text:style-name="Preformatted_20_Text"><text:s text:c="4"/>CASE </text:p>
      <text:p text:style-name="Preformatted_20_Text"><text:s text:c="8"/>WHEN precio &lt; 50 THEN 'Económico'</text:p>
      <text:p text:style-name="Preformatted_20_Text"><text:s text:c="8"/>WHEN precio &lt; 200 THEN 'Medio'</text:p>
      <text:p text:style-name="Preformatted_20_Text"><text:s text:c="8"/>ELSE 'Premium'</text:p>
      <text:p text:style-name="Preformatted_20_Text"><text:s text:c="4"/>END AS rango_precio,</text:p>
      <text:p text:style-name="Preformatted_20_Text"><text:s text:c="4"/>COUNT(*) AS cantidad,</text:p>
      <text:p text:style-name="Preformatted_20_Text"><text:s text:c="4"/>AVG(precio) AS promedio</text:p>
      <text:p text:style-name="Preformatted_20_Text">FROM productos</text:p>
      <text:p text:style-name="Preformatted_20_Text">GROUP BY rango_precio;</text:p>
      <text:h text:style-name="Heading_20_3" text:outline-level="3">HAVING: Filtrado sobre agregaciones</text:h>
      <text:p text:style-name="Text_20_body">sql</text:p>
      <text:p text:style-name="Preformatted_20_Text">-- WHERE vs HAVING</text:p>
      <text:p text:style-name="Preformatted_20_Text">-- WHERE: filtra antes de agrupar</text:p>
      <text:p text:style-name="Preformatted_20_Text">-- HAVING: filtra después de agrupar</text:p>
      <text:p text:style-name="Preformatted_20_Text"/>
      <text:p text:style-name="Preformatted_20_Text">SELECT </text:p>
      <text:p text:style-name="Preformatted_20_Text"><text:s text:c="4"/>categoria_id,</text:p>
      <text:p text:style-name="Preformatted_20_Text"><text:s text:c="4"/>COUNT(*) AS cantidad,</text:p>
      <text:p text:style-name="Preformatted_20_Text"><text:s text:c="4"/>AVG(precio) AS precio_promedio</text:p>
      <text:p text:style-name="Preformatted_20_Text">FROM productos</text:p>
      <text:p text:style-name="Preformatted_20_Text">WHERE stock &gt; 0 <text:s/>-- Filtra productos sin stock ANTES de agrupar</text:p>
      <text:p text:style-name="Preformatted_20_Text">GROUP BY categoria_id</text:p>
      <text:p text:style-name="Preformatted_20_Text">HAVING COUNT(*) &gt;= 2 <text:s/>-- Solo categorías con al menos 2 productos</text:p>
      <text:p text:style-name="Preformatted_20_Text"><text:s text:c="3"/>AND AVG(precio) &gt; 100; <text:s/>-- Promedio mayor a 100</text:p>
      <text:h text:style-name="Heading_20_3" text:outline-level="3">FILTER clause (agregación condicional)</text:h>
      <text:p text:style-name="Text_20_body">sql</text:p>
      <text:p text:style-name="Preformatted_20_Text">-- Sintaxis con FILTER (PostgreSQL específico)</text:p>
      <text:p text:style-name="Preformatted_20_Text">SELECT </text:p>
      <text:p text:style-name="Preformatted_20_Text"><text:s text:c="4"/>categoria_id,</text:p>
      <text:p text:style-name="Preformatted_20_Text"><text:s text:c="4"/>COUNT(*) AS total_productos,</text:p>
      <text:p text:style-name="Preformatted_20_Text"><text:s text:c="4"/>COUNT(*) FILTER (WHERE stock &gt; 0) AS con_stock,</text:p>
      <text:p text:style-name="Preformatted_20_Text"><text:s text:c="4"/>COUNT(*) FILTER (WHERE stock = 0) AS sin_stock,</text:p>
      <text:p text:style-name="Preformatted_20_Text"><text:s text:c="4"/>AVG(precio) AS promedio_total,</text:p>
      <text:p text:style-name="Preformatted_20_Text"><text:s text:c="4"/>AVG(precio) FILTER (WHERE precio &gt; 100) AS promedio_premium,</text:p>
      <text:p text:style-name="Preformatted_20_Text"><text:s text:c="4"/>SUM(precio) FILTER (WHERE stock &gt; 0) AS valor_inventario</text:p>
      <text:p text:style-name="Preformatted_20_Text">FROM productos</text:p>
      <text:p text:style-name="Preformatted_20_Text">GROUP BY categoria_id;</text:p>
      <text:p text:style-name="Preformatted_20_Text"/>
      <text:p text:style-name="Preformatted_20_Text">-- Equivalente sin FILTER (más verboso)</text:p>
      <text:p text:style-name="Preformatted_20_Text">SELECT </text:p>
      <text:p text:style-name="Preformatted_20_Text"><text:s text:c="4"/>categoria_id,</text:p>
      <text:p text:style-name="Preformatted_20_Text"><text:s text:c="4"/>COUNT(*) AS total_productos,</text:p>
      <text:p text:style-name="Preformatted_20_Text"><text:s text:c="4"/>SUM(CASE WHEN stock &gt; 0 THEN 1 ELSE 0 END) AS con_stock,</text:p>
      <text:p text:style-name="Preformatted_20_Text"><text:s text:c="4"/>SUM(CASE WHEN stock = 0 THEN 1 ELSE 0 END) AS sin_stock</text:p>
      <text:p text:style-name="Preformatted_20_Text"><text:soft-page-break/>FROM productos</text:p>
      <text:p text:style-name="Preformatted_20_Text">GROUP BY categoria_id;</text:p>
      <text:h text:style-name="Heading_20_3" text:outline-level="3">GROUPING SETS, ROLLUP, CUBE</text:h>
      <text:p text:style-name="Text_20_body">sql</text:p>
      <text:p text:style-name="Preformatted_20_Text">-- GROUPING SETS: múltiples agrupaciones en una consulta</text:p>
      <text:p text:style-name="Preformatted_20_Text">SELECT </text:p>
      <text:p text:style-name="Preformatted_20_Text"><text:s text:c="4"/>categoria_id,</text:p>
      <text:p text:style-name="Preformatted_20_Text"><text:s text:c="4"/>EXTRACT(YEAR FROM fecha) AS año,</text:p>
      <text:p text:style-name="Preformatted_20_Text"><text:s text:c="4"/>SUM(total) AS ventas</text:p>
      <text:p text:style-name="Preformatted_20_Text">FROM pedidos p</text:p>
      <text:p text:style-name="Preformatted_20_Text">JOIN detalle_pedidos d ON p.id = d.pedido_id</text:p>
      <text:p text:style-name="Preformatted_20_Text">GROUP BY GROUPING SETS (</text:p>
      <text:p text:style-name="Preformatted_20_Text"><text:s text:c="4"/>(categoria_id, año), <text:s/>-- Por categoría y año</text:p>
      <text:p text:style-name="Preformatted_20_Text"><text:s text:c="4"/>(categoria_id), <text:s text:c="6"/>-- Solo por categoría</text:p>
      <text:p text:style-name="Preformatted_20_Text"><text:s text:c="4"/>(año), <text:s text:c="15"/>-- Solo por año</text:p>
      <text:p text:style-name="Preformatted_20_Text"><text:s text:c="4"/>() <text:s text:c="19"/>-- Total general</text:p>
      <text:p text:style-name="Preformatted_20_Text">);</text:p>
      <text:p text:style-name="Preformatted_20_Text"/>
      <text:p text:style-name="Preformatted_20_Text">-- ROLLUP: jerarquía de totales (cat &gt; año &gt; total)</text:p>
      <text:p text:style-name="Preformatted_20_Text">SELECT </text:p>
      <text:p text:style-name="Preformatted_20_Text"><text:s text:c="4"/>categoria_id,</text:p>
      <text:p text:style-name="Preformatted_20_Text"><text:s text:c="4"/>EXTRACT(YEAR FROM fecha) AS año,</text:p>
      <text:p text:style-name="Preformatted_20_Text"><text:s text:c="4"/>EXTRACT(MONTH FROM fecha) AS mes,</text:p>
      <text:p text:style-name="Preformatted_20_Text"><text:s text:c="4"/>SUM(total) AS ventas</text:p>
      <text:p text:style-name="Preformatted_20_Text">FROM pedidos p</text:p>
      <text:p text:style-name="Preformatted_20_Text">GROUP BY ROLLUP (categoria_id, año, mes);</text:p>
      <text:p text:style-name="Preformatted_20_Text"/>
      <text:p text:style-name="Preformatted_20_Text">-- CUBE: todas las combinaciones posibles</text:p>
      <text:p text:style-name="Preformatted_20_Text">SELECT </text:p>
      <text:p text:style-name="Preformatted_20_Text"><text:s text:c="4"/>categoria_id,</text:p>
      <text:p text:style-name="Preformatted_20_Text"><text:s text:c="4"/>EXTRACT(YEAR FROM fecha) AS año,</text:p>
      <text:p text:style-name="Preformatted_20_Text"><text:s text:c="4"/>SUM(total) AS ventas</text:p>
      <text:p text:style-name="Preformatted_20_Text">FROM pedidos p</text:p>
      <text:p text:style-name="Preformatted_20_Text">GROUP BY CUBE (categoria_id, año);</text:p>
      <text:p text:style-name="Preformatted_20_Text"/>
      <text:p text:style-name="Preformatted_20_Text">-- GROUPING(): identificar filas de subtotal</text:p>
      <text:p text:style-name="Preformatted_20_Text">SELECT </text:p>
      <text:p text:style-name="Preformatted_20_Text"><text:s text:c="4"/>categoria_id,</text:p>
      <text:p text:style-name="Preformatted_20_Text"><text:s text:c="4"/>EXTRACT(YEAR FROM fecha) AS año,</text:p>
      <text:p text:style-name="Preformatted_20_Text"><text:s text:c="4"/>SUM(total) AS ventas,</text:p>
      <text:p text:style-name="Preformatted_20_Text"><text:s text:c="4"/>GROUPING(categoria_id) AS es_total_categoria,</text:p>
      <text:p text:style-name="Preformatted_20_Text"><text:s text:c="4"/>GROUPING(año) AS es_total_año</text:p>
      <text:p text:style-name="Preformatted_20_Text">FROM pedidos p</text:p>
      <text:p text:style-name="Preformatted_20_Text">GROUP BY ROLLUP (categoria_id, año);</text:p>
      <text:h text:style-name="Heading_20_3" text:outline-level="3">Ejemplos prácticos de agregación</text:h>
      <text:p text:style-name="Text_20_body">sql</text:p>
      <text:p text:style-name="Preformatted_20_Text">-- 1. Ventas por cliente con ranking</text:p>
      <text:p text:style-name="Preformatted_20_Text">SELECT </text:p>
      <text:p text:style-name="Preformatted_20_Text"><text:s text:c="4"/>c.nombre,</text:p>
      <text:p text:style-name="Preformatted_20_Text"><text:s text:c="4"/>COUNT(p.id) AS num_pedidos,</text:p>
      <text:p text:style-name="Preformatted_20_Text"><text:s text:c="4"/>SUM(p.total) AS total_gastado,</text:p>
      <text:p text:style-name="Preformatted_20_Text"><text:s text:c="4"/>AVG(p.total) AS ticket_medio,</text:p>
      <text:p text:style-name="Preformatted_20_Text"><text:s text:c="4"/>MIN(p.total) AS pedido_minimo,</text:p>
      <text:p text:style-name="Preformatted_20_Text"><text:s text:c="4"/>MAX(p.total) AS pedido_maximo</text:p>
      <text:p text:style-name="Preformatted_20_Text">FROM clientes c</text:p>
      <text:p text:style-name="Preformatted_20_Text">LEFT JOIN pedidos p ON c.id = p.cliente_id</text:p>
      <text:p text:style-name="Preformatted_20_Text"><text:soft-page-break/>GROUP BY c.id, c.nombre</text:p>
      <text:p text:style-name="Preformatted_20_Text">ORDER BY total_gastado DESC NULLS LAST;</text:p>
      <text:p text:style-name="Preformatted_20_Text"/>
      <text:p text:style-name="Preformatted_20_Text">-- 2. Productos más vendidos</text:p>
      <text:p text:style-name="Preformatted_20_Text">SELECT </text:p>
      <text:p text:style-name="Preformatted_20_Text"><text:s text:c="4"/>prod.nombre,</text:p>
      <text:p text:style-name="Preformatted_20_Text"><text:s text:c="4"/>SUM(dp.cantidad) AS unidades_vendidas,</text:p>
      <text:p text:style-name="Preformatted_20_Text"><text:s text:c="4"/>SUM(dp.cantidad * dp.precio_unitario) AS ingresos,</text:p>
      <text:p text:style-name="Preformatted_20_Text"><text:s text:c="4"/>COUNT(DISTINCT dp.pedido_id) AS num_pedidos</text:p>
      <text:p text:style-name="Preformatted_20_Text">FROM productos prod</text:p>
      <text:p text:style-name="Preformatted_20_Text">LEFT JOIN detalle_pedidos dp ON prod.id = dp.producto_id</text:p>
      <text:p text:style-name="Preformatted_20_Text">GROUP BY prod.id, prod.nombre</text:p>
      <text:p text:style-name="Preformatted_20_Text">ORDER BY unidades_vendidas DESC NULLS LAST</text:p>
      <text:p text:style-name="Preformatted_20_Text">LIMIT 10;</text:p>
      <text:p text:style-name="Preformatted_20_Text"/>
      <text:p text:style-name="Preformatted_20_Text">-- 3. Análisis de cohortes mensuales</text:p>
      <text:p text:style-name="Preformatted_20_Text">SELECT </text:p>
      <text:p text:style-name="Preformatted_20_Text"><text:s text:c="4"/>DATE_TRUNC('month', fecha) AS mes,</text:p>
      <text:p text:style-name="Preformatted_20_Text"><text:s text:c="4"/>COUNT(DISTINCT cliente_id) AS clientes_unicos,</text:p>
      <text:p text:style-name="Preformatted_20_Text"><text:s text:c="4"/>COUNT(*) AS pedidos,</text:p>
      <text:p text:style-name="Preformatted_20_Text"><text:s text:c="4"/>SUM(total) AS ingresos,</text:p>
      <text:p text:style-name="Preformatted_20_Text"><text:s text:c="4"/>AVG(total) AS ticket_promedio</text:p>
      <text:p text:style-name="Preformatted_20_Text">FROM pedidos</text:p>
      <text:p text:style-name="Preformatted_20_Text">GROUP BY mes</text:p>
      <text:p text:style-name="Preformatted_20_Text">ORDER BY mes;</text:p>
      <text:p text:style-name="Preformatted_20_Text"/>
      <text:p text:style-name="Preformatted_20_Text">-- 4. Porcentaje del total (con ventana o subconsulta)</text:p>
      <text:p text:style-name="Preformatted_20_Text">SELECT </text:p>
      <text:p text:style-name="Preformatted_20_Text"><text:s text:c="4"/>categoria_id,</text:p>
      <text:p text:style-name="Preformatted_20_Text"><text:s text:c="4"/>SUM(precio) AS suma_por_categoria,</text:p>
      <text:p text:style-name="Preformatted_20_Text"><text:s text:c="4"/>(SUM(precio) / (SELECT SUM(precio) FROM productos) * 100) AS porcentaje</text:p>
      <text:p text:style-name="Preformatted_20_Text">FROM productos</text:p>
      <text:p text:style-name="Preformatted_20_Text">GROUP BY categoria_id;</text:p>
      <text:h text:style-name="Heading_20_3" text:outline-level="3">Ejercicios prácticos 4.1</text:h>
      <text:p text:style-name="Text_20_body">sql</text:p>
      <text:p text:style-name="Preformatted_20_Text">-- 1. Calcular total de ventas por cliente y por mes</text:p>
      <text:p text:style-name="Preformatted_20_Text">SELECT </text:p>
      <text:p text:style-name="Preformatted_20_Text"><text:s text:c="4"/>c.nombre,</text:p>
      <text:p text:style-name="Preformatted_20_Text"><text:s text:c="4"/>EXTRACT(YEAR FROM p.fecha) AS año,</text:p>
      <text:p text:style-name="Preformatted_20_Text"><text:s text:c="4"/>EXTRACT(MONTH FROM p.fecha) AS mes,</text:p>
      <text:p text:style-name="Preformatted_20_Text"><text:s text:c="4"/>SUM(p.total) AS total_mes</text:p>
      <text:p text:style-name="Preformatted_20_Text">FROM clientes c</text:p>
      <text:p text:style-name="Preformatted_20_Text">JOIN pedidos p ON c.id = p.cliente_id</text:p>
      <text:p text:style-name="Preformatted_20_Text">GROUP BY c.nombre, año, mes</text:p>
      <text:p text:style-name="Preformatted_20_Text">ORDER BY c.nombre, año, mes;</text:p>
      <text:p text:style-name="Preformatted_20_Text"/>
      <text:p text:style-name="Preformatted_20_Text">-- 2. Categorías con ventas &gt; 1000</text:p>
      <text:p text:style-name="Preformatted_20_Text">SELECT </text:p>
      <text:p text:style-name="Preformatted_20_Text"><text:s text:c="4"/>cat.nombre AS categoria,</text:p>
      <text:p text:style-name="Preformatted_20_Text"><text:s text:c="4"/>SUM(dp.cantidad * dp.precio_unitario) AS ventas_totales</text:p>
      <text:p text:style-name="Preformatted_20_Text">FROM categorias cat</text:p>
      <text:p text:style-name="Preformatted_20_Text">JOIN productos prod ON cat.id = prod.categoria_id</text:p>
      <text:p text:style-name="Preformatted_20_Text">JOIN detalle_pedidos dp ON prod.id = dp.producto_id</text:p>
      <text:p text:style-name="Preformatted_20_Text">GROUP BY cat.nombre</text:p>
      <text:p text:style-name="Preformatted_20_Text">HAVING SUM(dp.cantidad * dp.precio_unitario) &gt; 1000;</text:p>
      <text:p text:style-name="Preformatted_20_Text"/>
      <text:p text:style-name="Preformatted_20_Text">-- 3. Usando FILTER para análisis de temporada</text:p>
      <text:p text:style-name="Preformatted_20_Text">SELECT </text:p>
      <text:p text:style-name="Preformatted_20_Text"><text:s text:c="4"/>EXTRACT(YEAR FROM fecha) AS año,</text:p>
      <text:p text:style-name="Preformatted_20_Text"><text:soft-page-break/><text:s text:c="4"/>COUNT(*) AS total_pedidos,</text:p>
      <text:p text:style-name="Preformatted_20_Text"><text:s text:c="4"/>COUNT(*) FILTER (WHERE EXTRACT(MONTH FROM fecha) IN (12,1,2)) AS invierno,</text:p>
      <text:p text:style-name="Preformatted_20_Text"><text:s text:c="4"/>COUNT(*) FILTER (WHERE EXTRACT(MONTH FROM fecha) IN (3,4,5)) AS primavera,</text:p>
      <text:p text:style-name="Preformatted_20_Text"><text:s text:c="4"/>COUNT(*) FILTER (WHERE EXTRACT(MONTH FROM fecha) IN (6,7,8)) AS verano,</text:p>
      <text:p text:style-name="Preformatted_20_Text"><text:s text:c="4"/>COUNT(*) FILTER (WHERE EXTRACT(MONTH FROM fecha) IN (9,10,11)) AS otoño</text:p>
      <text:p text:style-name="Preformatted_20_Text">FROM pedidos</text:p>
      <text:p text:style-name="Preformatted_20_Text">GROUP BY año;</text:p>
      <text:p text:style-name="Preformatted_20_Text"/>
      <text:p text:style-name="Preformatted_20_Text">-- 4. ROLLUP para informe jerárquico</text:p>
      <text:p text:style-name="Preformatted_20_Text">SELECT </text:p>
      <text:p text:style-name="Preformatted_20_Text"><text:s text:c="4"/>COALESCE(c.nombre, 'TODOS LOS CLIENTES') AS cliente,</text:p>
      <text:p text:style-name="Preformatted_20_Text"><text:s text:c="4"/>COALESCE(EXTRACT(YEAR FROM p.fecha)::text, 'TODOS LOS AÑOS') AS año,</text:p>
      <text:p text:style-name="Preformatted_20_Text"><text:s text:c="4"/>SUM(p.total) AS total</text:p>
      <text:p text:style-name="Preformatted_20_Text">FROM clientes c</text:p>
      <text:p text:style-name="Preformatted_20_Text">RIGHT JOIN pedidos p ON c.id = p.cliente_id</text:p>
      <text:p text:style-name="Preformatted_20_Text">GROUP BY ROLLUP (c.nombre, EXTRACT(YEAR FROM p.fecha))</text:p>
      <text:p text:style-name="Preformatted_20_Text">ORDER BY c.nombre NULLS LAST, año NULLS LAST;</text:p>
      <text:p text:style-name="Horizontal_20_Line"/>
      <text:h text:style-name="Heading_20_2" text:outline-level="2">Módulo 5: Funciones de Ventana (Window Functions)</text:h>
      <text:h text:style-name="Heading_20_3" text:outline-level="3">5.1 Conceptos básicos</text:h>
      <text:p text:style-name="Text_20_body">Las <text:span text:style-name="Strong_20_Emphasis">window functions</text:span> realizan cálculos a través de un conjunto de filas relacionadas con la fila actual, SIN colapsar las filas como GROUP BY.</text:p>
      <text:p text:style-name="Text_20_body">sql</text:p>
      <text:p text:style-name="Preformatted_20_Text">-- Sintaxis básica</text:p>
      <text:p text:style-name="Preformatted_20_Text">funcion_ventana() OVER (</text:p>
      <text:p text:style-name="Preformatted_20_Text"><text:s text:c="4"/>[PARTITION BY columna1, columna2, ...]</text:p>
      <text:p text:style-name="Preformatted_20_Text"><text:s text:c="4"/>[ORDER BY columna1 [ASC|DESC]]</text:p>
      <text:p text:style-name="Preformatted_20_Text"><text:s text:c="4"/>[frame_clause]</text:p>
      <text:p text:style-name="Preformatted_20_Text">)</text:p>
      <text:p text:style-name="Preformatted_20_Text"/>
      <text:p text:style-name="Preformatted_20_Text">-- Diferencia fundamental con GROUP BY</text:p>
      <text:p text:style-name="Preformatted_20_Text">-- GROUP BY: reduce filas (una fila por grupo)</text:p>
      <text:p text:style-name="Preformatted_20_Text">SELECT categoria_id, AVG(precio) FROM productos GROUP BY categoria_id;</text:p>
      <text:p text:style-name="Preformatted_20_Text"/>
      <text:p text:style-name="Preformatted_20_Text">-- Window function: mantiene todas las filas, añade columna calculada</text:p>
      <text:p text:style-name="Preformatted_20_Text">SELECT </text:p>
      <text:p text:style-name="Preformatted_20_Text"><text:s text:c="4"/>nombre,</text:p>
      <text:p text:style-name="Preformatted_20_Text"><text:s text:c="4"/>precio,</text:p>
      <text:p text:style-name="Preformatted_20_Text"><text:s text:c="4"/>categoria_id,</text:p>
      <text:p text:style-name="Preformatted_20_Text"><text:s text:c="4"/>AVG(precio) OVER (PARTITION BY categoria_id) AS promedio_categoria</text:p>
      <text:p text:style-name="Preformatted_20_Text">FROM productos;</text:p>
      <text:h text:style-name="Heading_20_3" text:outline-level="3">Funciones de ranking</text:h>
      <text:p text:style-name="Text_20_body">sql</text:p>
      <text:p text:style-name="Preformatted_20_Text">-- ROW_NUMBER(): número secuencial único por partición</text:p>
      <text:p text:style-name="Preformatted_20_Text">SELECT </text:p>
      <text:p text:style-name="Preformatted_20_Text"><text:s text:c="4"/>nombre,</text:p>
      <text:p text:style-name="Preformatted_20_Text"><text:s text:c="4"/>precio,</text:p>
      <text:p text:style-name="Preformatted_20_Text"><text:s text:c="4"/>categoria_id,</text:p>
      <text:p text:style-name="Preformatted_20_Text"><text:s text:c="4"/>ROW_NUMBER() OVER (PARTITION BY categoria_id ORDER BY precio DESC) AS posicion</text:p>
      <text:p text:style-name="Preformatted_20_Text">FROM productos;</text:p>
      <text:p text:style-name="Preformatted_20_Text"/>
      <text:p text:style-name="Preformatted_20_Text"><text:soft-page-break/>-- RANK(): mismo número para empates, saltos</text:p>
      <text:p text:style-name="Preformatted_20_Text">SELECT </text:p>
      <text:p text:style-name="Preformatted_20_Text"><text:s text:c="4"/>nombre,</text:p>
      <text:p text:style-name="Preformatted_20_Text"><text:s text:c="4"/>precio,</text:p>
      <text:p text:style-name="Preformatted_20_Text"><text:s text:c="4"/>RANK() OVER (ORDER BY precio DESC) AS ranking,</text:p>
      <text:p text:style-name="Preformatted_20_Text"><text:s text:c="4"/>DENSE_RANK() OVER (ORDER BY precio DESC) AS ranking_sin_saltos</text:p>
      <text:p text:style-name="Preformatted_20_Text">FROM productos;</text:p>
      <text:p text:style-name="Preformatted_20_Text"/>
      <text:p text:style-name="Preformatted_20_Text">-- NTILE(n): divide en n grupos</text:p>
      <text:p text:style-name="Preformatted_20_Text">SELECT </text:p>
      <text:p text:style-name="Preformatted_20_Text"><text:s text:c="4"/>nombre,</text:p>
      <text:p text:style-name="Preformatted_20_Text"><text:s text:c="4"/>precio,</text:p>
      <text:p text:style-name="Preformatted_20_Text"><text:s text:c="4"/>NTILE(4) OVER (ORDER BY precio DESC) AS cuartil</text:p>
      <text:p text:style-name="Preformatted_20_Text">FROM productos;</text:p>
      <text:h text:style-name="Heading_20_3" text:outline-level="3">Funciones de acceso (LAG, LEAD, FIRST_VALUE, LAST_VALUE)</text:h>
      <text:p text:style-name="Text_20_body">sql</text:p>
      <text:p text:style-name="Preformatted_20_Text">-- LAG(): valor de fila anterior</text:p>
      <text:p text:style-name="Preformatted_20_Text">SELECT </text:p>
      <text:p text:style-name="Preformatted_20_Text"><text:s text:c="4"/>fecha,</text:p>
      <text:p text:style-name="Preformatted_20_Text"><text:s text:c="4"/>total,</text:p>
      <text:p text:style-name="Preformatted_20_Text"><text:s text:c="4"/>LAG(total, 1) OVER (ORDER BY fecha) AS total_dia_anterior,</text:p>
      <text:p text:style-name="Preformatted_20_Text"><text:s text:c="4"/>LAG(total, 1, 0) OVER (ORDER BY fecha) AS anterior_con_default,</text:p>
      <text:p text:style-name="Preformatted_20_Text"><text:s text:c="4"/>total - LAG(total, 1, total) OVER (ORDER BY fecha) AS diferencia</text:p>
      <text:p text:style-name="Preformatted_20_Text">FROM ventas_diarias;</text:p>
      <text:p text:style-name="Preformatted_20_Text"/>
      <text:p text:style-name="Preformatted_20_Text">-- LEAD(): valor de fila siguiente</text:p>
      <text:p text:style-name="Preformatted_20_Text">SELECT </text:p>
      <text:p text:style-name="Preformatted_20_Text"><text:s text:c="4"/>fecha,</text:p>
      <text:p text:style-name="Preformatted_20_Text"><text:s text:c="4"/>total,</text:p>
      <text:p text:style-name="Preformatted_20_Text"><text:s text:c="4"/>LEAD(total, 1) OVER (ORDER BY fecha) AS total_dia_siguiente,</text:p>
      <text:p text:style-name="Preformatted_20_Text"><text:s text:c="4"/>LEAD(total, 7) OVER (ORDER BY fecha) AS total_hace_7_dias</text:p>
      <text:p text:style-name="Preformatted_20_Text">FROM ventas_diarias;</text:p>
      <text:p text:style-name="Preformatted_20_Text"/>
      <text:p text:style-name="Preformatted_20_Text">-- FIRST_VALUE() / LAST_VALUE()</text:p>
      <text:p text:style-name="Preformatted_20_Text">SELECT </text:p>
      <text:p text:style-name="Preformatted_20_Text"><text:s text:c="4"/>categoria_id,</text:p>
      <text:p text:style-name="Preformatted_20_Text"><text:s text:c="4"/>nombre,</text:p>
      <text:p text:style-name="Preformatted_20_Text"><text:s text:c="4"/>precio,</text:p>
      <text:p text:style-name="Preformatted_20_Text"><text:s text:c="4"/>FIRST_VALUE(precio) OVER (PARTITION BY categoria_id ORDER BY precio) AS precio_minimo,</text:p>
      <text:p text:style-name="Preformatted_20_Text"><text:s text:c="4"/>LAST_VALUE(precio) OVER (PARTITION BY categoria_id ORDER BY precio </text:p>
      <text:p text:style-name="Preformatted_20_Text"><text:s text:c="8"/>ROWS BETWEEN UNBOUNDED PRECEDING AND UNBOUNDED FOLLOWING) AS precio_maximo</text:p>
      <text:p text:style-name="Preformatted_20_Text">FROM productos;</text:p>
      <text:h text:style-name="Heading_20_3" text:outline-level="3">5.2 Marcos (Frames)</text:h>
      <text:p text:style-name="Text_20_body">Los frames definen qué filas se incluyen en el cálculo relativo a la fila actual.</text:p>
      <text:p text:style-name="Text_20_body">sql</text:p>
      <text:p text:style-name="Preformatted_20_Text">-- Frame syntax</text:p>
      <text:p text:style-name="Preformatted_20_Text">ROWS | RANGE | GROUPS</text:p>
      <text:p text:style-name="Preformatted_20_Text">BETWEEN frame_start AND frame_end</text:p>
      <text:p text:style-name="Preformatted_20_Text"/>
      <text:p text:style-name="Preformatted_20_Text">-- frame_start options: UNBOUNDED PRECEDING, n PRECEDING, CURRENT ROW</text:p>
      <text:p text:style-name="Preformatted_20_Text">-- frame_end options: CURRENT ROW, n FOLLOWING, UNBOUNDED FOLLOWING</text:p>
      <text:p text:style-name="Preformatted_20_Text"/>
      <text:p text:style-name="Preformatted_20_Text">-- Ejemplos de frames</text:p>
      <text:p text:style-name="Preformatted_20_Text"><text:soft-page-break/>-- Frame: todas las filas desde el inicio hasta la actual</text:p>
      <text:p text:style-name="Preformatted_20_Text">SUM(total) OVER (ORDER BY fecha ROWS BETWEEN UNBOUNDED PRECEDING AND CURRENT ROW)</text:p>
      <text:p text:style-name="Preformatted_20_Text"/>
      <text:p text:style-name="Preformatted_20_Text">-- Frame: fila anterior, actual y siguiente</text:p>
      <text:p text:style-name="Preformatted_20_Text">AVG(total) OVER (ORDER BY fecha ROWS BETWEEN 1 PRECEDING AND 1 FOLLOWING)</text:p>
      <text:p text:style-name="Preformatted_20_Text"/>
      <text:p text:style-name="Preformatted_20_Text">-- Frame: últimas 7 filas (incluyendo actual)</text:p>
      <text:p text:style-name="Preformatted_20_Text">AVG(total) OVER (ORDER BY fecha ROWS BETWEEN 6 PRECEDING AND CURRENT ROW)</text:p>
      <text:p text:style-name="Preformatted_20_Text"/>
      <text:p text:style-name="Preformatted_20_Text">-- Frame: solo la fila actual (equivalente a sin frame)</text:p>
      <text:p text:style-name="Preformatted_20_Text">total - LAG(total) OVER (ORDER BY fecha)</text:p>
      <text:h text:style-name="Heading_20_3" text:outline-level="3">Promedios móviles y acumulados</text:h>
      <text:p text:style-name="Text_20_body">sql</text:p>
      <text:p text:style-name="Preformatted_20_Text">-- 1. Acumulado (running total)</text:p>
      <text:p text:style-name="Preformatted_20_Text">SELECT </text:p>
      <text:p text:style-name="Preformatted_20_Text"><text:s text:c="4"/>fecha,</text:p>
      <text:p text:style-name="Preformatted_20_Text"><text:s text:c="4"/>total,</text:p>
      <text:p text:style-name="Preformatted_20_Text"><text:s text:c="4"/>SUM(total) OVER (ORDER BY fecha) AS acumulado,</text:p>
      <text:p text:style-name="Preformatted_20_Text"><text:s text:c="4"/>COUNT(*) OVER (ORDER BY fecha) AS pedidos_acumulados</text:p>
      <text:p text:style-name="Preformatted_20_Text">FROM pedidos</text:p>
      <text:p text:style-name="Preformatted_20_Text">ORDER BY fecha;</text:p>
      <text:p text:style-name="Preformatted_20_Text"/>
      <text:p text:style-name="Preformatted_20_Text">-- 2. Promedio móvil de 7 días</text:p>
      <text:p text:style-name="Preformatted_20_Text">SELECT </text:p>
      <text:p text:style-name="Preformatted_20_Text"><text:s text:c="4"/>fecha,</text:p>
      <text:p text:style-name="Preformatted_20_Text"><text:s text:c="4"/>total,</text:p>
      <text:p text:style-name="Preformatted_20_Text"><text:s text:c="4"/>AVG(total) OVER (ORDER BY fecha ROWS BETWEEN 6 PRECEDING AND CURRENT ROW) AS media_movil_7dias</text:p>
      <text:p text:style-name="Preformatted_20_Text">FROM ventas_diarias;</text:p>
      <text:p text:style-name="Preformatted_20_Text"/>
      <text:p text:style-name="Preformatted_20_Text">-- 3. Máximo móvil (peak)</text:p>
      <text:p text:style-name="Preformatted_20_Text">SELECT </text:p>
      <text:p text:style-name="Preformatted_20_Text"><text:s text:c="4"/>fecha,</text:p>
      <text:p text:style-name="Preformatted_20_Text"><text:s text:c="4"/>total,</text:p>
      <text:p text:style-name="Preformatted_20_Text"><text:s text:c="4"/>MAX(total) OVER (ORDER BY fecha ROWS BETWEEN UNBOUNDED PRECEDING AND CURRENT ROW) AS maximo_hasta_fecha</text:p>
      <text:p text:style-name="Preformatted_20_Text">FROM ventas_diarias;</text:p>
      <text:p text:style-name="Preformatted_20_Text"/>
      <text:p text:style-name="Preformatted_20_Text">-- 4. Diferencia con fila anterior (sin LAG)</text:p>
      <text:p text:style-name="Preformatted_20_Text">SELECT </text:p>
      <text:p text:style-name="Preformatted_20_Text"><text:s text:c="4"/>fecha,</text:p>
      <text:p text:style-name="Preformatted_20_Text"><text:s text:c="4"/>total,</text:p>
      <text:p text:style-name="Preformatted_20_Text"><text:s text:c="4"/>total - FIRST_VALUE(total) OVER (ORDER BY fecha ROWS BETWEEN 1 PRECEDING AND 1 PRECEDING) AS diferencia</text:p>
      <text:p text:style-name="Preformatted_20_Text">FROM ventas_diarias;</text:p>
      <text:h text:style-name="Heading_20_3" text:outline-level="3">5.3 Agregaciones como ventana</text:h>
      <text:p text:style-name="Text_20_body">sql</text:p>
      <text:p text:style-name="Preformatted_20_Text">-- Usar funciones de agregación como window functions</text:p>
      <text:p text:style-name="Preformatted_20_Text">SELECT </text:p>
      <text:p text:style-name="Preformatted_20_Text"><text:s text:c="4"/>p.nombre,</text:p>
      <text:p text:style-name="Preformatted_20_Text"><text:s text:c="4"/>p.precio,</text:p>
      <text:p text:style-name="Preformatted_20_Text"><text:s text:c="4"/>p.categoria_id,</text:p>
      <text:p text:style-name="Preformatted_20_Text"><text:s text:c="4"/>AVG(p.precio) OVER (PARTITION BY p.categoria_id) AS promedio_categoria,</text:p>
      <text:p text:style-name="Preformatted_20_Text"><text:s text:c="4"/>SUM(p.precio) OVER (PARTITION BY p.categoria_id) AS suma_categoria,</text:p>
      <text:p text:style-name="Preformatted_20_Text"><text:s text:c="4"/>COUNT(*) OVER (PARTITION BY p.categoria_id) AS total_productos_categoria,</text:p>
      <text:p text:style-name="Preformatted_20_Text"><text:soft-page-break/><text:s text:c="4"/>p.precio - AVG(p.precio) OVER (PARTITION BY p.categoria_id) AS diferencia_promedio</text:p>
      <text:p text:style-name="Preformatted_20_Text">FROM productos p;</text:p>
      <text:p text:style-name="Preformatted_20_Text"/>
      <text:p text:style-name="Preformatted_20_Text">-- Comparación con GROUP BY (mismo cálculo, diferente resultado)</text:p>
      <text:p text:style-name="Preformatted_20_Text">-- GROUP BY: 1 fila por categoría</text:p>
      <text:p text:style-name="Preformatted_20_Text">SELECT categoria_id, AVG(precio) FROM productos GROUP BY categoria_id;</text:p>
      <text:p text:style-name="Preformatted_20_Text"/>
      <text:p text:style-name="Preformatted_20_Text">-- Window: todas las filas + columna adicional</text:p>
      <text:p text:style-name="Preformatted_20_Text">SELECT nombre, precio, categoria_id, AVG(precio) OVER (PARTITION BY categoria_id) FROM productos;</text:p>
      <text:h text:style-name="Heading_20_3" text:outline-level="3">5.4 Casos de uso reales</text:h>
      <text:h text:style-name="Heading_20_4" text:outline-level="4">Caso 1: Ranking de ventas por región</text:h>
      <text:p text:style-name="Text_20_body">sql</text:p>
      <text:p text:style-name="Preformatted_20_Text">SELECT </text:p>
      <text:p text:style-name="Preformatted_20_Text"><text:s text:c="4"/>vendedor_id,</text:p>
      <text:p text:style-name="Preformatted_20_Text"><text:s text:c="4"/>region,</text:p>
      <text:p text:style-name="Preformatted_20_Text"><text:s text:c="4"/>ventas,</text:p>
      <text:p text:style-name="Preformatted_20_Text"><text:s text:c="4"/>RANK() OVER (PARTITION BY region ORDER BY ventas DESC) AS ranking_region,</text:p>
      <text:p text:style-name="Preformatted_20_Text"><text:s text:c="4"/>ROW_NUMBER() OVER (ORDER BY ventas DESC) AS ranking_global</text:p>
      <text:p text:style-name="Preformatted_20_Text">FROM vendedores</text:p>
      <text:p text:style-name="Preformatted_20_Text">ORDER BY region, ranking_region;</text:p>
      <text:h text:style-name="Heading_20_4" text:outline-level="4">Caso 2: Detectar duplicados</text:h>
      <text:p text:style-name="Text_20_body">sql</text:p>
      <text:p text:style-name="Preformatted_20_Text">WITH duplicados AS (</text:p>
      <text:p text:style-name="Preformatted_20_Text"><text:s text:c="4"/>SELECT </text:p>
      <text:p text:style-name="Preformatted_20_Text"><text:s text:c="8"/>*,</text:p>
      <text:p text:style-name="Preformatted_20_Text"><text:s text:c="8"/>ROW_NUMBER() OVER (PARTITION BY email ORDER BY id) AS rn</text:p>
      <text:p text:style-name="Preformatted_20_Text"><text:s text:c="4"/>FROM clientes</text:p>
      <text:p text:style-name="Preformatted_20_Text">)</text:p>
      <text:p text:style-name="Preformatted_20_Text">SELECT * FROM duplicados WHERE rn &gt; 1;</text:p>
      <text:p text:style-name="Preformatted_20_Text"/>
      <text:p text:style-name="Preformatted_20_Text">-- Eliminar duplicados (dejando el primero)</text:p>
      <text:p text:style-name="Preformatted_20_Text">DELETE FROM clientes </text:p>
      <text:p text:style-name="Preformatted_20_Text">WHERE id IN (</text:p>
      <text:p text:style-name="Preformatted_20_Text"><text:s text:c="4"/>SELECT id FROM (</text:p>
      <text:p text:style-name="Preformatted_20_Text"><text:s text:c="8"/>SELECT </text:p>
      <text:p text:style-name="Preformatted_20_Text"><text:s text:c="12"/>id,</text:p>
      <text:p text:style-name="Preformatted_20_Text"><text:s text:c="12"/>ROW_NUMBER() OVER (PARTITION BY email ORDER BY id) AS rn</text:p>
      <text:p text:style-name="Preformatted_20_Text"><text:s text:c="8"/>FROM clientes</text:p>
      <text:p text:style-name="Preformatted_20_Text"><text:s text:c="4"/>) duplicados</text:p>
      <text:p text:style-name="Preformatted_20_Text"><text:s text:c="4"/>WHERE rn &gt; 1</text:p>
      <text:p text:style-name="Preformatted_20_Text">);</text:p>
      <text:h text:style-name="Heading_20_4" text:outline-level="4">Caso 3: Diferencia entre compras de un cliente</text:h>
      <text:p text:style-name="Text_20_body">sql</text:p>
      <text:p text:style-name="Preformatted_20_Text">SELECT </text:p>
      <text:p text:style-name="Preformatted_20_Text"><text:s text:c="4"/>cliente_id,</text:p>
      <text:p text:style-name="Preformatted_20_Text"><text:s text:c="4"/>fecha,</text:p>
      <text:p text:style-name="Preformatted_20_Text"><text:s text:c="4"/>total,</text:p>
      <text:p text:style-name="Preformatted_20_Text"><text:s text:c="4"/>LAG(fecha) OVER (PARTITION BY cliente_id ORDER BY fecha) AS fecha_compra_anterior,</text:p>
      <text:p text:style-name="Preformatted_20_Text"><text:s text:c="4"/>fecha - LAG(fecha) OVER (PARTITION BY cliente_id ORDER BY fecha) AS dias_entre_compras,</text:p>
      <text:p text:style-name="Preformatted_20_Text"><text:soft-page-break/><text:s text:c="4"/>LAG(total) OVER (PARTITION BY cliente_id ORDER BY fecha) AS monto_anterior,</text:p>
      <text:p text:style-name="Preformatted_20_Text"><text:s text:c="4"/>total - LAG(total) OVER (PARTITION BY cliente_id ORDER BY fecha) AS diferencia_monto</text:p>
      <text:p text:style-name="Preformatted_20_Text">FROM pedidos</text:p>
      <text:p text:style-name="Preformatted_20_Text">ORDER BY cliente_id, fecha;</text:p>
      <text:h text:style-name="Heading_20_4" text:outline-level="4">Caso 4: Porcentaje del total por categoría</text:h>
      <text:p text:style-name="Text_20_body">sql</text:p>
      <text:p text:style-name="Preformatted_20_Text">SELECT </text:p>
      <text:p text:style-name="Preformatted_20_Text"><text:s text:c="4"/>categoria_id,</text:p>
      <text:p text:style-name="Preformatted_20_Text"><text:s text:c="4"/>nombre,</text:p>
      <text:p text:style-name="Preformatted_20_Text"><text:s text:c="4"/>precio,</text:p>
      <text:p text:style-name="Preformatted_20_Text"><text:s text:c="4"/>precio / SUM(precio) OVER () * 100 AS porcentaje_global,</text:p>
      <text:p text:style-name="Preformatted_20_Text"><text:s text:c="4"/>precio / SUM(precio) OVER (PARTITION BY categoria_id) * 100 AS porcentaje_categoria</text:p>
      <text:p text:style-name="Preformatted_20_Text">FROM productos;</text:p>
      <text:h text:style-name="Heading_20_4" text:outline-level="4">Caso 5: Saldo acumulado (como en cuenta bancaria)</text:h>
      <text:p text:style-name="Text_20_body">sql</text:p>
      <text:p text:style-name="Preformatted_20_Text">SELECT </text:p>
      <text:p text:style-name="Preformatted_20_Text"><text:s text:c="4"/>fecha,</text:p>
      <text:p text:style-name="Preformatted_20_Text"><text:s text:c="4"/>operacion,</text:p>
      <text:p text:style-name="Preformatted_20_Text"><text:s text:c="4"/>monto,</text:p>
      <text:p text:style-name="Preformatted_20_Text"><text:s text:c="4"/>SUM(CASE WHEN tipo = 'ingreso' THEN monto ELSE -monto END) </text:p>
      <text:p text:style-name="Preformatted_20_Text"><text:s text:c="8"/>OVER (ORDER BY fecha, id ROWS UNBOUNDED PRECEDING) AS saldo_acumulado</text:p>
      <text:p text:style-name="Preformatted_20_Text">FROM movimientos</text:p>
      <text:p text:style-name="Preformatted_20_Text">ORDER BY fecha;</text:p>
      <text:h text:style-name="Heading_20_3" text:outline-level="3">Ejercicios prácticos 5.1</text:h>
      <text:p text:style-name="Text_20_body">sql</text:p>
      <text:p text:style-name="Preformatted_20_Text">-- 1. Para cada pedido, mostrar el total del pedido anterior del mismo cliente</text:p>
      <text:p text:style-name="Preformatted_20_Text">SELECT </text:p>
      <text:p text:style-name="Preformatted_20_Text"><text:s text:c="4"/>id,</text:p>
      <text:p text:style-name="Preformatted_20_Text"><text:s text:c="4"/>cliente_id,</text:p>
      <text:p text:style-name="Preformatted_20_Text"><text:s text:c="4"/>fecha,</text:p>
      <text:p text:style-name="Preformatted_20_Text"><text:s text:c="4"/>total,</text:p>
      <text:p text:style-name="Preformatted_20_Text"><text:s text:c="4"/>LAG(total) OVER (PARTITION BY cliente_id ORDER BY fecha) AS pedido_anterior</text:p>
      <text:p text:style-name="Preformatted_20_Text">FROM pedidos;</text:p>
      <text:p text:style-name="Preformatted_20_Text"/>
      <text:p text:style-name="Preformatted_20_Text">-- 2. Ranking de productos por precio dentro de cada categoría</text:p>
      <text:p text:style-name="Preformatted_20_Text">SELECT </text:p>
      <text:p text:style-name="Preformatted_20_Text"><text:s text:c="4"/>nombre,</text:p>
      <text:p text:style-name="Preformatted_20_Text"><text:s text:c="4"/>categoria_id,</text:p>
      <text:p text:style-name="Preformatted_20_Text"><text:s text:c="4"/>precio,</text:p>
      <text:p text:style-name="Preformatted_20_Text"><text:s text:c="4"/>RANK() OVER (PARTITION BY categoria_id ORDER BY precio DESC) AS ranking_precio</text:p>
      <text:p text:style-name="Preformatted_20_Text">FROM productos;</text:p>
      <text:p text:style-name="Preformatted_20_Text"/>
      <text:p text:style-name="Preformatted_20_Text">-- 3. Promedio móvil de 3 días de ventas</text:p>
      <text:p text:style-name="Preformatted_20_Text">SELECT </text:p>
      <text:p text:style-name="Preformatted_20_Text"><text:s text:c="4"/>fecha,</text:p>
      <text:p text:style-name="Preformatted_20_Text"><text:s text:c="4"/>total,</text:p>
      <text:p text:style-name="Preformatted_20_Text"><text:s text:c="4"/>AVG(total) OVER (ORDER BY fecha ROWS BETWEEN 2 PRECEDING AND CURRENT ROW) AS media_movil_3d</text:p>
      <text:p text:style-name="Preformatted_20_Text">FROM ventas_diarias;</text:p>
      <text:p text:style-name="Preformatted_20_Text"/>
      <text:p text:style-name="Preformatted_20_Text">-- 4. Primer y último pedido de cada cliente</text:p>
      <text:p text:style-name="Preformatted_20_Text"><text:soft-page-break/>SELECT DISTINCT</text:p>
      <text:p text:style-name="Preformatted_20_Text"><text:s text:c="4"/>cliente_id,</text:p>
      <text:p text:style-name="Preformatted_20_Text"><text:s text:c="4"/>FIRST_VALUE(fecha) OVER (PARTITION BY cliente_id ORDER BY fecha) AS primer_pedido,</text:p>
      <text:p text:style-name="Preformatted_20_Text"><text:s text:c="4"/>FIRST_VALUE(total) OVER (PARTITION BY cliente_id ORDER BY fecha) AS monto_primer,</text:p>
      <text:p text:style-name="Preformatted_20_Text"><text:s text:c="4"/>LAST_VALUE(fecha) OVER (PARTITION BY cliente_id ORDER BY fecha </text:p>
      <text:p text:style-name="Preformatted_20_Text"><text:s text:c="8"/>ROWS BETWEEN UNBOUNDED PRECEDING AND UNBOUNDED FOLLOWING) AS ultimo_pedido,</text:p>
      <text:p text:style-name="Preformatted_20_Text"><text:s text:c="4"/>LAST_VALUE(total) OVER (PARTITION BY cliente_id ORDER BY fecha </text:p>
      <text:p text:style-name="Preformatted_20_Text"><text:s text:c="8"/>ROWS BETWEEN UNBOUNDED PRECEDING AND UNBOUNDED FOLLOWING) AS monto_ultimo</text:p>
      <text:p text:style-name="Preformatted_20_Text">FROM pedidos;</text:p>
      <text:p text:style-name="Preformatted_20_Text"/>
      <text:p text:style-name="Preformatted_20_Text">-- 5. Porcentaje acumulado de ventas (Pareto 80/20)</text:p>
      <text:p text:style-name="Preformatted_20_Text">SELECT </text:p>
      <text:p text:style-name="Preformatted_20_Text"><text:s text:c="4"/>producto_id,</text:p>
      <text:p text:style-name="Preformatted_20_Text"><text:s text:c="4"/>ventas,</text:p>
      <text:p text:style-name="Preformatted_20_Text"><text:s text:c="4"/>SUM(ventas) OVER (ORDER BY ventas DESC) AS ventas_acumuladas,</text:p>
      <text:p text:style-name="Preformatted_20_Text"><text:s text:c="4"/>SUM(ventas) OVER (ORDER BY ventas DESC) / SUM(ventas) OVER () * 100 AS porcentaje_acumulado</text:p>
      <text:p text:style-name="Preformatted_20_Text">FROM ventas_productos</text:p>
      <text:p text:style-name="Preformatted_20_Text">ORDER BY ventas DESC;</text:p>
      <text:p text:style-name="Horizontal_20_Line"/>
      <text:h text:style-name="Heading_20_2" text:outline-level="2">Módulo 6: Consultas Avanzadas y Optimización</text:h>
      <text:h text:style-name="Heading_20_3" text:outline-level="3">6.1 CTE (Common Table Expressions)</text:h>
      <text:p text:style-name="Text_20_body">Las CTE permiten definir tablas temporales dentro de una consulta, mejorando legibilidad y permitiendo recursividad.</text:p>
      <text:p text:style-name="Text_20_body">sql</text:p>
      <text:p text:style-name="Preformatted_20_Text">-- CTE simple</text:p>
      <text:p text:style-name="Preformatted_20_Text">WITH productos_caros AS (</text:p>
      <text:p text:style-name="Preformatted_20_Text"><text:s text:c="4"/>SELECT * FROM productos WHERE precio &gt; 1000</text:p>
      <text:p text:style-name="Preformatted_20_Text">)</text:p>
      <text:p text:style-name="Preformatted_20_Text">SELECT </text:p>
      <text:p text:style-name="Preformatted_20_Text"><text:s text:c="4"/>p.nombre,</text:p>
      <text:p text:style-name="Preformatted_20_Text"><text:s text:c="4"/>p.precio,</text:p>
      <text:p text:style-name="Preformatted_20_Text"><text:s text:c="4"/>c.nombre AS categoria</text:p>
      <text:p text:style-name="Preformatted_20_Text">FROM productos_caros p</text:p>
      <text:p text:style-name="Preformatted_20_Text">JOIN categorias c ON p.categoria_id = c.id;</text:p>
      <text:p text:style-name="Preformatted_20_Text"/>
      <text:p text:style-name="Preformatted_20_Text">-- CTE múltiple</text:p>
      <text:p text:style-name="Preformatted_20_Text">WITH </text:p>
      <text:p text:style-name="Preformatted_20_Text"><text:s text:c="4"/>ventas_por_cliente AS (</text:p>
      <text:p text:style-name="Preformatted_20_Text"><text:s text:c="8"/>SELECT cliente_id, SUM(total) AS total_gastado</text:p>
      <text:p text:style-name="Preformatted_20_Text"><text:s text:c="8"/>FROM pedidos</text:p>
      <text:p text:style-name="Preformatted_20_Text"><text:s text:c="8"/>GROUP BY cliente_id</text:p>
      <text:p text:style-name="Preformatted_20_Text"><text:s text:c="4"/>),</text:p>
      <text:p text:style-name="Preformatted_20_Text"><text:s text:c="4"/>clientes_vip AS (</text:p>
      <text:p text:style-name="Preformatted_20_Text"><text:s text:c="8"/>SELECT cliente_id FROM ventas_por_cliente WHERE total_gastado &gt; 10000</text:p>
      <text:p text:style-name="Preformatted_20_Text"><text:s text:c="4"/>)</text:p>
      <text:p text:style-name="Preformatted_20_Text">SELECT c.nombre, v.total_gastado</text:p>
      <text:p text:style-name="Preformatted_20_Text">FROM clientes c</text:p>
      <text:p text:style-name="Preformatted_20_Text">JOIN ventas_por_cliente v ON c.id = v.cliente_id</text:p>
      <text:p text:style-name="Preformatted_20_Text">WHERE c.id IN (SELECT cliente_id FROM clientes_vip);</text:p>
      <text:p text:style-name="Preformatted_20_Text"><text:soft-page-break/></text:p>
      <text:p text:style-name="Preformatted_20_Text">-- CTE con UPDATE/DELETE (útil para modificaciones complejas)</text:p>
      <text:p text:style-name="Preformatted_20_Text">WITH actualizados AS (</text:p>
      <text:p text:style-name="Preformatted_20_Text"><text:s text:c="4"/>UPDATE productos </text:p>
      <text:p text:style-name="Preformatted_20_Text"><text:s text:c="4"/>SET precio = precio * 1.10 </text:p>
      <text:p text:style-name="Preformatted_20_Text"><text:s text:c="4"/>WHERE categoria_id = 1</text:p>
      <text:p text:style-name="Preformatted_20_Text"><text:s text:c="4"/>RETURNING id, nombre, precio</text:p>
      <text:p text:style-name="Preformatted_20_Text">)</text:p>
      <text:p text:style-name="Preformatted_20_Text">SELECT * FROM actualizados;</text:p>
      <text:h text:style-name="Heading_20_3" text:outline-level="3">CTE Recursivas</text:h>
      <text:p text:style-name="Text_20_body">Las CTE recursivas son ideales para datos jerárquicos (árboles, grafos, series).</text:p>
      <text:p text:style-name="Text_20_body">sql</text:p>
      <text:p text:style-name="Preformatted_20_Text">-- Sintaxis</text:p>
      <text:p text:style-name="Preformatted_20_Text">WITH RECURSIVE nombre_cte AS (</text:p>
      <text:p text:style-name="Preformatted_20_Text"><text:s text:c="4"/>-- Anchor: consulta inicial (non-recursive)</text:p>
      <text:p text:style-name="Preformatted_20_Text"><text:s text:c="4"/>SELECT ... </text:p>
      <text:p text:style-name="Preformatted_20_Text"><text:s text:c="4"/>UNION ALL</text:p>
      <text:p text:style-name="Preformatted_20_Text"><text:s text:c="4"/>-- Recursive: se une a sí misma</text:p>
      <text:p text:style-name="Preformatted_20_Text"><text:s text:c="4"/>SELECT ... FROM nombre_cte WHERE condicion</text:p>
      <text:p text:style-name="Preformatted_20_Text">)</text:p>
      <text:p text:style-name="Preformatted_20_Text">SELECT * FROM nombre_cte;</text:p>
      <text:p text:style-name="Preformatted_20_Text"/>
      <text:p text:style-name="Preformatted_20_Text">-- Ejemplo 1: Jerarquía de empleados</text:p>
      <text:p text:style-name="Preformatted_20_Text">WITH RECURSIVE organigrama AS (</text:p>
      <text:p text:style-name="Preformatted_20_Text"><text:s text:c="4"/>-- Anchor: CEO (sin jefe)</text:p>
      <text:p text:style-name="Preformatted_20_Text"><text:s text:c="4"/>SELECT </text:p>
      <text:p text:style-name="Preformatted_20_Text"><text:s text:c="8"/>id, </text:p>
      <text:p text:style-name="Preformatted_20_Text"><text:s text:c="8"/>nombre, </text:p>
      <text:p text:style-name="Preformatted_20_Text"><text:s text:c="8"/>jefe_id, </text:p>
      <text:p text:style-name="Preformatted_20_Text"><text:s text:c="8"/>1 AS nivel,</text:p>
      <text:p text:style-name="Preformatted_20_Text"><text:s text:c="8"/>nombre AS ruta</text:p>
      <text:p text:style-name="Preformatted_20_Text"><text:s text:c="4"/>FROM empleados</text:p>
      <text:p text:style-name="Preformatted_20_Text"><text:s text:c="4"/>WHERE jefe_id IS NULL</text:p>
      <text:p text:style-name="Preformatted_20_Text"><text:s text:c="4"/></text:p>
      <text:p text:style-name="Preformatted_20_Text"><text:s text:c="4"/>UNION ALL</text:p>
      <text:p text:style-name="Preformatted_20_Text"><text:s text:c="4"/></text:p>
      <text:p text:style-name="Preformatted_20_Text"><text:s text:c="4"/>-- Recursive: subordinados</text:p>
      <text:p text:style-name="Preformatted_20_Text"><text:s text:c="4"/>SELECT </text:p>
      <text:p text:style-name="Preformatted_20_Text"><text:s text:c="8"/>e.id, </text:p>
      <text:p text:style-name="Preformatted_20_Text"><text:s text:c="8"/>e.nombre, </text:p>
      <text:p text:style-name="Preformatted_20_Text"><text:s text:c="8"/>e.jefe_id, </text:p>
      <text:p text:style-name="Preformatted_20_Text"><text:s text:c="8"/>o.nivel + 1,</text:p>
      <text:p text:style-name="Preformatted_20_Text"><text:s text:c="8"/>o.ruta || ' &gt; ' || e.nombre</text:p>
      <text:p text:style-name="Preformatted_20_Text"><text:s text:c="4"/>FROM empleados e</text:p>
      <text:p text:style-name="Preformatted_20_Text"><text:s text:c="4"/>JOIN organigrama o ON e.jefe_id = o.id</text:p>
      <text:p text:style-name="Preformatted_20_Text">)</text:p>
      <text:p text:style-name="Preformatted_20_Text">SELECT * FROM organigrama ORDER BY nivel, nombre;</text:p>
      <text:p text:style-name="Preformatted_20_Text"/>
      <text:p text:style-name="Preformatted_20_Text">-- Ejemplo 2: Generar serie numérica (alternativa a generate_series)</text:p>
      <text:p text:style-name="Preformatted_20_Text">WITH RECURSIVE numeros AS (</text:p>
      <text:p text:style-name="Preformatted_20_Text"><text:s text:c="4"/>SELECT 1 AS n</text:p>
      <text:p text:style-name="Preformatted_20_Text"><text:s text:c="4"/>UNION ALL</text:p>
      <text:p text:style-name="Preformatted_20_Text"><text:s text:c="4"/>SELECT n + 1 FROM numeros WHERE n &lt; 100</text:p>
      <text:p text:style-name="Preformatted_20_Text">)</text:p>
      <text:p text:style-name="Preformatted_20_Text">SELECT * FROM numeros;</text:p>
      <text:p text:style-name="Preformatted_20_Text"/>
      <text:p text:style-name="Preformatted_20_Text">-- Ejemplo 3: Árbol de categorías (con profundidad)</text:p>
      <text:p text:style-name="Preformatted_20_Text">WITH RECURSIVE categorias_tree AS (</text:p>
      <text:p text:style-name="Preformatted_20_Text"><text:soft-page-break/><text:s text:c="4"/>SELECT </text:p>
      <text:p text:style-name="Preformatted_20_Text"><text:s text:c="8"/>id, </text:p>
      <text:p text:style-name="Preformatted_20_Text"><text:s text:c="8"/>nombre, </text:p>
      <text:p text:style-name="Preformatted_20_Text"><text:s text:c="8"/>padre_id, </text:p>
      <text:p text:style-name="Preformatted_20_Text"><text:s text:c="8"/>1 AS profundidad,</text:p>
      <text:p text:style-name="Preformatted_20_Text"><text:s text:c="8"/>nombre AS ruta_completa</text:p>
      <text:p text:style-name="Preformatted_20_Text"><text:s text:c="4"/>FROM categorias</text:p>
      <text:p text:style-name="Preformatted_20_Text"><text:s text:c="4"/>WHERE padre_id IS NULL</text:p>
      <text:p text:style-name="Preformatted_20_Text"><text:s text:c="4"/></text:p>
      <text:p text:style-name="Preformatted_20_Text"><text:s text:c="4"/>UNION ALL</text:p>
      <text:p text:style-name="Preformatted_20_Text"><text:s text:c="4"/></text:p>
      <text:p text:style-name="Preformatted_20_Text"><text:s text:c="4"/>SELECT </text:p>
      <text:p text:style-name="Preformatted_20_Text"><text:s text:c="8"/>c.id, </text:p>
      <text:p text:style-name="Preformatted_20_Text"><text:s text:c="8"/>c.nombre, </text:p>
      <text:p text:style-name="Preformatted_20_Text"><text:s text:c="8"/>c.padre_id, </text:p>
      <text:p text:style-name="Preformatted_20_Text"><text:s text:c="8"/>ct.profundidad + 1,</text:p>
      <text:p text:style-name="Preformatted_20_Text"><text:s text:c="8"/>ct.ruta_completa || ' / ' || c.nombre</text:p>
      <text:p text:style-name="Preformatted_20_Text"><text:s text:c="4"/>FROM categorias c</text:p>
      <text:p text:style-name="Preformatted_20_Text"><text:s text:c="4"/>JOIN categorias_tree ct ON c.padre_id = ct.id</text:p>
      <text:p text:style-name="Preformatted_20_Text">)</text:p>
      <text:p text:style-name="Preformatted_20_Text">SELECT * FROM categorias_tree ORDER BY ruta_completa;</text:p>
      <text:p text:style-name="Preformatted_20_Text"/>
      <text:p text:style-name="Preformatted_20_Text">-- Ejemplo 4: Grafo de conexiones (recorrido de red)</text:p>
      <text:p text:style-name="Preformatted_20_Text">WITH RECURSIVE conexiones AS (</text:p>
      <text:p text:style-name="Preformatted_20_Text"><text:s text:c="4"/>SELECT </text:p>
      <text:p text:style-name="Preformatted_20_Text"><text:s text:c="8"/>nodo_origen,</text:p>
      <text:p text:style-name="Preformatted_20_Text"><text:s text:c="8"/>nodo_destino,</text:p>
      <text:p text:style-name="Preformatted_20_Text"><text:s text:c="8"/>ARRAY[nodo_origen] AS ruta,</text:p>
      <text:p text:style-name="Preformatted_20_Text"><text:s text:c="8"/>1 AS distancia</text:p>
      <text:p text:style-name="Preformatted_20_Text"><text:s text:c="4"/>FROM grafo</text:p>
      <text:p text:style-name="Preformatted_20_Text"><text:s text:c="4"/>WHERE nodo_origen = 'A'</text:p>
      <text:p text:style-name="Preformatted_20_Text"><text:s text:c="4"/></text:p>
      <text:p text:style-name="Preformatted_20_Text"><text:s text:c="4"/>UNION ALL</text:p>
      <text:p text:style-name="Preformatted_20_Text"><text:s text:c="4"/></text:p>
      <text:p text:style-name="Preformatted_20_Text"><text:s text:c="4"/>SELECT </text:p>
      <text:p text:style-name="Preformatted_20_Text"><text:s text:c="8"/>g.nodo_origen,</text:p>
      <text:p text:style-name="Preformatted_20_Text"><text:s text:c="8"/>g.nodo_destino,</text:p>
      <text:p text:style-name="Preformatted_20_Text"><text:s text:c="8"/>c.ruta || g.nodo_origen,</text:p>
      <text:p text:style-name="Preformatted_20_Text"><text:s text:c="8"/>c.distancia + 1</text:p>
      <text:p text:style-name="Preformatted_20_Text"><text:s text:c="4"/>FROM grafo g</text:p>
      <text:p text:style-name="Preformatted_20_Text"><text:s text:c="4"/>JOIN conexiones c ON g.nodo_origen = c.nodo_destino</text:p>
      <text:p text:style-name="Preformatted_20_Text"><text:s text:c="4"/>WHERE NOT g.nodo_destino = ANY(c.ruta) <text:s/>-- Evitar ciclos</text:p>
      <text:p text:style-name="Preformatted_20_Text">)</text:p>
      <text:p text:style-name="Preformatted_20_Text">SELECT * FROM conexiones;</text:p>
      <text:h text:style-name="Heading_20_3" text:outline-level="3">6.2 Consultas sobre JSON y JSONB</text:h>
      <text:p text:style-name="Text_20_body">PostgreSQL ofrece soporte nativo para JSON con dos tipos: <text:span text:style-name="Source_20_Text">json</text:span> (texto exacto) y <text:span text:style-name="Source_20_Text">jsonb</text:span> (binario, indexable).</text:p>
      <text:p text:style-name="Text_20_body">sql</text:p>
      <text:p text:style-name="Preformatted_20_Text">-- Crear tabla con JSONB</text:p>
      <text:p text:style-name="Preformatted_20_Text">CREATE TABLE productos_json (</text:p>
      <text:p text:style-name="Preformatted_20_Text"><text:s text:c="4"/>id serial PRIMARY KEY,</text:p>
      <text:p text:style-name="Preformatted_20_Text"><text:s text:c="4"/>datos jsonb</text:p>
      <text:p text:style-name="Preformatted_20_Text">);</text:p>
      <text:p text:style-name="Preformatted_20_Text"/>
      <text:p text:style-name="Preformatted_20_Text">-- Insertar datos JSON</text:p>
      <text:p text:style-name="Preformatted_20_Text">INSERT INTO productos_json (datos) VALUES </text:p>
      <text:p text:style-name="Preformatted_20_Text"><text:soft-page-break/><text:s text:c="4"/>('{"nombre": "Laptop", "precio": 1200, "especificaciones": {"ram": "16GB", "ssd": "512GB"}}'),</text:p>
      <text:p text:style-name="Preformatted_20_Text"><text:s text:c="4"/>('{"nombre": "Mouse", "precio": 25, "especificaciones": {"dpi": 1600, "inalambrico": true}}');</text:p>
      <text:p text:style-name="Preformatted_20_Text"/>
      <text:p text:style-name="Preformatted_20_Text">-- Operadores JSONB</text:p>
      <text:p text:style-name="Preformatted_20_Text">-- -&gt; : obtener como JSON</text:p>
      <text:p text:style-name="Preformatted_20_Text">-- -&gt;&gt; : obtener como texto</text:p>
      <text:p text:style-name="Preformatted_20_Text">-- @&gt; : contiene</text:p>
      <text:p text:style-name="Preformatted_20_Text">-- ? : existe clave</text:p>
      <text:p text:style-name="Preformatted_20_Text">-- ?| : alguna clave</text:p>
      <text:p text:style-name="Preformatted_20_Text">-- ?&amp; : todas las claves</text:p>
      <text:p text:style-name="Preformatted_20_Text"/>
      <text:p text:style-name="Preformatted_20_Text">-- Consultas básicas</text:p>
      <text:p text:style-name="Preformatted_20_Text">SELECT </text:p>
      <text:p text:style-name="Preformatted_20_Text"><text:s text:c="4"/>datos-&gt;&gt;'nombre' AS nombre,</text:p>
      <text:p text:style-name="Preformatted_20_Text"><text:s text:c="4"/>datos-&gt;&gt;'precio' AS precio,</text:p>
      <text:p text:style-name="Preformatted_20_Text"><text:s text:c="4"/>datos-&gt;'especificaciones'-&gt;&gt;'ram' AS ram</text:p>
      <text:p text:style-name="Preformatted_20_Text">FROM productos_json;</text:p>
      <text:p text:style-name="Preformatted_20_Text"/>
      <text:p text:style-name="Preformatted_20_Text">-- Filtrar por valor JSON</text:p>
      <text:p text:style-name="Preformatted_20_Text">SELECT * FROM productos_json </text:p>
      <text:p text:style-name="Preformatted_20_Text">WHERE datos-&gt;&gt;'precio' &gt; '100';</text:p>
      <text:p text:style-name="Preformatted_20_Text"/>
      <text:p text:style-name="Preformatted_20_Text">-- Filtrar con operador @&gt; (contiene)</text:p>
      <text:p text:style-name="Preformatted_20_Text">SELECT * FROM productos_json </text:p>
      <text:p text:style-name="Preformatted_20_Text">WHERE datos @&gt; '{"especificaciones": {"inalambrico": true}}';</text:p>
      <text:p text:style-name="Preformatted_20_Text"/>
      <text:p text:style-name="Preformatted_20_Text">-- Filtrar por existencia de clave</text:p>
      <text:p text:style-name="Preformatted_20_Text">SELECT * FROM productos_json </text:p>
      <text:p text:style-name="Preformatted_20_Text">WHERE datos-&gt;'especificaciones' ? 'ram';</text:p>
      <text:p text:style-name="Preformatted_20_Text"/>
      <text:p text:style-name="Preformatted_20_Text">-- Actualizar JSONB</text:p>
      <text:p text:style-name="Preformatted_20_Text">UPDATE productos_json </text:p>
      <text:p text:style-name="Preformatted_20_Text">SET datos = jsonb_set(datos, '{precio}', '1300')</text:p>
      <text:p text:style-name="Preformatted_20_Text">WHERE datos-&gt;&gt;'nombre' = 'Laptop';</text:p>
      <text:p text:style-name="Preformatted_20_Text"/>
      <text:p text:style-name="Preformatted_20_Text">-- Agregar campo</text:p>
      <text:p text:style-name="Preformatted_20_Text">UPDATE productos_json </text:p>
      <text:p text:style-name="Preformatted_20_Text">SET datos = datos || '{"descuento": 10}'</text:p>
      <text:p text:style-name="Preformatted_20_Text">WHERE datos-&gt;&gt;'nombre' = 'Mouse';</text:p>
      <text:p text:style-name="Preformatted_20_Text"/>
      <text:p text:style-name="Preformatted_20_Text">-- Eliminar campo</text:p>
      <text:p text:style-name="Preformatted_20_Text">UPDATE productos_json </text:p>
      <text:p text:style-name="Preformatted_20_Text">SET datos = datos - 'descuento';</text:p>
      <text:p text:style-name="Preformatted_20_Text"/>
      <text:p text:style-name="Preformatted_20_Text">-- Índices GIN para JSONB</text:p>
      <text:p text:style-name="Preformatted_20_Text">CREATE INDEX idx_productos_json_datos ON productos_json USING gin (datos);</text:p>
      <text:p text:style-name="Preformatted_20_Text">CREATE INDEX idx_productos_json_nombre ON productos_json ((datos-&gt;&gt;'nombre'));</text:p>
      <text:p text:style-name="Preformatted_20_Text"/>
      <text:p text:style-name="Preformatted_20_Text">-- Funciones JSONB avanzadas</text:p>
      <text:p text:style-name="Preformatted_20_Text">SELECT </text:p>
      <text:p text:style-name="Preformatted_20_Text"><text:s text:c="4"/>jsonb_object_keys(datos) AS claves,</text:p>
      <text:p text:style-name="Preformatted_20_Text"><text:s text:c="4"/>jsonb_each(datos) AS pares</text:p>
      <text:p text:style-name="Preformatted_20_Text">FROM productos_json;</text:p>
      <text:p text:style-name="Preformatted_20_Text"/>
      <text:p text:style-name="Preformatted_20_Text">-- jsonb_path_query (PostgreSQL 12+)</text:p>
      <text:p text:style-name="Preformatted_20_Text">SELECT * FROM productos_json</text:p>
      <text:p text:style-name="Preformatted_20_Text">WHERE jsonb_path_exists(datos, '$.especificaciones.ram ? (@ == "16GB")');</text:p>
      <text:h text:style-name="Heading_20_3" text:outline-level="3"><text:soft-page-break/>6.3 Full Text Search</text:h>
      <text:p text:style-name="Text_20_body">sql</text:p>
      <text:p text:style-name="Preformatted_20_Text">-- Configuración del idioma</text:p>
      <text:p text:style-name="Preformatted_20_Text">SELECT * FROM ts_parser; <text:s/>-- Parsers disponibles</text:p>
      <text:p text:style-name="Preformatted_20_Text">SELECT * FROM ts_config; <text:s text:c="2"/>-- Configuraciones (english, spanish, etc.)</text:p>
      <text:p text:style-name="Preformatted_20_Text"/>
      <text:p text:style-name="Preformatted_20_Text">-- Funciones básicas</text:p>
      <text:p text:style-name="Preformatted_20_Text">-- to_tsvector(): convierte texto a vector de búsqueda</text:p>
      <text:p text:style-name="Preformatted_20_Text">-- to_tsquery(): convierte consulta a formato de búsqueda</text:p>
      <text:p text:style-name="Preformatted_20_Text">-- @@ : operador de coincidencia</text:p>
      <text:p text:style-name="Preformatted_20_Text"/>
      <text:p text:style-name="Preformatted_20_Text">-- Ejemplo básico</text:p>
      <text:p text:style-name="Preformatted_20_Text">SELECT </text:p>
      <text:p text:style-name="Preformatted_20_Text"><text:s text:c="4"/>titulo,</text:p>
      <text:p text:style-name="Preformatted_20_Text"><text:s text:c="4"/>contenido,</text:p>
      <text:p text:style-name="Preformatted_20_Text"><text:s text:c="4"/>to_tsvector('spanish', contenido) @@ to_tsquery('spanish', 'PostgreSQL &amp; base &amp; datos') AS coincide</text:p>
      <text:p text:style-name="Preformatted_20_Text">FROM articulos;</text:p>
      <text:p text:style-name="Preformatted_20_Text"/>
      <text:p text:style-name="Preformatted_20_Text">-- Crear columna con vector precomputado</text:p>
      <text:p text:style-name="Preformatted_20_Text">ALTER TABLE articulos ADD COLUMN documento_tsv tsvector;</text:p>
      <text:p text:style-name="Preformatted_20_Text">UPDATE articulos SET documento_tsv = to_tsvector('spanish', titulo || ' ' || contenido);</text:p>
      <text:p text:style-name="Preformatted_20_Text"/>
      <text:p text:style-name="Preformatted_20_Text">-- Índice GIN para búsqueda</text:p>
      <text:p text:style-name="Preformatted_20_Text">CREATE INDEX idx_articulos_busqueda ON articulos USING gin (documento_tsv);</text:p>
      <text:p text:style-name="Preformatted_20_Text"/>
      <text:p text:style-name="Preformatted_20_Text">-- Búsqueda con ranking</text:p>
      <text:p text:style-name="Preformatted_20_Text">SELECT </text:p>
      <text:p text:style-name="Preformatted_20_Text"><text:s text:c="4"/>titulo,</text:p>
      <text:p text:style-name="Preformatted_20_Text"><text:s text:c="4"/>ts_rank(documento_tsv, query) AS relevancia</text:p>
      <text:p text:style-name="Preformatted_20_Text">FROM articulos, to_tsquery('spanish', 'PostgreSQL &amp; base') query</text:p>
      <text:p text:style-name="Preformatted_20_Text">WHERE documento_tsv @@ query</text:p>
      <text:p text:style-name="Preformatted_20_Text">ORDER BY relevancia DESC;</text:p>
      <text:p text:style-name="Preformatted_20_Text"/>
      <text:p text:style-name="Preformatted_20_Text">-- Búsqueda con resaltado</text:p>
      <text:p text:style-name="Preformatted_20_Text">SELECT </text:p>
      <text:p text:style-name="Preformatted_20_Text"><text:s text:c="4"/>titulo,</text:p>
      <text:p text:style-name="Preformatted_20_Text"><text:s text:c="4"/>ts_headline('spanish', contenido, to_tsquery('spanish', 'PostgreSQL'), </text:p>
      <text:p text:style-name="Preformatted_20_Text"><text:s text:c="16"/>'StartSel=&lt;mark&gt;, StopSel=&lt;/mark&gt;') AS extracto</text:p>
      <text:p text:style-name="Preformatted_20_Text">FROM articulos</text:p>
      <text:p text:style-name="Preformatted_20_Text">WHERE documento_tsv @@ to_tsquery('spanish', 'PostgreSQL');</text:p>
      <text:p text:style-name="Preformatted_20_Text"/>
      <text:p text:style-name="Preformatted_20_Text">-- Búsqueda por proximidad (operador &lt;-&gt;)</text:p>
      <text:p text:style-name="Preformatted_20_Text">SELECT * FROM articulos</text:p>
      <text:p text:style-name="Preformatted_20_Text">WHERE documento_tsv @@ to_tsquery('spanish', 'base &lt;-&gt; datos'); <text:s/>-- "base datos" juntos</text:p>
      <text:p text:style-name="Preformatted_20_Text"/>
      <text:p text:style-name="Preformatted_20_Text">-- Búsqueda con sinónimos (configuración personalizada)</text:p>
      <text:p text:style-name="Preformatted_20_Text">-- Crear diccionario de sinónimos</text:p>
      <text:p text:style-name="Preformatted_20_Text">CREATE TEXT SEARCH DICTIONARY sinónimos (</text:p>
      <text:p text:style-name="Preformatted_20_Text"><text:s text:c="4"/>TEMPLATE = synonym,</text:p>
      <text:p text:style-name="Preformatted_20_Text"><text:s text:c="4"/>SYNONYMS = 'mis_sinonimos'</text:p>
      <text:p text:style-name="Preformatted_20_Text">);</text:p>
      <text:p text:style-name="Preformatted_20_Text"/>
      <text:p text:style-name="Preformatted_20_Text">CREATE TEXT SEARCH CONFIGURATION spanish_syn (COPY = spanish);</text:p>
      <text:p text:style-name="Preformatted_20_Text">ALTER TEXT SEARCH CONFIGURATION spanish_syn </text:p>
      <text:p text:style-name="Preformatted_20_Text"><text:s text:c="4"/>ALTER MAPPING FOR asciiword, word WITH sinónimos, spanish_stem;</text:p>
      <text:h text:style-name="Heading_20_3" text:outline-level="3"><text:soft-page-break/>6.4 Optimización de consultas con EXPLAIN</text:h>
      <text:h text:style-name="Heading_20_4" text:outline-level="4">Entendiendo EXPLAIN</text:h>
      <text:p text:style-name="Text_20_body">sql</text:p>
      <text:p text:style-name="Preformatted_20_Text">-- EXPLAIN: muestra el plan sin ejecutar</text:p>
      <text:p text:style-name="Preformatted_20_Text">EXPLAIN SELECT * FROM productos WHERE precio &gt; 100;</text:p>
      <text:p text:style-name="Preformatted_20_Text"/>
      <text:p text:style-name="Preformatted_20_Text">-- EXPLAIN ANALYZE: ejecuta y muestra estadísticas reales</text:p>
      <text:p text:style-name="Preformatted_20_Text">EXPLAIN ANALYZE SELECT * FROM productos WHERE precio &gt; 100;</text:p>
      <text:p text:style-name="Preformatted_20_Text"/>
      <text:p text:style-name="Preformatted_20_Text">-- EXPLAIN con opciones adicionales</text:p>
      <text:p text:style-name="Preformatted_20_Text">EXPLAIN (ANALYZE, BUFFERS, TIMING, VERBOSE) </text:p>
      <text:p text:style-name="Preformatted_20_Text">SELECT * FROM productos WHERE precio &gt; 100;</text:p>
      <text:p text:style-name="Preformatted_20_Text"/>
      <text:p text:style-name="Preformatted_20_Text">-- EXPLAIN para INSERT/UPDATE/DELETE</text:p>
      <text:p text:style-name="Preformatted_20_Text">EXPLAIN ANALYZE DELETE FROM productos WHERE precio &lt; 10;</text:p>
      <text:h text:style-name="Heading_20_4" text:outline-level="4">Tipos de nodos (node types)</text:h>
      <table:table table:name="Tabla14" table:style-name="Tabla14">
        <table:table-column table:style-name="Tabla14.A"/>
        <table:table-column table:style-name="Tabla14.B"/>
        <table:table-column table:style-name="Tabla14.C"/>
        <table:table-header-rows>
          <table:table-row>
            <table:table-cell table:style-name="Tabla14.A1" office:value-type="string">
              <text:p text:style-name="Table_20_Heading"><text:span text:style-name="Strong_20_Emphasis">Nodo</text:span></text:p>
            </table:table-cell>
            <table:table-cell table:style-name="Tabla14.A1" office:value-type="string">
              <text:p text:style-name="Table_20_Heading"><text:span text:style-name="Strong_20_Emphasis">Descripción</text:span></text:p>
            </table:table-cell>
            <table:table-cell table:style-name="Tabla14.A1" office:value-type="string">
              <text:p text:style-name="Table_20_Heading"><text:span text:style-name="Strong_20_Emphasis">Cuándo ocurre</text:span></text:p>
            </table:table-cell>
          </table:table-row>
        </table:table-header-rows>
        <table:table-row>
          <table:table-cell table:style-name="Tabla14.A1" office:value-type="string">
            <text:p text:style-name="Table_20_Contents"><text:span text:style-name="Source_20_Text">Seq Scan</text:span></text:p>
          </table:table-cell>
          <table:table-cell table:style-name="Tabla14.A1" office:value-type="string">
            <text:p text:style-name="Table_20_Contents">Escanea toda la tabla</text:p>
          </table:table-cell>
          <table:table-cell table:style-name="Tabla14.A1" office:value-type="string">
            <text:p text:style-name="Table_20_Contents">Sin índice o consulta no selectiva</text:p>
          </table:table-cell>
        </table:table-row>
        <table:table-row>
          <table:table-cell table:style-name="Tabla14.A1" office:value-type="string">
            <text:p text:style-name="Table_20_Contents"><text:span text:style-name="Source_20_Text">Index Scan</text:span></text:p>
          </table:table-cell>
          <table:table-cell table:style-name="Tabla14.A1" office:value-type="string">
            <text:p text:style-name="Table_20_Contents">Usa índice para encontrar filas</text:p>
          </table:table-cell>
          <table:table-cell table:style-name="Tabla14.A1" office:value-type="string">
            <text:p text:style-name="Table_20_Contents">Búsqueda por índice eficiente</text:p>
          </table:table-cell>
        </table:table-row>
        <table:table-row>
          <table:table-cell table:style-name="Tabla14.A1" office:value-type="string">
            <text:p text:style-name="Table_20_Contents"><text:span text:style-name="Source_20_Text">Index Only Scan</text:span></text:p>
          </table:table-cell>
          <table:table-cell table:style-name="Tabla14.A1" office:value-type="string">
            <text:p text:style-name="Table_20_Contents">Solo índice, sin tocar tabla</text:p>
          </table:table-cell>
          <table:table-cell table:style-name="Tabla14.A1" office:value-type="string">
            <text:p text:style-name="Table_20_Contents">Todas las columnas están en el índice</text:p>
          </table:table-cell>
        </table:table-row>
        <table:table-row>
          <table:table-cell table:style-name="Tabla14.A1" office:value-type="string">
            <text:p text:style-name="Table_20_Contents"><text:span text:style-name="Source_20_Text">Bitmap Heap Scan</text:span></text:p>
          </table:table-cell>
          <table:table-cell table:style-name="Tabla14.A1" office:value-type="string">
            <text:p text:style-name="Table_20_Contents">Combina múltiples índices</text:p>
          </table:table-cell>
          <table:table-cell table:style-name="Tabla14.A1" office:value-type="string">
            <text:p text:style-name="Table_20_Contents">Varias condiciones con AND/OR</text:p>
          </table:table-cell>
        </table:table-row>
        <table:table-row>
          <table:table-cell table:style-name="Tabla14.A1" office:value-type="string">
            <text:p text:style-name="Table_20_Contents"><text:span text:style-name="Source_20_Text">Nested Loop</text:span></text:p>
          </table:table-cell>
          <table:table-cell table:style-name="Tabla14.A1" office:value-type="string">
            <text:p text:style-name="Table_20_Contents">Para cada fila de tabla A, busca en B</text:p>
          </table:table-cell>
          <table:table-cell table:style-name="Tabla14.A1" office:value-type="string">
            <text:p text:style-name="Table_20_Contents">JOIN con tabla pequeña + índice</text:p>
          </table:table-cell>
        </table:table-row>
        <table:table-row>
          <table:table-cell table:style-name="Tabla14.A1" office:value-type="string">
            <text:p text:style-name="Table_20_Contents"><text:span text:style-name="Source_20_Text">Hash Join</text:span></text:p>
          </table:table-cell>
          <table:table-cell table:style-name="Tabla14.A1" office:value-type="string">
            <text:p text:style-name="Table_20_Contents">Construye hash table de tabla pequeña</text:p>
          </table:table-cell>
          <table:table-cell table:style-name="Tabla14.A1" office:value-type="string">
            <text:p text:style-name="Table_20_Contents">JOIN sin índices adecuados</text:p>
          </table:table-cell>
        </table:table-row>
        <table:table-row>
          <table:table-cell table:style-name="Tabla14.A1" office:value-type="string">
            <text:p text:style-name="Table_20_Contents"><text:span text:style-name="Source_20_Text">Merge Join</text:span></text:p>
          </table:table-cell>
          <table:table-cell table:style-name="Tabla14.A1" office:value-type="string">
            <text:p text:style-name="Table_20_Contents">Ordena ambas tablas y las mezcla</text:p>
          </table:table-cell>
          <table:table-cell table:style-name="Tabla14.A1" office:value-type="string">
            <text:p text:style-name="Table_20_Contents">Datos ya ordenados</text:p>
          </table:table-cell>
        </table:table-row>
        <table:table-row>
          <table:table-cell table:style-name="Tabla14.A1" office:value-type="string">
            <text:p text:style-name="Table_20_Contents"><text:span text:style-name="Source_20_Text">Sort</text:span></text:p>
          </table:table-cell>
          <table:table-cell table:style-name="Tabla14.A1" office:value-type="string">
            <text:p text:style-name="Table_20_Contents">Ordena resultados</text:p>
          </table:table-cell>
          <table:table-cell table:style-name="Tabla14.A1" office:value-type="string">
            <text:p text:style-name="Table_20_Contents">ORDER BY sin índice</text:p>
          </table:table-cell>
        </table:table-row>
        <table:table-row>
          <table:table-cell table:style-name="Tabla14.A1" office:value-type="string">
            <text:p text:style-name="Table_20_Contents"><text:span text:style-name="Source_20_Text">Aggregate</text:span></text:p>
          </table:table-cell>
          <table:table-cell table:style-name="Tabla14.A1" office:value-type="string">
            <text:p text:style-name="Table_20_Contents">Agrupa resultados</text:p>
          </table:table-cell>
          <table:table-cell table:style-name="Tabla14.A1" office:value-type="string">
            <text:p text:style-name="Table_20_Contents">GROUP BY</text:p>
          </table:table-cell>
        </table:table-row>
        <table:table-row>
          <table:table-cell table:style-name="Tabla14.A1" office:value-type="string">
            <text:p text:style-name="Table_20_Contents"><text:span text:style-name="Source_20_Text">Limit</text:span></text:p>
          </table:table-cell>
          <table:table-cell table:style-name="Tabla14.A1" office:value-type="string">
            <text:p text:style-name="Table_20_Contents">Limita número de filas</text:p>
          </table:table-cell>
          <table:table-cell table:style-name="Tabla14.A1" office:value-type="string">
            <text:p text:style-name="Table_20_Contents">LIMIT</text:p>
          </table:table-cell>
        </table:table-row>
        <table:table-row>
          <table:table-cell table:style-name="Tabla14.A1" office:value-type="string">
            <text:p text:style-name="Table_20_Contents"><text:span text:style-name="Source_20_Text">Subquery Scan</text:span></text:p>
          </table:table-cell>
          <table:table-cell table:style-name="Tabla14.A1" office:value-type="string">
            <text:p text:style-name="Table_20_Contents">Ejecuta subconsulta</text:p>
          </table:table-cell>
          <table:table-cell table:style-name="Tabla14.A1" office:value-type="string">
            <text:p text:style-name="Table_20_Contents">CTE o subconsulta</text:p>
          </table:table-cell>
        </table:table-row>
      </table:table>
      <text:h text:style-name="Heading_20_4" text:outline-level="4">Interpretando un plan</text:h>
      <text:p text:style-name="Text_20_body">sql</text:p>
      <text:p text:style-name="Preformatted_20_Text">-- Ejemplo de plan con Seq Scan (malo)</text:p>
      <text:p text:style-name="Preformatted_20_Text">EXPLAIN ANALYZE SELECT * FROM productos WHERE precio &gt; 100;</text:p>
      <text:p text:style-name="Preformatted_20_Text">-- Salida:</text:p>
      <text:p text:style-name="Preformatted_20_Text">-- Seq Scan on productos <text:s/>(cost=0.00..2040.00 rows=50000 width=100) (actual time=0.015..12.345 rows=50000 loops=1)</text:p>
      <text:p text:style-name="Preformatted_20_Text">-- <text:s text:c="2"/>Filter: (precio &gt; 100)</text:p>
      <text:p text:style-name="Preformatted_20_Text">-- <text:s text:c="2"/>Rows Removed by Filter: 50000</text:p>
      <text:p text:style-name="Preformatted_20_Text">-- Planning Time: 0.123 ms</text:p>
      <text:p text:style-name="Preformatted_20_Text">-- Execution Time: 15.678 ms</text:p>
      <text:p text:style-name="Preformatted_20_Text"/>
      <text:p text:style-name="Preformatted_20_Text"><text:soft-page-break/>-- Interpretación:</text:p>
      <text:p text:style-name="Preformatted_20_Text">-- cost=0.00..2040.00: costo estimado (inicio..total)</text:p>
      <text:p text:style-name="Preformatted_20_Text">-- rows=50000: filas estimadas</text:p>
      <text:p text:style-name="Preformatted_20_Text">-- actual time: tiempo real</text:p>
      <text:p text:style-name="Preformatted_20_Text">-- rows=50000: filas reales</text:p>
      <text:p text:style-name="Preformatted_20_Text">-- loops=1: veces que se ejecutó este nodo</text:p>
      <text:h text:style-name="Heading_20_4" text:outline-level="4">Mejorando planes de ejecución</text:h>
      <text:p text:style-name="Text_20_body">sql</text:p>
      <text:p text:style-name="Preformatted_20_Text">-- 1. Crear índice faltante</text:p>
      <text:p text:style-name="Preformatted_20_Text">CREATE INDEX idx_productos_precio ON productos(precio);</text:p>
      <text:p text:style-name="Preformatted_20_Text"/>
      <text:p text:style-name="Preformatted_20_Text">-- Ver nuevo plan</text:p>
      <text:p text:style-name="Preformatted_20_Text">EXPLAIN ANALYZE SELECT * FROM productos WHERE precio &gt; 100;</text:p>
      <text:p text:style-name="Preformatted_20_Text">-- Ahora: Index Scan usando idx_productos_precio</text:p>
      <text:p text:style-name="Preformatted_20_Text"/>
      <text:p text:style-name="Preformatted_20_Text">-- 2. Forzar tipos de join (para debugging)</text:p>
      <text:p text:style-name="Preformatted_20_Text">SET enable_nestloop = off;</text:p>
      <text:p text:style-name="Preformatted_20_Text">SET enable_hashjoin = on;</text:p>
      <text:p text:style-name="Preformatted_20_Text">SET enable_mergejoin = on;</text:p>
      <text:p text:style-name="Preformatted_20_Text"/>
      <text:p text:style-name="Preformatted_20_Text">-- 3. Aumentar estadísticas</text:p>
      <text:p text:style-name="Preformatted_20_Text">ALTER TABLE productos ALTER COLUMN precio SET STATISTICS 1000;</text:p>
      <text:p text:style-name="Preformatted_20_Text">ANALYZE productos;</text:p>
      <text:p text:style-name="Preformatted_20_Text"/>
      <text:p text:style-name="Preformatted_20_Text">-- 4. Usar pg_hint_plan para forzar planes (requiere extensión)</text:p>
      <text:p text:style-name="Preformatted_20_Text">CREATE EXTENSION pg_hint_plan;</text:p>
      <text:p text:style-name="Preformatted_20_Text">/*+ IndexScan(productos idx_productos_precio) */</text:p>
      <text:p text:style-name="Preformatted_20_Text">SELECT * FROM productos WHERE precio &gt; 100;</text:p>
      <text:h text:style-name="Heading_20_4" text:outline-level="4">Consultas comunes y sus optimizaciones</text:h>
      <text:p text:style-name="Text_20_body">sql</text:p>
      <text:p text:style-name="Preformatted_20_Text">-- Problema: COUNT(*) lento en tablas grandes</text:p>
      <text:p text:style-name="Preformatted_20_Text">-- Malo: Seq Scan completo</text:p>
      <text:p text:style-name="Preformatted_20_Text">SELECT COUNT(*) FROM logs;</text:p>
      <text:p text:style-name="Preformatted_20_Text"/>
      <text:p text:style-name="Preformatted_20_Text">-- Bueno: usar estimación (si no requiere exactitud)</text:p>
      <text:p text:style-name="Preformatted_20_Text">SELECT reltuples::bigint FROM pg_class WHERE relname = 'logs';</text:p>
      <text:p text:style-name="Preformatted_20_Text"/>
      <text:p text:style-name="Preformatted_20_Text">-- Problema: OR en condiciones</text:p>
      <text:p text:style-name="Preformatted_20_Text">-- Malo: Seq Scan</text:p>
      <text:p text:style-name="Preformatted_20_Text">SELECT * FROM productos WHERE precio &gt; 100 OR stock &lt; 10;</text:p>
      <text:p text:style-name="Preformatted_20_Text"/>
      <text:p text:style-name="Preformatted_20_Text">-- Bueno: usar UNION o índices separados</text:p>
      <text:p text:style-name="Preformatted_20_Text">SELECT * FROM productos WHERE precio &gt; 100</text:p>
      <text:p text:style-name="Preformatted_20_Text">UNION</text:p>
      <text:p text:style-name="Preformatted_20_Text">SELECT * FROM productos WHERE stock &lt; 10;</text:p>
      <text:p text:style-name="Preformatted_20_Text"/>
      <text:p text:style-name="Preformatted_20_Text">-- Problema: LIKE con comodín al inicio</text:p>
      <text:p text:style-name="Preformatted_20_Text">-- Malo: no usa índice B-Tree</text:p>
      <text:p text:style-name="Preformatted_20_Text">SELECT * FROM productos WHERE nombre LIKE '%laptop%';</text:p>
      <text:p text:style-name="Preformatted_20_Text"/>
      <text:p text:style-name="Preformatted_20_Text">-- Bueno: usar pg_trgm (trigramas)</text:p>
      <text:p text:style-name="Preformatted_20_Text">CREATE EXTENSION pg_trgm;</text:p>
      <text:p text:style-name="Preformatted_20_Text">CREATE INDEX idx_productos_nombre_trgm ON productos USING gin (nombre gin_trgm_ops);</text:p>
      <text:p text:style-name="Preformatted_20_Text">SELECT * FROM productos WHERE nombre % 'laptop'; <text:s/>-- Similitud</text:p>
      <text:p text:style-name="Preformatted_20_Text"/>
      <text:p text:style-name="Preformatted_20_Text">-- Problema: ORDER BY + LIMIT sin índice</text:p>
      <text:p text:style-name="Preformatted_20_Text"><text:soft-page-break/>-- Malo: Sort + Limit</text:p>
      <text:p text:style-name="Preformatted_20_Text">SELECT * FROM productos ORDER BY fecha LIMIT 10;</text:p>
      <text:p text:style-name="Preformatted_20_Text"/>
      <text:p text:style-name="Preformatted_20_Text">-- Bueno: índice en columna de ordenamiento</text:p>
      <text:p text:style-name="Preformatted_20_Text">CREATE INDEX idx_productos_fecha ON productos(fecha);</text:p>
      <text:h text:style-name="Heading_20_3" text:outline-level="3">Ejercicios prácticos 6.1</text:h>
      <text:p text:style-name="Text_20_body">sql</text:p>
      <text:p text:style-name="Preformatted_20_Text">-- 1. CTE Recursiva: Organigrama con niveles</text:p>
      <text:p text:style-name="Preformatted_20_Text">WITH RECURSIVE jerarquia AS (</text:p>
      <text:p text:style-name="Preformatted_20_Text"><text:s text:c="4"/>SELECT id, nombre, jefe_id, 1 AS nivel, nombre AS ruta</text:p>
      <text:p text:style-name="Preformatted_20_Text"><text:s text:c="4"/>FROM empleados WHERE jefe_id IS NULL</text:p>
      <text:p text:style-name="Preformatted_20_Text"><text:s text:c="4"/>UNION ALL</text:p>
      <text:p text:style-name="Preformatted_20_Text"><text:s text:c="4"/>SELECT e.id, e.nombre, e.jefe_id, j.nivel + 1, j.ruta || ' &gt; ' || e.nombre</text:p>
      <text:p text:style-name="Preformatted_20_Text"><text:s text:c="4"/>FROM empleados e JOIN jerarquia j ON e.jefe_id = j.id</text:p>
      <text:p text:style-name="Preformatted_20_Text">)</text:p>
      <text:p text:style-name="Preformatted_20_Text">SELECT * FROM jerarquia ORDER BY nivel, nombre;</text:p>
      <text:p text:style-name="Preformatted_20_Text"/>
      <text:p text:style-name="Preformatted_20_Text">-- 2. JSONB: Analizar logs</text:p>
      <text:p text:style-name="Preformatted_20_Text">CREATE TABLE logs_api (id serial, datos jsonb);</text:p>
      <text:p text:style-name="Preformatted_20_Text">INSERT INTO logs_api (datos) VALUES </text:p>
      <text:p text:style-name="Preformatted_20_Text"><text:s text:c="4"/>('{"endpoint": "/api/users", "status": 200, "tiempo": 45}'),</text:p>
      <text:p text:style-name="Preformatted_20_Text"><text:s text:c="4"/>('{"endpoint": "/api/products", "status": 500, "tiempo": 120}');</text:p>
      <text:p text:style-name="Preformatted_20_Text"/>
      <text:p text:style-name="Preformatted_20_Text">SELECT </text:p>
      <text:p text:style-name="Preformatted_20_Text"><text:s text:c="4"/>datos-&gt;&gt;'endpoint' AS endpoint,</text:p>
      <text:p text:style-name="Preformatted_20_Text"><text:s text:c="4"/>COUNT(*) AS llamadas,</text:p>
      <text:p text:style-name="Preformatted_20_Text"><text:s text:c="4"/>AVG((datos-&gt;&gt;'tiempo')::int) AS tiempo_promedio</text:p>
      <text:p text:style-name="Preformatted_20_Text">FROM logs_api</text:p>
      <text:p text:style-name="Preformatted_20_Text">GROUP BY endpoint;</text:p>
      <text:p text:style-name="Preformatted_20_Text"/>
      <text:p text:style-name="Preformatted_20_Text">-- 3. Full Text Search: Buscador de productos</text:p>
      <text:p text:style-name="Preformatted_20_Text">CREATE TABLE catalogo (id serial, nombre text, descripcion text);</text:p>
      <text:p text:style-name="Preformatted_20_Text">CREATE INDEX idx_catalogo_busqueda ON catalogo USING gin(to_tsvector('spanish', nombre || ' ' || descripcion));</text:p>
      <text:p text:style-name="Preformatted_20_Text"/>
      <text:p text:style-name="Preformatted_20_Text">SELECT *, </text:p>
      <text:p text:style-name="Preformatted_20_Text"><text:s text:c="7"/>ts_rank(to_tsvector('spanish', nombre || ' ' || descripcion), query) AS rank</text:p>
      <text:p text:style-name="Preformatted_20_Text">FROM catalogo, to_tsquery('spanish', 'laptop &amp; portátil') query</text:p>
      <text:p text:style-name="Preformatted_20_Text">WHERE to_tsvector('spanish', nombre || ' ' || descripcion) @@ query</text:p>
      <text:p text:style-name="Preformatted_20_Text">ORDER BY rank DESC;</text:p>
      <text:p text:style-name="Preformatted_20_Text"/>
      <text:p text:style-name="Preformatted_20_Text">-- 4. Optimización: Analizar consulta lenta</text:p>
      <text:p text:style-name="Preformatted_20_Text">EXPLAIN (ANALYZE, BUFFERS, TIMING) </text:p>
      <text:p text:style-name="Preformatted_20_Text">SELECT c.nombre, COUNT(p.id) </text:p>
      <text:p text:style-name="Preformatted_20_Text">FROM clientes c</text:p>
      <text:p text:style-name="Preformatted_20_Text">LEFT JOIN pedidos p ON c.id = p.cliente_id</text:p>
      <text:p text:style-name="Preformatted_20_Text">WHERE p.fecha &gt; '2024-01-01'</text:p>
      <text:p text:style-name="Preformatted_20_Text">GROUP BY c.id</text:p>
      <text:p text:style-name="Preformatted_20_Text">HAVING COUNT(p.id) &gt; 5;</text:p>
      <text:p text:style-name="Horizontal_20_Line"/>
      <text:h text:style-name="Heading_20_2" text:outline-level="2">Proyecto Final Integrador</text:h>
      <text:h text:style-name="Heading_20_3" text:outline-level="3">Escenario: Sistema de Ventas y Análisis</text:h>
      <text:p text:style-name="Text_20_body">sql</text:p>
      <text:p text:style-name="Preformatted_20_Text"><text:soft-page-break/>-- 1. Diseño de esquema optimizado</text:p>
      <text:p text:style-name="Preformatted_20_Text">CREATE SCHEMA proyecto_final;</text:p>
      <text:p text:style-name="Preformatted_20_Text">SET search_path TO proyecto_final;</text:p>
      <text:p text:style-name="Preformatted_20_Text"/>
      <text:p text:style-name="Preformatted_20_Text">-- Tablas con índices apropiados</text:p>
      <text:p text:style-name="Preformatted_20_Text">CREATE TABLE clientes (</text:p>
      <text:p text:style-name="Preformatted_20_Text"><text:s text:c="4"/>id serial PRIMARY KEY,</text:p>
      <text:p text:style-name="Preformatted_20_Text"><text:s text:c="4"/>nombre text NOT NULL,</text:p>
      <text:p text:style-name="Preformatted_20_Text"><text:s text:c="4"/>email text UNIQUE,</text:p>
      <text:p text:style-name="Preformatted_20_Text"><text:s text:c="4"/>ciudad text,</text:p>
      <text:p text:style-name="Preformatted_20_Text"><text:s text:c="4"/>fecha_registro date DEFAULT CURRENT_DATE,</text:p>
      <text:p text:style-name="Preformatted_20_Text"><text:s text:c="4"/>segmento text <text:s/>-- 'VIP', 'Regular', 'Nuevo'</text:p>
      <text:p text:style-name="Preformatted_20_Text">);</text:p>
      <text:p text:style-name="Preformatted_20_Text">CREATE INDEX idx_clientes_ciudad ON clientes(ciudad);</text:p>
      <text:p text:style-name="Preformatted_20_Text">CREATE INDEX idx_clientes_segmento ON clientes(segmento);</text:p>
      <text:p text:style-name="Preformatted_20_Text"/>
      <text:p text:style-name="Preformatted_20_Text">CREATE TABLE productos (</text:p>
      <text:p text:style-name="Preformatted_20_Text"><text:s text:c="4"/>id serial PRIMARY KEY,</text:p>
      <text:p text:style-name="Preformatted_20_Text"><text:s text:c="4"/>nombre text,</text:p>
      <text:p text:style-name="Preformatted_20_Text"><text:s text:c="4"/>precio numeric(10,2),</text:p>
      <text:p text:style-name="Preformatted_20_Text"><text:s text:c="4"/>categoria_id int,</text:p>
      <text:p text:style-name="Preformatted_20_Text"><text:s text:c="4"/>stock int,</text:p>
      <text:p text:style-name="Preformatted_20_Text"><text:s text:c="4"/>especificaciones jsonb</text:p>
      <text:p text:style-name="Preformatted_20_Text">);</text:p>
      <text:p text:style-name="Preformatted_20_Text">CREATE INDEX idx_productos_categoria ON productos(categoria_id);</text:p>
      <text:p text:style-name="Preformatted_20_Text">CREATE INDEX idx_productos_precio ON productos(precio);</text:p>
      <text:p text:style-name="Preformatted_20_Text">CREATE INDEX idx_productos_json ON productos USING gin(especificaciones);</text:p>
      <text:p text:style-name="Preformatted_20_Text"/>
      <text:p text:style-name="Preformatted_20_Text">CREATE TABLE pedidos (</text:p>
      <text:p text:style-name="Preformatted_20_Text"><text:s text:c="4"/>id serial PRIMARY KEY,</text:p>
      <text:p text:style-name="Preformatted_20_Text"><text:s text:c="4"/>cliente_id int REFERENCES clientes(id),</text:p>
      <text:p text:style-name="Preformatted_20_Text"><text:s text:c="4"/>fecha date DEFAULT CURRENT_DATE,</text:p>
      <text:p text:style-name="Preformatted_20_Text"><text:s text:c="4"/>total numeric(10,2),</text:p>
      <text:p text:style-name="Preformatted_20_Text"><text:s text:c="4"/>estado text</text:p>
      <text:p text:style-name="Preformatted_20_Text">);</text:p>
      <text:p text:style-name="Preformatted_20_Text">CREATE INDEX idx_pedidos_cliente_fecha ON pedidos(cliente_id, fecha);</text:p>
      <text:p text:style-name="Preformatted_20_Text">CREATE INDEX idx_pedidos_fecha ON pedidos(fecha);</text:p>
      <text:p text:style-name="Preformatted_20_Text">CREATE INDEX idx_pedidos_estado ON pedidos(estado) WHERE estado = 'activo';</text:p>
      <text:p text:style-name="Preformatted_20_Text"/>
      <text:p text:style-name="Preformatted_20_Text">CREATE TABLE detalle_pedidos (</text:p>
      <text:p text:style-name="Preformatted_20_Text"><text:s text:c="4"/>pedido_id int REFERENCES pedidos(id),</text:p>
      <text:p text:style-name="Preformatted_20_Text"><text:s text:c="4"/>producto_id int REFERENCES productos(id),</text:p>
      <text:p text:style-name="Preformatted_20_Text"><text:s text:c="4"/>cantidad int,</text:p>
      <text:p text:style-name="Preformatted_20_Text"><text:s text:c="4"/>precio_unitario numeric(10,2),</text:p>
      <text:p text:style-name="Preformatted_20_Text"><text:s text:c="4"/>PRIMARY KEY (pedido_id, producto_id)</text:p>
      <text:p text:style-name="Preformatted_20_Text">);</text:p>
      <text:p text:style-name="Preformatted_20_Text"/>
      <text:p text:style-name="Preformatted_20_Text">-- 2. Consulta compleja con CTE, agregación y ventanas</text:p>
      <text:p text:style-name="Preformatted_20_Text">WITH </text:p>
      <text:p text:style-name="Preformatted_20_Text"><text:s text:c="4"/>-- Ventas por cliente con categorización</text:p>
      <text:p text:style-name="Preformatted_20_Text"><text:s text:c="4"/>ventas_cliente AS (</text:p>
      <text:p text:style-name="Preformatted_20_Text"><text:s text:c="8"/>SELECT </text:p>
      <text:p text:style-name="Preformatted_20_Text"><text:s text:c="12"/>c.id AS cliente_id,</text:p>
      <text:p text:style-name="Preformatted_20_Text"><text:s text:c="12"/>c.nombre,</text:p>
      <text:p text:style-name="Preformatted_20_Text"><text:s text:c="12"/>c.segmento,</text:p>
      <text:p text:style-name="Preformatted_20_Text"><text:s text:c="12"/>COUNT(DISTINCT p.id) AS num_pedidos,</text:p>
      <text:p text:style-name="Preformatted_20_Text"><text:s text:c="12"/>SUM(p.total) AS total_gastado,</text:p>
      <text:p text:style-name="Preformatted_20_Text"><text:s text:c="12"/>AVG(p.total) AS ticket_medio,</text:p>
      <text:p text:style-name="Preformatted_20_Text"><text:s text:c="12"/>MAX(p.fecha) AS ultima_compra</text:p>
      <text:p text:style-name="Preformatted_20_Text"><text:s text:c="8"/>FROM clientes c</text:p>
      <text:p text:style-name="Preformatted_20_Text"><text:s text:c="8"/>LEFT JOIN pedidos p ON c.id = p.cliente_id</text:p>
      <text:p text:style-name="Preformatted_20_Text"><text:soft-page-break/><text:s text:c="8"/>GROUP BY c.id, c.nombre, c.segmento</text:p>
      <text:p text:style-name="Preformatted_20_Text"><text:s text:c="4"/>),</text:p>
      <text:p text:style-name="Preformatted_20_Text"><text:s text:c="4"/>-- Ranking de clientes</text:p>
      <text:p text:style-name="Preformatted_20_Text"><text:s text:c="4"/>ranking_clientes AS (</text:p>
      <text:p text:style-name="Preformatted_20_Text"><text:s text:c="8"/>SELECT </text:p>
      <text:p text:style-name="Preformatted_20_Text"><text:s text:c="12"/>*,</text:p>
      <text:p text:style-name="Preformatted_20_Text"><text:s text:c="12"/>ROW_NUMBER() OVER (ORDER BY total_gastado DESC) AS ranking_global,</text:p>
      <text:p text:style-name="Preformatted_20_Text"><text:s text:c="12"/>RANK() OVER (PARTITION BY segmento ORDER BY total_gastado DESC) AS ranking_segmento,</text:p>
      <text:p text:style-name="Preformatted_20_Text"><text:s text:c="12"/>NTILE(5) OVER (ORDER BY total_gastado DESC) AS quintil</text:p>
      <text:p text:style-name="Preformatted_20_Text"><text:s text:c="8"/>FROM ventas_cliente</text:p>
      <text:p text:style-name="Preformatted_20_Text"><text:s text:c="4"/>),</text:p>
      <text:p text:style-name="Preformatted_20_Text"><text:s text:c="4"/>-- Productos más vendidos por categoría</text:p>
      <text:p text:style-name="Preformatted_20_Text"><text:s text:c="4"/>top_productos AS (</text:p>
      <text:p text:style-name="Preformatted_20_Text"><text:s text:c="8"/>SELECT </text:p>
      <text:p text:style-name="Preformatted_20_Text"><text:s text:c="12"/>prod.categoria_id,</text:p>
      <text:p text:style-name="Preformatted_20_Text"><text:s text:c="12"/>prod.nombre AS producto,</text:p>
      <text:p text:style-name="Preformatted_20_Text"><text:s text:c="12"/>SUM(dp.cantidad) AS unidades,</text:p>
      <text:p text:style-name="Preformatted_20_Text"><text:s text:c="12"/>ROW_NUMBER() OVER (PARTITION BY prod.categoria_id ORDER BY SUM(dp.cantidad) DESC) AS posicion</text:p>
      <text:p text:style-name="Preformatted_20_Text"><text:s text:c="8"/>FROM productos prod</text:p>
      <text:p text:style-name="Preformatted_20_Text"><text:s text:c="8"/>JOIN detalle_pedidos dp ON prod.id = dp.producto_id</text:p>
      <text:p text:style-name="Preformatted_20_Text"><text:s text:c="8"/>GROUP BY prod.categoria_id, prod.nombre</text:p>
      <text:p text:style-name="Preformatted_20_Text"><text:s text:c="4"/>)</text:p>
      <text:p text:style-name="Preformatted_20_Text">SELECT </text:p>
      <text:p text:style-name="Preformatted_20_Text"><text:s text:c="4"/>rc.nombre AS cliente,</text:p>
      <text:p text:style-name="Preformatted_20_Text"><text:s text:c="4"/>rc.segmento,</text:p>
      <text:p text:style-name="Preformatted_20_Text"><text:s text:c="4"/>rc.total_gastado,</text:p>
      <text:p text:style-name="Preformatted_20_Text"><text:s text:c="4"/>rc.ranking_global,</text:p>
      <text:p text:style-name="Preformatted_20_Text"><text:s text:c="4"/>rc.ranking_segmento,</text:p>
      <text:p text:style-name="Preformatted_20_Text"><text:s text:c="4"/>rc.quintil,</text:p>
      <text:p text:style-name="Preformatted_20_Text"><text:s text:c="4"/>rc.ultima_compra,</text:p>
      <text:p text:style-name="Preformatted_20_Text"><text:s text:c="4"/>tp.producto AS producto_top_categoria,</text:p>
      <text:p text:style-name="Preformatted_20_Text"><text:s text:c="4"/>tp.unidades</text:p>
      <text:p text:style-name="Preformatted_20_Text">FROM ranking_clientes rc</text:p>
      <text:p text:style-name="Preformatted_20_Text">LEFT JOIN top_productos tp ON tp.posicion = 1</text:p>
      <text:p text:style-name="Preformatted_20_Text">ORDER BY rc.total_gastado DESC</text:p>
      <text:p text:style-name="Preformatted_20_Text">LIMIT 20;</text:p>
      <text:p text:style-name="Preformatted_20_Text"/>
      <text:p text:style-name="Preformatted_20_Text">-- 3. Función de mantenimiento automático</text:p>
      <text:p text:style-name="Preformatted_20_Text">CREATE OR REPLACE FUNCTION mantenimiento_preventivo()</text:p>
      <text:p text:style-name="Preformatted_20_Text">RETURNS text AS $$</text:p>
      <text:p text:style-name="Preformatted_20_Text">DECLARE</text:p>
      <text:p text:style-name="Preformatted_20_Text"><text:s text:c="4"/>registro record;</text:p>
      <text:p text:style-name="Preformatted_20_Text"><text:s text:c="4"/>resultado text := '';</text:p>
      <text:p text:style-name="Preformatted_20_Text">BEGIN</text:p>
      <text:p text:style-name="Preformatted_20_Text"><text:s text:c="4"/>-- Reindexar tablas con alto bloat</text:p>
      <text:p text:style-name="Preformatted_20_Text"><text:s text:c="4"/>FOR registro IN </text:p>
      <text:p text:style-name="Preformatted_20_Text"><text:s text:c="8"/>SELECT relname, pg_relation_size(relid) AS tamaño</text:p>
      <text:p text:style-name="Preformatted_20_Text"><text:s text:c="8"/>FROM pg_stat_user_tables</text:p>
      <text:p text:style-name="Preformatted_20_Text"><text:s text:c="8"/>WHERE n_dead_tup &gt; n_live_tup * 0.3</text:p>
      <text:p text:style-name="Preformatted_20_Text"><text:s text:c="8"/>ORDER BY tamaño DESC</text:p>
      <text:p text:style-name="Preformatted_20_Text"><text:s text:c="8"/>LIMIT 5</text:p>
      <text:p text:style-name="Preformatted_20_Text"><text:s text:c="4"/>LOOP</text:p>
      <text:p text:style-name="Preformatted_20_Text"><text:s text:c="8"/>EXECUTE format('REINDEX TABLE CONCURRENTLY %I', registro.relname);</text:p>
      <text:p text:style-name="Preformatted_20_Text"><text:s text:c="8"/>resultado := resultado || format('Reindexada %s; ', registro.relname);</text:p>
      <text:p text:style-name="Preformatted_20_Text"><text:s text:c="4"/>END LOOP;</text:p>
      <text:p text:style-name="Preformatted_20_Text"><text:s text:c="4"/></text:p>
      <text:p text:style-name="Preformatted_20_Text"><text:s text:c="4"/>-- Vacuum full de tablas pequeñas muy fragmentadas</text:p>
      <text:p text:style-name="Preformatted_20_Text"><text:s text:c="4"/>FOR registro IN</text:p>
      <text:p text:style-name="Preformatted_20_Text"><text:s text:c="8"/>SELECT relname</text:p>
      <text:p text:style-name="Preformatted_20_Text"><text:soft-page-break/><text:s text:c="8"/>FROM pg_stat_user_tables</text:p>
      <text:p text:style-name="Preformatted_20_Text"><text:s text:c="8"/>WHERE n_dead_tup &gt; 10000 AND n_live_tup &lt; 100000</text:p>
      <text:p text:style-name="Preformatted_20_Text"><text:s text:c="8"/>LIMIT 3</text:p>
      <text:p text:style-name="Preformatted_20_Text"><text:s text:c="4"/>LOOP</text:p>
      <text:p text:style-name="Preformatted_20_Text"><text:s text:c="8"/>EXECUTE format('VACUUM FULL VERBOSE %I', registro.relname);</text:p>
      <text:p text:style-name="Preformatted_20_Text"><text:s text:c="8"/>resultado := resultado || format('Vacuum full %s; ', registro.relname);</text:p>
      <text:p text:style-name="Preformatted_20_Text"><text:s text:c="4"/>END LOOP;</text:p>
      <text:p text:style-name="Preformatted_20_Text"><text:s text:c="4"/></text:p>
      <text:p text:style-name="Preformatted_20_Text"><text:s text:c="4"/>-- Actualizar estadísticas</text:p>
      <text:p text:style-name="Preformatted_20_Text"><text:s text:c="4"/>ANALYZE;</text:p>
      <text:p text:style-name="Preformatted_20_Text"><text:s text:c="4"/>resultado := resultado || 'Estadísticas actualizadas.';</text:p>
      <text:p text:style-name="Preformatted_20_Text"><text:s text:c="4"/></text:p>
      <text:p text:style-name="Preformatted_20_Text"><text:s text:c="4"/>RETURN resultado;</text:p>
      <text:p text:style-name="Preformatted_20_Text">END;</text:p>
      <text:p text:style-name="Preformatted_20_Text">$$ LANGUAGE plpgsql;</text:p>
      <text:p text:style-name="Preformatted_20_Text"/>
      <text:p text:style-name="Preformatted_20_Text">-- 4. Vista materializada para reportes</text:p>
      <text:p text:style-name="Preformatted_20_Text">CREATE MATERIALIZED VIEW reporte_ventas_mensual AS</text:p>
      <text:p text:style-name="Preformatted_20_Text">SELECT </text:p>
      <text:p text:style-name="Preformatted_20_Text"><text:s text:c="4"/>DATE_TRUNC('month', fecha) AS mes,</text:p>
      <text:p text:style-name="Preformatted_20_Text"><text:s text:c="4"/>cliente_id,</text:p>
      <text:p text:style-name="Preformatted_20_Text"><text:s text:c="4"/>COUNT(*) AS pedidos,</text:p>
      <text:p text:style-name="Preformatted_20_Text"><text:s text:c="4"/>SUM(total) AS ventas</text:p>
      <text:p text:style-name="Preformatted_20_Text">FROM pedidos</text:p>
      <text:p text:style-name="Preformatted_20_Text">GROUP BY mes, cliente_id;</text:p>
      <text:p text:style-name="Preformatted_20_Text"/>
      <text:p text:style-name="Preformatted_20_Text">CREATE INDEX idx_reporte_mes ON reporte_ventas_mensual(mes);</text:p>
      <text:p text:style-name="Preformatted_20_Text">CREATE INDEX idx_reporte_cliente ON reporte_ventas_mensual(cliente_id);</text:p>
      <text:p text:style-name="Preformatted_20_Text"/>
      <text:p text:style-name="Preformatted_20_Text">-- Actualizar vista materializada periódicamente</text:p>
      <text:p text:style-name="Preformatted_20_Text">REFRESH MATERIALIZED VIEW CONCURRENTLY reporte_ventas_mensual;</text:p>
      <text:p text:style-name="Horizontal_20_Line"/>
      <text:h text:style-name="Heading_20_2" text:outline-level="2">Resumen del Curso</text:h>
      <table:table table:name="Tabla15" table:style-name="Tabla15">
        <table:table-column table:style-name="Tabla15.A"/>
        <table:table-column table:style-name="Tabla15.B"/>
        <table:table-header-rows>
          <table:table-row>
            <table:table-cell table:style-name="Tabla15.A1" office:value-type="string">
              <text:p text:style-name="Table_20_Heading"><text:span text:style-name="Strong_20_Emphasis">Módulo</text:span></text:p>
            </table:table-cell>
            <table:table-cell table:style-name="Tabla15.A1" office:value-type="string">
              <text:p text:style-name="Table_20_Heading"><text:span text:style-name="Strong_20_Emphasis">Habilidades adquiridas</text:span></text:p>
            </table:table-cell>
          </table:table-row>
        </table:table-header-rows>
        <table:table-row>
          <table:table-cell table:style-name="Tabla15.A1" office:value-type="string">
            <text:p text:style-name="Table_20_Contents">Módulo 1</text:p>
          </table:table-cell>
          <table:table-cell table:style-name="Tabla15.A1" office:value-type="string">
            <text:p text:style-name="Table_20_Contents">Arquitectura interna, procesos, memoria, índices, MVCC</text:p>
          </table:table-cell>
        </table:table-row>
        <table:table-row>
          <table:table-cell table:style-name="Tabla15.A1" office:value-type="string">
            <text:p text:style-name="Table_20_Contents">Módulo 2</text:p>
          </table:table-cell>
          <table:table-cell table:style-name="Tabla15.A1" office:value-type="string">
            <text:p text:style-name="Table_20_Contents">Mantenimiento, VACUUM, REINDEX, backup, monitoreo</text:p>
          </table:table-cell>
        </table:table-row>
        <table:table-row>
          <table:table-cell table:style-name="Tabla15.A1" office:value-type="string">
            <text:p text:style-name="Table_20_Contents">Módulo 3</text:p>
          </table:table-cell>
          <table:table-cell table:style-name="Tabla15.A1" office:value-type="string">
            <text:p text:style-name="Table_20_Contents">Consultas SQL completas, JOINs, subconsultas</text:p>
          </table:table-cell>
        </table:table-row>
        <table:table-row>
          <table:table-cell table:style-name="Tabla15.A1" office:value-type="string">
            <text:p text:style-name="Table_20_Contents">Módulo 4</text:p>
          </table:table-cell>
          <table:table-cell table:style-name="Tabla15.A1" office:value-type="string">
            <text:p text:style-name="Table_20_Contents">Agregaciones, GROUP BY, ROLLUP, CUBE, FILTER</text:p>
          </table:table-cell>
        </table:table-row>
        <table:table-row>
          <table:table-cell table:style-name="Tabla15.A1" office:value-type="string">
            <text:p text:style-name="Table_20_Contents">Módulo 5</text:p>
          </table:table-cell>
          <table:table-cell table:style-name="Tabla15.A1" office:value-type="string">
            <text:p text:style-name="Table_20_Contents">Window functions, ranking, frames, análisis avanzado</text:p>
          </table:table-cell>
        </table:table-row>
        <table:table-row>
          <table:table-cell table:style-name="Tabla15.A1" office:value-type="string">
            <text:p text:style-name="Table_20_Contents">Módulo 6</text:p>
          </table:table-cell>
          <table:table-cell table:style-name="Tabla15.A1" office:value-type="string">
            <text:p text:style-name="Table_20_Contents">CTE recursivas, JSONB, Full Text Search, optimización</text:p>
          </table:table-cell>
        </table:table-row>
      </table:table>
      <text:p text:style-name="Text_20_body">¿Quieres que profundice en algún tema específico o que desarrolle más ejercicios prácticos para algún módulo en particular?</text:p>
      <text:p text:style-name="Text_20_body">que significa esto:SET search_path TO proyecto_final;</text:p>
      <text:h text:style-name="Heading_20_2" text:outline-level="2"><text:soft-page-break/><text:span text:style-name="Source_20_Text">SET search_path TO proyecto_final;</text:span> - Explicación completa</text:h>
      <text:h text:style-name="Heading_20_3" text:outline-level="3">Definición</text:h>
      <text:p text:style-name="Text_20_body"><text:span text:style-name="Source_20_Text">SET search_path TO proyecto_final;</text:span> es un comando que <text:span text:style-name="Strong_20_Emphasis">cambia el orden de búsqueda de esquemas</text:span> en PostgreSQL para la sesión actual, estableciendo <text:span text:style-name="Source_20_Text">proyecto_final</text:span> como el <text:span text:style-name="Strong_20_Emphasis">primer esquema</text:span> donde PostgreSQL buscará las tablas, vistas y funciones.</text:p>
      <text:p text:style-name="Horizontal_20_Line"/>
      <text:h text:style-name="Heading_20_3" text:outline-level="3">El problema que resuelve</text:h>
      <text:p text:style-name="Text_20_body">Sin <text:span text:style-name="Source_20_Text">search_path</text:span>, PostgreSQL busca objetos (tablas, vistas, funciones) en este orden predeterminado:</text:p>
      <text:p text:style-name="Text_20_body">sql</text:p>
      <text:p text:style-name="Preformatted_20_Text">-- Orden predeterminado (por defecto)</text:p>
      <text:p text:style-name="Preformatted_20_Text">SHOW search_path;</text:p>
      <text:p text:style-name="Preformatted_20_Text">-- Resultado: "$user", public</text:p>
      <text:p text:style-name="Text_20_body"><text:span text:style-name="Strong_20_Emphasis">Significado:</text:span></text:p>
      <text:list xml:id="list314605318" text:style-name="L85">
        <text:list-item>
          <text:p text:style-name="Text_20_body">Primero busca en un esquema con el nombre del usuario actual (ej: <text:span text:style-name="Source_20_Text">ana</text:span>)</text:p>
        </text:list-item>
        <text:list-item>
          <text:p text:style-name="Text_20_body">Si no existe o no encuentra el objeto, busca en <text:span text:style-name="Source_20_Text">public</text:span></text:p>
        </text:list-item>
        <text:list-item>
          <text:p text:style-name="Text_20_body">Si no encuentra, lanza error <text:span text:style-name="Source_20_Text">relation "tabla" does not exist</text:span></text:p>
        </text:list-item>
      </text:list>
      <text:p text:style-name="Horizontal_20_Line"/>
      <text:h text:style-name="Heading_20_3" text:outline-level="3">Ejemplo práctico de la diferencia</text:h>
      <text:h text:style-name="Heading_20_4" text:outline-level="4">Sin SET search_path:</text:h>
      <text:p text:style-name="Text_20_body">sql</text:p>
      <text:p text:style-name="Preformatted_20_Text">-- Tenemos esquemas: public, proyecto_final, ventas</text:p>
      <text:p text:style-name="Preformatted_20_Text"/>
      <text:p text:style-name="Preformatted_20_Text">-- Tablas existentes:</text:p>
      <text:p text:style-name="Preformatted_20_Text">-- public.clientes</text:p>
      <text:p text:style-name="Preformatted_20_Text">-- proyecto_final.pedidos</text:p>
      <text:p text:style-name="Preformatted_20_Text"/>
      <text:p text:style-name="Preformatted_20_Text">SELECT * FROM clientes; <text:s text:c="4"/>-- ✅ Encuentra public.clientes</text:p>
      <text:p text:style-name="Preformatted_20_Text">SELECT * FROM pedidos; <text:s text:c="6"/>-- ❌ ERROR: no encuentra (busca en public, no existe)</text:p>
      <text:p text:style-name="Preformatted_20_Text"/>
      <text:p text:style-name="Preformatted_20_Text">-- Necesitas calificar explícitamente:</text:p>
      <text:p text:style-name="Preformatted_20_Text">SELECT * FROM proyecto_final.pedidos; <text:s/>-- ✅ Funciona</text:p>
      <text:h text:style-name="Heading_20_4" text:outline-level="4">Con SET search_path:</text:h>
      <text:p text:style-name="Text_20_body">sql</text:p>
      <text:p text:style-name="Preformatted_20_Text">SET search_path TO proyecto_final;</text:p>
      <text:p text:style-name="Preformatted_20_Text"/>
      <text:p text:style-name="Preformatted_20_Text"><text:soft-page-break/>SELECT * FROM clientes; <text:s text:c="3"/>-- ❌ ERROR (busca en proyecto_final, no existe)</text:p>
      <text:p text:style-name="Preformatted_20_Text">SELECT * FROM pedidos; <text:s text:c="5"/>-- ✅ Encuentra proyecto_final.pedidos</text:p>
      <text:p text:style-name="Preformatted_20_Text"/>
      <text:p text:style-name="Preformatted_20_Text">-- Puedes mezclar esquemas:</text:p>
      <text:p text:style-name="Preformatted_20_Text">SELECT * FROM pedidos p</text:p>
      <text:p text:style-name="Preformatted_20_Text">JOIN public.clientes c ON p.cliente_id = c.id; <text:s/>-- ✅ Especificas public.clientes</text:p>
      <text:p text:style-name="Horizontal_20_Line"/>
      <text:h text:style-name="Heading_20_3" text:outline-level="3">Sintaxis completa y variantes</text:h>
      <text:p text:style-name="Text_20_body">sql</text:p>
      <text:p text:style-name="Preformatted_20_Text">-- 1. Establecer un único esquema</text:p>
      <text:p text:style-name="Preformatted_20_Text">SET search_path TO proyecto_final;</text:p>
      <text:p text:style-name="Preformatted_20_Text"/>
      <text:p text:style-name="Preformatted_20_Text">-- 2. Múltiples esquemas (orden de búsqueda)</text:p>
      <text:p text:style-name="Preformatted_20_Text">SET search_path TO proyecto_final, public, ventas;</text:p>
      <text:p text:style-name="Preformatted_20_Text"/>
      <text:p text:style-name="Preformatted_20_Text">-- 3. Agregar un esquema al principio (manteniendo el resto)</text:p>
      <text:p text:style-name="Preformatted_20_Text">SET search_path = proyecto_final, "$user", public;</text:p>
      <text:p text:style-name="Preformatted_20_Text"/>
      <text:p text:style-name="Preformatted_20_Text">-- 4. Configurar solo para la transacción actual</text:p>
      <text:p text:style-name="Preformatted_20_Text">BEGIN;</text:p>
      <text:p text:style-name="Preformatted_20_Text">SET LOCAL search_path TO proyecto_final;</text:p>
      <text:p text:style-name="Preformatted_20_Text">-- Dentro de la transacción usa este search_path</text:p>
      <text:p text:style-name="Preformatted_20_Text">COMMIT; <text:s/>-- Vuelve al anterior</text:p>
      <text:p text:style-name="Preformatted_20_Text"/>
      <text:p text:style-name="Preformatted_20_Text">-- 5. Para un usuario específico (permanente)</text:p>
      <text:p text:style-name="Preformatted_20_Text">ALTER ROLE mi_usuario SET search_path TO proyecto_final, public;</text:p>
      <text:p text:style-name="Preformatted_20_Text"/>
      <text:p text:style-name="Preformatted_20_Text">-- 6. Para una base de datos específica</text:p>
      <text:p text:style-name="Preformatted_20_Text">ALTER DATABASE mi_db SET search_path TO proyecto_final, public;</text:p>
      <text:p text:style-name="Horizontal_20_Line"/>
      <text:h text:style-name="Heading_20_3" text:outline-level="3">Comportamiento detallado</text:h>
      <text:p text:style-name="Text_20_body">sql</text:p>
      <text:p text:style-name="Preformatted_20_Text">-- 1. Ver el search_path actual</text:p>
      <text:p text:style-name="Preformatted_20_Text">SHOW search_path;</text:p>
      <text:p text:style-name="Preformatted_20_Text">-- Resultado: "proyecto_final"</text:p>
      <text:p text:style-name="Preformatted_20_Text"/>
      <text:p text:style-name="Preformatted_20_Text">-- 2. Ver todos los esquemas disponibles</text:p>
      <text:p text:style-name="Preformatted_20_Text">SELECT nspname FROM pg_namespace ORDER BY nspname;</text:p>
      <text:p text:style-name="Preformatted_20_Text"/>
      <text:p text:style-name="Preformatted_20_Text">-- 3. Simular cómo PostgreSQL resuelve un nombre</text:p>
      <text:p text:style-name="Preformatted_20_Text">-- Cuando escribes: SELECT * FROM pedidos</text:p>
      <text:p text:style-name="Preformatted_20_Text">-- PostgreSQL busca en orden:</text:p>
      <text:p text:style-name="Preformatted_20_Text">-- 1. ¿Existe proyecto_final.pedidos? → Sí ✅</text:p>
      <text:p text:style-name="Preformatted_20_Text">-- (Si no existiera, seguiría con el siguiente esquema en la lista)</text:p>
      <text:p text:style-name="Preformatted_20_Text"/>
      <text:p text:style-name="Preformatted_20_Text">-- 4. Forzar búsqueda en todos los esquemas del search_path</text:p>
      <text:p text:style-name="Preformatted_20_Text">SET search_path = proyecto_final, public, information_schema;</text:p>
      <text:p text:style-name="Preformatted_20_Text">-- Ahora busca en proyecto_final, luego public, luego information_schema</text:p>
      <text:p text:style-name="Horizontal_20_Line"/>
      <text:h text:style-name="Heading_20_3" text:outline-level="3"><text:soft-page-break/>Casos de uso comunes</text:h>
      <text:h text:style-name="Heading_20_4" text:outline-level="4">1. <text:span text:style-name="Strong_20_Emphasis">Trabajar con múltiples esquemas en un proyecto</text:span></text:h>
      <text:p text:style-name="Text_20_body">sql</text:p>
      <text:p text:style-name="Preformatted_20_Text">-- Esquema para datos transaccionales</text:p>
      <text:p text:style-name="Preformatted_20_Text">CREATE SCHEMA transaccional;</text:p>
      <text:p text:style-name="Preformatted_20_Text">CREATE TABLE transaccional.ventas (...);</text:p>
      <text:p text:style-name="Preformatted_20_Text"/>
      <text:p text:style-name="Preformatted_20_Text">-- Esquema para reporting</text:p>
      <text:p text:style-name="Preformatted_20_Text">CREATE SCHEMA reporting;</text:p>
      <text:p text:style-name="Preformatted_20_Text">CREATE TABLE reporting.resumen_ventas (...);</text:p>
      <text:p text:style-name="Preformatted_20_Text"/>
      <text:p text:style-name="Preformatted_20_Text">-- Cambiar según la tarea</text:p>
      <text:p text:style-name="Preformatted_20_Text">SET search_path TO transaccional;</text:p>
      <text:p text:style-name="Preformatted_20_Text">SELECT * FROM ventas; <text:s/>-- Busca en transaccional.ventas</text:p>
      <text:p text:style-name="Preformatted_20_Text"/>
      <text:p text:style-name="Preformatted_20_Text">SET search_path TO reporting;</text:p>
      <text:p text:style-name="Preformatted_20_Text">SELECT * FROM resumen_ventas; <text:s/>-- Busca en reporting.resumen_ventas</text:p>
      <text:h text:style-name="Heading_20_4" text:outline-level="4">2. <text:span text:style-name="Strong_20_Emphasis">Evitar escribir el esquema constantemente</text:span></text:h>
      <text:p text:style-name="Text_20_body">sql</text:p>
      <text:p text:style-name="Preformatted_20_Text">-- Sin search_path (mucho más verboso)</text:p>
      <text:p text:style-name="Preformatted_20_Text">INSERT INTO proyecto_final.clientes (nombre) VALUES ('Ana');</text:p>
      <text:p text:style-name="Preformatted_20_Text">INSERT INTO proyecto_final.clientes (nombre) VALUES ('Juan');</text:p>
      <text:p text:style-name="Preformatted_20_Text">INSERT INTO proyecto_final.pedidos (cliente_id, total) VALUES (1, 100);</text:p>
      <text:p text:style-name="Preformatted_20_Text">SELECT * FROM proyecto_final.clientes c</text:p>
      <text:p text:style-name="Preformatted_20_Text">JOIN proyecto_final.pedidos p ON c.id = p.cliente_id;</text:p>
      <text:p text:style-name="Preformatted_20_Text"/>
      <text:p text:style-name="Preformatted_20_Text">-- Con search_path (más limpio)</text:p>
      <text:p text:style-name="Preformatted_20_Text">SET search_path TO proyecto_final;</text:p>
      <text:p text:style-name="Preformatted_20_Text">INSERT INTO clientes (nombre) VALUES ('Ana');</text:p>
      <text:p text:style-name="Preformatted_20_Text">INSERT INTO clientes (nombre) VALUES ('Juan');</text:p>
      <text:p text:style-name="Preformatted_20_Text">INSERT INTO pedidos (cliente_id, total) VALUES (1, 100);</text:p>
      <text:p text:style-name="Preformatted_20_Text">SELECT * FROM clientes c JOIN pedidos p ON c.id = p.cliente_id;</text:p>
      <text:h text:style-name="Heading_20_4" text:outline-level="4">3. <text:span text:style-name="Strong_20_Emphasis">Aislar pruebas unitarias</text:span></text:h>
      <text:p text:style-name="Text_20_body">sql</text:p>
      <text:p text:style-name="Preformatted_20_Text">-- Crear esquema de pruebas</text:p>
      <text:p text:style-name="Preformatted_20_Text">CREATE SCHEMA pruebas;</text:p>
      <text:p text:style-name="Preformatted_20_Text"/>
      <text:p text:style-name="Preformatted_20_Text">-- Configurar search_path para pruebas</text:p>
      <text:p text:style-name="Preformatted_20_Text">SET search_path TO pruebas;</text:p>
      <text:p text:style-name="Preformatted_20_Text"/>
      <text:p text:style-name="Preformatted_20_Text">-- Crear tablas de prueba (no afectan producción)</text:p>
      <text:p text:style-name="Preformatted_20_Text">CREATE TABLE clientes (...);</text:p>
      <text:p text:style-name="Preformatted_20_Text">CREATE TABLE pedidos (...);</text:p>
      <text:p text:style-name="Preformatted_20_Text"/>
      <text:p text:style-name="Preformatted_20_Text">-- Ejecutar pruebas</text:p>
      <text:p text:style-name="Preformatted_20_Text">INSERT INTO clientes VALUES (...);</text:p>
      <text:p text:style-name="Preformatted_20_Text"/>
      <text:p text:style-name="Preformatted_20_Text">-- Cambiar de vuelta a producción</text:p>
      <text:p text:style-name="Preformatted_20_Text">SET search_path TO public;</text:p>
      <text:p text:style-name="Horizontal_20_Line"/>
      <text:h text:style-name="Heading_20_3" text:outline-level="3"><text:soft-page-break/>Precauciones y buenas prácticas</text:h>
      <text:h text:style-name="Heading_20_4" text:outline-level="4">⚠️ <text:span text:style-name="Strong_20_Emphasis">Problema común: Tablas duplicadas</text:span></text:h>
      <text:p text:style-name="Text_20_body">sql</text:p>
      <text:p text:style-name="Preformatted_20_Text">-- Mismo nombre de tabla en dos esquemas</text:p>
      <text:p text:style-name="Preformatted_20_Text">CREATE SCHEMA esquema_a;</text:p>
      <text:p text:style-name="Preformatted_20_Text">CREATE TABLE esquema_a.usuarios (id int, nombre text);</text:p>
      <text:p text:style-name="Preformatted_20_Text"/>
      <text:p text:style-name="Preformatted_20_Text">CREATE SCHEMA esquema_b;</text:p>
      <text:p text:style-name="Preformatted_20_Text">CREATE TABLE esquema_b.usuarios (id int, email text);</text:p>
      <text:p text:style-name="Preformatted_20_Text"/>
      <text:p text:style-name="Preformatted_20_Text">-- Search_path determina cuál se usa</text:p>
      <text:p text:style-name="Preformatted_20_Text">SET search_path TO esquema_a;</text:p>
      <text:p text:style-name="Preformatted_20_Text">SELECT * FROM usuarios; <text:s/>-- ✅ Usa esquema_a.usuarios</text:p>
      <text:p text:style-name="Preformatted_20_Text"/>
      <text:p text:style-name="Preformatted_20_Text">SET search_path TO esquema_b;</text:p>
      <text:p text:style-name="Preformatted_20_Text">SELECT * FROM usuarios; <text:s/>-- ✅ Usa esquema_b.usuarios (diferente estructura!)</text:p>
      <text:h text:style-name="Heading_20_4" text:outline-level="4">✅ <text:span text:style-name="Strong_20_Emphasis">Práctica recomendada: Esquema por aplicación</text:span></text:h>
      <text:p text:style-name="Text_20_body">sql</text:p>
      <text:p text:style-name="Preformatted_20_Text">-- Cada aplicación tiene su propio esquema</text:p>
      <text:p text:style-name="Preformatted_20_Text">CREATE SCHEMA app_ventas;</text:p>
      <text:p text:style-name="Preformatted_20_Text">CREATE SCHEMA app_inventario;</text:p>
      <text:p text:style-name="Preformatted_20_Text">CREATE SCHEMA app_reporting;</text:p>
      <text:p text:style-name="Preformatted_20_Text"/>
      <text:p text:style-name="Preformatted_20_Text">-- En la aplicación de ventas:</text:p>
      <text:p text:style-name="Preformatted_20_Text">SET search_path TO app_ventas;</text:p>
      <text:p text:style-name="Preformatted_20_Text"/>
      <text:p text:style-name="Preformatted_20_Text">-- En la aplicación de inventario:</text:p>
      <text:p text:style-name="Preformatted_20_Text">SET search_path TO app_inventario;</text:p>
      <text:h text:style-name="Heading_20_4" text:outline-level="4">✅ <text:span text:style-name="Strong_20_Emphasis">Práctica recomendada: Configurar al conectar</text:span></text:h>
      <text:p text:style-name="Text_20_body">sql</text:p>
      <text:p text:style-name="Preformatted_20_Text">-- En tu archivo de conexión o al inicio de sesión</text:p>
      <text:p text:style-name="Preformatted_20_Text">-- pgAdmin: Properties &gt; Advanced &gt; search_path</text:p>
      <text:p text:style-name="Preformatted_20_Text">-- psql: \set search_path 'proyecto_final'</text:p>
      <text:p text:style-name="Preformatted_20_Text">-- En código Python (psycopg2):</text:p>
      <text:p text:style-name="Preformatted_20_Text">-- conn.cursor().execute("SET search_path TO proyecto_final")</text:p>
      <text:p text:style-name="Horizontal_20_Line"/>
      <text:h text:style-name="Heading_20_3" text:outline-level="3">Comandos relacionados</text:h>
      <text:p text:style-name="Text_20_body">sql</text:p>
      <text:p text:style-name="Preformatted_20_Text">-- 1. Ver esquema actual de una tabla</text:p>
      <text:p text:style-name="Preformatted_20_Text">SELECT schemaname, tablename </text:p>
      <text:p text:style-name="Preformatted_20_Text">FROM pg_tables </text:p>
      <text:p text:style-name="Preformatted_20_Text">WHERE tablename = 'pedidos';</text:p>
      <text:p text:style-name="Preformatted_20_Text"/>
      <text:p text:style-name="Preformatted_20_Text">-- 2. Crear tabla sin especificar esquema (usa search_path)</text:p>
      <text:p text:style-name="Preformatted_20_Text">SET search_path TO proyecto_final;</text:p>
      <text:p text:style-name="Preformatted_20_Text">CREATE TABLE nueva_tabla (...); <text:s/>-- Se crea en proyecto_final</text:p>
      <text:p text:style-name="Preformatted_20_Text"/>
      <text:p text:style-name="Preformatted_20_Text">-- 3. Resetear a valor predeterminado</text:p>
      <text:p text:style-name="Preformatted_20_Text">SET search_path TO "$user", public;</text:p>
      <text:p text:style-name="Preformatted_20_Text">-- o</text:p>
      <text:p text:style-name="Preformatted_20_Text"><text:soft-page-break/>RESET search_path;</text:p>
      <text:p text:style-name="Preformatted_20_Text"/>
      <text:p text:style-name="Preformatted_20_Text">-- 4. Ver el orden de búsqueda completo</text:p>
      <text:p text:style-name="Preformatted_20_Text">SELECT current_setting('search_path');</text:p>
      <text:p text:style-name="Preformatted_20_Text"/>
      <text:p text:style-name="Preformatted_20_Text">-- 5. Agregar esquema temporalmente</text:p>
      <text:p text:style-name="Preformatted_20_Text">SET search_path = proyecto_final, public;</text:p>
      <text:p text:style-name="Preformatted_20_Text">-- Las tablas nuevas se crean en el PRIMER esquema (proyecto_final)</text:p>
      <text:p text:style-name="Horizontal_20_Line"/>
      <text:h text:style-name="Heading_20_3" text:outline-level="3">Resumen ejecutivo</text:h>
      <table:table table:name="Tabla16" table:style-name="Tabla16">
        <table:table-column table:style-name="Tabla16.A"/>
        <table:table-column table:style-name="Tabla16.B"/>
        <table:table-header-rows>
          <table:table-row>
            <table:table-cell table:style-name="Tabla16.A1" office:value-type="string">
              <text:p text:style-name="Table_20_Heading"><text:span text:style-name="Strong_20_Emphasis">Concepto</text:span></text:p>
            </table:table-cell>
            <table:table-cell table:style-name="Tabla16.A1" office:value-type="string">
              <text:p text:style-name="Table_20_Heading"><text:span text:style-name="Strong_20_Emphasis">Explicación</text:span></text:p>
            </table:table-cell>
          </table:table-row>
        </table:table-header-rows>
        <table:table-row>
          <table:table-cell table:style-name="Tabla16.A1" office:value-type="string">
            <text:p text:style-name="Table_20_Contents"><text:span text:style-name="Strong_20_Emphasis">Qué hace</text:span></text:p>
          </table:table-cell>
          <table:table-cell table:style-name="Tabla16.A1" office:value-type="string">
            <text:p text:style-name="Table_20_Contents">Define el orden de búsqueda de esquemas para la sesión actual</text:p>
          </table:table-cell>
        </table:table-row>
        <table:table-row>
          <table:table-cell table:style-name="Tabla16.A1" office:value-type="string">
            <text:p text:style-name="Table_20_Contents"><text:span text:style-name="Strong_20_Emphasis">Por defecto</text:span></text:p>
          </table:table-cell>
          <table:table-cell table:style-name="Tabla16.A1" office:value-type="string">
            <text:p text:style-name="Table_20_Contents"><text:span text:style-name="Source_20_Text">"$user", public</text:span> (primero esquema del usuario, luego public)</text:p>
          </table:table-cell>
        </table:table-row>
        <table:table-row>
          <table:table-cell table:style-name="Tabla16.A1" office:value-type="string">
            <text:p text:style-name="Table_20_Contents"><text:span text:style-name="Strong_20_Emphasis">Beneficio</text:span></text:p>
          </table:table-cell>
          <table:table-cell table:style-name="Tabla16.A1" office:value-type="string">
            <text:p text:style-name="Table_20_Contents">Evita escribir <text:span text:style-name="Source_20_Text">esquema.tabla</text:span> constantemente</text:p>
          </table:table-cell>
        </table:table-row>
        <table:table-row>
          <table:table-cell table:style-name="Tabla16.A1" office:value-type="string">
            <text:p text:style-name="Table_20_Contents"><text:span text:style-name="Strong_20_Emphasis">Riesgo</text:span></text:p>
          </table:table-cell>
          <table:table-cell table:style-name="Tabla16.A1" office:value-type="string">
            <text:p text:style-name="Table_20_Contents">Si hay tablas con mismo nombre en diferentes esquemas, se usa el primero</text:p>
          </table:table-cell>
        </table:table-row>
        <table:table-row>
          <table:table-cell table:style-name="Tabla16.A1" office:value-type="string">
            <text:p text:style-name="Table_20_Contents"><text:span text:style-name="Strong_20_Emphasis">Ámbito</text:span></text:p>
          </table:table-cell>
          <table:table-cell table:style-name="Tabla16.A1" office:value-type="string">
            <text:p text:style-name="Table_20_Contents">Solo la sesión actual (a menos que se use ALTER ROLE/DATABASE)</text:p>
          </table:table-cell>
        </table:table-row>
        <table:table-row>
          <table:table-cell table:style-name="Tabla16.A1" office:value-type="string">
            <text:p text:style-name="Table_20_Contents"><text:span text:style-name="Strong_20_Emphasis">Mejor práctica</text:span></text:p>
          </table:table-cell>
          <table:table-cell table:style-name="Tabla16.A1" office:value-type="string">
            <text:p text:style-name="Table_20_Contents">Configurar al inicio de la aplicación para usar su esquema</text:p>
          </table:table-cell>
        </table:table-row>
      </table:table>
      <text:p text:style-name="Text_20_body"><text:span text:style-name="Strong_20_Emphasis">En tu proyecto final:</text:span> <text:span text:style-name="Source_20_Text">SET search_path TO proyecto_final;</text:span> significa que todas las consultas que escribas buscarán tablas primero en el esquema <text:span text:style-name="Source_20_Text">proyecto_final</text:span>, permitiéndote escribir <text:span text:style-name="Source_20_Text">SELECT * FROM clientes</text:span> en lugar de <text:span text:style-name="Source_20_Text">SELECT * FROM proyecto_final.clientes</text:span>.</text:p>
      <text:p text:style-name="Text_20_body">que significa $PGDATA</text:p>
      <text:h text:style-name="Heading_20_2" text:outline-level="2"><text:span text:style-name="Source_20_Text">$PGDATA</text:span> - Explicación completa</text:h>
      <text:h text:style-name="Heading_20_3" text:outline-level="3">Definición</text:h>
      <text:p text:style-name="Text_20_body"><text:span text:style-name="Source_20_Text">$PGDATA</text:span> es una <text:span text:style-name="Strong_20_Emphasis">variable de entorno</text:span> que indica la <text:span text:style-name="Strong_20_Emphasis">ubicación del directorio de datos principal</text:span> de PostgreSQL (Data Directory). Es la ruta raíz donde PostgreSQL almacena todos sus archivos: bases de datos, configuración, logs WAL, catálogos del sistema, etc.</text:p>
      <text:p text:style-name="Horizontal_20_Line"/>
      <text:h text:style-name="Heading_20_3" text:outline-level="3">Significado literal</text:h>
      <text:list xml:id="list2985555010" text:style-name="L86">
        <text:list-item>
          <text:p text:style-name="Text_20_body"><text:span text:style-name="Strong_20_Emphasis">PGDATA</text:span> = <text:span text:style-name="Strong_20_Emphasis">P</text:span>ost<text:span text:style-name="Strong_20_Emphasis">G</text:span>res <text:span text:style-name="Strong_20_Emphasis">DATA</text:span> directory</text:p>
        </text:list-item>
        <text:list-item>
          <text:p text:style-name="Text_20_body">El símbolo <text:span text:style-name="Source_20_Text">$</text:span> indica que es una variable de entorno (en Linux/macOS/Unix)</text:p>
        </text:list-item>
        <text:list-item>
          <text:p text:style-name="Text_20_body">En Windows sería <text:span text:style-name="Source_20_Text">%PGDATA%</text:span></text:p>
        </text:list-item>
      </text:list>
      <text:p text:style-name="Horizontal_20_Line"/>
      <text:h text:style-name="Heading_20_3" text:outline-level="3">¿Qué contiene $PGDATA?</text:h>
      <text:p text:style-name="Text_20_body">bash</text:p>
      <text:p text:style-name="Preformatted_20_Text"><text:soft-page-break/>$PGDATA/</text:p>
      <text:p text:style-name="Preformatted_20_Text">├── PG_VERSION <text:s text:c="19"/># Versión de PostgreSQL (ej: "16\n")</text:p>
      <text:p text:style-name="Preformatted_20_Text">├── postgresql.conf <text:s text:c="14"/># Archivo de configuración principal</text:p>
      <text:p text:style-name="Preformatted_20_Text">├── pg_hba.conf <text:s text:c="18"/># Control de acceso (clientes autorizados)</text:p>
      <text:p text:style-name="Preformatted_20_Text">├── pg_ident.conf <text:s text:c="16"/># Mapeo de usuarios del SO a roles</text:p>
      <text:p text:style-name="Preformatted_20_Text">├── postgresql.auto.conf <text:s text:c="9"/># Configuración generada por ALTER SYSTEM</text:p>
      <text:p text:style-name="Preformatted_20_Text">├── postmaster.pid <text:s text:c="15"/># PID del proceso postmaster (activo)</text:p>
      <text:p text:style-name="Preformatted_20_Text">├── pg_control <text:s text:c="19"/># Archivo de control del cluster</text:p>
      <text:p text:style-name="Preformatted_20_Text">│</text:p>
      <text:p text:style-name="Preformatted_20_Text">├── base/ <text:s text:c="24"/># Datos de las bases de usuario (pg_default)</text:p>
      <text:p text:style-name="Preformatted_20_Text">│ <text:s text:c="2"/>├── 16384/ <text:s text:c="19"/># OID de la base de datos "mi_bd"</text:p>
      <text:p text:style-name="Preformatted_20_Text">│ <text:s text:c="2"/>│ <text:s text:c="2"/>├── 16385 <text:s text:c="16"/># Tabla (archivo físico)</text:p>
      <text:p text:style-name="Preformatted_20_Text">│ <text:s text:c="2"/>│ <text:s text:c="2"/>├── 16385_fsm <text:s text:c="12"/># Free Space Map</text:p>
      <text:p text:style-name="Preformatted_20_Text">│ <text:s text:c="2"/>│ <text:s text:c="2"/>├── 16385_vm <text:s text:c="13"/># Visibility Map</text:p>
      <text:p text:style-name="Preformatted_20_Text">│ <text:s text:c="2"/>│ <text:s text:c="2"/>└── 16390 <text:s text:c="16"/># Índice</text:p>
      <text:p text:style-name="Preformatted_20_Text">│ <text:s text:c="2"/>└── 16386/ <text:s text:c="19"/># Otra base de datos</text:p>
      <text:p text:style-name="Preformatted_20_Text">│</text:p>
      <text:p text:style-name="Preformatted_20_Text">├── global/ <text:s text:c="22"/># Catálogos del sistema (pg_global)</text:p>
      <text:p text:style-name="Preformatted_20_Text">│ <text:s text:c="2"/>├── pg_authid <text:s text:c="16"/># Usuarios y roles</text:p>
      <text:p text:style-name="Preformatted_20_Text">│ <text:s text:c="2"/>├── pg_database <text:s text:c="14"/># Lista de bases de datos</text:p>
      <text:p text:style-name="Preformatted_20_Text">│ <text:s text:c="2"/>└── pg_class <text:s text:c="17"/># Metadatos de tablas/índices</text:p>
      <text:p text:style-name="Preformatted_20_Text">│</text:p>
      <text:p text:style-name="Preformatted_20_Text">├── pg_wal/ <text:s text:c="22"/># Write-Ahead Logs (WAL)</text:p>
      <text:p text:style-name="Preformatted_20_Text">│ <text:s text:c="2"/>├── 000000010000000000000001 <text:s/># Archivo WAL segment (16 MB)</text:p>
      <text:p text:style-name="Preformatted_20_Text">│ <text:s text:c="2"/>├── 000000010000000000000002</text:p>
      <text:p text:style-name="Preformatted_20_Text">│ <text:s text:c="2"/>└── archive_status/ <text:s text:c="10"/># Estado de archivo de WALs</text:p>
      <text:p text:style-name="Preformatted_20_Text">│</text:p>
      <text:p text:style-name="Preformatted_20_Text">├── pg_xact/ <text:s text:c="21"/># Estado de transacciones (committed/aborted)</text:p>
      <text:p text:style-name="Preformatted_20_Text">├── pg_subtrans/ <text:s text:c="17"/># Subtransacciones</text:p>
      <text:p text:style-name="Preformatted_20_Text">├── pg_twophase/ <text:s text:c="17"/># Transacciones preparadas (2PC)</text:p>
      <text:p text:style-name="Preformatted_20_Text">├── pg_multixact/ <text:s text:c="16"/># Multi-transacciones (bloqueos)</text:p>
      <text:p text:style-name="Preformatted_20_Text">├── pg_logical/ <text:s text:c="18"/># Datos de replicación lógica</text:p>
      <text:p text:style-name="Preformatted_20_Text">│</text:p>
      <text:p text:style-name="Preformatted_20_Text">├── pg_stat/ <text:s text:c="21"/># Estadísticas persistentes</text:p>
      <text:p text:style-name="Preformatted_20_Text">├── pg_stat_tmp/ <text:s text:c="17"/># Estadísticas temporales (en memoria)</text:p>
      <text:p text:style-name="Preformatted_20_Text">├── pg_replslot/ <text:s text:c="17"/># Slots de replicación</text:p>
      <text:p text:style-name="Preformatted_20_Text">├── pg_snapshots/ <text:s text:c="16"/># Snapshots exportados</text:p>
      <text:p text:style-name="Preformatted_20_Text">│</text:p>
      <text:p text:style-name="Preformatted_20_Text">├── log/ <text:s text:c="25"/># Logs del servidor (si logging_collector=on)</text:p>
      <text:p text:style-name="Preformatted_20_Text">│ <text:s text:c="2"/>└── postgresql-2026-04-09.log</text:p>
      <text:p text:style-name="Preformatted_20_Text">│</text:p>
      <text:p text:style-name="Preformatted_20_Text">└── tablespaces/ <text:s text:c="17"/># Enlaces simbólicos a tablespaces externos</text:p>
      <text:p text:style-name="Preformatted_20_Text"><text:s text:c="4"/>└── pg_tblspc/16394 -&gt; /mnt/ssd/postgres_data</text:p>
      <text:p text:style-name="Horizontal_20_Line"/>
      <text:h text:style-name="Heading_20_3" text:outline-level="3">Cómo ver y usar $PGDATA</text:h>
      <text:h text:style-name="Heading_20_4" text:outline-level="4">En el sistema operativo</text:h>
      <text:p text:style-name="Text_20_body">bash</text:p>
      <text:p text:style-name="Preformatted_20_Text"># Ver el valor actual de la variable</text:p>
      <text:p text:style-name="Preformatted_20_Text">echo $PGDATA</text:p>
      <text:p text:style-name="Preformatted_20_Text"># Salida típica: /var/lib/postgresql/16/main</text:p>
      <text:p text:style-name="Preformatted_20_Text"/>
      <text:p text:style-name="Preformatted_20_Text"># Ver directorio (como usuario postgres)</text:p>
      <text:p text:style-name="Preformatted_20_Text">sudo -u postgres ls -la $PGDATA</text:p>
      <text:p text:style-name="Preformatted_20_Text"/>
      <text:p text:style-name="Preformatted_20_Text"># Ver tamaño total del cluster</text:p>
      <text:p text:style-name="Preformatted_20_Text">sudo -u postgres du -sh $PGDATA</text:p>
      <text:h text:style-name="Heading_20_4" text:outline-level="4"><text:soft-page-break/>Desde PostgreSQL (SQL)</text:h>
      <text:p text:style-name="Text_20_body">sql</text:p>
      <text:p text:style-name="Preformatted_20_Text">-- Ver la ubicación de $PGDATA desde SQL</text:p>
      <text:p text:style-name="Preformatted_20_Text">SHOW data_directory;</text:p>
      <text:p text:style-name="Preformatted_20_Text">-- Resultado: /var/lib/postgresql/16/main</text:p>
      <text:p text:style-name="Preformatted_20_Text"/>
      <text:p text:style-name="Preformatted_20_Text">-- Ver todas las configuraciones relacionadas</text:p>
      <text:p text:style-name="Preformatted_20_Text">SELECT name, setting </text:p>
      <text:p text:style-name="Preformatted_20_Text">FROM pg_settings </text:p>
      <text:p text:style-name="Preformatted_20_Text">WHERE name LIKE '%directory%' OR name LIKE '%path%';</text:p>
      <text:h text:style-name="Heading_20_4" text:outline-level="4">Ubicaciones típicas por sistema operativo</text:h>
      <table:table table:name="Tabla17" table:style-name="Tabla17">
        <table:table-column table:style-name="Tabla17.A"/>
        <table:table-column table:style-name="Tabla17.B"/>
        <table:table-header-rows>
          <table:table-row>
            <table:table-cell table:style-name="Tabla17.A1" office:value-type="string">
              <text:p text:style-name="Table_20_Heading"><text:span text:style-name="Strong_20_Emphasis">Sistema</text:span></text:p>
            </table:table-cell>
            <table:table-cell table:style-name="Tabla17.A1" office:value-type="string">
              <text:p text:style-name="Table_20_Heading"><text:span text:style-name="Strong_20_Emphasis">Ubicación típica de $PGDATA</text:span></text:p>
            </table:table-cell>
          </table:table-row>
        </table:table-header-rows>
        <table:table-row>
          <table:table-cell table:style-name="Tabla17.A1" office:value-type="string">
            <text:p text:style-name="Table_20_Contents"><text:span text:style-name="Strong_20_Emphasis">Linux (apt/yum)</text:span></text:p>
          </table:table-cell>
          <table:table-cell table:style-name="Tabla17.A1" office:value-type="string">
            <text:p text:style-name="Table_20_Contents"><text:span text:style-name="Source_20_Text">/var/lib/postgresql/16/main</text:span></text:p>
          </table:table-cell>
        </table:table-row>
        <table:table-row>
          <table:table-cell table:style-name="Tabla17.A1" office:value-type="string">
            <text:p text:style-name="Table_20_Contents"><text:span text:style-name="Strong_20_Emphasis">macOS (Homebrew)</text:span></text:p>
          </table:table-cell>
          <table:table-cell table:style-name="Tabla17.A1" office:value-type="string">
            <text:p text:style-name="Table_20_Contents"><text:span text:style-name="Source_20_Text">/opt/homebrew/var/postgresql@16</text:span></text:p>
          </table:table-cell>
        </table:table-row>
        <table:table-row>
          <table:table-cell table:style-name="Tabla17.A1" office:value-type="string">
            <text:p text:style-name="Table_20_Contents"><text:span text:style-name="Strong_20_Emphasis">Windows</text:span></text:p>
          </table:table-cell>
          <table:table-cell table:style-name="Tabla17.A1" office:value-type="string">
            <text:p text:style-name="Table_20_Contents"><text:span text:style-name="Source_20_Text">C:\Program Files\PostgreSQL\16\data</text:span></text:p>
          </table:table-cell>
        </table:table-row>
        <table:table-row>
          <table:table-cell table:style-name="Tabla17.A1" office:value-type="string">
            <text:p text:style-name="Table_20_Contents"><text:span text:style-name="Strong_20_Emphasis">Docker</text:span></text:p>
          </table:table-cell>
          <table:table-cell table:style-name="Tabla17.A1" office:value-type="string">
            <text:p text:style-name="Table_20_Contents"><text:span text:style-name="Source_20_Text">/var/lib/postgresql/data</text:span></text:p>
          </table:table-cell>
        </table:table-row>
        <table:table-row>
          <table:table-cell table:style-name="Tabla17.A1" office:value-type="string">
            <text:p text:style-name="Table_20_Contents"><text:span text:style-name="Strong_20_Emphasis">Instalación desde fuente</text:span></text:p>
          </table:table-cell>
          <table:table-cell table:style-name="Tabla17.A1" office:value-type="string">
            <text:p text:style-name="Table_20_Contents"><text:span text:style-name="Source_20_Text">/usr/local/pgsql/data</text:span></text:p>
          </table:table-cell>
        </table:table-row>
      </table:table>
      <text:p text:style-name="Horizontal_20_Line"/>
      <text:h text:style-name="Heading_20_3" text:outline-level="3">Cómo se establece $PGDATA</text:h>
      <text:h text:style-name="Heading_20_4" text:outline-level="4">Método 1: Variable de entorno (Linux/macOS)</text:h>
      <text:p text:style-name="Text_20_body">bash</text:p>
      <text:p text:style-name="Preformatted_20_Text"># Establecer temporalmente (solo esta sesión)</text:p>
      <text:p text:style-name="Preformatted_20_Text">export PGDATA=/custom/path/postgres_data</text:p>
      <text:p text:style-name="Preformatted_20_Text"/>
      <text:p text:style-name="Preformatted_20_Text"># Establecer permanentemente (agregar a ~/.bashrc)</text:p>
      <text:p text:style-name="Preformatted_20_Text">echo "export PGDATA=/custom/path/postgres_data" &gt;&gt; ~/.bashrc</text:p>
      <text:p text:style-name="Preformatted_20_Text"/>
      <text:p text:style-name="Preformatted_20_Text"># Verificar</text:p>
      <text:p text:style-name="Preformatted_20_Text">echo $PGDATA</text:p>
      <text:h text:style-name="Heading_20_4" text:outline-level="4">Método 2: Al iniciar PostgreSQL</text:h>
      <text:p text:style-name="Text_20_body">bash</text:p>
      <text:p text:style-name="Preformatted_20_Text"># Iniciar con PGDATA explícito</text:p>
      <text:p text:style-name="Preformatted_20_Text">pg_ctl start -D /custom/path/postgres_data</text:p>
      <text:p text:style-name="Preformatted_20_Text"/>
      <text:p text:style-name="Preformatted_20_Text"># O usando la variable</text:p>
      <text:p text:style-name="Preformatted_20_Text">export PGDATA=/custom/path/postgres_data</text:p>
      <text:p text:style-name="Preformatted_20_Text">pg_ctl start</text:p>
      <text:h text:style-name="Heading_20_4" text:outline-level="4">Método 3: En servicio systemd (Linux)</text:h>
      <text:p text:style-name="Text_20_body">bash</text:p>
      <text:p text:style-name="Preformatted_20_Text"># Ver configuración del servicio</text:p>
      <text:p text:style-name="Preformatted_20_Text"><text:soft-page-break/>sudo systemctl cat postgresql</text:p>
      <text:p text:style-name="Preformatted_20_Text"/>
      <text:p text:style-name="Preformatted_20_Text"># Típicamente contiene:</text:p>
      <text:p text:style-name="Preformatted_20_Text"># Environment=PGDATA=/var/lib/postgresql/16/main</text:p>
      <text:h text:style-name="Heading_20_4" text:outline-level="4">Método 4: En Docker</text:h>
      <text:p text:style-name="Text_20_body">yaml</text:p>
      <text:p text:style-name="Preformatted_20_Text"># docker-compose.yml</text:p>
      <text:p text:style-name="Preformatted_20_Text">services:</text:p>
      <text:p text:style-name="Preformatted_20_Text"><text:s text:c="2"/>postgres:</text:p>
      <text:p text:style-name="Preformatted_20_Text"><text:s text:c="4"/>image: postgres:16</text:p>
      <text:p text:style-name="Preformatted_20_Text"><text:s text:c="4"/>environment:</text:p>
      <text:p text:style-name="Preformatted_20_Text"><text:s text:c="6"/>- PGDATA=/var/lib/postgresql/data/custom <text:s/># Opcional</text:p>
      <text:p text:style-name="Preformatted_20_Text"><text:s text:c="4"/>volumes:</text:p>
      <text:p text:style-name="Preformatted_20_Text"><text:s text:c="6"/>- ./postgres_data:/var/lib/postgresql/data <text:s/># Mapeo</text:p>
      <text:p text:style-name="Horizontal_20_Line"/>
      <text:h text:style-name="Heading_20_3" text:outline-level="3">Comandos comunes que usan $PGDATA</text:h>
      <text:p text:style-name="Text_20_body">bash</text:p>
      <text:p text:style-name="Preformatted_20_Text"># 1. Iniciar PostgreSQL</text:p>
      <text:p text:style-name="Preformatted_20_Text">pg_ctl start -D $PGDATA</text:p>
      <text:p text:style-name="Preformatted_20_Text"># o</text:p>
      <text:p text:style-name="Preformatted_20_Text">pg_ctl start</text:p>
      <text:p text:style-name="Preformatted_20_Text"/>
      <text:p text:style-name="Preformatted_20_Text"># 2. Detener PostgreSQL</text:p>
      <text:p text:style-name="Preformatted_20_Text">pg_ctl stop -D $PGDATA</text:p>
      <text:p text:style-name="Preformatted_20_Text">pg_ctl stop -D $PGDATA -m fast <text:s text:c="3"/># Detención rápida</text:p>
      <text:p text:style-name="Preformatted_20_Text">pg_ctl stop -D $PGDATA -m immediate <text:s/># Detención inmediata (peligroso)</text:p>
      <text:p text:style-name="Preformatted_20_Text"/>
      <text:p text:style-name="Preformatted_20_Text"># 3. Recargar configuración (sin reiniciar)</text:p>
      <text:p text:style-name="Preformatted_20_Text">pg_ctl reload -D $PGDATA</text:p>
      <text:p text:style-name="Preformatted_20_Text"># o desde SQL: SELECT pg_reload_conf();</text:p>
      <text:p text:style-name="Preformatted_20_Text"/>
      <text:p text:style-name="Preformatted_20_Text"># 4. Ver estado</text:p>
      <text:p text:style-name="Preformatted_20_Text">pg_ctl status -D $PGDATA</text:p>
      <text:p text:style-name="Preformatted_20_Text"/>
      <text:p text:style-name="Preformatted_20_Text"># 5. Inicializar nuevo cluster</text:p>
      <text:p text:style-name="Preformatted_20_Text">initdb -D $PGDATA</text:p>
      <text:p text:style-name="Preformatted_20_Text"/>
      <text:p text:style-name="Preformatted_20_Text"># 6. Hacer backup físico</text:p>
      <text:p text:style-name="Preformatted_20_Text">pg_basebackup -D /backup/pgdata -Ft -z</text:p>
      <text:p text:style-name="Preformatted_20_Text"/>
      <text:p text:style-name="Preformatted_20_Text"># 7. Verificar integridad</text:p>
      <text:p text:style-name="Preformatted_20_Text">pg_verifybackup $PGDATA</text:p>
      <text:p text:style-name="Preformatted_20_Text"/>
      <text:p text:style-name="Preformatted_20_Text"># 8. Logs de inicio (si hay errores)</text:p>
      <text:p text:style-name="Preformatted_20_Text">cat $PGDATA/log/postgresql-*.log</text:p>
      <text:p text:style-name="Horizontal_20_Line"/>
      <text:h text:style-name="Heading_20_3" text:outline-level="3">Ejemplo práctico: Cambiar ubicación de $PGDATA</text:h>
      <text:p text:style-name="Text_20_body">bash</text:p>
      <text:p text:style-name="Preformatted_20_Text"># 1. Detener PostgreSQL</text:p>
      <text:p text:style-name="Preformatted_20_Text">sudo systemctl stop postgresql</text:p>
      <text:p text:style-name="Preformatted_20_Text"/>
      <text:p text:style-name="Preformatted_20_Text"># 2. Crear nueva ubicación</text:p>
      <text:p text:style-name="Preformatted_20_Text"><text:soft-page-break/>sudo mkdir -p /mnt/ssd/postgres_data</text:p>
      <text:p text:style-name="Preformatted_20_Text">sudo chown postgres:postgres /mnt/ssd/postgres_data</text:p>
      <text:p text:style-name="Preformatted_20_Text"/>
      <text:p text:style-name="Preformatted_20_Text"># 3. Copiar datos existentes</text:p>
      <text:p text:style-name="Preformatted_20_Text">sudo -u postgres rsync -av /var/lib/postgresql/16/main/ /mnt/ssd/postgres_data/</text:p>
      <text:p text:style-name="Preformatted_20_Text"/>
      <text:p text:style-name="Preformatted_20_Text"># 4. Cambiar variable (en systemd)</text:p>
      <text:p text:style-name="Preformatted_20_Text">sudo systemctl edit postgresql</text:p>
      <text:p text:style-name="Preformatted_20_Text"># Agregar:</text:p>
      <text:p text:style-name="Preformatted_20_Text"># [Service]</text:p>
      <text:p text:style-name="Preformatted_20_Text"># Environment=PGDATA=/mnt/ssd/postgres_data</text:p>
      <text:p text:style-name="Preformatted_20_Text"/>
      <text:p text:style-name="Preformatted_20_Text"># 5. Iniciar PostgreSQL</text:p>
      <text:p text:style-name="Preformatted_20_Text">sudo systemctl start postgresql</text:p>
      <text:p text:style-name="Preformatted_20_Text"/>
      <text:p text:style-name="Preformatted_20_Text"># 6. Verificar</text:p>
      <text:p text:style-name="Preformatted_20_Text">sudo -u postgres psql -c "SHOW data_directory;"</text:p>
      <text:p text:style-name="Horizontal_20_Line"/>
      <text:h text:style-name="Heading_20_3" text:outline-level="3">Seguridad: Permisos de $PGDATA</text:h>
      <text:p text:style-name="Text_20_body">bash</text:p>
      <text:p text:style-name="Preformatted_20_Text"># Los permisos correctos son cruciales</text:p>
      <text:p text:style-name="Preformatted_20_Text"># El directorio debe pertenecer al usuario 'postgres'</text:p>
      <text:p text:style-name="Preformatted_20_Text">ls -ld $PGDATA</text:p>
      <text:p text:style-name="Preformatted_20_Text"># drwx------ 5 postgres postgres 4096 Apr 9 10:00 /var/lib/postgresql/16/main</text:p>
      <text:p text:style-name="Preformatted_20_Text"/>
      <text:p text:style-name="Preformatted_20_Text"># Permisos: 0700 (solo postgres puede leer/escribir)</text:p>
      <text:p text:style-name="Preformatted_20_Text"/>
      <text:p text:style-name="Preformatted_20_Text"># Corregir permisos si están mal</text:p>
      <text:p text:style-name="Preformatted_20_Text">sudo chown -R postgres:postgres $PGDATA</text:p>
      <text:p text:style-name="Preformatted_20_Text">sudo chmod 700 $PGDATA</text:p>
      <text:p text:style-name="Horizontal_20_Line"/>
      <text:h text:style-name="Heading_20_3" text:outline-level="3">Problemas comunes relacionados con $PGDATA</text:h>
      <text:h text:style-name="Heading_20_4" text:outline-level="4">Problema 1: Variable no definida</text:h>
      <text:p text:style-name="Text_20_body">bash</text:p>
      <text:p text:style-name="Preformatted_20_Text"># Error al ejecutar pg_ctl</text:p>
      <text:p text:style-name="Preformatted_20_Text">pg_ctl start</text:p>
      <text:p text:style-name="Preformatted_20_Text"># pg_ctl: no database directory specified and environment variable PGDATA unset</text:p>
      <text:p text:style-name="Preformatted_20_Text"/>
      <text:p text:style-name="Preformatted_20_Text"># Soluciones:</text:p>
      <text:p text:style-name="Preformatted_20_Text"># Opción 1: Usar -D</text:p>
      <text:p text:style-name="Preformatted_20_Text">pg_ctl start -D /var/lib/postgresql/16/main</text:p>
      <text:p text:style-name="Preformatted_20_Text"/>
      <text:p text:style-name="Preformatted_20_Text"># Opción 2: Definir variable</text:p>
      <text:p text:style-name="Preformatted_20_Text">export PGDATA=/var/lib/postgresql/16/main</text:p>
      <text:p text:style-name="Preformatted_20_Text">pg_ctl start</text:p>
      <text:h text:style-name="Heading_20_4" text:outline-level="4">Problema 2: Espacio en disco lleno</text:h>
      <text:p text:style-name="Text_20_body">bash</text:p>
      <text:p text:style-name="Preformatted_20_Text"># Verificar espacio</text:p>
      <text:p text:style-name="Preformatted_20_Text">df -h $PGDATA</text:p>
      <text:p text:style-name="Preformatted_20_Text"/>
      <text:p text:style-name="Preformatted_20_Text"># Si está lleno (100%):</text:p>
      <text:p text:style-name="Preformatted_20_Text"><text:soft-page-break/># - Mover WALs viejos</text:p>
      <text:p text:style-name="Preformatted_20_Text"># - Ejecutar VACUUM FULL en tablas grandes</text:p>
      <text:p text:style-name="Preformatted_20_Text"># - Mover tablespaces a otro disco</text:p>
      <text:p text:style-name="Preformatted_20_Text"/>
      <text:p text:style-name="Preformatted_20_Text"># Identificar qué ocupa más espacio</text:p>
      <text:p text:style-name="Preformatted_20_Text">sudo -u postgres du -sh $PGDATA/* | sort -h</text:p>
      <text:h text:style-name="Heading_20_4" text:outline-level="4">Problema 3: Permisos incorrectos</text:h>
      <text:p text:style-name="Text_20_body">bash</text:p>
      <text:p text:style-name="Preformatted_20_Text"># Error típico:</text:p>
      <text:p text:style-name="Preformatted_20_Text"># FATAL: could not open directory "pg_wal": Permission denied</text:p>
      <text:p text:style-name="Preformatted_20_Text"/>
      <text:p text:style-name="Preformatted_20_Text"># Solución:</text:p>
      <text:p text:style-name="Preformatted_20_Text">sudo chown -R postgres:postgres $PGDATA</text:p>
      <text:p text:style-name="Preformatted_20_Text">sudo chmod 700 $PGDATA</text:p>
      <text:h text:style-name="Heading_20_4" text:outline-level="4">Problema 4: PostgreSQL no encuentra $PGDATA</text:h>
      <text:p text:style-name="Text_20_body">bash</text:p>
      <text:p text:style-name="Preformatted_20_Text"># Verificar configuración del servicio</text:p>
      <text:p text:style-name="Preformatted_20_Text">sudo systemctl cat postgresql | grep Environment</text:p>
      <text:p text:style-name="Preformatted_20_Text"/>
      <text:p text:style-name="Preformatted_20_Text"># Verificar variable en entorno del proceso</text:p>
      <text:p text:style-name="Preformatted_20_Text">sudo cat /proc/$(pidof postgres)/environ | tr '\0' '\n' | grep PGDATA</text:p>
      <text:p text:style-name="Horizontal_20_Line"/>
      <text:h text:style-name="Heading_20_3" text:outline-level="3">Relación con otros parámetros importantes</text:h>
      <text:p text:style-name="Text_20_body">sql</text:p>
      <text:p text:style-name="Preformatted_20_Text">-- Todos estos dependen de $PGDATA</text:p>
      <text:p text:style-name="Preformatted_20_Text">SHOW data_directory; <text:s text:c="7"/>-- = $PGDATA</text:p>
      <text:p text:style-name="Preformatted_20_Text">SHOW config_file; <text:s text:c="10"/>-- = $PGDATA/postgresql.conf</text:p>
      <text:p text:style-name="Preformatted_20_Text">SHOW hba_file; <text:s text:c="13"/>-- = $PGDATA/pg_hba.conf</text:p>
      <text:p text:style-name="Preformatted_20_Text">SHOW ident_file; <text:s text:c="11"/>-- = $PGDATA/pg_ident.conf</text:p>
      <text:p text:style-name="Preformatted_20_Text"/>
      <text:p text:style-name="Preformatted_20_Text">-- Subdirectorios dentro de $PGDATA</text:p>
      <text:p text:style-name="Preformatted_20_Text">SHOW wal_directory; <text:s text:c="8"/>-- = $PGDATA/pg_wal</text:p>
      <text:p text:style-name="Preformatted_20_Text">SHOW stats_temp_directory; <text:s/>-- = $PGDATA/pg_stat_tmp</text:p>
      <text:p text:style-name="Horizontal_20_Line"/>
      <text:h text:style-name="Heading_20_3" text:outline-level="3">En el contexto de tu curso</text:h>
      <text:p text:style-name="Text_20_body">Cuando en los ejemplos ves:</text:p>
      <text:p text:style-name="Text_20_body">sql</text:p>
      <text:p text:style-name="Preformatted_20_Text">-- En ejercicios de monitoreo</text:p>
      <text:p text:style-name="Preformatted_20_Text">SELECT * FROM pg_ls_dir('pg_wal'); <text:s/>-- Lista archivos en $PGDATA/pg_wal</text:p>
      <text:p text:style-name="Preformatted_20_Text"/>
      <text:p text:style-name="Preformatted_20_Text">-- En comandos del sistema</text:p>
      <text:p text:style-name="Preformatted_20_Text">cd $PGDATA</text:p>
      <text:p text:style-name="Preformatted_20_Text">ls -la base/</text:p>
      <text:p text:style-name="Text_20_body">Significa que estás trabajando en el <text:span text:style-name="Strong_20_Emphasis">directorio raíz de datos</text:span> del cluster PostgreSQL. Todos los archivos que mencionamos en el Módulo 1 (arquitectura) y Módulo 2 (mantenimiento) están dentro de <text:span text:style-name="Source_20_Text">$PGDATA</text:span>.</text:p>
      <text:p text:style-name="Horizontal_20_Line"/>
      <text:h text:style-name="Heading_20_3" text:outline-level="3"><text:soft-page-break/>Resumen ejecutivo</text:h>
      <table:table table:name="Tabla18" table:style-name="Tabla18">
        <table:table-column table:style-name="Tabla18.A"/>
        <table:table-column table:style-name="Tabla18.B"/>
        <table:table-header-rows>
          <table:table-row>
            <table:table-cell table:style-name="Tabla18.A1" office:value-type="string">
              <text:p text:style-name="Table_20_Heading"><text:span text:style-name="Strong_20_Emphasis">Aspecto</text:span></text:p>
            </table:table-cell>
            <table:table-cell table:style-name="Tabla18.A1" office:value-type="string">
              <text:p text:style-name="Table_20_Heading"><text:span text:style-name="Strong_20_Emphasis">Explicación</text:span></text:p>
            </table:table-cell>
          </table:table-row>
        </table:table-header-rows>
        <table:table-row>
          <table:table-cell table:style-name="Tabla18.A1" office:value-type="string">
            <text:p text:style-name="Table_20_Contents"><text:span text:style-name="Strong_20_Emphasis">Qué es</text:span></text:p>
          </table:table-cell>
          <table:table-cell table:style-name="Tabla18.A1" office:value-type="string">
            <text:p text:style-name="Table_20_Contents">Variable de entorno con la ruta al directorio de datos</text:p>
          </table:table-cell>
        </table:table-row>
        <table:table-row>
          <table:table-cell table:style-name="Tabla18.A1" office:value-type="string">
            <text:p text:style-name="Table_20_Contents"><text:span text:style-name="Strong_20_Emphasis">Contenido</text:span></text:p>
          </table:table-cell>
          <table:table-cell table:style-name="Tabla18.A1" office:value-type="string">
            <text:p text:style-name="Table_20_Contents">Configuración, bases de datos, WALs, logs, catálogos</text:p>
          </table:table-cell>
        </table:table-row>
        <table:table-row>
          <table:table-cell table:style-name="Tabla18.A1" office:value-type="string">
            <text:p text:style-name="Table_20_Contents"><text:span text:style-name="Strong_20_Emphasis">Quién lo usa</text:span></text:p>
          </table:table-cell>
          <table:table-cell table:style-name="Tabla18.A1" office:value-type="string">
            <text:p text:style-name="Table_20_Contents">PostgreSQL server, pg_ctl, utilidades de backup</text:p>
          </table:table-cell>
        </table:table-row>
        <table:table-row>
          <table:table-cell table:style-name="Tabla18.A1" office:value-type="string">
            <text:p text:style-name="Table_20_Contents"><text:span text:style-name="Strong_20_Emphasis">Valor típico Linux</text:span></text:p>
          </table:table-cell>
          <table:table-cell table:style-name="Tabla18.A1" office:value-type="string">
            <text:p text:style-name="Table_20_Contents"><text:span text:style-name="Source_20_Text">/var/lib/postgresql/16/main</text:span></text:p>
          </table:table-cell>
        </table:table-row>
        <table:table-row>
          <table:table-cell table:style-name="Tabla18.A1" office:value-type="string">
            <text:p text:style-name="Table_20_Contents"><text:span text:style-name="Strong_20_Emphasis">Cómo verlo</text:span></text:p>
          </table:table-cell>
          <table:table-cell table:style-name="Tabla18.A1" office:value-type="string">
            <text:p text:style-name="Table_20_Contents"><text:span text:style-name="Source_20_Text">echo $PGDATA</text:span> (SO) o <text:span text:style-name="Source_20_Text">SHOW data_directory;</text:span> (SQL)</text:p>
          </table:table-cell>
        </table:table-row>
        <table:table-row>
          <table:table-cell table:style-name="Tabla18.A1" office:value-type="string">
            <text:p text:style-name="Table_20_Contents"><text:span text:style-name="Strong_20_Emphasis">Permisos</text:span></text:p>
          </table:table-cell>
          <table:table-cell table:style-name="Tabla18.A1" office:value-type="string">
            <text:p text:style-name="Table_20_Contents"><text:span text:style-name="Source_20_Text">700</text:span> (solo usuario postgres)</text:p>
          </table:table-cell>
        </table:table-row>
        <table:table-row>
          <table:table-cell table:style-name="Tabla18.A1" office:value-type="string">
            <text:p text:style-name="Table_20_Contents"><text:span text:style-name="Strong_20_Emphasis">Sin variable</text:span></text:p>
          </table:table-cell>
          <table:table-cell table:style-name="Tabla18.A1" office:value-type="string">
            <text:p text:style-name="Table_20_Contents">Usar <text:span text:style-name="Source_20_Text">-D /ruta</text:span> en comandos</text:p>
          </table:table-cell>
        </table:table-row>
        <table:table-row>
          <table:table-cell table:style-name="Tabla18.A1" office:value-type="string">
            <text:p text:style-name="Table_20_Contents"><text:span text:style-name="Strong_20_Emphasis">Seguridad</text:span></text:p>
          </table:table-cell>
          <table:table-cell table:style-name="Tabla18.A1" office:value-type="string">
            <text:p text:style-name="Table_20_Contents">CRÍTICO - No exponer, backup regular</text:p>
          </table:table-cell>
        </table:table-row>
      </table:table>
      <text:p text:style-name="Text_20_body"><text:span text:style-name="Strong_20_Emphasis">En términos simples:</text:span> <text:span text:style-name="Source_20_Text">$PGDATA</text:span> es como la "carpeta de trabajo" de PostgreSQL. Si PostgreSQL fuera una casa, <text:span text:style-name="Source_20_Text">$PGDATA</text:span> sería el terreno completo con la casa, los muebles (datos), los planos (configuración) y el diario de eventos (WAL).</text:p>
      <text:p text:style-name="Text_20_body">explicame toda esta linea:echo "export PGDATA=/custom/path/postgres_data" &gt;&gt; ~/.bashrc</text:p>
      <text:h text:style-name="Heading_20_2" text:outline-level="2">Explicación completa de la línea:</text:h>
      <text:p text:style-name="Text_20_body">bash</text:p>
      <text:p text:style-name="Preformatted_20_Text">echo "export PGDATA=/custom/path/postgres_data" &gt;&gt; ~/.bashrc</text:p>
      <text:p text:style-name="Text_20_body">Esta línea <text:span text:style-name="Strong_20_Emphasis">agrega permanentemente</text:span> la variable de entorno <text:span text:style-name="Source_20_Text">PGDATA</text:span> a tu configuración de shell Bash. Vamos a desglosarla componente por componente:</text:p>
      <text:p text:style-name="Horizontal_20_Line"/>
      <text:h text:style-name="Heading_20_2" text:outline-level="2">Desglose detallado</text:h>
      <text:h text:style-name="Heading_20_3" text:outline-level="3">1. <text:span text:style-name="Source_20_Text">echo</text:span></text:h>
      <text:p text:style-name="Text_20_body"><text:span text:style-name="Strong_20_Emphasis">Qué hace:</text:span> Imprime texto en la salida estándar (generalmente la terminal)</text:p>
      <text:p text:style-name="Text_20_body">bash</text:p>
      <text:p text:style-name="Preformatted_20_Text">echo "Hola mundo"</text:p>
      <text:p text:style-name="Preformatted_20_Text"># Resultado: Hola mundo</text:p>
      <text:p text:style-name="Preformatted_20_Text"/>
      <text:p text:style-name="Preformatted_20_Text">echo "export PGDATA=/custom/path/postgres_data"</text:p>
      <text:p text:style-name="Preformatted_20_Text"># Resultado: export PGDATA=/custom/path/postgres_data</text:p>
      <text:p text:style-name="Text_20_body"><text:span text:style-name="Strong_20_Emphasis">En nuestro caso:</text:span> <text:span text:style-name="Source_20_Text">echo</text:span> no muestra nada en pantalla porque redirigimos la salida (ver punto 3)</text:p>
      <text:p text:style-name="Horizontal_20_Line"/>
      <text:h text:style-name="Heading_20_3" text:outline-level="3">2. <text:span text:style-name="Source_20_Text">"export PGDATA=/custom/path/postgres_data"</text:span></text:h>
      <text:p text:style-name="Text_20_body"><text:span text:style-name="Strong_20_Emphasis">Qué hace:</text:span> Es el texto que se va a agregar al archivo</text:p>
      <text:p text:style-name="Text_20_body"><text:soft-page-break/><text:span text:style-name="Strong_20_Emphasis">Desglose del texto:</text:span></text:p>
      <text:list xml:id="list3109511325" text:style-name="L87">
        <text:list-item>
          <text:p text:style-name="Text_20_body"><text:span text:style-name="Source_20_Text">export</text:span> - Comando de Bash que hace que la variable esté disponible para procesos hijos</text:p>
        </text:list-item>
        <text:list-item>
          <text:p text:style-name="Text_20_body"><text:span text:style-name="Source_20_Text">PGDATA</text:span> - Nombre de la variable</text:p>
        </text:list-item>
        <text:list-item>
          <text:p text:style-name="Text_20_body"><text:span text:style-name="Source_20_Text">=</text:span> - Asignación</text:p>
        </text:list-item>
        <text:list-item>
          <text:p text:style-name="Text_20_body"><text:span text:style-name="Source_20_Text">/custom/path/postgres_data</text:span> - Valor (ruta personalizada al directorio de datos)</text:p>
        </text:list-item>
      </text:list>
      <text:p text:style-name="Text_20_body"><text:span text:style-name="Strong_20_Emphasis">Sin </text:span><text:span text:style-name="Strong_20_Emphasis"><text:span text:style-name="Source_20_Text">export</text:span></text:span><text:span text:style-name="Strong_20_Emphasis"> vs Con </text:span><text:span text:style-name="Strong_20_Emphasis"><text:span text:style-name="Source_20_Text">export</text:span></text:span><text:span text:style-name="Strong_20_Emphasis">:</text:span></text:p>
      <text:p text:style-name="Text_20_body">bash</text:p>
      <text:p text:style-name="Preformatted_20_Text"># Sin export (variable LOCAL - no disponible para programas hijos)</text:p>
      <text:p text:style-name="Preformatted_20_Text">PGDATA=/custom/path/postgres_data</text:p>
      <text:p text:style-name="Preformatted_20_Text">psql --command "SHOW data_directory;" <text:s/># ❌ No ve la variable</text:p>
      <text:p text:style-name="Preformatted_20_Text"/>
      <text:p text:style-name="Preformatted_20_Text"># Con export (variable de ENTORNO - disponible para todo)</text:p>
      <text:p text:style-name="Preformatted_20_Text">export PGDATA=/custom/path/postgres_data</text:p>
      <text:p text:style-name="Preformatted_20_Text">psql --command "SHOW data_directory;" <text:s/># ✅ PostgreSQL puede verla</text:p>
      <text:p text:style-name="Horizontal_20_Line"/>
      <text:h text:style-name="Heading_20_3" text:outline-level="3">3. <text:span text:style-name="Source_20_Text">&gt;&gt;</text:span></text:h>
      <text:p text:style-name="Text_20_body"><text:span text:style-name="Strong_20_Emphasis">Qué hace:</text:span> Redirección de salida que <text:span text:style-name="Strong_20_Emphasis">agrega</text:span> (append) contenido al final de un archivo</text:p>
      <text:p text:style-name="Text_20_body"><text:span text:style-name="Strong_20_Emphasis">Comparación de operadores de redirección:</text:span></text:p>
      <table:table table:name="Tabla19" table:style-name="Tabla19">
        <table:table-column table:style-name="Tabla19.A"/>
        <table:table-column table:style-name="Tabla19.B"/>
        <table:table-column table:style-name="Tabla19.C"/>
        <table:table-column table:style-name="Tabla19.D"/>
        <table:table-header-rows>
          <table:table-row>
            <table:table-cell table:style-name="Tabla19.A1" office:value-type="string">
              <text:p text:style-name="Table_20_Heading"><text:span text:style-name="Strong_20_Emphasis">Operador</text:span></text:p>
            </table:table-cell>
            <table:table-cell table:style-name="Tabla19.A1" office:value-type="string">
              <text:p text:style-name="Table_20_Heading"><text:span text:style-name="Strong_20_Emphasis">Función</text:span></text:p>
            </table:table-cell>
            <table:table-cell table:style-name="Tabla19.A1" office:value-type="string">
              <text:p text:style-name="Table_20_Heading"><text:span text:style-name="Strong_20_Emphasis">Ejemplo</text:span></text:p>
            </table:table-cell>
            <table:table-cell table:style-name="Tabla19.A1" office:value-type="string">
              <text:p text:style-name="Table_20_Heading"><text:span text:style-name="Strong_20_Emphasis">Resultado</text:span></text:p>
            </table:table-cell>
          </table:table-row>
        </table:table-header-rows>
        <table:table-row>
          <table:table-cell table:style-name="Tabla19.A1" office:value-type="string">
            <text:p text:style-name="Table_20_Contents"><text:span text:style-name="Source_20_Text">&gt;</text:span></text:p>
          </table:table-cell>
          <table:table-cell table:style-name="Tabla19.A1" office:value-type="string">
            <text:p text:style-name="Table_20_Contents">Sobrescribe (borra contenido previo)</text:p>
          </table:table-cell>
          <table:table-cell table:style-name="Tabla19.A1" office:value-type="string">
            <text:p text:style-name="Table_20_Contents"><text:span text:style-name="Source_20_Text">echo "nuevo" &gt; archivo.txt</text:span></text:p>
          </table:table-cell>
          <table:table-cell table:style-name="Tabla19.A1" office:value-type="string">
            <text:p text:style-name="Table_20_Contents">archivo.txt contiene solo "nuevo"</text:p>
          </table:table-cell>
        </table:table-row>
        <table:table-row>
          <table:table-cell table:style-name="Tabla19.A1" office:value-type="string">
            <text:p text:style-name="Table_20_Contents"><text:span text:style-name="Source_20_Text">&gt;&gt;</text:span></text:p>
          </table:table-cell>
          <table:table-cell table:style-name="Tabla19.A1" office:value-type="string">
            <text:p text:style-name="Table_20_Contents">Agrega al final (preserva contenido previo)</text:p>
          </table:table-cell>
          <table:table-cell table:style-name="Tabla19.A1" office:value-type="string">
            <text:p text:style-name="Table_20_Contents"><text:span text:style-name="Source_20_Text">echo "adicional" &gt;&gt; archivo.txt</text:span></text:p>
          </table:table-cell>
          <table:table-cell table:style-name="Tabla19.A1" office:value-type="string">
            <text:p text:style-name="Table_20_Contents">archivo.txt tenía "viejo\nadicional"</text:p>
          </table:table-cell>
        </table:table-row>
        <table:table-row>
          <table:table-cell table:style-name="Tabla19.A1" office:value-type="string">
            <text:p text:style-name="Table_20_Contents"><text:span text:style-name="Source_20_Text">2&gt;</text:span></text:p>
          </table:table-cell>
          <table:table-cell table:style-name="Tabla19.A1" office:value-type="string">
            <text:p text:style-name="Table_20_Contents">Redirige errores (stderr)</text:p>
          </table:table-cell>
          <table:table-cell table:style-name="Tabla19.A1" office:value-type="string">
            <text:p text:style-name="Table_20_Contents"><text:span text:style-name="Source_20_Text">comando 2&gt; errores.txt</text:span></text:p>
          </table:table-cell>
          <table:table-cell table:style-name="Tabla19.A1" office:value-type="string">
            <text:p text:style-name="Table_20_Contents">Guarda solo errores</text:p>
          </table:table-cell>
        </table:table-row>
        <table:table-row>
          <table:table-cell table:style-name="Tabla19.A1" office:value-type="string">
            <text:p text:style-name="Table_20_Contents"><text:span text:style-name="Source_20_Text">&amp;&gt;</text:span></text:p>
          </table:table-cell>
          <table:table-cell table:style-name="Tabla19.A1" office:value-type="string">
            <text:p text:style-name="Table_20_Contents">Redirige stdout y stderr</text:p>
          </table:table-cell>
          <table:table-cell table:style-name="Tabla19.A1" office:value-type="string">
            <text:p text:style-name="Table_20_Contents"><text:span text:style-name="Source_20_Text">comando &amp;&gt; todo.txt</text:span></text:p>
          </table:table-cell>
          <table:table-cell table:style-name="Tabla19.A1" office:value-type="string">
            <text:p text:style-name="Table_20_Contents">Guarda salida normal y errores</text:p>
          </table:table-cell>
        </table:table-row>
      </table:table>
      <text:p text:style-name="Text_20_body"><text:span text:style-name="Strong_20_Emphasis">Ejemplo práctico:</text:span></text:p>
      <text:p text:style-name="Text_20_body">bash</text:p>
      <text:p text:style-name="Preformatted_20_Text"># Archivo original</text:p>
      <text:p text:style-name="Preformatted_20_Text">cat ~/.bashrc</text:p>
      <text:p text:style-name="Preformatted_20_Text"># alias ll='ls -la'</text:p>
      <text:p text:style-name="Preformatted_20_Text"># export PATH=$PATH:/usr/local/bin</text:p>
      <text:p text:style-name="Preformatted_20_Text"/>
      <text:p text:style-name="Preformatted_20_Text"># Agregar nueva línea</text:p>
      <text:p text:style-name="Preformatted_20_Text">echo "export PGDATA=/custom/path/postgres_data" &gt;&gt; ~/.bashrc</text:p>
      <text:p text:style-name="Preformatted_20_Text"/>
      <text:p text:style-name="Preformatted_20_Text"># Archivo después</text:p>
      <text:p text:style-name="Preformatted_20_Text">cat ~/.bashrc</text:p>
      <text:p text:style-name="Preformatted_20_Text"># alias ll='ls -la'</text:p>
      <text:p text:style-name="Preformatted_20_Text"># export PATH=$PATH:/usr/local/bin</text:p>
      <text:p text:style-name="Preformatted_20_Text"><text:soft-page-break/># export PGDATA=/custom/path/postgres_data <text:s text:c="3"/>← NUEVA LÍNEA AGREGADA AL FINAL</text:p>
      <text:p text:style-name="Horizontal_20_Line"/>
      <text:h text:style-name="Heading_20_3" text:outline-level="3">4. <text:span text:style-name="Source_20_Text">~/.bashrc</text:span></text:h>
      <text:p text:style-name="Text_20_body"><text:span text:style-name="Strong_20_Emphasis">Qué es:</text:span> Archivo de configuración de Bash que se ejecuta <text:span text:style-name="Strong_20_Emphasis">cada vez que abres una nueva terminal interactiva</text:span></text:p>
      <text:p text:style-name="Text_20_body"><text:span text:style-name="Strong_20_Emphasis">Ubicación:</text:span></text:p>
      <text:list xml:id="list1071778114" text:style-name="L88">
        <text:list-item>
          <text:p text:style-name="Text_20_body"><text:span text:style-name="Source_20_Text">~</text:span> = Tu directorio home (ej: <text:span text:style-name="Source_20_Text">/home/tu_usuario/</text:span>)</text:p>
        </text:list-item>
        <text:list-item>
          <text:p text:style-name="Text_20_body"><text:span text:style-name="Source_20_Text">.bashrc</text:span> = Archivo oculto (el punto significa archivo oculto en Linux/Unix)</text:p>
        </text:list-item>
      </text:list>
      <text:p text:style-name="Text_20_body"><text:span text:style-name="Strong_20_Emphasis">Archivos de configuración de Bash:</text:span></text:p>
      <table:table table:name="Tabla20" table:style-name="Tabla20">
        <table:table-column table:style-name="Tabla20.A"/>
        <table:table-column table:style-name="Tabla20.B"/>
        <table:table-column table:style-name="Tabla20.C"/>
        <table:table-header-rows>
          <table:table-row>
            <table:table-cell table:style-name="Tabla20.A1" office:value-type="string">
              <text:p text:style-name="Table_20_Heading"><text:span text:style-name="Strong_20_Emphasis">Archivo</text:span></text:p>
            </table:table-cell>
            <table:table-cell table:style-name="Tabla20.A1" office:value-type="string">
              <text:p text:style-name="Table_20_Heading"><text:span text:style-name="Strong_20_Emphasis">Cuándo se ejecuta</text:span></text:p>
            </table:table-cell>
            <table:table-cell table:style-name="Tabla20.A1" office:value-type="string">
              <text:p text:style-name="Table_20_Heading"><text:span text:style-name="Strong_20_Emphasis">Uso típico</text:span></text:p>
            </table:table-cell>
          </table:table-row>
        </table:table-header-rows>
        <table:table-row>
          <table:table-cell table:style-name="Tabla20.A1" office:value-type="string">
            <text:p text:style-name="Table_20_Contents"><text:span text:style-name="Source_20_Text">~/.bashrc</text:span></text:p>
          </table:table-cell>
          <table:table-cell table:style-name="Tabla20.A1" office:value-type="string">
            <text:p text:style-name="Table_20_Contents">Cada terminal interactiva (no login)</text:p>
          </table:table-cell>
          <table:table-cell table:style-name="Tabla20.A1" office:value-type="string">
            <text:p text:style-name="Table_20_Contents">Aliases, funciones, variables de entorno para shells</text:p>
          </table:table-cell>
        </table:table-row>
        <table:table-row>
          <table:table-cell table:style-name="Tabla20.A1" office:value-type="string">
            <text:p text:style-name="Table_20_Contents"><text:span text:style-name="Source_20_Text">~/.bash_profile</text:span></text:p>
          </table:table-cell>
          <table:table-cell table:style-name="Tabla20.A1" office:value-type="string">
            <text:p text:style-name="Table_20_Contents">Login shell (al iniciar sesión)</text:p>
          </table:table-cell>
          <table:table-cell table:style-name="Tabla20.A1" office:value-type="string">
            <text:p text:style-name="Table_20_Contents">Variables de entorno globales</text:p>
          </table:table-cell>
        </table:table-row>
        <table:table-row>
          <table:table-cell table:style-name="Tabla20.A1" office:value-type="string">
            <text:p text:style-name="Table_20_Contents"><text:span text:style-name="Source_20_Text">~/.profile</text:span></text:p>
          </table:table-cell>
          <table:table-cell table:style-name="Tabla20.A1" office:value-type="string">
            <text:p text:style-name="Table_20_Contents">Si <text:span text:style-name="Source_20_Text">.bash_profile</text:span> no existe</text:p>
          </table:table-cell>
          <table:table-cell table:style-name="Tabla20.A1" office:value-type="string">
            <text:p text:style-name="Table_20_Contents">Similar a <text:span text:style-name="Source_20_Text">.bash_profile</text:span></text:p>
          </table:table-cell>
        </table:table-row>
        <table:table-row>
          <table:table-cell table:style-name="Tabla20.A1" office:value-type="string">
            <text:p text:style-name="Table_20_Contents"><text:span text:style-name="Source_20_Text">/etc/bash.bashrc</text:span></text:p>
          </table:table-cell>
          <table:table-cell table:style-name="Tabla20.A1" office:value-type="string">
            <text:p text:style-name="Table_20_Contents">Global para todos los usuarios</text:p>
          </table:table-cell>
          <table:table-cell table:style-name="Tabla20.A1" office:value-type="string">
            <text:p text:style-name="Table_20_Contents">Configuraciones del sistema</text:p>
          </table:table-cell>
        </table:table-row>
        <table:table-row>
          <table:table-cell table:style-name="Tabla20.A1" office:value-type="string">
            <text:p text:style-name="Table_20_Contents"><text:span text:style-name="Source_20_Text">~/.bash_logout</text:span></text:p>
          </table:table-cell>
          <table:table-cell table:style-name="Tabla20.A1" office:value-type="string">
            <text:p text:style-name="Table_20_Contents">Al cerrar sesión</text:p>
          </table:table-cell>
          <table:table-cell table:style-name="Tabla20.A1" office:value-type="string">
            <text:p text:style-name="Table_20_Contents">Limpieza, mensajes de despedida</text:p>
          </table:table-cell>
        </table:table-row>
      </table:table>
      <text:p text:style-name="Text_20_body"><text:span text:style-name="Strong_20_Emphasis">Cuándo se carga </text:span><text:span text:style-name="Strong_20_Emphasis"><text:span text:style-name="Source_20_Text">.bashrc</text:span></text:span><text:span text:style-name="Strong_20_Emphasis">:</text:span></text:p>
      <text:list xml:id="list3443205524" text:style-name="L89">
        <text:list-item>
          <text:p text:style-name="Text_20_body">Al abrir una nueva terminal (Ctrl+Alt+T)</text:p>
        </text:list-item>
        <text:list-item>
          <text:p text:style-name="Text_20_body">Al ejecutar <text:span text:style-name="Source_20_Text">bash</text:span> dentro de una terminal existente</text:p>
        </text:list-item>
        <text:list-item>
          <text:p text:style-name="Text_20_body">Al usar <text:span text:style-name="Source_20_Text">su - usuario</text:span> (cambiar de usuario)</text:p>
        </text:list-item>
        <text:list-item>
          <text:p text:style-name="Text_20_body"><text:span text:style-name="Strong_20_Emphasis">NO</text:span> se carga automáticamente en sesiones SSH (usa <text:span text:style-name="Source_20_Text">.bash_profile</text:span>)</text:p>
        </text:list-item>
      </text:list>
      <text:p text:style-name="Horizontal_20_Line"/>
      <text:h text:style-name="Heading_20_2" text:outline-level="2">La línea completa explicada paso a paso</text:h>
      <text:p text:style-name="Text_20_body">bash</text:p>
      <text:p text:style-name="Preformatted_20_Text">echo "export PGDATA=/custom/path/postgres_data" &gt;&gt; ~/.bashrc</text:p>
      <text:p text:style-name="Text_20_body"><text:span text:style-name="Strong_20_Emphasis">Paso 1:</text:span> <text:span text:style-name="Source_20_Text">echo</text:span> genera el texto <text:span text:style-name="Source_20_Text">export PGDATA=/custom/path/postgres_data</text:span></text:p>
      <text:p text:style-name="Text_20_body"><text:span text:style-name="Strong_20_Emphasis">Paso 2:</text:span> <text:span text:style-name="Source_20_Text">&gt;&gt;</text:span> redirige ese texto para que no se muestre en pantalla</text:p>
      <text:p text:style-name="Text_20_body"><text:span text:style-name="Strong_20_Emphasis">Paso 3:</text:span> <text:span text:style-name="Source_20_Text">&gt;&gt;</text:span> abre el archivo <text:span text:style-name="Source_20_Text">~/.bashrc</text:span> y se posiciona al final</text:p>
      <text:p text:style-name="Text_20_body"><text:span text:style-name="Strong_20_Emphasis">Paso 4:</text:span> <text:span text:style-name="Source_20_Text">&gt;&gt;</text:span> escribe el texto al final del archivo</text:p>
      <text:p text:style-name="Text_20_body"><text:span text:style-name="Strong_20_Emphasis">Paso 5:</text:span> Se cierra el archivo</text:p>
      <text:p text:style-name="Text_20_body"><text:soft-page-break/><text:span text:style-name="Strong_20_Emphasis">Resultado final:</text:span> Cada vez que abras una terminal nueva, Bash ejecutará automáticamente <text:span text:style-name="Source_20_Text">export PGDATA=/custom/path/postgres_data</text:span>, haciendo que la variable <text:span text:style-name="Source_20_Text">$PGDATA</text:span> esté disponible para todos tus comandos.</text:p>
      <text:p text:style-name="Horizontal_20_Line"/>
      <text:h text:style-name="Heading_20_2" text:outline-level="2">Ejemplo completo y verificación</text:h>
      <text:p text:style-name="Text_20_body">bash</text:p>
      <text:p text:style-name="Preformatted_20_Text"># 1. Verificar que NO existe la variable actualmente</text:p>
      <text:p text:style-name="Preformatted_20_Text">echo $PGDATA</text:p>
      <text:p text:style-name="Preformatted_20_Text"># (salida vacía)</text:p>
      <text:p text:style-name="Preformatted_20_Text"/>
      <text:p text:style-name="Preformatted_20_Text"># 2. Agregar al .bashrc</text:p>
      <text:p text:style-name="Preformatted_20_Text">echo "export PGDATA=/custom/path/postgres_data" &gt;&gt; ~/.bashrc</text:p>
      <text:p text:style-name="Preformatted_20_Text"/>
      <text:p text:style-name="Preformatted_20_Text"># 3. Verificar que se agregó correctamente</text:p>
      <text:p text:style-name="Preformatted_20_Text">tail -n 5 ~/.bashrc</text:p>
      <text:p text:style-name="Preformatted_20_Text"># ... (últimas líneas)</text:p>
      <text:p text:style-name="Preformatted_20_Text"># export PGDATA=/custom/path/postgres_data</text:p>
      <text:p text:style-name="Preformatted_20_Text"/>
      <text:p text:style-name="Preformatted_20_Text"># 4. Recargar .bashrc en la terminal actual</text:p>
      <text:p text:style-name="Preformatted_20_Text">source ~/.bashrc</text:p>
      <text:p text:style-name="Preformatted_20_Text"># o</text:p>
      <text:p text:style-name="Preformatted_20_Text">. ~/.bashrc</text:p>
      <text:p text:style-name="Preformatted_20_Text"/>
      <text:p text:style-name="Preformatted_20_Text"># 5. Verificar que la variable ahora existe</text:p>
      <text:p text:style-name="Preformatted_20_Text">echo $PGDATA</text:p>
      <text:p text:style-name="Preformatted_20_Text"># Resultado: /custom/path/postgres_data</text:p>
      <text:p text:style-name="Preformatted_20_Text"/>
      <text:p text:style-name="Preformatted_20_Text"># 6. Usar la variable</text:p>
      <text:p text:style-name="Preformatted_20_Text">cd $PGDATA</text:p>
      <text:p text:style-name="Preformatted_20_Text">pwd</text:p>
      <text:p text:style-name="Preformatted_20_Text"># Resultado: /custom/path/postgres_data</text:p>
      <text:p text:style-name="Horizontal_20_Line"/>
      <text:h text:style-name="Heading_20_2" text:outline-level="2">Problemas comunes y soluciones</text:h>
      <text:h text:style-name="Heading_20_3" text:outline-level="3">Problema 1: La variable no aparece en nuevas terminales</text:h>
      <text:p text:style-name="Text_20_body"><text:span text:style-name="Strong_20_Emphasis">Causa:</text:span> Estás usando una shell diferente (zsh, fish) o <text:span text:style-name="Source_20_Text">.bashrc</text:span> no se está cargando</text:p>
      <text:p text:style-name="Text_20_body"><text:span text:style-name="Strong_20_Emphasis">Solución:</text:span></text:p>
      <text:p text:style-name="Text_20_body">bash</text:p>
      <text:p text:style-name="Preformatted_20_Text"># Verificar shell actual</text:p>
      <text:p text:style-name="Preformatted_20_Text">echo $SHELL</text:p>
      <text:p text:style-name="Preformatted_20_Text"># /bin/bash <text:s/>← OK</text:p>
      <text:p text:style-name="Preformatted_20_Text"># /bin/zsh <text:s text:c="2"/>← Necesitas agregar a ~/.zshrc</text:p>
      <text:p text:style-name="Preformatted_20_Text"/>
      <text:p text:style-name="Preformatted_20_Text"># Si usas zsh:</text:p>
      <text:p text:style-name="Preformatted_20_Text">echo "export PGDATA=/custom/path/postgres_data" &gt;&gt; ~/.zshrc</text:p>
      <text:h text:style-name="Heading_20_3" text:outline-level="3">Problema 2: Agregaste la línea muchas veces por error</text:h>
      <text:p text:style-name="Text_20_body">bash</text:p>
      <text:p text:style-name="Preformatted_20_Text"><text:soft-page-break/># Verificar líneas duplicadas</text:p>
      <text:p text:style-name="Preformatted_20_Text">grep "PGDATA" ~/.bashrc</text:p>
      <text:p text:style-name="Preformatted_20_Text"/>
      <text:p text:style-name="Preformatted_20_Text"># Si hay duplicados, eliminar todos y agregar uno</text:p>
      <text:p text:style-name="Preformatted_20_Text">sed -i '/PGDATA/d' ~/.bashrc</text:p>
      <text:p text:style-name="Preformatted_20_Text">echo "export PGDATA=/custom/path/postgres_data" &gt;&gt; ~/.bashrc</text:p>
      <text:h text:style-name="Heading_20_3" text:outline-level="3">Problema 3: El path tiene espacios</text:h>
      <text:p text:style-name="Text_20_body">bash</text:p>
      <text:p text:style-name="Preformatted_20_Text"># Si el path contiene espacios, necesitas comillas</text:p>
      <text:p text:style-name="Preformatted_20_Text">echo "export PGDATA='/ruta/con espacios/postgres_data'" &gt;&gt; ~/.bashrc</text:p>
      <text:p text:style-name="Preformatted_20_Text"/>
      <text:p text:style-name="Preformatted_20_Text"># O usar comillas dobles escapadas</text:p>
      <text:p text:style-name="Preformatted_20_Text">echo "export PGDATA=\"/ruta/con espacios/postgres_data\"" &gt;&gt; ~/.bashrc</text:p>
      <text:h text:style-name="Heading_20_3" text:outline-level="3">Problema 4: Permisos de escritura en ~/.bashrc</text:h>
      <text:p text:style-name="Text_20_body">bash</text:p>
      <text:p text:style-name="Preformatted_20_Text"># Verificar permisos</text:p>
      <text:p text:style-name="Preformatted_20_Text">ls -la ~/.bashrc</text:p>
      <text:p text:style-name="Preformatted_20_Text"># -rw-r--r-- 1 usuario usuario 1234 Apr 9 10:00 .bashrc</text:p>
      <text:p text:style-name="Preformatted_20_Text"/>
      <text:p text:style-name="Preformatted_20_Text"># Si no tienes permisos (muy raro), corregir</text:p>
      <text:p text:style-name="Preformatted_20_Text">chmod u+w ~/.bashrc</text:p>
      <text:p text:style-name="Horizontal_20_Line"/>
      <text:h text:style-name="Heading_20_2" text:outline-level="2">Alternativas a esta línea</text:h>
      <text:h text:style-name="Heading_20_3" text:outline-level="3">Alternativa 1: Agregar manualmente con editor de texto</text:h>
      <text:p text:style-name="Text_20_body">bash</text:p>
      <text:p text:style-name="Preformatted_20_Text">nano ~/.bashrc</text:p>
      <text:p text:style-name="Preformatted_20_Text"># Agregar al final: export PGDATA=/custom/path/postgres_data</text:p>
      <text:p text:style-name="Preformatted_20_Text"># Ctrl+O (guardar), Ctrl+X (salir)</text:p>
      <text:h text:style-name="Heading_20_3" text:outline-level="3">Alternativa 2: Usar <text:span text:style-name="Source_20_Text">tee</text:span> para agregar</text:h>
      <text:p text:style-name="Text_20_body">bash</text:p>
      <text:p text:style-name="Preformatted_20_Text">echo "export PGDATA=/custom/path/postgres_data" | tee -a ~/.bashrc</text:p>
      <text:h text:style-name="Heading_20_3" text:outline-level="3">Alternativa 3: Agregar a <text:span text:style-name="Source_20_Text">.profile</text:span> (para sesiones SSH)</text:h>
      <text:p text:style-name="Text_20_body">bash</text:p>
      <text:p text:style-name="Preformatted_20_Text">echo "export PGDATA=/custom/path/postgres_data" &gt;&gt; ~/.profile</text:p>
      <text:h text:style-name="Heading_20_3" text:outline-level="3">Alternativa 4: Configuración específica de PostgreSQL</text:h>
      <text:p text:style-name="Text_20_body">bash</text:p>
      <text:p text:style-name="Preformatted_20_Text"># En lugar de variable de entorno, configurar en postgresql.conf</text:p>
      <text:p text:style-name="Preformatted_20_Text">echo "data_directory = '/custom/path/postgres_data'" &gt;&gt; $PGDATA/postgresql.conf</text:p>
      <text:p text:style-name="Horizontal_20_Line"/>
      <text:h text:style-name="Heading_20_2" text:outline-level="2"><text:soft-page-break/>Mejores prácticas</text:h>
      <text:h text:style-name="Heading_20_3" text:outline-level="3">✅ Hacer esto:</text:h>
      <text:p text:style-name="Text_20_body">bash</text:p>
      <text:p text:style-name="Preformatted_20_Text"># 1. Verificar que el directorio existe antes de definir la variable</text:p>
      <text:p text:style-name="Preformatted_20_Text">mkdir -p /custom/path/postgres_data</text:p>
      <text:p text:style-name="Preformatted_20_Text"/>
      <text:p text:style-name="Preformatted_20_Text"># 2. Agregar con comentario para recordar qué hace</text:p>
      <text:p text:style-name="Preformatted_20_Text">echo "# PostgreSQL data directory" &gt;&gt; ~/.bashrc</text:p>
      <text:p text:style-name="Preformatted_20_Text">echo "export PGDATA=/custom/path/postgres_data" &gt;&gt; ~/.bashrc</text:p>
      <text:p text:style-name="Preformatted_20_Text"/>
      <text:p text:style-name="Preformatted_20_Text"># 3. Validar que se agregó correctamente</text:p>
      <text:p text:style-name="Preformatted_20_Text">tail -n 3 ~/.bashrc</text:p>
      <text:p text:style-name="Preformatted_20_Text"/>
      <text:p text:style-name="Preformatted_20_Text"># 4. Recargar y verificar</text:p>
      <text:p text:style-name="Preformatted_20_Text">source ~/.bashrc &amp;&amp; echo $PGDATA</text:p>
      <text:h text:style-name="Heading_20_3" text:outline-level="3">❌ Evitar esto:</text:h>
      <text:p text:style-name="Text_20_body">bash</text:p>
      <text:p text:style-name="Preformatted_20_Text"># 1. No usar comillas si el path tiene espacios</text:p>
      <text:p text:style-name="Preformatted_20_Text">echo export PGDATA=/ruta con espacios/data &gt;&gt; ~/.bashrc <text:s/># MAL</text:p>
      <text:p text:style-name="Preformatted_20_Text"/>
      <text:p text:style-name="Preformatted_20_Text"># 2. No verificar si ya existe (duplicados)</text:p>
      <text:p text:style-name="Preformatted_20_Text">echo "export PGDATA=/custom/path/postgres_data" &gt;&gt; ~/.bashrc <text:s/># sin verificar</text:p>
      <text:p text:style-name="Preformatted_20_Text"/>
      <text:p text:style-name="Preformatted_20_Text"># 3. Usar &gt; en lugar de &gt;&gt; (borra todo el archivo)</text:p>
      <text:p text:style-name="Preformatted_20_Text">echo "export PGDATA=/custom/path/postgres_data" &gt; ~/.bashrc <text:s/># ¡PELIGRO! Borra todo</text:p>
      <text:p text:style-name="Horizontal_20_Line"/>
      <text:h text:style-name="Heading_20_2" text:outline-level="2">Analogía para entenderlo mejor</text:h>
      <text:p text:style-name="Text_20_body">Imagina que <text:span text:style-name="Source_20_Text">~/.bashrc</text:span> es una <text:span text:style-name="Strong_20_Emphasis">lista de tareas automáticas</text:span> que tu computadora ejecuta cada vez que abres una terminal.</text:p>
      <text:p text:style-name="Text_20_body">Esta línea está <text:span text:style-name="Strong_20_Emphasis">agregando una nueva instrucción</text:span> a esa lista:</text:p>
      <text:p text:style-name="Text_20_body">"Cada vez que abras una terminal, recuerda que la carpeta de datos de PostgreSQL está en <text:span text:style-name="Source_20_Text">/custom/path/postgres_data</text:span> y haz que todos los programas lo sepan"</text:p>
      <text:p text:style-name="Text_20_body">Sin esta línea, tendrías que <text:span text:style-name="Strong_20_Emphasis">recordar y escribir manualmente</text:span> cada vez:</text:p>
      <text:p text:style-name="Text_20_body">bash</text:p>
      <text:p text:style-name="Preformatted_20_Text">export PGDATA=/custom/path/postgres_data</text:p>
      <text:p text:style-name="Preformatted_20_Text">pg_ctl start</text:p>
      <text:p text:style-name="Text_20_body">Con esta línea, <text:span text:style-name="Strong_20_Emphasis">es automático</text:span>:</text:p>
      <text:p text:style-name="Text_20_body">bash</text:p>
      <text:p text:style-name="Preformatted_20_Text">pg_ctl start <text:s/># Ya sabe dónde está $PGDATA</text:p>
      <text:p text:style-name="Horizontal_20_Line"/>
      <text:h text:style-name="Heading_20_2" text:outline-level="2"><text:soft-page-break/>Resumen ejecutivo</text:h>
      <table:table table:name="Tabla21" table:style-name="Tabla21">
        <table:table-column table:style-name="Tabla21.A"/>
        <table:table-column table:style-name="Tabla21.B"/>
        <table:table-header-rows>
          <table:table-row>
            <table:table-cell table:style-name="Tabla21.A1" office:value-type="string">
              <text:p text:style-name="Table_20_Heading"><text:span text:style-name="Strong_20_Emphasis">Componente</text:span></text:p>
            </table:table-cell>
            <table:table-cell table:style-name="Tabla21.A1" office:value-type="string">
              <text:p text:style-name="Table_20_Heading"><text:span text:style-name="Strong_20_Emphasis">Significado</text:span></text:p>
            </table:table-cell>
          </table:table-row>
        </table:table-header-rows>
        <table:table-row>
          <table:table-cell table:style-name="Tabla21.A1" office:value-type="string">
            <text:p text:style-name="Table_20_Contents"><text:span text:style-name="Source_20_Text">echo</text:span></text:p>
          </table:table-cell>
          <table:table-cell table:style-name="Tabla21.A1" office:value-type="string">
            <text:p text:style-name="Table_20_Contents">Imprime texto</text:p>
          </table:table-cell>
        </table:table-row>
        <table:table-row>
          <table:table-cell table:style-name="Tabla21.A1" office:value-type="string">
            <text:p text:style-name="Table_20_Contents"><text:span text:style-name="Source_20_Text">"export PGDATA=..."</text:span></text:p>
          </table:table-cell>
          <table:table-cell table:style-name="Tabla21.A1" office:value-type="string">
            <text:p text:style-name="Table_20_Contents">El comando que se agregará</text:p>
          </table:table-cell>
        </table:table-row>
        <table:table-row>
          <table:table-cell table:style-name="Tabla21.A1" office:value-type="string">
            <text:p text:style-name="Table_20_Contents"><text:span text:style-name="Source_20_Text">&gt;&gt;</text:span></text:p>
          </table:table-cell>
          <table:table-cell table:style-name="Tabla21.A1" office:value-type="string">
            <text:p text:style-name="Table_20_Contents">Agrega al final del archivo (no sobrescribe)</text:p>
          </table:table-cell>
        </table:table-row>
        <table:table-row>
          <table:table-cell table:style-name="Tabla21.A1" office:value-type="string">
            <text:p text:style-name="Table_20_Contents"><text:span text:style-name="Source_20_Text">~/.bashrc</text:span></text:p>
          </table:table-cell>
          <table:table-cell table:style-name="Tabla21.A1" office:value-type="string">
            <text:p text:style-name="Table_20_Contents">Archivo de configuración de Bash</text:p>
          </table:table-cell>
        </table:table-row>
        <table:table-row>
          <table:table-cell table:style-name="Tabla21.A1" office:value-type="string">
            <text:p text:style-name="Table_20_Contents"><text:span text:style-name="Strong_20_Emphasis">Resultado</text:span></text:p>
          </table:table-cell>
          <table:table-cell table:style-name="Tabla21.A1" office:value-type="string">
            <text:p text:style-name="Table_20_Contents">La variable <text:span text:style-name="Source_20_Text">$PGDATA</text:span> se define automáticamente en cada nueva terminal</text:p>
          </table:table-cell>
        </table:table-row>
      </table:table>
      <text:p text:style-name="Text_20_body"><text:span text:style-name="Strong_20_Emphasis">En una frase:</text:span> Esta línea <text:span text:style-name="Strong_20_Emphasis">configura permanentemente</text:span> la ubicación del directorio de datos de PostgreSQL para que no tengas que escribirla manualmente cada vez que usas comandos como <text:span text:style-name="Source_20_Text">pg_ctl</text:span> o <text:span text:style-name="Source_20_Text">psql</text:span>.</text:p>
      <text:p text:style-name="Text_20_body">como saber si tengo en ubuntu pgdata y cual es el path</text:p>
      <text:p text:style-name="Text_20_body">Leer 10 páginas web</text:p>
      <text:p text:style-name="Text_20_body">En Ubuntu, la variable de entorno <text:span text:style-name="Source_20_Text">PGDATA</text:span> <text:span text:style-name="Strong_20_Emphasis">no suele estar definida por defecto</text:span>. En lugar de depender de una variable global, PostgreSQL en Ubuntu utiliza una estructura de directorios estandarizada y comandos específicos para la gestión de servicios.</text:p>
      <text:p text:style-name="Text_20_body">Aquí te explico cómo encontrar tu directorio de datos y las diferencias clave en Ubuntu.</text:p>
      <text:h text:style-name="Heading_20_3" text:outline-level="3">🎯 La forma más segura de encontrar tu directorio de datos</text:h>
      <text:p text:style-name="Text_20_body">La manera más confiable de saber dónde está tu <text:span text:style-name="Source_20_Text">PGDATA</text:span> es preguntarle directamente al motor de la base de datos. Para ello, conecta a PostgreSQL y ejecuta el siguiente comando SQL:</text:p>
      <text:p text:style-name="Text_20_body">sql</text:p>
      <text:p text:style-name="Preformatted_20_Text">SHOW data_directory;</text:p>
      <text:p text:style-name="Text_20_body">Este comando te devolverá la ruta completa del directorio que tu servidor está utilizando activamente. En una instalación estándar de Ubuntu, el resultado suele ser similar a este:</text:p>
      <text:p text:style-name="Text_20_body">text</text:p>
      <text:p text:style-name="Preformatted_20_Text">/var/lib/postgresql/16/main</text:p>
      <text:list xml:id="list2434147671" text:style-name="L90">
        <text:list-item>
          <text:p text:style-name="Text_20_body"><text:span text:style-name="Strong_20_Emphasis"><text:span text:style-name="Source_20_Text">16</text:span></text:span> es la versión principal de PostgreSQL.</text:p>
        </text:list-item>
        <text:list-item>
          <text:p text:style-name="Text_20_body"><text:span text:style-name="Strong_20_Emphasis"><text:span text:style-name="Source_20_Text">main</text:span></text:span> es el nombre del "cluster" o instancia de base de datos.</text:p>
        </text:list-item>
      </text:list>
      <text:p text:style-name="Text_20_body">Este directorio contiene las subcarpetas esenciales que ya hemos visto, como <text:span text:style-name="Source_20_Text">base/</text:span> (donde están tus datos), <text:span text:style-name="Source_20_Text">global/</text:span> (catálogos del sistema) y <text:span text:style-name="Source_20_Text">pg_wal/</text:span> (registro de transacciones) .</text:p>
      <text:h text:style-name="Heading_20_3" text:outline-level="3">💡 La particularidad de Ubuntu: ¿Por qué <text:span text:style-name="Source_20_Text">PGDATA</text:span> no está definida?</text:h>
      <text:p text:style-name="Text_20_body">Si intentas ver la variable con <text:span text:style-name="Source_20_Text">echo $PGDATA</text:span> y la terminal no muestra nada, no te preocupes, es completamente normal. Aunque el concepto <text:span text:style-name="Source_20_Text">PGDATA</text:span> es fundamental en el mundo de PostgreSQL, <text:span text:style-name="Strong_20_Emphasis">Ubuntu y Debian utilizan una estructura de directorios diferente a la tradicional.</text:span></text:p>
      <text:p text:style-name="Text_20_body"><text:soft-page-break/>En lugar de almacenar <text:span text:style-name="Strong_20_Emphasis">datos</text:span> y <text:span text:style-name="Strong_20_Emphasis">configuración</text:span> en el mismo lugar, Ubuntu los separa para mayor organización y seguridad, siguiendo el estándar de sistema de archivos (FHS) :</text:p>
      <text:list xml:id="list1971309708" text:style-name="L91">
        <text:list-item>
          <text:p text:style-name="Text_20_body"><text:span text:style-name="Strong_20_Emphasis">Datos (Data Directory):</text:span> Donde vive tu <text:span text:style-name="Source_20_Text">PGDATA</text:span>.</text:p>
          <text:list>
            <text:list-item>
              <text:p text:style-name="Text_20_body"><text:span text:style-name="Strong_20_Emphasis">Ruta:</text:span> <text:span text:style-name="Source_20_Text">/var/lib/postgresql/&lt;version&gt;/&lt;cluster-name&gt;/</text:span></text:p>
            </text:list-item>
            <text:list-item>
              <text:p text:style-name="Text_20_body"><text:span text:style-name="Strong_20_Emphasis">Ejemplo:</text:span> <text:span text:style-name="Source_20_Text">/var/lib/postgresql/16/main/</text:span></text:p>
            </text:list-item>
            <text:list-item>
              <text:p text:style-name="Text_20_body"><text:span text:style-name="Strong_20_Emphasis">Propietario:</text:span> El usuario <text:span text:style-name="Source_20_Text">postgres</text:span> .</text:p>
            </text:list-item>
          </text:list>
        </text:list-item>
        <text:list-item>
          <text:p text:style-name="Text_20_body"><text:span text:style-name="Strong_20_Emphasis">Configuración (Configuration Directory):</text:span> Donde están los archivos <text:span text:style-name="Source_20_Text">.conf</text:span>.</text:p>
          <text:list>
            <text:list-item>
              <text:p text:style-name="Text_20_body"><text:span text:style-name="Strong_20_Emphasis">Ruta:</text:span> <text:span text:style-name="Source_20_Text">/etc/postgresql/&lt;version&gt;/&lt;cluster-name&gt;/</text:span></text:p>
            </text:list-item>
            <text:list-item>
              <text:p text:style-name="Text_20_body"><text:span text:style-name="Strong_20_Emphasis">Ejemplo:</text:span> <text:span text:style-name="Source_20_Text">/etc/postgresql/16/main/</text:span></text:p>
            </text:list-item>
            <text:list-item>
              <text:p text:style-name="Text_20_body"><text:span text:style-name="Strong_20_Emphasis">Archivos:</text:span> Aquí encontrarás <text:span text:style-name="Source_20_Text">postgresql.conf</text:span>, <text:span text:style-name="Source_20_Text">pg_hba.conf</text:span>, etc. .</text:p>
            </text:list-item>
          </text:list>
        </text:list-item>
      </text:list>
      <text:p text:style-name="Text_20_body">Esta separación es la razón principal por la que la variable <text:span text:style-name="Source_20_Text">PGDATA</text:span> no está configurada en el sistema. Las utilidades de Ubuntu (<text:span text:style-name="Source_20_Text">pg_ctlcluster</text:span>, <text:span text:style-name="Source_20_Text">pg_lsclusters</text:span>) ya saben exactamente dónde buscar todo gracias a esta estructura organizada .</text:p>
      <text:h text:style-name="Heading_20_3" text:outline-level="3">🛠️ Herramientas útiles en Ubuntu</text:h>
      <text:p text:style-name="Text_20_body">Para gestionar y visualizar tus clusters en Ubuntu, tienes dos herramientas muy prácticas:</text:p>
      <text:list xml:id="list3144344965" text:style-name="L92">
        <text:list-item>
          <text:p text:style-name="Text_20_body"><text:span text:style-name="Strong_20_Emphasis"><text:span text:style-name="Source_20_Text">pg_lsclusters</text:span></text:span>: Este comando es una joya de Ubuntu. Te muestra una lista completa de todos tus clusters, su versión, puerto, estado (online/down), y lo más importante, las rutas a su <text:span text:style-name="Strong_20_Emphasis">directorio de datos</text:span> y <text:span text:style-name="Strong_20_Emphasis">archivo de log</text:span> .</text:p>
          <text:p text:style-name="Text_20_body">bash</text:p>
          <text:p text:style-name="Preformatted_20_Text">sudo pg_lsclusters</text:p>
        </text:list-item>
        <text:list-item>
          <text:p text:style-name="Text_20_body"><text:span text:style-name="Strong_20_Emphasis"><text:span text:style-name="Source_20_Text">pg_ctlcluster</text:span></text:span>: Es la forma recomendada en Ubuntu para iniciar, parar o recargar un cluster específico, en lugar de usar <text:span text:style-name="Source_20_Text">pg_ctl</text:span> directamente.</text:p>
          <text:p text:style-name="Text_20_body">bash</text:p>
          <text:p text:style-name="Preformatted_20_Text">sudo pg_ctlcluster 16 main start</text:p>
        </text:list-item>
      </text:list>
      <text:h text:style-name="Heading_20_3" text:outline-level="3">⚠️ Advertencia sobre la variable <text:span text:style-name="Source_20_Text">PGDATA</text:span></text:h>
      <text:p text:style-name="Text_20_body">Si por algún motivo decides definir la variable de entorno <text:span text:style-name="Source_20_Text">PGDATA</text:span> por tu cuenta (por ejemplo, en tu <text:span text:style-name="Source_20_Text">.bashrc</text:span>), debes saber que en Ubuntu <text:span text:style-name="Strong_20_Emphasis">debes apuntar al directorio de configuración (</text:span><text:span text:style-name="Strong_20_Emphasis"><text:span text:style-name="Source_20_Text">/etc/postgresql/...</text:span></text:span><text:span text:style-name="Strong_20_Emphasis">)</text:span> y no al de datos (<text:span text:style-name="Source_20_Text">/var/lib/...</text:span>).</text:p>
      <text:p text:style-name="Text_20_body">Esto es un punto común de confusión incluso para administradores experimentados. La utilidad <text:span text:style-name="Source_20_Text">pg_ctl</text:span> (y por tanto <text:span text:style-name="Source_20_Text">PGDATA</text:span>) necesita encontrar el archivo <text:span text:style-name="Source_20_Text">postgresql.conf</text:span> para saber cómo iniciar el servidor. Y en Ubuntu, ese archivo se encuentra en el directorio de configuración. Dentro de ese <text:span text:style-name="Source_20_Text">postgresql.conf</text:span>, la directiva <text:span text:style-name="Source_20_Text">data_directory</text:span> es la que realmente apunta al lugar donde están los archivos de la base de datos .</text:p>
      <text:p text:style-name="Horizontal_20_Line"/>
      <text:p text:style-name="Text_20_body"><text:soft-page-break/><text:span text:style-name="Strong_20_Emphasis">En resumen:</text:span></text:p>
      <text:list xml:id="list554800011" text:style-name="L93">
        <text:list-item>
          <text:p text:style-name="Text_20_body">Para saber tu directorio de datos, ejecuta <text:span text:style-name="Source_20_Text">SHOW data_directory;</text:span> dentro de <text:span text:style-name="Source_20_Text">psql</text:span>.</text:p>
        </text:list-item>
        <text:list-item>
          <text:p text:style-name="Text_20_body">No te preocupes si <text:span text:style-name="Source_20_Text">echo $PGDATA</text:span> no devuelve nada, es el comportamiento estándar en Ubuntu.</text:p>
        </text:list-item>
        <text:list-item>
          <text:p text:style-name="Text_20_body">Recuerda la separación: los datos están en <text:span text:style-name="Source_20_Text">/var/lib/postgresql/...</text:span> y la configuración en <text:span text:style-name="Source_20_Text">/etc/postgresql/...</text:span> .</text:p>
        </text:list-item>
      </text:list>
      <text:p text:style-name="Text_20_body">y el postgresql.conf</text:p>
      <text:p text:style-name="Text_20_body">Leer 10 páginas web</text:p>
      <text:p text:style-name="Text_20_body">En Ubuntu, <text:span text:style-name="Source_20_Text">postgresql.conf</text:span> es el archivo de configuración principal de PostgreSQL y se encuentra en una ruta diferente a la que estamos acostumbrados en otros sistemas operativos. No está dentro del directorio de datos (<text:span text:style-name="Source_20_Text">/var/lib/postgresql/...</text:span>), sino que Ubuntu lo separa deliberadamente en <text:span text:style-name="Source_20_Text">/etc/postgresql/</text:span>.</text:p>
      <text:h text:style-name="Heading_20_3" text:outline-level="3">📍 ¿Dónde está? La ubicación exacta</text:h>
      <text:p text:style-name="Text_20_body">En Ubuntu, la ubicación estándar sigue este patrón:</text:p>
      <text:p text:style-name="Text_20_body">bash</text:p>
      <text:p text:style-name="Preformatted_20_Text">/etc/postgresql/&lt;version&gt;/main/postgresql.conf</text:p>
      <text:p text:style-name="Text_20_body">Por ejemplo, si tienes PostgreSQL 16, la ruta completa sería:</text:p>
      <text:p text:style-name="Text_20_body">bash</text:p>
      <text:p text:style-name="Preformatted_20_Text">/etc/postgresql/16/main/postgresql.conf</text:p>
      <text:p text:style-name="Text_20_body">Esta separación de archivos de configuración (<text:span text:style-name="Source_20_Text">/etc</text:span>) y datos (<text:span text:style-name="Source_20_Text">/var/lib</text:span>) es una práctica común en los sistemas Debian/Ubuntu que facilita las copias de seguridad y la administración del sistema .</text:p>
      <text:h text:style-name="Heading_20_3" text:outline-level="3">🛠️ Cómo verificarlo desde la terminal</text:h>
      <text:p text:style-name="Text_20_body">Si quieres estar 100% seguro, puedes preguntarle directamente a PostgreSQL usando el siguiente comando. Esta es la forma más fiable:</text:p>
      <text:p text:style-name="Text_20_body">bash</text:p>
      <text:p text:style-name="Preformatted_20_Text">sudo -u postgres psql -c "SHOW config_file;"</text:p>
      <text:p text:style-name="Text_20_body">El resultado será algo como:</text:p>
      <text:p text:style-name="Text_20_body">text</text:p>
      <text:p text:style-name="Preformatted_20_Text">/ etc / postgresql / 16 / main / postgresql.conf</text:p>
      <text:h text:style-name="Heading_20_3" text:outline-level="3">⚙️ Cómo editarlo correctamente</text:h>
      <text:p text:style-name="Text_20_body">Para modificar la configuración, sigue estos pasos:</text:p>
      <text:list xml:id="list960466329" text:style-name="L94">
        <text:list-item>
          <text:p text:style-name="Text_20_body"><text:span text:style-name="Strong_20_Emphasis">Abre el archivo con un editor de texto</text:span> (necesitas permisos de superusuario):</text:p>
          <text:p text:style-name="Text_20_body">bash</text:p>
          <text:p text:style-name="Preformatted_20_Text">sudo nano /etc/postgresql/16/main/postgresql.conf</text:p>
        </text:list-item>
        <text:list-item>
          <text:p text:style-name="Text_20_body"><text:soft-page-break/><text:span text:style-name="Strong_20_Emphasis">Realiza tus cambios</text:span>. Por ejemplo, para permitir conexiones remotas, busca la línea <text:span text:style-name="Source_20_Text">#listen_addresses = 'localhost'</text:span> y cámbiala por <text:span text:style-name="Source_20_Text">listen_addresses = '*'</text:span> (no olvides quitar el <text:span text:style-name="Source_20_Text">#</text:span> del principio para descomentarla) .</text:p>
        </text:list-item>
        <text:list-item>
          <text:p text:style-name="Text_20_body"><text:span text:style-name="Strong_20_Emphasis">Guarda el archivo</text:span> y cierra el editor.</text:p>
        </text:list-item>
        <text:list-item>
          <text:p text:style-name="Text_20_body"><text:span text:style-name="Strong_20_Emphasis">Reinicia el servicio</text:span> para que los cambios surtan efecto:</text:p>
          <text:p text:style-name="Text_20_body">bash</text:p>
          <text:p text:style-name="Preformatted_20_Text">sudo systemctl restart postgresql</text:p>
        </text:list-item>
      </text:list>
      <text:p text:style-name="Text_20_body"><text:span text:style-name="Strong_20_Emphasis">⚠️ Ojo con esto:</text:span> No toques el archivo <text:span text:style-name="Source_20_Text">postgresql.auto.conf</text:span>. Ese archivo es gestionado automáticamente por el comando <text:span text:style-name="Source_20_Text">ALTER SYSTEM</text:span> y editarlo manualmente puede causar conflictos .</text:p>
      <text:p text:style-name="Horizontal_20_Line"/>
      <text:p text:style-name="Text_20_body">Para terminar de aclarar las rutas clave, aquí tienes una pequeña comparativa de la organización de archivos en Ubuntu:</text:p>
      <table:table table:name="Tabla22" table:style-name="Tabla22">
        <table:table-column table:style-name="Tabla22.A"/>
        <table:table-column table:style-name="Tabla22.B"/>
        <table:table-header-rows>
          <table:table-row>
            <table:table-cell table:style-name="Tabla22.A1" office:value-type="string">
              <text:p text:style-name="Table_20_Heading">Archivo / Directorio</text:p>
            </table:table-cell>
            <table:table-cell table:style-name="Tabla22.A1" office:value-type="string">
              <text:p text:style-name="Table_20_Heading">Ruta en Ubuntu</text:p>
            </table:table-cell>
          </table:table-row>
        </table:table-header-rows>
        <table:table-row>
          <table:table-cell table:style-name="Tabla22.A1" office:value-type="string">
            <text:p text:style-name="Table_20_Contents"><text:span text:style-name="Strong_20_Emphasis">Archivo de configuración principal</text:span></text:p>
          </table:table-cell>
          <table:table-cell table:style-name="Tabla22.A1" office:value-type="string">
            <text:p text:style-name="Table_20_Contents"><text:span text:style-name="Source_20_Text">/etc/postgresql/*/main/postgresql.conf</text:span></text:p>
          </table:table-cell>
        </table:table-row>
        <table:table-row>
          <table:table-cell table:style-name="Tabla22.A1" office:value-type="string">
            <text:p text:style-name="Table_20_Contents"><text:span text:style-name="Strong_20_Emphasis">Archivo de autenticación</text:span></text:p>
          </table:table-cell>
          <table:table-cell table:style-name="Tabla22.A1" office:value-type="string">
            <text:p text:style-name="Table_20_Contents"><text:span text:style-name="Source_20_Text">/etc/postgresql/*/main/pg_hba.conf</text:span></text:p>
          </table:table-cell>
        </table:table-row>
        <table:table-row>
          <table:table-cell table:style-name="Tabla22.A1" office:value-type="string">
            <text:p text:style-name="Table_20_Contents"><text:span text:style-name="Strong_20_Emphasis">Directorio de datos (datos de BD)</text:span></text:p>
          </table:table-cell>
          <table:table-cell table:style-name="Tabla22.A1" office:value-type="string">
            <text:p text:style-name="Table_20_Contents"><text:span text:style-name="Source_20_Text">/var/lib/postgresql/*/main/</text:span></text:p>
          </table:table-cell>
        </table:table-row>
        <table:table-row>
          <table:table-cell table:style-name="Tabla22.A1" office:value-type="string">
            <text:p text:style-name="Table_20_Contents"><text:span text:style-name="Strong_20_Emphasis">Directorio de logs</text:span></text:p>
          </table:table-cell>
          <table:table-cell table:style-name="Tabla22.A1" office:value-type="string">
            <text:p text:style-name="Table_20_Contents"><text:span text:style-name="Source_20_Text">/var/log/postgresql/</text:span></text:p>
          </table:table-cell>
        </table:table-row>
      </table:table>
      <text:p text:style-name="Text_20_body">Esta estructura puede parecer más compleja, pero está muy bien organizada. Si en algún momento necesitas modificar otros parámetros, como el puerto de conexión o los límites de memoria (<text:span text:style-name="Source_20_Text">shared_buffers</text:span>), todos se ajustan desde este mismo archivo <text:span text:style-name="Source_20_Text">postgresql.conf</text:span> .</text:p>
      <text:p text:style-name="Text_20_body">porque el checkpoint_timeout esta desactivado. ? tengo la version 18. #checkpoint_timeout = 5min # range 30s-1d</text:p>
      <text:p text:style-name="Text_20_body">Leer 9 páginas web</text:p>
      <text:p text:style-name="Text_20_body"><text:span text:style-name="Source_20_Text">checkpoint_timeout</text:span> no está "desactivado". El <text:span text:style-name="Source_20_Text">#</text:span> al inicio de la línea en tu archivo <text:span text:style-name="Source_20_Text">postgresql.conf</text:span> significa que la línea está <text:span text:style-name="Strong_20_Emphasis">comentada</text:span> y el parámetro está usando su <text:span text:style-name="Strong_20_Emphasis">valor por defecto</text:span>.</text:p>
      <text:p text:style-name="Text_20_body">En tu archivo de configuración, la línea se ve así:</text:p>
      <text:p text:style-name="Text_20_body">text</text:p>
      <text:p text:style-name="Preformatted_20_Text">#checkpoint_timeout = 5min <text:s text:c="13"/># range 30s-1d</text:p>
      <text:p text:style-name="Text_20_body">El símbolo <text:span text:style-name="Source_20_Text">#</text:span> al inicio le indica a PostgreSQL que ignore esa línea. Es como si fuera una nota o un recordatorio del valor por defecto que tienes a tu disposición, pero no una instrucción activa.</text:p>
      <text:h text:style-name="Heading_20_3" text:outline-level="3"><text:soft-page-break/>🤔 ¿Por qué aparece "desactivado" (comentado)?</text:h>
      <text:p text:style-name="Text_20_body">Es una práctica de diseño de PostgreSQL. El archivo <text:span text:style-name="Source_20_Text">postgresql.conf</text:span> incluye <text:span text:style-name="Strong_20_Emphasis">todas las opciones de configuración</text:span> como líneas comentadas, mostrando su valor por defecto. El objetivo es tener una guía clara de todos los parámetros que puedes modificar. Para "activar" un parámetro y cambiar su valor, simplemente debes <text:span text:style-name="Strong_20_Emphasis">eliminar el </text:span><text:span text:style-name="Strong_20_Emphasis"><text:span text:style-name="Source_20_Text">#</text:span></text:span> del principio de la línea y, si lo deseas, ajustar su valor .</text:p>
      <text:p text:style-name="Text_20_body">Un parámetro comentado <text:span text:style-name="Strong_20_Emphasis">no está desactivado</text:span>, significa que el sistema está usando su valor por defecto. Para <text:span text:style-name="Source_20_Text">checkpoint_timeout</text:span>, el valor por defecto es <text:span text:style-name="Source_20_Text">5min</text:span> (300 segundos) .</text:p>
      <text:h text:style-name="Heading_20_3" text:outline-level="3">⚙️ ¿Qué hace <text:span text:style-name="Source_20_Text">checkpoint_timeout</text:span>?</text:h>
      <text:p text:style-name="Text_20_body">Este parámetro define el intervalo de tiempo máximo que PostgreSQL espera antes de iniciar un <text:span text:style-name="Strong_20_Emphasis">Checkpoint</text:span> automático .</text:p>
      <text:list xml:id="list1572747973" text:style-name="L95">
        <text:list-item>
          <text:p text:style-name="Text_20_body"><text:span text:style-name="Strong_20_Emphasis">Analogía</text:span>: Imagina que estás escribiendo un documento muy largo en tu computadora. Un "checkpoint" sería como presionar "Guardar". El <text:span text:style-name="Source_20_Text">checkpoint_timeout</text:span> es el tiempo máximo que decides esperar antes de que el programa guarde automáticamente tu trabajo.</text:p>
        </text:list-item>
        <text:list-item>
          <text:p text:style-name="Text_20_body"><text:span text:style-name="Strong_20_Emphasis">Funcionamiento</text:span>: El proceso "checkpointer" del sistema inicia un checkpoint automáticamente cuando se cumple <text:span text:style-name="Strong_20_Emphasis">cualquiera</text:span> de estas dos condiciones:</text:p>
          <text:list>
            <text:list-item>
              <text:p text:style-name="Text_20_body">Ha pasado el tiempo definido por <text:span text:style-name="Source_20_Text">checkpoint_timeout</text:span> desde el último checkpoint.</text:p>
            </text:list-item>
            <text:list-item>
              <text:p text:style-name="Text_20_body">La cantidad de archivos de registro (WAL) generados desde el último checkpoint ha superado el límite definido por <text:span text:style-name="Source_20_Text">max_wal_size</text:span> .</text:p>
            </text:list-item>
          </text:list>
        </text:list-item>
        <text:list-item>
          <text:p text:style-name="Text_20_body"><text:span text:style-name="Strong_20_Emphasis">El conflicto clave: Rendimiento vs. Recuperación</text:span></text:p>
          <text:list>
            <text:list-item>
              <text:p text:style-name="Text_20_body"><text:span text:style-name="Strong_20_Emphasis">Checkpoints más frecuentes</text:span> (valor bajo, ej. <text:span text:style-name="Source_20_Text">2min</text:span>): La pérdida de datos en caso de una caída es menor y la recuperación es más rápida, pero el sistema usa más recursos de I/O en la tarea de "guardar", lo que puede ralentizar las operaciones diarias .</text:p>
            </text:list-item>
            <text:list-item>
              <text:p text:style-name="Text_20_body"><text:span text:style-name="Strong_20_Emphasis">Checkpoints menos frecuentes</text:span> (valor alto, ej. <text:span text:style-name="Source_20_Text">30min</text:span>): El rendimiento para operaciones normales es mejor porque "guarda" menos seguido, pero si el sistema falla, la recuperación será más lenta y podrías perder más datos .</text:p>
            </text:list-item>
          </text:list>
        </text:list-item>
      </text:list>
      <text:h text:style-name="Heading_20_3" text:outline-level="3">📝 ¿Cómo lo "activo" y modifico?</text:h>
      <text:list xml:id="list3000494778" text:style-name="L96">
        <text:list-item>
          <text:p text:style-name="Text_20_body">Abre tu archivo <text:span text:style-name="Source_20_Text">postgresql.conf</text:span> con un editor de texto (necesitas permisos de administrador). Su ubicación típica en sistemas Ubuntu es <text:span text:style-name="Source_20_Text">/etc/postgresql/18/main/postgresql.conf</text:span>.</text:p>
        </text:list-item>
        <text:list-item>
          <text:p text:style-name="Text_20_body">Busca la línea que dice <text:span text:style-name="Source_20_Text">#checkpoint_timeout = 5min</text:span>.</text:p>
        </text:list-item>
        <text:list-item>
          <text:p text:style-name="Text_20_body"><text:span text:style-name="Strong_20_Emphasis">Elimina el </text:span><text:span text:style-name="Strong_20_Emphasis"><text:span text:style-name="Source_20_Text">#</text:span></text:span> del principio para descomentarla y activar el parámetro.</text:p>
        </text:list-item>
        <text:list-item>
          <text:p text:style-name="Text_20_body">Cambia el valor <text:span text:style-name="Source_20_Text">5min</text:span> por el que desees, por ejemplo, <text:span text:style-name="Source_20_Text">10min</text:span> o <text:span text:style-name="Source_20_Text">15min</text:span>.</text:p>
        </text:list-item>
        <text:list-item>
          <text:p text:style-name="Text_20_body">Guarda los cambios en el archivo.</text:p>
        </text:list-item>
        <text:list-item>
          <text:p text:style-name="Text_20_body"><text:soft-page-break/>Para que los cambios surtan efecto, debes <text:span text:style-name="Strong_20_Emphasis">recargar la configuración</text:span> de PostgreSQL sin necesidad de reiniciar el servicio con el siguiente comando:</text:p>
          <text:p text:style-name="Text_20_body">bash</text:p>
          <text:p text:style-name="Preformatted_20_Text">sudo systemctl reload postgresql</text:p>
          <text:p text:style-name="Text_20_body">O desde dentro de <text:span text:style-name="Source_20_Text">psql</text:span>:</text:p>
          <text:p text:style-name="Text_20_body">sql</text:p>
          <text:p text:style-name="Preformatted_20_Text">SELECT pg_reload_conf();</text:p>
        </text:list-item>
      </text:list>
      <text:h text:style-name="Heading_20_3" text:outline-level="3">⚖️ Valores recomendados para empezar</text:h>
      <text:p text:style-name="Text_20_body">No hay un valor "perfecto", todo depende de tu hardware y del tipo de aplicaciones que uses. Sin embargo, una buena práctica común es ajustar este parámetro junto con <text:span text:style-name="Source_20_Text">max_wal_size</text:span> .</text:p>
      <table:table table:name="Tabla23" table:style-name="Tabla23">
        <table:table-column table:style-name="Tabla23.A"/>
        <table:table-column table:style-name="Tabla23.B"/>
        <table:table-column table:style-name="Tabla23.C"/>
        <table:table-header-rows>
          <table:table-row>
            <table:table-cell table:style-name="Tabla23.A1" office:value-type="string">
              <text:p text:style-name="Table_20_Heading">Parámetro</text:p>
            </table:table-cell>
            <table:table-cell table:style-name="Tabla23.A1" office:value-type="string">
              <text:p text:style-name="Table_20_Heading">Valor Sugerido (Ejemplo)</text:p>
            </table:table-cell>
            <table:table-cell table:style-name="Tabla23.A1" office:value-type="string">
              <text:p text:style-name="Table_20_Heading">Explicación</text:p>
            </table:table-cell>
          </table:table-row>
        </table:table-header-rows>
        <table:table-row>
          <table:table-cell table:style-name="Tabla23.A1" office:value-type="string">
            <text:p text:style-name="Table_20_Contents"><text:span text:style-name="Source_20_Text">checkpoint_timeout</text:span></text:p>
          </table:table-cell>
          <table:table-cell table:style-name="Tabla23.A1" office:value-type="string">
            <text:p text:style-name="Table_20_Contents"><text:span text:style-name="Source_20_Text">15min</text:span></text:p>
          </table:table-cell>
          <table:table-cell table:style-name="Tabla23.A1" office:value-type="string">
            <text:p text:style-name="Table_20_Contents">Reduce la frecuencia de los checkpoints para aliviar la carga de I/O en el sistema, lo que suele mejorar el rendimiento general para la mayoría de las operaciones .</text:p>
          </table:table-cell>
        </table:table-row>
        <table:table-row>
          <table:table-cell table:style-name="Tabla23.A1" office:value-type="string">
            <text:p text:style-name="Table_20_Contents"><text:span text:style-name="Source_20_Text">max_wal_size</text:span></text:p>
          </table:table-cell>
          <table:table-cell table:style-name="Tabla23.A1" office:value-type="string">
            <text:p text:style-name="Table_20_Contents"><text:span text:style-name="Source_20_Text">8GB</text:span> o más</text:p>
          </table:table-cell>
          <table:table-cell table:style-name="Tabla23.A1" office:value-type="string">
            <text:p text:style-name="Table_20_Contents">Se aumenta para que el checkpoint se active principalmente por tiempo (<text:span text:style-name="Source_20_Text">15min</text:span>) y no porque se haya alcanzado este límite de tamaño, evitando picos de I/O inesperados .</text:p>
          </table:table-cell>
        </table:table-row>
      </table:table>
      <text:p text:style-name="Text_20_body"><text:span text:style-name="Strong_20_Emphasis">En resumen:</text:span> el <text:span text:style-name="Source_20_Text">#</text:span> es solo un "comentario". PostgreSQL está usando felizmente el valor por defecto de <text:span text:style-name="Source_20_Text">5 minutos</text:span> para <text:span text:style-name="Source_20_Text">checkpoint_timeout</text:span>. Si quieres cambiar ese intervalo, ya sabes que solo tienes que editar el archivo y quitar el <text:span text:style-name="Source_20_Text">#</text:span>.</text:p>
      <text:p text:style-name="Text_20_body">y donde se guardan todos los checkpoint?</text:p>
      <text:p text:style-name="Text_20_body">Leer 9 páginas web</text:p>
      <text:p text:style-name="Text_20_body">Excelente pregunta. La respuesta es que los "checkpoints" no se "guardan" como archivos independientes. En su lugar, <text:span text:style-name="Strong_20_Emphasis">la posición del último checkpoint se registra dentro de un archivo maestro llamado </text:span><text:span text:style-name="Strong_20_Emphasis"><text:span text:style-name="Source_20_Text">pg_control</text:span></text:span>, y los datos que se escriben durante el checkpoint se guardan directamente en los archivos principales de la base de datos.</text:p>
      <text:p text:style-name="Text_20_body">Imagina el sistema de archivos de tu computadora. Un "checkpoint" en PostgreSQL es análogo a forzar la escritura de todos los datos pendientes desde la memoria caché al disco duro. El checkpoint en sí mismo no es un archivo nuevo, sino una acción que garantiza que tus datos están seguros en el lugar correcto.</text:p>
      <text:p text:style-name="Text_20_body">Te explico los dos lugares clave donde se "guarda" la información del checkpoint.</text:p>
      <text:h text:style-name="Heading_20_3" text:outline-level="3">🗺️ Mapa de los Componentes</text:h>
      <text:p text:style-name="Text_20_body">Para entenderlo mejor, aquí tienes un mapa de los archivos y directorios involucrados:</text:p>
      <text:list xml:id="list3829999848" text:style-name="L97">
        <text:list-item>
          <text:p text:style-name="Text_20_body"><text:span text:style-name="Strong_20_Emphasis">Directorio de Datos (</text:span><text:span text:style-name="Strong_20_Emphasis"><text:span text:style-name="Source_20_Text">$PGDATA</text:span></text:span><text:span text:style-name="Strong_20_Emphasis">)</text:span>: El lugar principal donde PostgreSQL guarda todo . Dentro de él, encontramos las siguientes subcarpetas y archivos clave:</text:p>
          <text:list>
            <text:list-item>
              <text:p text:style-name="Text_20_body"><text:soft-page-break/><text:span text:style-name="Strong_20_Emphasis"><text:span text:style-name="Source_20_Text">pg_wal/</text:span></text:span><text:span text:style-name="Strong_20_Emphasis"> (Registro de Transacciones)</text:span>: Aquí es donde PostgreSQL escribe todo lo que va a hacer <text:span text:style-name="Emphasis">antes</text:span> de hacerlo. Es como un diario de actividades.</text:p>
            </text:list-item>
            <text:list-item>
              <text:p text:style-name="Text_20_body"><text:span text:style-name="Strong_20_Emphasis"><text:span text:style-name="Source_20_Text">global/</text:span></text:span><text:span text:style-name="Strong_20_Emphasis"> (Archivos del Sistema)</text:span>: Contiene archivos que pertenecen a todo el clúster, como el <text:span text:style-name="Source_20_Text">pg_control</text:span>.</text:p>
            </text:list-item>
          </text:list>
        </text:list-item>
      </text:list>
      <text:h text:style-name="Heading_20_3" text:outline-level="3">1. El Archivo de Control (<text:span text:style-name="Source_20_Text">pg_control</text:span>): El "Indicador de Página"</text:h>
      <text:p text:style-name="Text_20_body">El lugar más importante para responder a tu pregunta es un pequeño archivo binario llamado <text:span text:style-name="Strong_20_Emphasis"><text:span text:style-name="Source_20_Text">pg_control</text:span></text:span> .</text:p>
      <text:list xml:id="list1866612876" text:style-name="L98">
        <text:list-item>
          <text:p text:style-name="Text_20_body"><text:span text:style-name="Strong_20_Emphasis">Ubicación</text:span>: Se encuentra dentro del subdirectorio <text:span text:style-name="Source_20_Text">global/</text:span> de tu directorio de datos (<text:span text:style-name="Source_20_Text">$PGDATA/global/pg_control</text:span>) .</text:p>
        </text:list-item>
        <text:list-item>
          <text:p text:style-name="Text_20_body"><text:span text:style-name="Strong_20_Emphasis">Función</text:span>: Este archivo actúa como el "marcador de página" o el "punto de control" del libro de PostgreSQL. Contiene información crítica sobre el estado interno del servidor, incluyendo la <text:span text:style-name="Strong_20_Emphasis">posición exacta (LSN o Log Sequence Number) del checkpoint más reciente y exitoso</text:span> en los archivos <text:span text:style-name="Source_20_Text">pg_wal</text:span> .</text:p>
        </text:list-item>
        <text:list-item>
          <text:p text:style-name="Text_20_body"><text:span text:style-name="Strong_20_Emphasis">Importancia</text:span>: Cuando PostgreSQL se reinicia después de una caída, lo primero que hace es leer el archivo <text:span text:style-name="Source_20_Text">pg_control</text:span> para saber desde dónde debe comenzar el proceso de recuperación . Es como si el libro tuviera un marcador que dice: "la última vez que guardamos todo fue aquí". Puedes ver el contenido de este archivo usando el comando <text:span text:style-name="Source_20_Text">pg_controldata</text:span> .</text:p>
        </text:list-item>
      </text:list>
      <text:h text:style-name="Heading_20_3" text:outline-level="3">2. Los Archivos de Datos: El "Libro" en sí mismo</text:h>
      <text:p text:style-name="Text_20_body">El propósito principal de un checkpoint es garantizar que los datos modificados que estaban en la memoria caché (RAM) se escriban físicamente en el disco duro.</text:p>
      <text:list xml:id="list2372055765" text:style-name="L99">
        <text:list-item>
          <text:p text:style-name="Text_20_body"><text:span text:style-name="Strong_20_Emphasis">Ubicación</text:span>: Estos son los archivos grandes que conforman tus tablas e índices. Viven en el directorio <text:span text:style-name="Source_20_Text">base/</text:span> (y subdirectorios) dentro de <text:span text:style-name="Source_20_Text">$PGDATA</text:span> .</text:p>
        </text:list-item>
        <text:list-item>
          <text:p text:style-name="Text_20_body"><text:span text:style-name="Strong_20_Emphasis">Función</text:span>: Durante un checkpoint, el proceso <text:span text:style-name="Source_20_Text">checkpointer</text:span> toma todas las páginas de datos que han sido modificadas (llamadas "páginas sucias") de la memoria compartida (<text:span text:style-name="Source_20_Text">shared_buffers</text:span>) y las escribe en sus respectivos archivos dentro del directorio de datos . Al finalizar este proceso, se actualiza el archivo <text:span text:style-name="Source_20_Text">pg_control</text:span> que mencionamos antes.</text:p>
        </text:list-item>
      </text:list>
      <text:h text:style-name="Heading_20_3" text:outline-level="3">3. Los Archivos WAL (<text:span text:style-name="Source_20_Text">pg_wal</text:span>): El "Diario de Actividades"</text:h>
      <text:p text:style-name="Text_20_body">Aunque no es donde se "guarda" el checkpoint, es crucial para su propósito. La secuencia de comandos WAL es el "diario".</text:p>
      <text:list xml:id="list772194629" text:style-name="L100">
        <text:list-item>
          <text:p text:style-name="Text_20_body"><text:span text:style-name="Strong_20_Emphasis">Ubicación</text:span>: Están en el directorio <text:span text:style-name="Source_20_Text">pg_wal/</text:span> dentro de <text:span text:style-name="Source_20_Text">$PGDATA</text:span> . En versiones muy antiguas (anteriores a la 10), este directorio se llamaba <text:span text:style-name="Source_20_Text">pg_xlog</text:span> .</text:p>
        </text:list-item>
        <text:list-item>
          <text:p text:style-name="Text_20_body"><text:span text:style-name="Strong_20_Emphasis">Relación con el Checkpoint</text:span>: El checkpoint registra una marca especial dentro de este diario. Gracias al archivo <text:span text:style-name="Source_20_Text">pg_control</text:span>, PostgreSQL sabe qué marca buscar. Para la recuperación, el sistema lee el diario desde esa marca hacia adelante, rehaciendo (REDO) todas las operaciones que ocurrieron después del último checkpoint .</text:p>
        </text:list-item>
      </text:list>
      <text:h text:style-name="Heading_20_3" text:outline-level="3"><text:soft-page-break/>💡 Resumen Ejecutivo</text:h>
      <text:p text:style-name="Text_20_body">Para que quede claro:</text:p>
      <text:list xml:id="list1489622421" text:style-name="L101">
        <text:list-item>
          <text:p text:style-name="Text_20_body"><text:span text:style-name="Strong_20_Emphasis">Los datos en sí</text:span> (el resultado de un checkpoint) se guardan en los archivos regulares de la base de datos (en <text:span text:style-name="Source_20_Text">$PGDATA/base/</text:span>).</text:p>
        </text:list-item>
        <text:list-item>
          <text:p text:style-name="Text_20_body"><text:span text:style-name="Strong_20_Emphasis">El "marcador" que indica dónde fue el último checkpoint</text:span> se guarda en el archivo de control (<text:span text:style-name="Source_20_Text">$PGDATA/global/pg_control</text:span>).</text:p>
        </text:list-item>
        <text:list-item>
          <text:p text:style-name="Text_20_body"><text:span text:style-name="Strong_20_Emphasis">El "diario" de cambios</text:span> que permite recuperarse hasta el último checkpoint se guarda en los archivos WAL (<text:span text:style-name="Source_20_Text">$PGDATA/pg_wal/</text:span>).</text:p>
        </text:list-item>
      </text:list>
      <text:p text:style-name="Text_20_body">No hay una carpeta ni archivos llamados "checkpoint". Es un concepto y un proceso que involucra estos tres componentes trabajando en conjunto.</text:p>
      <text:p text:style-name="Text_20_body">¿Te gustaría que te muestre cómo inspeccionar el archivo <text:span text:style-name="Source_20_Text">pg_control</text:span> o la configuración de los checkpoints con comandos prácticos?</text:p>
      <text:p text:style-name="Text_20_body">entonces si no haga nada en la base de datos no se realiza ningun checkpoint?</text:p>
      <text:p text:style-name="Text_20_body">¡Excelente pregunta! La respuesta corta es <text:span text:style-name="Strong_20_Emphasis">no</text:span>. Incluso si no haces nada, PostgreSQL <text:span text:style-name="Strong_20_Emphasis">sigue realizando checkpoints</text:span>.</text:p>
      <text:p text:style-name="Text_20_body">Es un error común pensar que el checkpoint solo ocurre cuando hay cambios. Déjame explicarte por qué.</text:p>
      <text:h text:style-name="Heading_20_3" text:outline-level="3">¿Por qué ocurren checkpoints aunque no haya cambios?</text:h>
      <text:p text:style-name="Text_20_body">El parámetro <text:span text:style-name="Source_20_Text">checkpoint_timeout</text:span> (que por defecto son 5 minutos) es un <text:span text:style-name="Strong_20_Emphasis">temporizador</text:span>. Cuando pasa ese tiempo desde el último checkpoint, PostgreSQL inicia uno nuevo <text:span text:style-name="Strong_20_Emphasis">independientemente de si hubo o no actividad</text:span>.</text:p>
      <text:p text:style-name="Text_20_body">Imagina que <text:span text:style-name="Source_20_Text">checkpoint_timeout</text:span> es como una alarma que suena cada 5 minutos. Cuando suena, PostgreSQL hace lo siguiente:</text:p>
      <text:list xml:id="list1614427508" text:style-name="L102">
        <text:list-item>
          <text:p text:style-name="Text_20_body"><text:span text:style-name="Strong_20_Emphasis">Revisa si hay páginas sucias</text:span> (datos modificados en memoria que no se han escrito al disco)</text:p>
        </text:list-item>
        <text:list-item>
          <text:p text:style-name="Text_20_body"><text:span text:style-name="Strong_20_Emphasis">Si las hay</text:span>: Las escribe al disco y actualiza <text:span text:style-name="Source_20_Text">pg_control</text:span></text:p>
        </text:list-item>
        <text:list-item>
          <text:p text:style-name="Text_20_body"><text:span text:style-name="Strong_20_Emphasis">Si NO las hay</text:span>: Aún así registra un "checkpoint vacío" (no escribe datos, pero actualiza la marca de tiempo y la posición en <text:span text:style-name="Source_20_Text">pg_control</text:span>)</text:p>
        </text:list-item>
      </text:list>
      <text:h text:style-name="Heading_20_3" text:outline-level="3">Verificación práctica</text:h>
      <text:p text:style-name="Text_20_body">Puedes comprobarlo tú mismo con este experimento:</text:p>
      <text:p text:style-name="Text_20_body">sql</text:p>
      <text:p text:style-name="Preformatted_20_Text">-- 1. Ver estadísticas actuales de checkpoints</text:p>
      <text:p text:style-name="Preformatted_20_Text">SELECT </text:p>
      <text:p text:style-name="Preformatted_20_Text"><text:s text:c="4"/>checkpoints_timed,</text:p>
      <text:p text:style-name="Preformatted_20_Text"><text:s text:c="4"/>checkpoints_req,</text:p>
      <text:p text:style-name="Preformatted_20_Text"><text:s text:c="4"/>last_checkpoint_time,</text:p>
      <text:p text:style-name="Preformatted_20_Text"><text:s text:c="4"/>last_checkpoint_redo_lsn</text:p>
      <text:p text:style-name="Preformatted_20_Text"><text:soft-page-break/>FROM pg_stat_bgwriter;</text:p>
      <text:p text:style-name="Preformatted_20_Text"/>
      <text:p text:style-name="Preformatted_20_Text">-- 2. Espera 5-6 minutos sin hacer nada en la BD</text:p>
      <text:p text:style-name="Preformatted_20_Text"/>
      <text:p text:style-name="Preformatted_20_Text">-- 3. Vuelve a ejecutar la consulta</text:p>
      <text:p text:style-name="Preformatted_20_Text">SELECT </text:p>
      <text:p text:style-name="Preformatted_20_Text"><text:s text:c="4"/>checkpoints_timed, <text:s/>-- Este número habrá aumentado en 1</text:p>
      <text:p text:style-name="Preformatted_20_Text"><text:s text:c="4"/>checkpoints_req,</text:p>
      <text:p text:style-name="Preformatted_20_Text"><text:s text:c="4"/>last_checkpoint_time,</text:p>
      <text:p text:style-name="Preformatted_20_Text"><text:s text:c="4"/>last_checkpoint_redo_lsn</text:p>
      <text:p text:style-name="Preformatted_20_Text">FROM pg_stat_bgwriter;</text:p>
      <text:p text:style-name="Text_20_body">Verás que <text:span text:style-name="Source_20_Text">checkpoints_timed</text:span> (checkpoints programados por tiempo) ha aumentado, incluso sin haber ejecutado ningún INSERT, UPDATE o DELETE.</text:p>
      <text:h text:style-name="Heading_20_3" text:outline-level="3">¿Qué es un "checkpoint vacío"?</text:h>
      <text:p text:style-name="Text_20_body">Cuando no hay páginas sucias, el checkpoint consiste en:</text:p>
      <text:list xml:id="list482668075" text:style-name="L103">
        <text:list-item>
          <text:p text:style-name="Text_20_body">Registrar una marca en el WAL que dice "aquí hay un checkpoint"</text:p>
        </text:list-item>
        <text:list-item>
          <text:p text:style-name="Text_20_body">Actualizar <text:span text:style-name="Source_20_Text">pg_control</text:span> con la nueva posición del checkpoint</text:p>
        </text:list-item>
        <text:list-item>
          <text:p text:style-name="Text_20_body">No escribir ningún dato (porque no hay nada que escribir)</text:p>
        </text:list-item>
      </text:list>
      <text:p text:style-name="Text_20_body">Este proceso es extremadamente rápido (milisegundos) y casi no consume recursos.</text:p>
      <text:h text:style-name="Heading_20_3" text:outline-level="3">Entonces, ¿para qué sirve este comportamiento?</text:h>
      <text:p text:style-name="Text_20_body">Aunque parezca innecesario, los checkpoints periódicos incluso sin actividad son importantes porque:</text:p>
      <text:list xml:id="list3050849854" text:style-name="L104">
        <text:list-item>
          <text:p text:style-name="Text_20_body"><text:span text:style-name="Strong_20_Emphasis">Reducen el tiempo de recuperación</text:span>: Si nunca hubiera checkpoints, la recuperación tras una caída tendría que leer TODO el WAL desde el principio de los tiempos. Los checkpoints periódicos (aunque sean vacíos) establecen puntos de referencia que acortan drásticamente la recuperación .</text:p>
        </text:list-item>
        <text:list-item>
          <text:p text:style-name="Text_20_body"><text:span text:style-name="Strong_20_Emphasis">Mantienen la salud del sistema</text:span>: Ayudan a rotar y reciclar los archivos WAL viejos, evitando que el directorio <text:span text:style-name="Source_20_Text">pg_wal</text:span> crezca indefinidamente.</text:p>
        </text:list-item>
        <text:list-item>
          <text:p text:style-name="Text_20_body"><text:span text:style-name="Strong_20_Emphasis">Prueban el sistema</text:span>: Verifican que los procesos de escritura y los mecanismos de checkpoint funcionan correctamente.</text:p>
        </text:list-item>
      </text:list>
      <text:h text:style-name="Heading_20_3" text:outline-level="3">Visualización del ciclo</text:h>
      <text:p text:style-name="Text_20_body">text</text:p>
      <text:p text:style-name="Preformatted_20_Text">Tiempo →</text:p>
      <text:p text:style-name="Preformatted_20_Text">─────────────────────────────────────────────────────────────</text:p>
      <text:p text:style-name="Preformatted_20_Text"/>
      <text:p text:style-name="Preformatted_20_Text">[Checkpoint 1] → (5 min sin actividad) → [Checkpoint 2] → (5 min sin actividad) → [Checkpoint 3]</text:p>
      <text:p text:style-name="Preformatted_20_Text"><text:s text:c="6"/>│ <text:s text:c="38"/>│ <text:s text:c="38"/>│</text:p>
      <text:p text:style-name="Preformatted_20_Text"><text:s text:c="6"/>│ <text:s text:c="38"/>│ <text:s text:c="38"/>│</text:p>
      <text:p text:style-name="Preformatted_20_Text"><text:s text:c="6"/>└─ Registra marca <text:s text:c="21"/>└─ Registra nueva marca <text:s text:c="16"/>└─ Registra nueva marca</text:p>
      <text:p text:style-name="Preformatted_20_Text"><text:soft-page-break/><text:s text:c="9"/>(sin datos) <text:s text:c="27"/>(sin datos) <text:s text:c="27"/>(sin datos)</text:p>
      <text:h text:style-name="Heading_20_3" text:outline-level="3">¿Y si quiero evitar los checkpoints?</text:h>
      <text:p text:style-name="Text_20_body">No puedes, ni deberías querer hacerlo. Los checkpoints son esenciales para la durabilidad y recuperación. Sin embargo, puedes <text:span text:style-name="Strong_20_Emphasis">ajustar su frecuencia</text:span>:</text:p>
      <text:p text:style-name="Text_20_body">ini</text:p>
      <text:p text:style-name="Preformatted_20_Text"># En postgresql.conf</text:p>
      <text:p text:style-name="Preformatted_20_Text"># Para checkpoints menos frecuentes (menor impacto, pero recuperación más lenta)</text:p>
      <text:p text:style-name="Preformatted_20_Text">checkpoint_timeout = 30min <text:s text:c="5"/># Hasta 1 día máximo</text:p>
      <text:p text:style-name="Preformatted_20_Text">max_wal_size = 10GB <text:s text:c="13"/># Aumentar para que el checkpoint no se dispare por tamaño</text:p>
      <text:p text:style-name="Preformatted_20_Text"/>
      <text:p text:style-name="Preformatted_20_Text"># Para checkpoints más frecuentes (recuperación rápida, pero más carga I/O)</text:p>
      <text:p text:style-name="Preformatted_20_Text">checkpoint_timeout = 2min</text:p>
      <text:p text:style-name="Preformatted_20_Text">max_wal_size = 1GB</text:p>
      <text:p text:style-name="Text_20_body"><text:span text:style-name="Strong_20_Emphasis">En resumen</text:span>: Aunque tu base de datos esté en reposo absoluto, PostgreSQL seguirá realizando checkpoints cada <text:span text:style-name="Source_20_Text">checkpoint_timeout</text:span> minutos. La diferencia es que serán checkpoints "livianos" (sin escritura de datos) hasta que vuelva a haber actividad.</text:p>
      <text:p text:style-name="Text_20_body">ERROR: no existe la columna «checkpoints_timed»</text:p>
      <text:p text:style-name="Text_20_body">Tienes toda la razón. Me disculpo por el error. Esa columna no existe en <text:span text:style-name="Source_20_Text">pg_stat_bgwriter</text:span>. La información de checkpoints en esa vista tiene nombres diferentes.</text:p>
      <text:h text:style-name="Heading_20_3" text:outline-level="3">📊 La vista correcta: <text:span text:style-name="Source_20_Text">pg_stat_bgwriter</text:span></text:h>
      <text:p text:style-name="Text_20_body">Esta es la estructura real de la vista <text:span text:style-name="Source_20_Text">pg_stat_bgwriter</text:span> en PostgreSQL:</text:p>
      <text:p text:style-name="Text_20_body">sql</text:p>
      <text:p text:style-name="Preformatted_20_Text">SELECT * FROM pg_stat_bgwriter;</text:p>
      <text:p text:style-name="Text_20_body"><text:span text:style-name="Strong_20_Emphasis">Columnas reales:</text:span></text:p>
      <table:table table:name="Tabla24" table:style-name="Tabla24">
        <table:table-column table:style-name="Tabla24.A"/>
        <table:table-column table:style-name="Tabla24.B"/>
        <table:table-header-rows>
          <table:table-row>
            <table:table-cell table:style-name="Tabla24.A1" office:value-type="string">
              <text:p text:style-name="Table_20_Heading">Columna</text:p>
            </table:table-cell>
            <table:table-cell table:style-name="Tabla24.A1" office:value-type="string">
              <text:p text:style-name="Table_20_Heading">Descripción</text:p>
            </table:table-cell>
          </table:table-row>
        </table:table-header-rows>
        <table:table-row>
          <table:table-cell table:style-name="Tabla24.A1" office:value-type="string">
            <text:p text:style-name="Table_20_Contents"><text:span text:style-name="Source_20_Text">checkpoints_timed</text:span></text:p>
          </table:table-cell>
          <table:table-cell table:style-name="Tabla24.A1" office:value-type="string">
            <text:p text:style-name="Table_20_Contents">❌ <text:span text:style-name="Strong_20_Emphasis">NO EXISTE</text:span></text:p>
          </table:table-cell>
        </table:table-row>
        <table:table-row>
          <table:table-cell table:style-name="Tabla24.A1" office:value-type="string">
            <text:p text:style-name="Table_20_Contents"><text:span text:style-name="Source_20_Text">checkpoints_req</text:span></text:p>
          </table:table-cell>
          <table:table-cell table:style-name="Tabla24.A1" office:value-type="string">
            <text:p text:style-name="Table_20_Contents">❌ <text:span text:style-name="Strong_20_Emphasis">NO EXISTE</text:span></text:p>
          </table:table-cell>
        </table:table-row>
      </table:table>
      <text:p text:style-name="Text_20_body"><text:span text:style-name="Strong_20_Emphasis">Lo correcto es:</text:span></text:p>
      <text:p text:style-name="Text_20_body">sql</text:p>
      <text:p text:style-name="Preformatted_20_Text">SELECT </text:p>
      <text:p text:style-name="Preformatted_20_Text"><text:s text:c="4"/>checkpoints_timed, <text:s/>-- ❌ Esta columna NO existe</text:p>
      <text:p text:style-name="Preformatted_20_Text"><text:s text:c="4"/>checkpoints_req; <text:s text:c="3"/>-- ❌ Esta columna NO existe</text:p>
      <text:h text:style-name="Heading_20_3" text:outline-level="3">✅ La consulta correcta</text:h>
      <text:p text:style-name="Text_20_body">sql</text:p>
      <text:p text:style-name="Preformatted_20_Text">-- Ver estadísticas reales de checkpoints</text:p>
      <text:p text:style-name="Preformatted_20_Text">SELECT </text:p>
      <text:p text:style-name="Preformatted_20_Text"><text:soft-page-break/><text:s text:c="4"/>checkpoints_timed, <text:s/>-- ¡Sí existe! (perdón por la confusión)</text:p>
      <text:p text:style-name="Preformatted_20_Text"><text:s text:c="4"/>checkpoints_req,</text:p>
      <text:p text:style-name="Preformatted_20_Text"><text:s text:c="4"/>buffers_checkpoint,</text:p>
      <text:p text:style-name="Preformatted_20_Text"><text:s text:c="4"/>buffers_clean,</text:p>
      <text:p text:style-name="Preformatted_20_Text"><text:s text:c="4"/>maxwritten_clean,</text:p>
      <text:p text:style-name="Preformatted_20_Text"><text:s text:c="4"/>buffers_backend,</text:p>
      <text:p text:style-name="Preformatted_20_Text"><text:s text:c="4"/>buffers_backend_fsync,</text:p>
      <text:p text:style-name="Preformatted_20_Text"><text:s text:c="4"/>buffers_alloc,</text:p>
      <text:p text:style-name="Preformatted_20_Text"><text:s text:c="4"/>stats_reset</text:p>
      <text:p text:style-name="Preformatted_20_Text">FROM pg_stat_bgwriter;</text:p>
      <text:p text:style-name="Text_20_body"><text:span text:style-name="Strong_20_Emphasis">Corrección importante:</text:span> Las columnas <text:span text:style-name="Source_20_Text">checkpoints_timed</text:span> y <text:span text:style-name="Source_20_Text">checkpoints_req</text:span> <text:span text:style-name="Strong_20_Emphasis">SÍ EXISTEN</text:span>. Mi error fue decir que no existían. Perdón por la confusión.</text:p>
      <text:h text:style-name="Heading_20_3" text:outline-level="3">🔍 Verificación en tu versión (PostgreSQL 18)</text:h>
      <text:p text:style-name="Text_20_body">sql</text:p>
      <text:p text:style-name="Preformatted_20_Text">-- Ver todas las columnas disponibles en tu versión</text:p>
      <text:p text:style-name="Preformatted_20_Text">SELECT column_name, data_type </text:p>
      <text:p text:style-name="Preformatted_20_Text">FROM information_schema.columns </text:p>
      <text:p text:style-name="Preformatted_20_Text">WHERE table_name = 'pg_stat_bgwriter';</text:p>
      <text:h text:style-name="Heading_20_3" text:outline-level="3">📝 Ejemplo práctico corregido</text:h>
      <text:p text:style-name="Text_20_body">sql</text:p>
      <text:p text:style-name="Preformatted_20_Text">-- 1. Ver estado actual</text:p>
      <text:p text:style-name="Preformatted_20_Text">SELECT </text:p>
      <text:p text:style-name="Preformatted_20_Text"><text:s text:c="4"/>checkpoints_timed AS checkpoints_por_tiempo,</text:p>
      <text:p text:style-name="Preformatted_20_Text"><text:s text:c="4"/>checkpoints_req AS checkpoints_por_tamaño,</text:p>
      <text:p text:style-name="Preformatted_20_Text"><text:s text:c="4"/>buffers_checkpoint AS buffers_escritos_en_checkpoint,</text:p>
      <text:p text:style-name="Preformatted_20_Text"><text:s text:c="4"/>now() AS momento</text:p>
      <text:p text:style-name="Preformatted_20_Text">FROM pg_stat_bgwriter;</text:p>
      <text:p text:style-name="Preformatted_20_Text"/>
      <text:p text:style-name="Preformatted_20_Text">-- 2. Espera 5-6 minutos sin hacer nada</text:p>
      <text:p text:style-name="Preformatted_20_Text"/>
      <text:p text:style-name="Preformatted_20_Text">-- 3. Verifica el aumento</text:p>
      <text:p text:style-name="Preformatted_20_Text">SELECT </text:p>
      <text:p text:style-name="Preformatted_20_Text"><text:s text:c="4"/>checkpoints_timed, <text:s/>-- Este número debería aumentar en 1</text:p>
      <text:p text:style-name="Preformatted_20_Text"><text:s text:c="4"/>checkpoints_req,</text:p>
      <text:p text:style-name="Preformatted_20_Text"><text:s text:c="4"/>now() AS momento</text:p>
      <text:p text:style-name="Preformatted_20_Text">FROM pg_stat_bgwriter;</text:p>
      <text:h text:style-name="Heading_20_3" text:outline-level="3">📖 Diferencia entre los dos contadores</text:h>
      <table:table table:name="Tabla25" table:style-name="Tabla25">
        <table:table-column table:style-name="Tabla25.A"/>
        <table:table-column table:style-name="Tabla25.B"/>
        <table:table-header-rows>
          <table:table-row>
            <table:table-cell table:style-name="Tabla25.A1" office:value-type="string">
              <text:p text:style-name="Table_20_Heading">Columna</text:p>
            </table:table-cell>
            <table:table-cell table:style-name="Tabla25.A1" office:value-type="string">
              <text:p text:style-name="Table_20_Heading">Significado</text:p>
            </table:table-cell>
          </table:table-row>
        </table:table-header-rows>
        <table:table-row>
          <table:table-cell table:style-name="Tabla25.A1" office:value-type="string">
            <text:p text:style-name="Table_20_Contents"><text:span text:style-name="Source_20_Text">checkpoints_timed</text:span></text:p>
          </table:table-cell>
          <table:table-cell table:style-name="Tabla25.A1" office:value-type="string">
            <text:p text:style-name="Table_20_Contents">Checkpoints iniciados porque pasó <text:span text:style-name="Source_20_Text">checkpoint_timeout</text:span></text:p>
          </table:table-cell>
        </table:table-row>
        <table:table-row>
          <table:table-cell table:style-name="Tabla25.A1" office:value-type="string">
            <text:p text:style-name="Table_20_Contents"><text:span text:style-name="Source_20_Text">checkpoints_req</text:span></text:p>
          </table:table-cell>
          <table:table-cell table:style-name="Tabla25.A1" office:value-type="string">
            <text:p text:style-name="Table_20_Contents">Checkpoints iniciados porque se llenó <text:span text:style-name="Source_20_Text">max_wal_size</text:span></text:p>
          </table:table-cell>
        </table:table-row>
      </table:table>
      <text:p text:style-name="Text_20_body"><text:span text:style-name="Strong_20_Emphasis">Ejemplo de interpretación:</text:span></text:p>
      <text:p text:style-name="Text_20_body">sql</text:p>
      <text:p text:style-name="Preformatted_20_Text">SELECT </text:p>
      <text:p text:style-name="Preformatted_20_Text"><text:s text:c="4"/>checkpoints_timed AS programados,</text:p>
      <text:p text:style-name="Preformatted_20_Text"><text:s text:c="4"/>checkpoints_req AS forzados,</text:p>
      <text:p text:style-name="Preformatted_20_Text"><text:soft-page-break/><text:s text:c="4"/>ROUND(100.0 * checkpoints_timed / NULLIF(checkpoints_timed + checkpoints_req, 0), 2) AS porcentaje_programados</text:p>
      <text:p text:style-name="Preformatted_20_Text">FROM pg_stat_bgwriter;</text:p>
      <text:h text:style-name="Heading_20_3" text:outline-level="3">🎯 Comando alternativo desde terminal</text:h>
      <text:p text:style-name="Text_20_body">Si prefieres no usar SQL:</text:p>
      <text:p text:style-name="Text_20_body">bash</text:p>
      <text:p text:style-name="Preformatted_20_Text"># Ver estadísticas de checkpoint desde línea de comandos</text:p>
      <text:p text:style-name="Preformatted_20_Text">psql -c "SELECT checkpoints_timed, checkpoints_req, buffers_checkpoint FROM pg_stat_bgwriter;"</text:p>
      <text:p text:style-name="Text_20_body"><text:span text:style-name="Strong_20_Emphasis">Resumen:</text:span> Las columnas <text:span text:style-name="Source_20_Text">checkpoints_timed</text:span> y <text:span text:style-name="Source_20_Text">checkpoints_req</text:span> sí existen y son las correctas. Mi error fue inicialmente decir que existían y luego contradecirme. Ambas son válidas y útiles para monitorear el comportamiento de los checkpoints en tu PostgreSQL 18.</text:p>
      <text:p text:style-name="Text_20_body">estos son los unicos campos que tengo en pg_stat_bgwriter: buffers_clean | maxwritten_clean | buffers_alloc | stats_reset</text:p>
      <text:p text:style-name="Text_20_body">Leer 7 páginas web</text:p>
      <text:p text:style-name="Text_20_body">El resultado de tu consulta confirma una diferencia importante entre tu versión de PostgreSQL (la 18) y las que aparecen en la mayoría de la documentación que circula en internet.</text:p>
      <text:p text:style-name="Text_20_body">La razón es que <text:span text:style-name="Strong_20_Emphasis">a partir de PostgreSQL 18, las estadísticas relacionadas con los "checkpoints" se han movido de la vista </text:span><text:span text:style-name="Strong_20_Emphasis"><text:span text:style-name="Source_20_Text">pg_stat_bgwriter</text:span></text:span><text:span text:style-name="Strong_20_Emphasis"> a una vista nueva y específica llamada </text:span><text:span text:style-name="Strong_20_Emphasis"><text:span text:style-name="Source_20_Text">pg_stat_checkpointer</text:span></text:span> .</text:p>
      <text:p text:style-name="Text_20_body">Esto es parte de una iniciativa para limpiar y organizar mejor las estadísticas del sistema. La vista <text:span text:style-name="Source_20_Text">pg_stat_bgwriter</text:span> ahora se enfoca exclusivamente en el proceso "background writer", mientras que la nueva vista <text:span text:style-name="Source_20_Text">pg_stat_checkpointer</text:span> se encarga de todo lo relacionado con los checkpoints .</text:p>
      <text:h text:style-name="Heading_20_3" text:outline-level="3">📊 ¿Qué columnas encontré en mi <text:span text:style-name="Source_20_Text">pg_stat_bgwriter</text:span>?</text:h>
      <text:p text:style-name="Text_20_body">Tu resultado muestra exactamente las columnas que ahora forman parte de <text:span text:style-name="Source_20_Text">pg_stat_bgwriter</text:span>:</text:p>
      <table:table table:name="Tabla26" table:style-name="Tabla26">
        <table:table-column table:style-name="Tabla26.A"/>
        <table:table-column table:style-name="Tabla26.B"/>
        <table:table-header-rows>
          <table:table-row>
            <table:table-cell table:style-name="Tabla26.A1" office:value-type="string">
              <text:p text:style-name="Table_20_Heading">Columna</text:p>
            </table:table-cell>
            <table:table-cell table:style-name="Tabla26.A1" office:value-type="string">
              <text:p text:style-name="Table_20_Heading">Descripción</text:p>
            </table:table-cell>
          </table:table-row>
        </table:table-header-rows>
        <table:table-row>
          <table:table-cell table:style-name="Tabla26.A1" office:value-type="string">
            <text:p text:style-name="Table_20_Contents"><text:span text:style-name="Source_20_Text">buffers_clean</text:span></text:p>
          </table:table-cell>
          <table:table-cell table:style-name="Tabla26.A1" office:value-type="string">
            <text:p text:style-name="Table_20_Contents">Número de buffers (bloques de memoria) que el proceso <text:span text:style-name="Source_20_Text">background writer</text:span> ha escrito en segundo plano, fuera de los checkpoints.</text:p>
          </table:table-cell>
        </table:table-row>
        <table:table-row>
          <table:table-cell table:style-name="Tabla26.A1" office:value-type="string">
            <text:p text:style-name="Table_20_Contents"><text:span text:style-name="Source_20_Text">maxwritten_clean</text:span></text:p>
          </table:table-cell>
          <table:table-cell table:style-name="Tabla26.A1" office:value-type="string">
            <text:p text:style-name="Table_20_Contents">Número de veces que el <text:span text:style-name="Source_20_Text">background writer</text:span> detuvo su limpieza porque había escrito demasiados buffers (esto ayuda a controlar el impacto en el I/O).</text:p>
          </table:table-cell>
        </table:table-row>
        <table:table-row>
          <table:table-cell table:style-name="Tabla26.A1" office:value-type="string">
            <text:p text:style-name="Table_20_Contents"><text:span text:style-name="Source_20_Text">buffers_alloc</text:span></text:p>
          </table:table-cell>
          <table:table-cell table:style-name="Tabla26.A1" office:value-type="string">
            <text:p text:style-name="Table_20_Contents">Número total de buffers de memoria que han sido asignados.</text:p>
          </table:table-cell>
        </table:table-row>
        <table:table-row>
          <table:table-cell table:style-name="Tabla26.A1" office:value-type="string">
            <text:p text:style-name="Table_20_Contents"><text:span text:style-name="Source_20_Text">stats_reset</text:span></text:p>
          </table:table-cell>
          <table:table-cell table:style-name="Tabla26.A1" office:value-type="string">
            <text:p text:style-name="Table_20_Contents">La fecha y hora en que se reiniciaron todas estas estadísticas por última vez.</text:p>
          </table:table-cell>
        </table:table-row>
      </table:table>
      <text:h text:style-name="Heading_20_3" text:outline-level="3"><text:soft-page-break/>🎯 Cómo obtener las estadísticas de Checkpoint</text:h>
      <text:p text:style-name="Text_20_body">Para obtener los contadores que buscabas inicialmente (<text:span text:style-name="Source_20_Text">checkpoints_timed</text:span>, <text:span text:style-name="Source_20_Text">checkpoints_req</text:span>, etc.), ahora debes consultar la nueva vista.</text:p>
      <text:p text:style-name="Text_20_body">Ejecuta el siguiente comando en <text:span text:style-name="Source_20_Text">psql</text:span>:</text:p>
      <text:p text:style-name="Text_20_body">sql</text:p>
      <text:p text:style-name="Preformatted_20_Text">SELECT * FROM pg_stat_checkpointer;</text:p>
      <text:p text:style-name="Text_20_body"><text:span text:style-name="Strong_20_Emphasis">¿Qué verás?</text:span><text:line-break/>El resultado será similar a esto (los valores serán los de tu sistema):</text:p>
      <text:p text:style-name="Text_20_body">text</text:p>
      <text:p text:style-name="Preformatted_20_Text">-[ RECORD 1 ]---------+------------------------------</text:p>
      <text:p text:style-name="Preformatted_20_Text">checkpoints_timed <text:s text:c="4"/>| 15</text:p>
      <text:p text:style-name="Preformatted_20_Text">checkpoints_req <text:s text:c="6"/>| 2</text:p>
      <text:p text:style-name="Preformatted_20_Text">checkpoint_write_time | 1234</text:p>
      <text:p text:style-name="Preformatted_20_Text">checkpoint_sync_time <text:s/>| 56</text:p>
      <text:p text:style-name="Preformatted_20_Text">buffers_checkpoint <text:s text:c="3"/>| 1024</text:p>
      <text:p text:style-name="Preformatted_20_Text">...</text:p>
      <text:p text:style-name="Text_20_body">Encontrarás todos los campos que esperabas sobre la actividad de los checkpoints en esta nueva vista .</text:p>
      <text:p text:style-name="Text_20_body">💡 <text:span text:style-name="Strong_20_Emphasis">Un consejo</text:span>: La creación de <text:span text:style-name="Source_20_Text">pg_stat_checkpointer</text:span> es un cambio reciente y, por ahora, las columnas antiguas en <text:span text:style-name="Source_20_Text">pg_stat_bgwriter</text:span> están "deprecadas" (en desuso). Aunque no desaparecerán de inmediato para dar tiempo a que los administradores actualicemos nuestros scripts, es una excelente práctica empezar a usar la nueva vista <text:span text:style-name="Source_20_Text">pg_stat_checkpointer</text:span> para tus futuros monitoreos .</text:p>
      <text:h text:style-name="Heading_20_3" text:outline-level="3">💎 Resumen Ejecutivo</text:h>
      <text:p text:style-name="Text_20_body">No hay ningún problema con tu instalación. Simplemente, estás usando una versión más moderna de PostgreSQL.</text:p>
      <text:list xml:id="list2244118271" text:style-name="L105">
        <text:list-item>
          <text:p text:style-name="Text_20_body"><text:span text:style-name="Strong_20_Emphasis">¿Dónde están las estadísticas de checkpoint?</text:span> → En la nueva vista <text:span text:style-name="Strong_20_Emphasis"><text:span text:style-name="Source_20_Text">pg_stat_checkpointer</text:span></text:span>.</text:p>
        </text:list-item>
        <text:list-item>
          <text:p text:style-name="Text_20_body"><text:span text:style-name="Strong_20_Emphasis">¿Para qué sirve </text:span><text:span text:style-name="Strong_20_Emphasis"><text:span text:style-name="Source_20_Text">pg_stat_bgwriter</text:span></text:span><text:span text:style-name="Strong_20_Emphasis"> ahora?</text:span> → Proporciona estadísticas detalladas sobre el proceso de escritura en segundo plano (<text:span text:style-name="Source_20_Text">background writer</text:span>).</text:p>
        </text:list-item>
      </text:list>
      <text:p text:style-name="Text_20_body">Si quieres, puedo explicarte qué significan las columnas de <text:span text:style-name="Source_20_Text">buffers_clean</text:span> o <text:span text:style-name="Source_20_Text">maxwritten_clean</text:span> para afinar el rendimiento de escritura de tu servidor.</text:p>
      <text:p text:style-name="Text_20_body"/>
      <text:p text:style-name="Text_20_body">estos son los campos que me salen en pg_stat_checpinter.:num_timed | num_requested | num_done | restartpoints_timed | restartpoints_req | restartpoints_done | write_time | sync_time | buffers_written | slru_written | stats_reset</text:p>
      <text:p text:style-name="Text_20_body">estos son los campos que me salen en pg_stat_checpinter.:num_timed | num_requested | num_done | restartpoints_timed | restartpoints_req | restartpoints_done | write_time | sync_time | buffers_written | slru_written | stats_reset</text:p>
      <text:p text:style-name="Text_20_body"><text:soft-page-break/></text:p>
      <text:p text:style-name="Text_20_body">Perfecto. Ahora todo tiene sentido. Gracias por compartir la salida real de tu PostgreSQL 18. Los nombres de las columnas han cambiado para ser más precisos y descriptivos.</text:p>
      <text:p text:style-name="Text_20_body">Aquí tienes la explicación completa de cada campo en <text:span text:style-name="Source_20_Text">pg_stat_checkpointer</text:span> en PostgreSQL 18.</text:p>
      <text:p text:style-name="Horizontal_20_Line"/>
      <text:h text:style-name="Heading_20_2" text:outline-level="2">📊 Explicación de todos los campos</text:h>
      <text:h text:style-name="Heading_20_3" text:outline-level="3">Checkpoints (eventos principales)</text:h>
      <table:table table:name="Tabla27" table:style-name="Tabla27">
        <table:table-column table:style-name="Tabla27.A"/>
        <table:table-column table:style-name="Tabla27.B"/>
        <table:table-column table:style-name="Tabla27.C"/>
        <table:table-header-rows>
          <table:table-row>
            <table:table-cell table:style-name="Tabla27.A1" office:value-type="string">
              <text:p text:style-name="Table_20_Heading">Campo</text:p>
            </table:table-cell>
            <table:table-cell table:style-name="Tabla27.A1" office:value-type="string">
              <text:p text:style-name="Table_20_Heading">Significado</text:p>
            </table:table-cell>
            <table:table-cell table:style-name="Tabla27.A1" office:value-type="string">
              <text:p text:style-name="Table_20_Heading">Equivalente en versiones anteriores</text:p>
            </table:table-cell>
          </table:table-row>
        </table:table-header-rows>
        <table:table-row>
          <table:table-cell table:style-name="Tabla27.A1" office:value-type="string">
            <text:p text:style-name="Table_20_Contents"><text:span text:style-name="Source_20_Text">num_timed</text:span></text:p>
          </table:table-cell>
          <table:table-cell table:style-name="Tabla27.A1" office:value-type="string">
            <text:p text:style-name="Table_20_Contents">Número de checkpoints iniciados <text:span text:style-name="Strong_20_Emphasis">porque pasó el tiempo</text:span> (<text:span text:style-name="Source_20_Text">checkpoint_timeout</text:span>)</text:p>
          </table:table-cell>
          <table:table-cell table:style-name="Tabla27.A1" office:value-type="string">
            <text:p text:style-name="Table_20_Contents"><text:span text:style-name="Source_20_Text">checkpoints_timed</text:span></text:p>
          </table:table-cell>
        </table:table-row>
        <table:table-row>
          <table:table-cell table:style-name="Tabla27.A1" office:value-type="string">
            <text:p text:style-name="Table_20_Contents"><text:span text:style-name="Source_20_Text">num_requested</text:span></text:p>
          </table:table-cell>
          <table:table-cell table:style-name="Tabla27.A1" office:value-type="string">
            <text:p text:style-name="Table_20_Contents">Número de checkpoints <text:span text:style-name="Strong_20_Emphasis">solicitados explícitamente</text:span> (por comandos como <text:span text:style-name="Source_20_Text">CHECKPOINT</text:span> o por aplicaciones)</text:p>
          </table:table-cell>
          <table:table-cell table:style-name="Tabla27.A1" office:value-type="string">
            <text:p text:style-name="Table_20_Contents">(parte de <text:span text:style-name="Source_20_Text">checkpoints_req</text:span> en versiones viejas)</text:p>
          </table:table-cell>
        </table:table-row>
        <table:table-row>
          <table:table-cell table:style-name="Tabla27.A1" office:value-type="string">
            <text:p text:style-name="Table_20_Contents"><text:span text:style-name="Source_20_Text">num_done</text:span></text:p>
          </table:table-cell>
          <table:table-cell table:style-name="Tabla27.A1" office:value-type="string">
            <text:p text:style-name="Table_20_Contents">Número de checkpoints <text:span text:style-name="Strong_20_Emphasis">completados exitosamente</text:span></text:p>
          </table:table-cell>
          <table:table-cell table:style-name="Tabla27.A1" office:value-type="string">
            <text:p text:style-name="Table_20_Contents">(antes no se diferenciaba)</text:p>
          </table:table-cell>
        </table:table-row>
      </table:table>
      <text:p text:style-name="Text_20_body"><text:span text:style-name="Strong_20_Emphasis">💡 Nota importante:</text:span> En versiones anteriores, <text:span text:style-name="Source_20_Text">checkpoints_req</text:span> agrupaba tanto los solicitados como los forzados por tamaño. Ahora están separados:</text:p>
      <text:list xml:id="list1357553715" text:style-name="L106">
        <text:list-item>
          <text:p text:style-name="Text_20_body"><text:span text:style-name="Source_20_Text">num_requested</text:span> = solicitados por comando manual (<text:span text:style-name="Source_20_Text">CHECKPOINT</text:span>)</text:p>
        </text:list-item>
        <text:list-item>
          <text:p text:style-name="Text_20_body">Los forzados por <text:span text:style-name="Source_20_Text">max_wal_size</text:span> ahora probablemente aparecen como <text:span text:style-name="Source_20_Text">num_timed</text:span>? (habría que ver la documentación oficial de v18)</text:p>
        </text:list-item>
      </text:list>
      <text:p text:style-name="Horizontal_20_Line"/>
      <text:h text:style-name="Heading_20_3" text:outline-level="3">Restartpoints (solo en réplicas)</text:h>
      <table:table table:name="Tabla28" table:style-name="Tabla28">
        <table:table-column table:style-name="Tabla28.A"/>
        <table:table-column table:style-name="Tabla28.B"/>
        <table:table-header-rows>
          <table:table-row>
            <table:table-cell table:style-name="Tabla28.A1" office:value-type="string">
              <text:p text:style-name="Table_20_Heading">Campo</text:p>
            </table:table-cell>
            <table:table-cell table:style-name="Tabla28.A1" office:value-type="string">
              <text:p text:style-name="Table_20_Heading">Significado</text:p>
            </table:table-cell>
          </table:table-row>
        </table:table-header-rows>
        <table:table-row>
          <table:table-cell table:style-name="Tabla28.A1" office:value-type="string">
            <text:p text:style-name="Table_20_Contents"><text:span text:style-name="Source_20_Text">restartpoints_timed</text:span></text:p>
          </table:table-cell>
          <table:table-cell table:style-name="Tabla28.A1" office:value-type="string">
            <text:p text:style-name="Table_20_Contents">Número de restartpoints (en servidores réplica) iniciados por tiempo</text:p>
          </table:table-cell>
        </table:table-row>
        <table:table-row>
          <table:table-cell table:style-name="Tabla28.A1" office:value-type="string">
            <text:p text:style-name="Table_20_Contents"><text:span text:style-name="Source_20_Text">restartpoints_req</text:span></text:p>
          </table:table-cell>
          <table:table-cell table:style-name="Tabla28.A1" office:value-type="string">
            <text:p text:style-name="Table_20_Contents">Número de restartpoints solicitados explícitamente en la réplica</text:p>
          </table:table-cell>
        </table:table-row>
        <table:table-row>
          <table:table-cell table:style-name="Tabla28.A1" office:value-type="string">
            <text:p text:style-name="Table_20_Contents"><text:span text:style-name="Source_20_Text">restartpoints_done</text:span></text:p>
          </table:table-cell>
          <table:table-cell table:style-name="Tabla28.A1" office:value-type="string">
            <text:p text:style-name="Table_20_Contents">Número de restartpoints completados en la réplica</text:p>
          </table:table-cell>
        </table:table-row>
      </table:table>
      <text:p text:style-name="Text_20_body"><text:span text:style-name="Strong_20_Emphasis">¿Qué es un restartpoint?</text:span> En un servidor réplica (standby), no se pueden hacer checkpoints normales porque la réplica no escribe en sus propios archivos de datos de la misma manera. En su lugar, hace "restartpoints", que son análogos a los checkpoints pero para el contexto de recuperación continua.</text:p>
      <text:p text:style-name="Text_20_body">Si tu servidor es <text:span text:style-name="Strong_20_Emphasis">primario</text:span> (no réplica), estos tres campos probablemente siempre serán <text:span text:style-name="Source_20_Text">0</text:span>.</text:p>
      <text:p text:style-name="Horizontal_20_Line"><text:soft-page-break/></text:p>
      <text:h text:style-name="Heading_20_3" text:outline-level="3">Métricas de rendimiento</text:h>
      <table:table table:name="Tabla29" table:style-name="Tabla29">
        <table:table-column table:style-name="Tabla29.A"/>
        <table:table-column table:style-name="Tabla29.B"/>
        <table:table-column table:style-name="Tabla29.C"/>
        <table:table-header-rows>
          <table:table-row>
            <table:table-cell table:style-name="Tabla29.A1" office:value-type="string">
              <text:p text:style-name="Table_20_Heading">Campo</text:p>
            </table:table-cell>
            <table:table-cell table:style-name="Tabla29.A1" office:value-type="string">
              <text:p text:style-name="Table_20_Heading">Significado</text:p>
            </table:table-cell>
            <table:table-cell table:style-name="Tabla29.A1" office:value-type="string">
              <text:p text:style-name="Table_20_Heading">Unidad</text:p>
            </table:table-cell>
          </table:table-row>
        </table:table-header-rows>
        <table:table-row>
          <table:table-cell table:style-name="Tabla29.A1" office:value-type="string">
            <text:p text:style-name="Table_20_Contents"><text:span text:style-name="Source_20_Text">write_time</text:span></text:p>
          </table:table-cell>
          <table:table-cell table:style-name="Tabla29.A1" office:value-type="string">
            <text:p text:style-name="Table_20_Contents">Tiempo total dedicado a <text:span text:style-name="Strong_20_Emphasis">escribir</text:span> buffers durante los checkpoints</text:p>
          </table:table-cell>
          <table:table-cell table:style-name="Tabla29.A1" office:value-type="string">
            <text:p text:style-name="Table_20_Contents">Milisegundos</text:p>
          </table:table-cell>
        </table:table-row>
        <table:table-row>
          <table:table-cell table:style-name="Tabla29.A1" office:value-type="string">
            <text:p text:style-name="Table_20_Contents"><text:span text:style-name="Source_20_Text">sync_time</text:span></text:p>
          </table:table-cell>
          <table:table-cell table:style-name="Tabla29.A1" office:value-type="string">
            <text:p text:style-name="Table_20_Contents">Tiempo total dedicado a <text:span text:style-name="Strong_20_Emphasis">sincronizar</text:span> (fsync) los archivos escritos al disco</text:p>
          </table:table-cell>
          <table:table-cell table:style-name="Tabla29.A1" office:value-type="string">
            <text:p text:style-name="Table_20_Contents">Milisegundos</text:p>
          </table:table-cell>
        </table:table-row>
        <table:table-row>
          <table:table-cell table:style-name="Tabla29.A1" office:value-type="string">
            <text:p text:style-name="Table_20_Contents"><text:span text:style-name="Source_20_Text">buffers_written</text:span></text:p>
          </table:table-cell>
          <table:table-cell table:style-name="Tabla29.A1" office:value-type="string">
            <text:p text:style-name="Table_20_Contents">Número total de buffers (bloques de 8 KB) escritos durante todos los checkpoints</text:p>
          </table:table-cell>
          <table:table-cell table:style-name="Tabla29.A1" office:value-type="string">
            <text:p text:style-name="Table_20_Contents">Bloques (× 8 KB)</text:p>
          </table:table-cell>
        </table:table-row>
        <table:table-row>
          <table:table-cell table:style-name="Tabla29.A1" office:value-type="string">
            <text:p text:style-name="Table_20_Contents"><text:span text:style-name="Source_20_Text">slru_written</text:span></text:p>
          </table:table-cell>
          <table:table-cell table:style-name="Tabla29.A1" office:value-type="string">
            <text:p text:style-name="Table_20_Contents">Número de buffers escritos para el caché SLRU (Simple Least Recently Used), usado por sistemas como <text:span text:style-name="Source_20_Text">pg_xact</text:span> y <text:span text:style-name="Source_20_Text">pg_subtrans</text:span></text:p>
          </table:table-cell>
          <table:table-cell table:style-name="Tabla29.A1" office:value-type="string">
            <text:p text:style-name="Table_20_Contents">Bloques</text:p>
          </table:table-cell>
        </table:table-row>
      </table:table>
      <text:p text:style-name="Horizontal_20_Line"/>
      <text:h text:style-name="Heading_20_3" text:outline-level="3">Información de reinicio</text:h>
      <table:table table:name="Tabla30" table:style-name="Tabla30">
        <table:table-column table:style-name="Tabla30.A"/>
        <table:table-column table:style-name="Tabla30.B"/>
        <table:table-header-rows>
          <table:table-row>
            <table:table-cell table:style-name="Tabla30.A1" office:value-type="string">
              <text:p text:style-name="Table_20_Heading">Campo</text:p>
            </table:table-cell>
            <table:table-cell table:style-name="Tabla30.A1" office:value-type="string">
              <text:p text:style-name="Table_20_Heading">Significado</text:p>
            </table:table-cell>
          </table:table-row>
        </table:table-header-rows>
        <table:table-row>
          <table:table-cell table:style-name="Tabla30.A1" office:value-type="string">
            <text:p text:style-name="Table_20_Contents"><text:span text:style-name="Source_20_Text">stats_reset</text:span></text:p>
          </table:table-cell>
          <table:table-cell table:style-name="Tabla30.A1" office:value-type="string">
            <text:p text:style-name="Table_20_Contents">Fecha y hora en que se reiniciaron estas estadísticas por última vez</text:p>
          </table:table-cell>
        </table:table-row>
      </table:table>
      <text:p text:style-name="Horizontal_20_Line"/>
      <text:h text:style-name="Heading_20_2" text:outline-level="2">🔍 Consultas útiles para monitorear</text:h>
      <text:h text:style-name="Heading_20_3" text:outline-level="3">1. Ver resumen de checkpoints</text:h>
      <text:p text:style-name="Text_20_body">sql</text:p>
      <text:p text:style-name="Preformatted_20_Text">SELECT </text:p>
      <text:p text:style-name="Preformatted_20_Text"><text:s text:c="4"/>num_timed AS checkpoints_por_tiempo,</text:p>
      <text:p text:style-name="Preformatted_20_Text"><text:s text:c="4"/>num_requested AS checkpoints_solicitados,</text:p>
      <text:p text:style-name="Preformatted_20_Text"><text:s text:c="4"/>num_done AS checkpoints_completados,</text:p>
      <text:p text:style-name="Preformatted_20_Text"><text:s text:c="4"/>write_time AS tiempo_escritura_ms,</text:p>
      <text:p text:style-name="Preformatted_20_Text"><text:s text:c="4"/>sync_time AS tiempo_sincronizacion_ms,</text:p>
      <text:p text:style-name="Preformatted_20_Text"><text:s text:c="4"/>buffers_written AS buffers_escritos,</text:p>
      <text:p text:style-name="Preformatted_20_Text"><text:s text:c="4"/>pg_size_pretty(buffers_written * 8192) AS tamaño_escrito</text:p>
      <text:p text:style-name="Preformatted_20_Text">FROM pg_stat_checkpointer;</text:p>
      <text:h text:style-name="Heading_20_3" text:outline-level="3">2. Calcular tiempo promedio por checkpoint</text:h>
      <text:p text:style-name="Text_20_body">sql</text:p>
      <text:p text:style-name="Preformatted_20_Text">SELECT </text:p>
      <text:p text:style-name="Preformatted_20_Text"><text:s text:c="4"/>num_done AS total_checkpoints,</text:p>
      <text:p text:style-name="Preformatted_20_Text"><text:s text:c="4"/>write_time / NULLIF(num_done, 0) AS avg_write_time_ms,</text:p>
      <text:p text:style-name="Preformatted_20_Text"><text:s text:c="4"/>sync_time / NULLIF(num_done, 0) AS avg_sync_time_ms,</text:p>
      <text:p text:style-name="Preformatted_20_Text"><text:s text:c="4"/>(write_time + sync_time) / NULLIF(num_done, 0) AS avg_total_time_ms</text:p>
      <text:p text:style-name="Preformatted_20_Text">FROM pg_stat_checkpointer;</text:p>
      <text:h text:style-name="Heading_20_3" text:outline-level="3"><text:soft-page-break/>3. Monitorear eficiencia (evitar checkpoints por solicitud manual)</text:h>
      <text:p text:style-name="Text_20_body">sql</text:p>
      <text:p text:style-name="Preformatted_20_Text">SELECT </text:p>
      <text:p text:style-name="Preformatted_20_Text"><text:s text:c="4"/>num_timed,</text:p>
      <text:p text:style-name="Preformatted_20_Text"><text:s text:c="4"/>num_requested,</text:p>
      <text:p text:style-name="Preformatted_20_Text"><text:s text:c="4"/>CASE </text:p>
      <text:p text:style-name="Preformatted_20_Text"><text:s text:c="8"/>WHEN num_requested &gt; 10 THEN '⚠️ Muchos checkpoints manuales, revisa tus scripts'</text:p>
      <text:p text:style-name="Preformatted_20_Text"><text:s text:c="8"/>ELSE '✅ Normal'</text:p>
      <text:p text:style-name="Preformatted_20_Text"><text:s text:c="4"/>END AS advertencia</text:p>
      <text:p text:style-name="Preformatted_20_Text">FROM pg_stat_checkpointer;</text:p>
      <text:h text:style-name="Heading_20_3" text:outline-level="3">4. Ver si hay cuello de botella en sincronización</text:h>
      <text:p text:style-name="Text_20_body">sql</text:p>
      <text:p text:style-name="Preformatted_20_Text">SELECT </text:p>
      <text:p text:style-name="Preformatted_20_Text"><text:s text:c="4"/>write_time,</text:p>
      <text:p text:style-name="Preformatted_20_Text"><text:s text:c="4"/>sync_time,</text:p>
      <text:p text:style-name="Preformatted_20_Text"><text:s text:c="4"/>ROUND(100.0 * sync_time / NULLIF(write_time + sync_time, 0), 2) AS porcentaje_sincronizacion</text:p>
      <text:p text:style-name="Preformatted_20_Text">FROM pg_stat_checkpointer;</text:p>
      <text:p text:style-name="Text_20_body">Si <text:span text:style-name="Source_20_Text">porcentaje_sincronizacion</text:span> es alto (&gt;30%), tu disco puede estar lento para hacer <text:span text:style-name="Source_20_Text">fsync</text:span>.</text:p>
      <text:p text:style-name="Horizontal_20_Line"/>
      <text:h text:style-name="Heading_20_2" text:outline-level="2">📈 Evolución de nombres entre versiones</text:h>
      <table:table table:name="Tabla31" table:style-name="Tabla31">
        <table:table-column table:style-name="Tabla31.A"/>
        <table:table-column table:style-name="Tabla31.B"/>
        <table:table-header-rows>
          <table:table-row>
            <table:table-cell table:style-name="Tabla31.A1" office:value-type="string">
              <text:p text:style-name="Table_20_Heading"><text:span text:style-name="Strong_20_Emphasis">PostgreSQL ≤ 17</text:span></text:p>
            </table:table-cell>
            <table:table-cell table:style-name="Tabla31.A1" office:value-type="string">
              <text:p text:style-name="Table_20_Heading"><text:span text:style-name="Strong_20_Emphasis">PostgreSQL 18</text:span></text:p>
            </table:table-cell>
          </table:table-row>
        </table:table-header-rows>
        <table:table-row>
          <table:table-cell table:style-name="Tabla31.A1" office:value-type="string">
            <text:p text:style-name="Table_20_Contents"><text:span text:style-name="Source_20_Text">checkpoints_timed</text:span></text:p>
          </table:table-cell>
          <table:table-cell table:style-name="Tabla31.A1" office:value-type="string">
            <text:p text:style-name="Table_20_Contents"><text:span text:style-name="Source_20_Text">num_timed</text:span></text:p>
          </table:table-cell>
        </table:table-row>
        <table:table-row>
          <table:table-cell table:style-name="Tabla31.A1" office:value-type="string">
            <text:p text:style-name="Table_20_Contents"><text:span text:style-name="Source_20_Text">checkpoints_req</text:span></text:p>
          </table:table-cell>
          <table:table-cell table:style-name="Tabla31.A1" office:value-type="string">
            <text:p text:style-name="Table_20_Contents"><text:span text:style-name="Source_20_Text">num_requested</text:span> (parcial)</text:p>
          </table:table-cell>
        </table:table-row>
        <table:table-row>
          <table:table-cell table:style-name="Tabla31.A1" office:value-type="string">
            <text:p text:style-name="Table_20_Contents"><text:span text:style-name="Source_20_Text">checkpoint_write_time</text:span></text:p>
          </table:table-cell>
          <table:table-cell table:style-name="Tabla31.A1" office:value-type="string">
            <text:p text:style-name="Table_20_Contents"><text:span text:style-name="Source_20_Text">write_time</text:span></text:p>
          </table:table-cell>
        </table:table-row>
        <table:table-row>
          <table:table-cell table:style-name="Tabla31.A1" office:value-type="string">
            <text:p text:style-name="Table_20_Contents"><text:span text:style-name="Source_20_Text">checkpoint_sync_time</text:span></text:p>
          </table:table-cell>
          <table:table-cell table:style-name="Tabla31.A1" office:value-type="string">
            <text:p text:style-name="Table_20_Contents"><text:span text:style-name="Source_20_Text">sync_time</text:span></text:p>
          </table:table-cell>
        </table:table-row>
        <table:table-row>
          <table:table-cell table:style-name="Tabla31.A1" office:value-type="string">
            <text:p text:style-name="Table_20_Contents"><text:span text:style-name="Source_20_Text">buffers_checkpoint</text:span></text:p>
          </table:table-cell>
          <table:table-cell table:style-name="Tabla31.A1" office:value-type="string">
            <text:p text:style-name="Table_20_Contents"><text:span text:style-name="Source_20_Text">buffers_written</text:span></text:p>
          </table:table-cell>
        </table:table-row>
        <table:table-row>
          <table:table-cell table:style-name="Tabla31.A1" office:value-type="string">
            <text:p text:style-name="Table_20_Contents"><text:span text:style-name="Source_20_Text">buffers_clean</text:span></text:p>
          </table:table-cell>
          <table:table-cell table:style-name="Tabla31.A1" office:value-type="string">
            <text:p text:style-name="Table_20_Contents">(movido a <text:span text:style-name="Source_20_Text">pg_stat_bgwriter</text:span>)</text:p>
          </table:table-cell>
        </table:table-row>
        <table:table-row>
          <table:table-cell table:style-name="Tabla31.A1" office:value-type="string">
            <text:p text:style-name="Table_20_Contents">(no existía)</text:p>
          </table:table-cell>
          <table:table-cell table:style-name="Tabla31.A1" office:value-type="string">
            <text:p text:style-name="Table_20_Contents"><text:span text:style-name="Source_20_Text">num_done</text:span></text:p>
          </table:table-cell>
        </table:table-row>
        <table:table-row>
          <table:table-cell table:style-name="Tabla31.A1" office:value-type="string">
            <text:p text:style-name="Table_20_Contents">(no existía)</text:p>
          </table:table-cell>
          <table:table-cell table:style-name="Tabla31.A1" office:value-type="string">
            <text:p text:style-name="Table_20_Contents"><text:span text:style-name="Source_20_Text">restartpoints_*</text:span></text:p>
          </table:table-cell>
        </table:table-row>
        <table:table-row>
          <table:table-cell table:style-name="Tabla31.A1" office:value-type="string">
            <text:p text:style-name="Table_20_Contents">(no existía)</text:p>
          </table:table-cell>
          <table:table-cell table:style-name="Tabla31.A1" office:value-type="string">
            <text:p text:style-name="Table_20_Contents"><text:span text:style-name="Source_20_Text">slru_written</text:span></text:p>
          </table:table-cell>
        </table:table-row>
      </table:table>
      <text:p text:style-name="Horizontal_20_Line"/>
      <text:h text:style-name="Heading_20_2" text:outline-level="2"><text:soft-page-break/>💡 Resumen ejecutivo</text:h>
      <table:table table:name="Tabla32" table:style-name="Tabla32">
        <table:table-column table:style-name="Tabla32.A"/>
        <table:table-column table:style-name="Tabla32.B"/>
        <table:table-header-rows>
          <table:table-row>
            <table:table-cell table:style-name="Tabla32.A1" office:value-type="string">
              <text:p text:style-name="Table_20_Heading">Si quieres saber...</text:p>
            </table:table-cell>
            <table:table-cell table:style-name="Tabla32.A1" office:value-type="string">
              <text:p text:style-name="Table_20_Heading">Usa este campo</text:p>
            </table:table-cell>
          </table:table-row>
        </table:table-header-rows>
        <table:table-row>
          <table:table-cell table:style-name="Tabla32.A1" office:value-type="string">
            <text:p text:style-name="Table_20_Contents">Cuántos checkpoints normales hubo</text:p>
          </table:table-cell>
          <table:table-cell table:style-name="Tabla32.A1" office:value-type="string">
            <text:p text:style-name="Table_20_Contents"><text:span text:style-name="Source_20_Text">num_timed</text:span></text:p>
          </table:table-cell>
        </table:table-row>
        <table:table-row>
          <table:table-cell table:style-name="Tabla32.A1" office:value-type="string">
            <text:p text:style-name="Table_20_Contents">Si alguien ejecuta <text:span text:style-name="Source_20_Text">CHECKPOINT</text:span> manualmente</text:p>
          </table:table-cell>
          <table:table-cell table:style-name="Tabla32.A1" office:value-type="string">
            <text:p text:style-name="Table_20_Contents"><text:span text:style-name="Source_20_Text">num_requested</text:span></text:p>
          </table:table-cell>
        </table:table-row>
        <table:table-row>
          <table:table-cell table:style-name="Tabla32.A1" office:value-type="string">
            <text:p text:style-name="Table_20_Contents">Si los checkpoints se completan bien</text:p>
          </table:table-cell>
          <table:table-cell table:style-name="Tabla32.A1" office:value-type="string">
            <text:p text:style-name="Table_20_Contents"><text:span text:style-name="Source_20_Text">num_done</text:span> (debería = <text:span text:style-name="Source_20_Text">num_timed + num_requested</text:span>)</text:p>
          </table:table-cell>
        </table:table-row>
        <table:table-row>
          <table:table-cell table:style-name="Tabla32.A1" office:value-type="string">
            <text:p text:style-name="Table_20_Contents">Cuánto tiempo toma escribir</text:p>
          </table:table-cell>
          <table:table-cell table:style-name="Tabla32.A1" office:value-type="string">
            <text:p text:style-name="Table_20_Contents"><text:span text:style-name="Source_20_Text">write_time</text:span></text:p>
          </table:table-cell>
        </table:table-row>
        <table:table-row>
          <table:table-cell table:style-name="Tabla32.A1" office:value-type="string">
            <text:p text:style-name="Table_20_Contents">Cuánto tiempo toma sincronizar al disco</text:p>
          </table:table-cell>
          <table:table-cell table:style-name="Tabla32.A1" office:value-type="string">
            <text:p text:style-name="Table_20_Contents"><text:span text:style-name="Source_20_Text">sync_time</text:span></text:p>
          </table:table-cell>
        </table:table-row>
        <table:table-row>
          <table:table-cell table:style-name="Tabla32.A1" office:value-type="string">
            <text:p text:style-name="Table_20_Contents">Cuántos datos se escriben</text:p>
          </table:table-cell>
          <table:table-cell table:style-name="Tabla32.A1" office:value-type="string">
            <text:p text:style-name="Table_20_Contents"><text:span text:style-name="Source_20_Text">buffers_written</text:span></text:p>
          </table:table-cell>
        </table:table-row>
        <table:table-row>
          <table:table-cell table:style-name="Tabla32.A1" office:value-type="string">
            <text:p text:style-name="Table_20_Contents">Si estás en una réplica</text:p>
          </table:table-cell>
          <table:table-cell table:style-name="Tabla32.A1" office:value-type="string">
            <text:p text:style-name="Table_20_Contents">Ver <text:span text:style-name="Source_20_Text">restartpoints_*</text:span> (si &gt;0, es réplica)</text:p>
          </table:table-cell>
        </table:table-row>
      </table:table>
      <text:p text:style-name="Text_20_body">¿Quieres que te ayude a interpretar los valores específicos que te salen en tu sistema, o que te explique cómo ajustar <text:span text:style-name="Source_20_Text">checkpoint_timeout</text:span> y <text:span text:style-name="Source_20_Text">max_wal_size</text:span> según estos datos?</text:p>
      <text:p text:style-name="Text_20_body">como se para y arranca posgresql en ubuntu</text:p>
      <text:p text:style-name="Text_20_body">Leer 10 páginas web</text:p>
      <text:p text:style-name="Text_20_body">En Ubuntu, la forma más directa y estándar de gestionar el servicio de PostgreSQL es con el comando <text:span text:style-name="Source_20_Text">systemctl</text:span> . También tienes otras alternativas como <text:span text:style-name="Source_20_Text">pg_ctlcluster</text:span> o <text:span text:style-name="Source_20_Text">service</text:span> para tareas más específicas. Aquí te explico cada una.</text:p>
      <text:h text:style-name="Heading_20_3" text:outline-level="3">🐧 Usando <text:span text:style-name="Source_20_Text">systemctl</text:span> (La forma estándar)</text:h>
      <text:p text:style-name="Text_20_body">Este es el método recomendado para la mayoría de las tareas, ya que integra PostgreSQL con el sistema de inicio de Ubuntu .</text:p>
      <text:p text:style-name="Text_20_body">Para ejecutar estos comandos, necesitarás permisos de administrador, por lo que anteponemos <text:span text:style-name="Source_20_Text">sudo</text:span>.</text:p>
      <text:list xml:id="list1125232481" text:style-name="L107">
        <text:list-item>
          <text:p text:style-name="Text_20_body"><text:span text:style-name="Strong_20_Emphasis">Iniciar el servicio</text:span>: Enciende el servidor de bases de datos si está detenido.</text:p>
          <text:p text:style-name="Text_20_body">bash</text:p>
          <text:p text:style-name="Preformatted_20_Text">sudo systemctl start postgresql</text:p>
        </text:list-item>
        <text:list-item>
          <text:p text:style-name="Text_20_body"><text:span text:style-name="Strong_20_Emphasis">Detener el servicio</text:span>: Apaga el servidor de forma controlada.</text:p>
          <text:p text:style-name="Text_20_body">bash</text:p>
          <text:p text:style-name="Preformatted_20_Text">sudo systemctl stop postgresql</text:p>
        </text:list-item>
        <text:list-item>
          <text:p text:style-name="Text_20_body"><text:span text:style-name="Strong_20_Emphasis">Reiniciar el servicio</text:span>: Es útil después de cambiar configuraciones que requieren que el servidor se reinicie por completo para aplicarse .</text:p>
          <text:p text:style-name="Text_20_body">bash</text:p>
          <text:p text:style-name="Preformatted_20_Text">sudo systemctl restart postgresql</text:p>
        </text:list-item>
        <text:list-item>
          <text:p text:style-name="Text_20_body"><text:span text:style-name="Strong_20_Emphasis">Ver el estado del servicio</text:span>: Te muestra si está activo (running), inactivo (dead) o si ha ocurrido algún error. Muy útil para diagnosticar problemas.</text:p>
          <text:p text:style-name="Text_20_body"><text:soft-page-break/>bash</text:p>
          <text:p text:style-name="Preformatted_20_Text">sudo systemctl status postgresql</text:p>
        </text:list-item>
        <text:list-item>
          <text:p text:style-name="Text_20_body"><text:span text:style-name="Strong_20_Emphasis">Recargar la configuración</text:span>: A diferencia de <text:span text:style-name="Source_20_Text">restart</text:span>, este comando aplica cambios en archivos como <text:span text:style-name="Source_20_Text">postgresql.conf</text:span> sin cerrar las conexiones existentes, solo recargando la configuración en caliente . Es la opción preferida para muchos ajustes.</text:p>
          <text:p text:style-name="Text_20_body">bash</text:p>
          <text:p text:style-name="Preformatted_20_Text">sudo systemctl reload postgresql</text:p>
        </text:list-item>
      </text:list>
      <text:p text:style-name="Horizontal_20_Line"/>
      <text:h text:style-name="Heading_20_3" text:outline-level="3">🛠️ Usando comandos específicos de Ubuntu (Alternativas)</text:h>
      <text:p text:style-name="Text_20_body">Estos comandos te ofrecen un control más detallado, especialmente si tienes múltiples versiones o "clústers" (instancias) de PostgreSQL corriendo en la misma máquina .</text:p>
      <text:list xml:id="list2521145047" text:style-name="L108">
        <text:list-item>
          <text:p text:style-name="Text_20_body"><text:span text:style-name="Strong_20_Emphasis"><text:span text:style-name="Source_20_Text">pg_ctlcluster</text:span></text:span>: Este comando está diseñado específicamente para gestionar clústers de PostgreSQL en sistemas Debian/Ubuntu. Es muy potente cuando necesitas operar sobre una versión o clúster concreto .</text:p>
          <text:p text:style-name="Text_20_body">bash</text:p>
          <text:p text:style-name="Preformatted_20_Text"># Formato: sudo pg_ctlcluster &lt;version&gt; &lt;cluster&gt; &lt;accion&gt;</text:p>
          <text:p text:style-name="Preformatted_20_Text"># Por ejemplo, para iniciar el clúster 'main' de la versión 18</text:p>
          <text:p text:style-name="Preformatted_20_Text">sudo pg_ctlcluster 18 main start</text:p>
          <text:p text:style-name="Preformatted_20_Text"/>
          <text:p text:style-name="Preformatted_20_Text"># Para detenerlo</text:p>
          <text:p text:style-name="Preformatted_20_Text">sudo pg_ctlcluster 18 main stop</text:p>
          <text:p text:style-name="Text_20_body">Para saber las versiones y clústers que tienes, puedes usar el comando <text:span text:style-name="Source_20_Text">pg_lsclusters</text:span> .</text:p>
        </text:list-item>
        <text:list-item>
          <text:p text:style-name="Text_20_body"><text:span text:style-name="Strong_20_Emphasis"><text:span text:style-name="Source_20_Text">service</text:span></text:span>: Es un comando más genérico del sistema que también funciona, pero en esencia, <text:span text:style-name="Source_20_Text">systemctl</text:span> es su reemplazo moderno y la forma estándar en la actualidad.</text:p>
          <text:p text:style-name="Text_20_body">bash</text:p>
          <text:p text:style-name="Preformatted_20_Text">sudo service postgresql start</text:p>
          <text:p text:style-name="Preformatted_20_Text">sudo service postgresql stop</text:p>
        </text:list-item>
      </text:list>
      <text:p text:style-name="Horizontal_20_Line"/>
      <text:h text:style-name="Heading_20_3" text:outline-level="3">⚠️ Modos de apagado (<text:span text:style-name="Source_20_Text">-m</text:span>)</text:h>
      <text:p text:style-name="Text_20_body">Tanto <text:span text:style-name="Source_20_Text">systemctl</text:span> (a través de <text:span text:style-name="Source_20_Text">pg_ctlcluster</text:span>) como el comando <text:span text:style-name="Source_20_Text">pg_ctl</text:span> permiten elegir <text:span text:style-name="Emphasis">cómo</text:span> se detiene el servicio. Por defecto, se usa el modo <text:span text:style-name="Source_20_Text">fast</text:span> .</text:p>
      <text:list xml:id="list3064627357" text:style-name="L109">
        <text:list-item>
          <text:p text:style-name="Text_20_body"><text:span text:style-name="Strong_20_Emphasis"><text:span text:style-name="Source_20_Text">smart</text:span></text:span>: Espera a que todas las conexiones de usuario terminen su trabajo antes de apagarse. Es el modo más educado, pero puede tardar indefinidamente si hay una conexión activa.</text:p>
        </text:list-item>
        <text:list-item>
          <text:p text:style-name="Text_20_body"><text:span text:style-name="Strong_20_Emphasis"><text:span text:style-name="Source_20_Text">fast</text:span></text:span> (por defecto): Desconecta a los clientes de inmediato, revierte (deshace) las transacciones que estuvieran en curso y luego se apaga. Es un equilibrio entre seguridad y rapidez.</text:p>
        </text:list-item>
        <text:list-item>
          <text:p text:style-name="Text_20_body"><text:span text:style-name="Strong_20_Emphasis"><text:span text:style-name="Source_20_Text">immediate</text:span></text:span>: Aborta el proceso del servidor de golpe, como si hubiera ocurrido un fallo eléctrico. Es la opción más rápida, pero <text:span text:style-name="Strong_20_Emphasis">forzará un proceso de recuperación (crash recovery) la próxima vez que inicies</text:span> la base de datos. Úsalo solo como último recurso .</text:p>
        </text:list-item>
      </text:list>
      <text:h text:style-name="Heading_20_3" text:outline-level="3"><text:soft-page-break/>💎 En resumen</text:h>
      <text:p text:style-name="Text_20_body">Para tu día a día con PostgreSQL 18 en Ubuntu:</text:p>
      <text:list xml:id="list1256368170" text:style-name="L110">
        <text:list-item>
          <text:p text:style-name="Text_20_body"><text:span text:style-name="Strong_20_Emphasis">Comienza con </text:span><text:span text:style-name="Strong_20_Emphasis"><text:span text:style-name="Source_20_Text">sudo systemctl status postgresql</text:span></text:span> para ver cómo está todo.</text:p>
        </text:list-item>
        <text:list-item>
          <text:p text:style-name="Text_20_body"><text:span text:style-name="Strong_20_Emphasis">Usa </text:span><text:span text:style-name="Strong_20_Emphasis"><text:span text:style-name="Source_20_Text">sudo systemctl start/stop/restart postgresql</text:span></text:span> para el control básico del servicio principal.</text:p>
        </text:list-item>
        <text:list-item>
          <text:p text:style-name="Text_20_body"><text:span text:style-name="Strong_20_Emphasis">Recuerda </text:span><text:span text:style-name="Strong_20_Emphasis"><text:span text:style-name="Source_20_Text">sudo systemctl reload postgresql</text:span></text:span> para aplicar cambios de configuración sin interrumpir el servicio.</text:p>
        </text:list-item>
      </text:list>
      <text:p text:style-name="Text_20_body">Estos comandos te darán un control completo sobre el motor de la base de datos en tu sistema.</text:p>
      <text:p text:style-name="Text_20_body">Si te queda alguna duda sobre estos comandos o quieres profundizar en cómo funcionan los diferentes modos de apagado, no dudes en consultarme.</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1T19:30:17.078577347</meta:creation-date>
    <dc:date>2026-04-12T11:53:24.856322905</dc:date>
    <meta:editing-duration>PT4M</meta:editing-duration>
    <meta:editing-cycles>2</meta:editing-cycles>
    <meta:generator>LibreOffice/7.3.7.2$Linux_X86_64 LibreOffice_project/30$Build-2</meta:generator>
    <meta:document-statistic meta:table-count="32" meta:image-count="0" meta:object-count="0" meta:page-count="117" meta:paragraph-count="4632" meta:word-count="24045" meta:character-count="170461" meta:non-whitespace-character-count="144804"/>
  </office:meta>
</office:document-meta>
</file>